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1.16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46.54pt"/>
    </style:style>
    <style:style style:name="co12" style:family="table-column">
      <style:table-column-properties fo:break-before="auto" style:column-width="52.7pt"/>
    </style:style>
    <style:style style:name="co13" style:family="table-column">
      <style:table-column-properties fo:break-before="auto" style:column-width="44.19pt"/>
    </style:style>
    <style:style style:name="co14" style:family="table-column">
      <style:table-column-properties fo:break-before="auto" style:column-width="40.34pt"/>
    </style:style>
    <style:style style:name="co15" style:family="table-column">
      <style:table-column-properties fo:break-before="auto" style:column-width="45.75pt"/>
    </style:style>
    <style:style style:name="co16" style:family="table-column">
      <style:table-column-properties fo:break-before="auto" style:column-width="38.04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39.6pt"/>
    </style:style>
    <style:style style:name="co19" style:family="table-column">
      <style:table-column-properties fo:break-before="auto" style:column-width="31.86pt"/>
    </style:style>
    <style:style style:name="co20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BUNTU64_DIRECT_oxt-7-enc" table:style-name="ta1">
        <table:shapes>
          <draw:frame draw:z-index="0" draw:style-name="gr1" draw:text-style-name="P1" svg:width="453.49pt" svg:height="255.23pt" svg:x="868.17pt" svg:y="2368.01pt">
            <loext:p draw:notify-on-update-of-ranges="'UBUNTU64_DIRECT_oxt-7-enc'.C188:'UBUNTU64_DIRECT_oxt-7-enc'.C188 'UBUNTU64_DIRECT_oxt-7-enc'.C189:'UBUNTU64_DIRECT_oxt-7-enc'.C205 'UBUNTU64_DIRECT_oxt-7-enc'.D188:'UBUNTU64_DIRECT_oxt-7-enc'.D188 'UBUNTU64_DIRECT_oxt-7-enc'.D189:'UBUNTU64_DIRECT_oxt-7-enc'.D205 'UBUNTU64_DIRECT_oxt-7-enc'.E188:'UBUNTU64_DIRECT_oxt-7-enc'.E188 'UBUNTU64_DIRECT_oxt-7-enc'.E189:'UBUNTU64_DIRECT_oxt-7-enc'.E205 'UBUNTU64_DIRECT_oxt-7-enc'.F188:'UBUNTU64_DIRECT_oxt-7-enc'.F188 'UBUNTU64_DIRECT_oxt-7-enc'.F189:'UBUNTU64_DIRECT_oxt-7-enc'.F205 'UBUNTU64_DIRECT_oxt-7-enc'.G188:'UBUNTU64_DIRECT_oxt-7-enc'.G188 'UBUNTU64_DIRECT_oxt-7-enc'.G189:'UBUNTU64_DIRECT_oxt-7-enc'.G205 'UBUNTU64_DIRECT_oxt-7-enc'.H188:'UBUNTU64_DIRECT_oxt-7-enc'.H188 'UBUNTU64_DIRECT_oxt-7-enc'.H189:'UBUNTU64_DIRECT_oxt-7-enc'.H205 'UBUNTU64_DIRECT_oxt-7-enc'.I188:'UBUNTU64_DIRECT_oxt-7-enc'.I188 'UBUNTU64_DIRECT_oxt-7-enc'.I189:'UBUNTU64_DIRECT_oxt-7-enc'.I205 'UBUNTU64_DIRECT_oxt-7-enc'.J188:'UBUNTU64_DIRECT_oxt-7-enc'.J188 'UBUNTU64_DIRECT_oxt-7-enc'.J189:'UBUNTU64_DIRECT_oxt-7-enc'.J205 'UBUNTU64_DIRECT_oxt-7-enc'.K188:'UBUNTU64_DIRECT_oxt-7-enc'.K188 'UBUNTU64_DIRECT_oxt-7-enc'.K189:'UBUNTU64_DIRECT_oxt-7-enc'.K205 'UBUNTU64_DIRECT_oxt-7-enc'.L188:'UBUNTU64_DIRECT_oxt-7-enc'.L188 'UBUNTU64_DIRECT_oxt-7-enc'.L189:'UBUNTU64_DIRECT_oxt-7-enc'.L205 'UBUNTU64_DIRECT_oxt-7-enc'.M188:'UBUNTU64_DIRECT_oxt-7-enc'.M188 'UBUNTU64_DIRECT_oxt-7-enc'.M189:'UBUNTU64_DIRECT_oxt-7-enc'.M205 'UBUNTU64_DIRECT_oxt-7-enc'.N188:'UBUNTU64_DIRECT_oxt-7-enc'.N188 'UBUNTU64_DIRECT_oxt-7-enc'.N189:'UBUNTU64_DIRECT_oxt-7-enc'.N205 'UBUNTU64_DIRECT_oxt-7-enc'.O188:'UBUNTU64_DIRECT_oxt-7-enc'.O188 'UBUNTU64_DIRECT_oxt-7-enc'.O189:'UBUNTU64_DIRECT_oxt-7-enc'.O205 'UBUNTU64_DIRECT_oxt-7-enc'.P188:'UBUNTU64_DIRECT_oxt-7-enc'.P188 'UBUNTU64_DIRECT_oxt-7-enc'.P189:'UBUNTU64_DIRECT_oxt-7-enc'.P2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4pt" svg:height="255.26pt" svg:x="890.76pt" svg:y="2894.29pt">
            <loext:p draw:notify-on-update-of-ranges="'UBUNTU64_DIRECT_oxt-7-enc'.C228:'UBUNTU64_DIRECT_oxt-7-enc'.C228 'UBUNTU64_DIRECT_oxt-7-enc'.C229:'UBUNTU64_DIRECT_oxt-7-enc'.C245 'UBUNTU64_DIRECT_oxt-7-enc'.D228:'UBUNTU64_DIRECT_oxt-7-enc'.D228 'UBUNTU64_DIRECT_oxt-7-enc'.D229:'UBUNTU64_DIRECT_oxt-7-enc'.D245 'UBUNTU64_DIRECT_oxt-7-enc'.E228:'UBUNTU64_DIRECT_oxt-7-enc'.E228 'UBUNTU64_DIRECT_oxt-7-enc'.E229:'UBUNTU64_DIRECT_oxt-7-enc'.E245 'UBUNTU64_DIRECT_oxt-7-enc'.F228:'UBUNTU64_DIRECT_oxt-7-enc'.F228 'UBUNTU64_DIRECT_oxt-7-enc'.F229:'UBUNTU64_DIRECT_oxt-7-enc'.F245 'UBUNTU64_DIRECT_oxt-7-enc'.G228:'UBUNTU64_DIRECT_oxt-7-enc'.G228 'UBUNTU64_DIRECT_oxt-7-enc'.G229:'UBUNTU64_DIRECT_oxt-7-enc'.G245 'UBUNTU64_DIRECT_oxt-7-enc'.H228:'UBUNTU64_DIRECT_oxt-7-enc'.H228 'UBUNTU64_DIRECT_oxt-7-enc'.H229:'UBUNTU64_DIRECT_oxt-7-enc'.H245 'UBUNTU64_DIRECT_oxt-7-enc'.I228:'UBUNTU64_DIRECT_oxt-7-enc'.I228 'UBUNTU64_DIRECT_oxt-7-enc'.I229:'UBUNTU64_DIRECT_oxt-7-enc'.I245 'UBUNTU64_DIRECT_oxt-7-enc'.J228:'UBUNTU64_DIRECT_oxt-7-enc'.J228 'UBUNTU64_DIRECT_oxt-7-enc'.J229:'UBUNTU64_DIRECT_oxt-7-enc'.J245 'UBUNTU64_DIRECT_oxt-7-enc'.K228:'UBUNTU64_DIRECT_oxt-7-enc'.K228 'UBUNTU64_DIRECT_oxt-7-enc'.K229:'UBUNTU64_DIRECT_oxt-7-enc'.K245 'UBUNTU64_DIRECT_oxt-7-enc'.L228:'UBUNTU64_DIRECT_oxt-7-enc'.L228 'UBUNTU64_DIRECT_oxt-7-enc'.L229:'UBUNTU64_DIRECT_oxt-7-enc'.L245 'UBUNTU64_DIRECT_oxt-7-enc'.M228:'UBUNTU64_DIRECT_oxt-7-enc'.M228 'UBUNTU64_DIRECT_oxt-7-enc'.M229:'UBUNTU64_DIRECT_oxt-7-enc'.M245 'UBUNTU64_DIRECT_oxt-7-enc'.N228:'UBUNTU64_DIRECT_oxt-7-enc'.N228 'UBUNTU64_DIRECT_oxt-7-enc'.N229:'UBUNTU64_DIRECT_oxt-7-enc'.N245 'UBUNTU64_DIRECT_oxt-7-enc'.O228:'UBUNTU64_DIRECT_oxt-7-enc'.O228 'UBUNTU64_DIRECT_oxt-7-enc'.O229:'UBUNTU64_DIRECT_oxt-7-enc'.O245 'UBUNTU64_DIRECT_oxt-7-enc'.P228:'UBUNTU64_DIRECT_oxt-7-enc'.P228 'UBUNTU64_DIRECT_oxt-7-enc'.P229:'UBUNTU64_DIRECT_oxt-7-enc'.P2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7" table:default-cell-style-name="Default"/>
        <table:table-column table:style-name="co9" table:number-columns-repeated="14" table:default-cell-style-name="Default"/>
        <table:table-column table:style-name="co11" table:number-columns-repeated="2" table:default-cell-style-name="Default"/>
        <table:table-column table:style-name="co16" table:default-cell-style-name="Default"/>
        <table:table-column table:style-name="co11" table:number-columns-repeated="9" table:default-cell-style-name="Default"/>
        <table:table-column table:style-name="co9" table:default-cell-style-name="Default"/>
        <table:table-column table:style-name="co11" table:number-columns-repeated="5" table:default-cell-style-name="Default"/>
        <table:table-column table:style-name="co18" table:default-cell-style-name="Default"/>
        <table:table-column table:style-name="co11" table:number-columns-repeated="4" table:default-cell-style-name="Default"/>
        <table:table-column table:style-name="co8" table:number-columns-repeated="3" table:default-cell-style-name="Default"/>
        <table:table-column table:style-name="co19" table:default-cell-style-name="Default"/>
        <table:table-column table:style-name="co8" table:number-columns-repeated="3" table:default-cell-style-name="Default"/>
        <table:table-column table:style-name="co17" table:default-cell-style-name="Default"/>
        <table:table-column table:style-name="co8" table:number-columns-repeated="3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<text:tab/>Iozone: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/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7"/>
          <table:table-cell office:value-type="string" calcext:value-type="string">
            <text:p>Version</text:p>
          </table:table-cell>
          <table:table-cell office:value-type="string" calcext:value-type="string">
            <text:p>$Revision:</text:p>
          </table:table-cell>
          <table:table-cell office:value-type="float" office:value="3.487" calcext:value-type="float">
            <text:p>3.487</text:p>
          </table:table-cell>
          <table:table-cell office:value-type="string" calcext:value-type="string">
            <text:p>$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<text:tab/><text:tab/>Compiled</text:p>
          </table:table-cell>
          <table:table-cell office:value-type="string" calcext:value-type="string">
            <text:p>f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de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<text:tab/>Build:</text:p>
          </table:table-cell>
          <table:table-cell office:value-type="string" calcext:value-type="string">
            <text:p>linux-AMD64</text:p>
          </table:table-cell>
          <table:table-cell table:number-columns-repeated="78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Contributors:William</text:p>
          </table:table-cell>
          <table:table-cell office:value-type="string" calcext:value-type="string">
            <text:p>Norcott,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pps,</text:p>
          </table:table-cell>
          <table:table-cell office:value-type="string" calcext:value-type="string">
            <text:p>Isom</text:p>
          </table:table-cell>
          <table:table-cell office:value-type="string" calcext:value-type="string">
            <text:p>Crawford,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Collins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</text:p>
          </table:table-cell>
          <table:table-cell office:value-type="string" calcext:value-type="string">
            <text:p>Slater,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hine,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sner,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o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Steve</text:p>
          </table:table-cell>
          <table:table-cell office:value-type="string" calcext:value-type="string">
            <text:p>Landherr,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Smith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lly,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YR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Randy</text:p>
          </table:table-cell>
          <table:table-cell office:value-type="string" calcext:value-type="string">
            <text:p>Dunlap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ntague,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illion,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rebn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Jean-Marc</text:p>
          </table:table-cell>
          <table:table-cell office:value-type="string" calcext:value-type="string">
            <text:p>Zucconi,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lomberg,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evy,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oone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Erik</text:p>
          </table:table-cell>
          <table:table-cell office:value-type="string" calcext:value-type="string">
            <text:p>Habbinga,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trecker,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ng,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ot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Fabrice</text:p>
          </table:table-cell>
          <table:table-cell office:value-type="string" calcext:value-type="string">
            <text:p>Bacchella,</text:p>
          </table:table-cell>
          <table:table-cell office:value-type="string" calcext:value-type="string">
            <text:p>Zhenghua</text:p>
          </table:table-cell>
          <table:table-cell office:value-type="string" calcext:value-type="string">
            <text:p>Xue,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i,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awy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Vangel</text:p>
          </table:table-cell>
          <table:table-cell office:value-type="string" calcext:value-type="string">
            <text:p>Bojaxhi,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ngland,</text:p>
          </table:table-cell>
          <table:table-cell office:value-type="string" calcext:value-type="string">
            <text:p>Vikentsi</text:p>
          </table:table-cell>
          <table:table-cell office:value-type="string" calcext:value-type="string">
            <text:p>Lapa,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exey</text:p>
          </table:table-cell>
          <table:table-cell office:value-type="string" calcext:value-type="string">
            <text:p>Skidanov,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Kumar.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Run</text:p>
          </table:table-cell>
          <table:table-cell office:value-type="string" calcext:value-type="string">
            <text:p>began: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Feb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16:15:34</text:p>
          </table:table-cell>
          <table:table-cell office:value-type="float" office:value="2019" calcext:value-type="float">
            <text:p>2019</text:p>
          </table:table-cell>
          <table:table-cell table:number-columns-repeated="7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Excel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nable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Auto</text:p>
          </table:table-cell>
          <table:table-cell office:value-type="string" calcext:value-type="string">
            <text:p>Mod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<text:tab/>Us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kilo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O_DIREC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nabled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<text:tab/>Comman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:</text:p>
          </table:table-cell>
          <table:table-cell office:value-type="string" calcext:value-type="string">
            <text:p>./iozone</text:p>
          </table:table-cell>
          <table:table-cell office:value-type="string" calcext:value-type="string">
            <text:p>-Ra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-I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Bytes/se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Ti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seconds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.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Fil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ize.</text:p>
          </table:table-cell>
          <table:table-cell table:number-columns-repeated="71"/>
        </table:table-row>
        <table:table-row table:style-name="ro1">
          <table:table-cell table:number-columns-repeated="62"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bkwd</text:p>
          </table:table-cell>
          <table:table-cell table:number-columns-repeated="3"/>
          <table:table-cell office:value-type="string" calcext:value-type="string">
            <text:p>record</text:p>
          </table:table-cell>
          <table:table-cell table:number-columns-repeated="3"/>
          <table:table-cell office:value-type="string" calcext:value-type="string">
            <text:p>stri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reclen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rewrite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reread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write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ewrite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fwrite</text:p>
          </table:table-cell>
          <table:table-cell office:value-type="string" calcext:value-type="string">
            <text:p>frewrite</text:p>
          </table:table-cell>
          <table:table-cell table:number-columns-repeated="3"/>
          <table:table-cell office:value-type="string" calcext:value-type="string">
            <text:p>fread</text:p>
          </table:table-cell>
          <table:table-cell/>
          <table:table-cell office:value-type="string" calcext:value-type="string">
            <text:p>freread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1284" calcext:value-type="float">
            <text:p>21284</text:p>
          </table:table-cell>
          <table:table-cell table:number-columns-repeated="3"/>
          <table:table-cell office:value-type="float" office:value="30609" calcext:value-type="float">
            <text:p>30609</text:p>
          </table:table-cell>
          <table:table-cell table:number-columns-repeated="3"/>
          <table:table-cell office:value-type="float" office:value="22308" calcext:value-type="float">
            <text:p>22308</text:p>
          </table:table-cell>
          <table:table-cell table:number-columns-repeated="3"/>
          <table:table-cell office:value-type="float" office:value="20350" calcext:value-type="float">
            <text:p>20350</text:p>
          </table:table-cell>
          <table:table-cell table:number-columns-repeated="3"/>
          <table:table-cell office:value-type="float" office:value="23434" calcext:value-type="float">
            <text:p>23434</text:p>
          </table:table-cell>
          <table:table-cell table:number-columns-repeated="3"/>
          <table:table-cell office:value-type="float" office:value="31235" calcext:value-type="float">
            <text:p>31235</text:p>
          </table:table-cell>
          <table:table-cell table:number-columns-repeated="3"/>
          <table:table-cell office:value-type="float" office:value="25599" calcext:value-type="float">
            <text:p>25599</text:p>
          </table:table-cell>
          <table:table-cell table:number-columns-repeated="4"/>
          <table:table-cell office:value-type="float" office:value="31145" calcext:value-type="float">
            <text:p>31145</text:p>
          </table:table-cell>
          <table:table-cell table:number-columns-repeated="4"/>
          <table:table-cell office:value-type="float" office:value="26328" calcext:value-type="float">
            <text:p>26328</text:p>
          </table:table-cell>
          <table:table-cell/>
          <table:table-cell office:value-type="float" office:value="1255511" calcext:value-type="float">
            <text:p>1255511</text:p>
          </table:table-cell>
          <table:table-cell/>
          <table:table-cell office:value-type="float" office:value="1947927" calcext:value-type="float">
            <text:p>1947927</text:p>
          </table:table-cell>
          <table:table-cell/>
          <table:table-cell office:value-type="float" office:value="3791156" calcext:value-type="float">
            <text:p>3791156</text:p>
          </table:table-cell>
          <table:table-cell/>
          <table:table-cell office:value-type="float" office:value="3541098" calcext:value-type="float">
            <text:p>3541098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0228" calcext:value-type="float">
            <text:p>40228</text:p>
          </table:table-cell>
          <table:table-cell table:number-columns-repeated="3"/>
          <table:table-cell office:value-type="float" office:value="53958" calcext:value-type="float">
            <text:p>53958</text:p>
          </table:table-cell>
          <table:table-cell table:number-columns-repeated="3"/>
          <table:table-cell office:value-type="float" office:value="35635" calcext:value-type="float">
            <text:p>35635</text:p>
          </table:table-cell>
          <table:table-cell table:number-columns-repeated="3"/>
          <table:table-cell office:value-type="float" office:value="46816" calcext:value-type="float">
            <text:p>46816</text:p>
          </table:table-cell>
          <table:table-cell table:number-columns-repeated="3"/>
          <table:table-cell office:value-type="float" office:value="46889" calcext:value-type="float">
            <text:p>46889</text:p>
          </table:table-cell>
          <table:table-cell table:number-columns-repeated="3"/>
          <table:table-cell office:value-type="float" office:value="39338" calcext:value-type="float">
            <text:p>39338</text:p>
          </table:table-cell>
          <table:table-cell table:number-columns-repeated="3"/>
          <table:table-cell office:value-type="float" office:value="44942" calcext:value-type="float">
            <text:p>44942</text:p>
          </table:table-cell>
          <table:table-cell table:number-columns-repeated="4"/>
          <table:table-cell office:value-type="float" office:value="51863" calcext:value-type="float">
            <text:p>51863</text:p>
          </table:table-cell>
          <table:table-cell table:number-columns-repeated="4"/>
          <table:table-cell office:value-type="float" office:value="43892" calcext:value-type="float">
            <text:p>43892</text:p>
          </table:table-cell>
          <table:table-cell/>
          <table:table-cell office:value-type="float" office:value="1518251" calcext:value-type="float">
            <text:p>1518251</text:p>
          </table:table-cell>
          <table:table-cell/>
          <table:table-cell office:value-type="float" office:value="2379626" calcext:value-type="float">
            <text:p>2379626</text:p>
          </table:table-cell>
          <table:table-cell/>
          <table:table-cell office:value-type="float" office:value="5283570" calcext:value-type="float">
            <text:p>5283570</text:p>
          </table:table-cell>
          <table:table-cell/>
          <table:table-cell office:value-type="float" office:value="5860307" calcext:value-type="float">
            <text:p>5860307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66878" calcext:value-type="float">
            <text:p>66878</text:p>
          </table:table-cell>
          <table:table-cell table:number-columns-repeated="3"/>
          <table:table-cell office:value-type="float" office:value="87672" calcext:value-type="float">
            <text:p>87672</text:p>
          </table:table-cell>
          <table:table-cell table:number-columns-repeated="3"/>
          <table:table-cell office:value-type="float" office:value="64968" calcext:value-type="float">
            <text:p>64968</text:p>
          </table:table-cell>
          <table:table-cell table:number-columns-repeated="3"/>
          <table:table-cell office:value-type="float" office:value="76177" calcext:value-type="float">
            <text:p>76177</text:p>
          </table:table-cell>
          <table:table-cell table:number-columns-repeated="3"/>
          <table:table-cell office:value-type="float" office:value="75833" calcext:value-type="float">
            <text:p>75833</text:p>
          </table:table-cell>
          <table:table-cell table:number-columns-repeated="3"/>
          <table:table-cell office:value-type="float" office:value="83137" calcext:value-type="float">
            <text:p>83137</text:p>
          </table:table-cell>
          <table:table-cell table:number-columns-repeated="3"/>
          <table:table-cell office:value-type="float" office:value="72632" calcext:value-type="float">
            <text:p>72632</text:p>
          </table:table-cell>
          <table:table-cell table:number-columns-repeated="4"/>
          <table:table-cell office:value-type="float" office:value="83551" calcext:value-type="float">
            <text:p>83551</text:p>
          </table:table-cell>
          <table:table-cell table:number-columns-repeated="4"/>
          <table:table-cell office:value-type="float" office:value="72888" calcext:value-type="float">
            <text:p>72888</text:p>
          </table:table-cell>
          <table:table-cell/>
          <table:table-cell office:value-type="float" office:value="1828508" calcext:value-type="float">
            <text:p>1828508</text:p>
          </table:table-cell>
          <table:table-cell/>
          <table:table-cell office:value-type="float" office:value="3022727" calcext:value-type="float">
            <text:p>3022727</text:p>
          </table:table-cell>
          <table:table-cell/>
          <table:table-cell office:value-type="float" office:value="5860307" calcext:value-type="float">
            <text:p>5860307</text:p>
          </table:table-cell>
          <table:table-cell/>
          <table:table-cell office:value-type="float" office:value="6421025" calcext:value-type="float">
            <text:p>6421025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2220" calcext:value-type="float">
            <text:p>92220</text:p>
          </table:table-cell>
          <table:table-cell table:number-columns-repeated="3"/>
          <table:table-cell office:value-type="float" office:value="96220" calcext:value-type="float">
            <text:p>96220</text:p>
          </table:table-cell>
          <table:table-cell table:number-columns-repeated="3"/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float" office:value="100658" calcext:value-type="float">
            <text:p>100658</text:p>
          </table:table-cell>
          <table:table-cell table:number-columns-repeated="3"/>
          <table:table-cell office:value-type="float" office:value="99538" calcext:value-type="float">
            <text:p>99538</text:p>
          </table:table-cell>
          <table:table-cell table:number-columns-repeated="2"/>
          <table:table-cell office:value-type="float" office:value="103053" calcext:value-type="float">
            <text:p>103053</text:p>
          </table:table-cell>
          <table:table-cell table:number-columns-repeated="3"/>
          <table:table-cell office:value-type="float" office:value="24188" calcext:value-type="float">
            <text:p>24188</text:p>
          </table:table-cell>
          <table:table-cell table:number-columns-repeated="3"/>
          <table:table-cell office:value-type="float" office:value="117435" calcext:value-type="float">
            <text:p>117435</text:p>
          </table:table-cell>
          <table:table-cell table:number-columns-repeated="3"/>
          <table:table-cell office:value-type="float" office:value="102229" calcext:value-type="float">
            <text:p>102229</text:p>
          </table:table-cell>
          <table:table-cell/>
          <table:table-cell office:value-type="float" office:value="2133730" calcext:value-type="float">
            <text:p>2133730</text:p>
          </table:table-cell>
          <table:table-cell/>
          <table:table-cell office:value-type="float" office:value="3738358" calcext:value-type="float">
            <text:p>3738358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7940539" calcext:value-type="float">
            <text:p>7940539</text:p>
          </table:table-cell>
          <table:table-cell table:number-columns-repeated="17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03530" calcext:value-type="float">
            <text:p>103530</text:p>
          </table:table-cell>
          <table:table-cell table:number-columns-repeated="2"/>
          <table:table-cell office:value-type="float" office:value="132770" calcext:value-type="float">
            <text:p>132770</text:p>
          </table:table-cell>
          <table:table-cell table:number-columns-repeated="2"/>
          <table:table-cell office:value-type="float" office:value="123543" calcext:value-type="float">
            <text:p>123543</text:p>
          </table:table-cell>
          <table:table-cell table:number-columns-repeated="2"/>
          <table:table-cell office:value-type="float" office:value="123771" calcext:value-type="float">
            <text:p>123771</text:p>
          </table:table-cell>
          <table:table-cell table:number-columns-repeated="2"/>
          <table:table-cell office:value-type="float" office:value="123543" calcext:value-type="float">
            <text:p>123543</text:p>
          </table:table-cell>
          <table:table-cell table:number-columns-repeated="2"/>
          <table:table-cell office:value-type="float" office:value="129816" calcext:value-type="float">
            <text:p>129816</text:p>
          </table:table-cell>
          <table:table-cell table:number-columns-repeated="2"/>
          <table:table-cell office:value-type="float" office:value="121200" calcext:value-type="float">
            <text:p>121200</text:p>
          </table:table-cell>
          <table:table-cell table:number-columns-repeated="3"/>
          <table:table-cell office:value-type="float" office:value="135861" calcext:value-type="float">
            <text:p>135861</text:p>
          </table:table-cell>
          <table:table-cell table:number-columns-repeated="3"/>
          <table:table-cell office:value-type="float" office:value="120764" calcext:value-type="float">
            <text:p>120764</text:p>
          </table:table-cell>
          <table:table-cell/>
          <table:table-cell office:value-type="float" office:value="1991276" calcext:value-type="float">
            <text:p>1991276</text:p>
          </table:table-cell>
          <table:table-cell/>
          <table:table-cell office:value-type="float" office:value="3588436" calcext:value-type="float">
            <text:p>3588436</text:p>
          </table:table-cell>
          <table:table-cell/>
          <table:table-cell office:value-type="float" office:value="5283570" calcext:value-type="float">
            <text:p>5283570</text:p>
          </table:table-cell>
          <table:table-cell/>
          <table:table-cell office:value-type="float" office:value="6421025" calcext:value-type="float">
            <text:p>6421025</text:p>
          </table:table-cell>
          <table:table-cell table:number-columns-repeated="22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5401" calcext:value-type="float">
            <text:p>25401</text:p>
          </table:table-cell>
          <table:table-cell table:number-columns-repeated="3"/>
          <table:table-cell office:value-type="float" office:value="34261" calcext:value-type="float">
            <text:p>34261</text:p>
          </table:table-cell>
          <table:table-cell table:number-columns-repeated="3"/>
          <table:table-cell office:value-type="float" office:value="26739" calcext:value-type="float">
            <text:p>26739</text:p>
          </table:table-cell>
          <table:table-cell table:number-columns-repeated="3"/>
          <table:table-cell office:value-type="float" office:value="27585" calcext:value-type="float">
            <text:p>27585</text:p>
          </table:table-cell>
          <table:table-cell table:number-columns-repeated="3"/>
          <table:table-cell office:value-type="float" office:value="21305" calcext:value-type="float">
            <text:p>21305</text:p>
          </table:table-cell>
          <table:table-cell table:number-columns-repeated="3"/>
          <table:table-cell office:value-type="float" office:value="33808" calcext:value-type="float">
            <text:p>33808</text:p>
          </table:table-cell>
          <table:table-cell table:number-columns-repeated="3"/>
          <table:table-cell office:value-type="float" office:value="20394" calcext:value-type="float">
            <text:p>20394</text:p>
          </table:table-cell>
          <table:table-cell table:number-columns-repeated="4"/>
          <table:table-cell office:value-type="float" office:value="32306" calcext:value-type="float">
            <text:p>32306</text:p>
          </table:table-cell>
          <table:table-cell table:number-columns-repeated="4"/>
          <table:table-cell office:value-type="float" office:value="24072" calcext:value-type="float">
            <text:p>24072</text:p>
          </table:table-cell>
          <table:table-cell/>
          <table:table-cell office:value-type="float" office:value="1363288" calcext:value-type="float">
            <text:p>1363288</text:p>
          </table:table-cell>
          <table:table-cell/>
          <table:table-cell office:value-type="float" office:value="1997245" calcext:value-type="float">
            <text:p>1997245</text:p>
          </table:table-cell>
          <table:table-cell/>
          <table:table-cell office:value-type="float" office:value="4012317" calcext:value-type="float">
            <text:p>4012317</text:p>
          </table:table-cell>
          <table:table-cell/>
          <table:table-cell office:value-type="float" office:value="3759450" calcext:value-type="float">
            <text:p>3759450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5618" calcext:value-type="float">
            <text:p>45618</text:p>
          </table:table-cell>
          <table:table-cell table:number-columns-repeated="3"/>
          <table:table-cell office:value-type="float" office:value="47008" calcext:value-type="float">
            <text:p>47008</text:p>
          </table:table-cell>
          <table:table-cell table:number-columns-repeated="3"/>
          <table:table-cell office:value-type="float" office:value="38334" calcext:value-type="float">
            <text:p>38334</text:p>
          </table:table-cell>
          <table:table-cell table:number-columns-repeated="3"/>
          <table:table-cell office:value-type="float" office:value="38359" calcext:value-type="float">
            <text:p>38359</text:p>
          </table:table-cell>
          <table:table-cell table:number-columns-repeated="3"/>
          <table:table-cell office:value-type="float" office:value="36972" calcext:value-type="float">
            <text:p>36972</text:p>
          </table:table-cell>
          <table:table-cell table:number-columns-repeated="3"/>
          <table:table-cell office:value-type="float" office:value="57630" calcext:value-type="float">
            <text:p>57630</text:p>
          </table:table-cell>
          <table:table-cell table:number-columns-repeated="3"/>
          <table:table-cell office:value-type="float" office:value="38977" calcext:value-type="float">
            <text:p>38977</text:p>
          </table:table-cell>
          <table:table-cell table:number-columns-repeated="4"/>
          <table:table-cell office:value-type="float" office:value="57322" calcext:value-type="float">
            <text:p>57322</text:p>
          </table:table-cell>
          <table:table-cell table:number-columns-repeated="4"/>
          <table:table-cell office:value-type="float" office:value="47884" calcext:value-type="float">
            <text:p>47884</text:p>
          </table:table-cell>
          <table:table-cell/>
          <table:table-cell office:value-type="float" office:value="1603529" calcext:value-type="float">
            <text:p>1603529</text:p>
          </table:table-cell>
          <table:table-cell/>
          <table:table-cell office:value-type="float" office:value="2511022" calcext:value-type="float">
            <text:p>2511022</text:p>
          </table:table-cell>
          <table:table-cell/>
          <table:table-cell office:value-type="float" office:value="5122535" calcext:value-type="float">
            <text:p>5122535</text:p>
          </table:table-cell>
          <table:table-cell/>
          <table:table-cell office:value-type="float" office:value="5379161" calcext:value-type="float">
            <text:p>5379161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1422" calcext:value-type="float">
            <text:p>71422</text:p>
          </table:table-cell>
          <table:table-cell table:number-columns-repeated="3"/>
          <table:table-cell office:value-type="float" office:value="85274" calcext:value-type="float">
            <text:p>85274</text:p>
          </table:table-cell>
          <table:table-cell table:number-columns-repeated="3"/>
          <table:table-cell office:value-type="float" office:value="58287" calcext:value-type="float">
            <text:p>58287</text:p>
          </table:table-cell>
          <table:table-cell table:number-columns-repeated="3"/>
          <table:table-cell office:value-type="float" office:value="67874" calcext:value-type="float">
            <text:p>67874</text:p>
          </table:table-cell>
          <table:table-cell table:number-columns-repeated="3"/>
          <table:table-cell office:value-type="float" office:value="44104" calcext:value-type="float">
            <text:p>44104</text:p>
          </table:table-cell>
          <table:table-cell table:number-columns-repeated="3"/>
          <table:table-cell office:value-type="float" office:value="92280" calcext:value-type="float">
            <text:p>92280</text:p>
          </table:table-cell>
          <table:table-cell table:number-columns-repeated="3"/>
          <table:table-cell office:value-type="float" office:value="30837" calcext:value-type="float">
            <text:p>30837</text:p>
          </table:table-cell>
          <table:table-cell table:number-columns-repeated="4"/>
          <table:table-cell office:value-type="float" office:value="93355" calcext:value-type="float">
            <text:p>93355</text:p>
          </table:table-cell>
          <table:table-cell table:number-columns-repeated="4"/>
          <table:table-cell office:value-type="float" office:value="79609" calcext:value-type="float">
            <text:p>79609</text:p>
          </table:table-cell>
          <table:table-cell/>
          <table:table-cell office:value-type="float" office:value="1878447" calcext:value-type="float">
            <text:p>1878447</text:p>
          </table:table-cell>
          <table:table-cell/>
          <table:table-cell office:value-type="float" office:value="3053774" calcext:value-type="float">
            <text:p>3053774</text:p>
          </table:table-cell>
          <table:table-cell/>
          <table:table-cell office:value-type="float" office:value="5847904" calcext:value-type="float">
            <text:p>5847904</text:p>
          </table:table-cell>
          <table:table-cell/>
          <table:table-cell office:value-type="float" office:value="5545860" calcext:value-type="float">
            <text:p>5545860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9387" calcext:value-type="float">
            <text:p>99387</text:p>
          </table:table-cell>
          <table:table-cell table:number-columns-repeated="2"/>
          <table:table-cell office:value-type="float" office:value="126596" calcext:value-type="float">
            <text:p>126596</text:p>
          </table:table-cell>
          <table:table-cell table:number-columns-repeated="3"/>
          <table:table-cell office:value-type="float" office:value="99534" calcext:value-type="float">
            <text:p>99534</text:p>
          </table:table-cell>
          <table:table-cell table:number-columns-repeated="2"/>
          <table:table-cell office:value-type="float" office:value="107464" calcext:value-type="float">
            <text:p>107464</text:p>
          </table:table-cell>
          <table:table-cell table:number-columns-repeated="3"/>
          <table:table-cell office:value-type="float" office:value="95108" calcext:value-type="float">
            <text:p>95108</text:p>
          </table:table-cell>
          <table:table-cell table:number-columns-repeated="2"/>
          <table:table-cell office:value-type="float" office:value="125004" calcext:value-type="float">
            <text:p>125004</text:p>
          </table:table-cell>
          <table:table-cell table:number-columns-repeated="2"/>
          <table:table-cell office:value-type="float" office:value="101185" calcext:value-type="float">
            <text:p>101185</text:p>
          </table:table-cell>
          <table:table-cell table:number-columns-repeated="3"/>
          <table:table-cell office:value-type="float" office:value="125121" calcext:value-type="float">
            <text:p>125121</text:p>
          </table:table-cell>
          <table:table-cell table:number-columns-repeated="3"/>
          <table:table-cell office:value-type="float" office:value="114818" calcext:value-type="float">
            <text:p>114818</text:p>
          </table:table-cell>
          <table:table-cell/>
          <table:table-cell office:value-type="float" office:value="2511022" calcext:value-type="float">
            <text:p>2511022</text:p>
          </table:table-cell>
          <table:table-cell/>
          <table:table-cell office:value-type="float" office:value="3657016" calcext:value-type="float">
            <text:p>3657016</text:p>
          </table:table-cell>
          <table:table-cell/>
          <table:table-cell office:value-type="float" office:value="6045455" calcext:value-type="float">
            <text:p>6045455</text:p>
          </table:table-cell>
          <table:table-cell/>
          <table:table-cell office:value-type="float" office:value="6727225" calcext:value-type="float">
            <text:p>6727225</text:p>
          </table:table-cell>
          <table:table-cell table:number-columns-repeated="20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27226" calcext:value-type="float">
            <text:p>127226</text:p>
          </table:table-cell>
          <table:table-cell table:number-columns-repeated="2"/>
          <table:table-cell office:value-type="float" office:value="147459" calcext:value-type="float">
            <text:p>147459</text:p>
          </table:table-cell>
          <table:table-cell table:number-columns-repeated="2"/>
          <table:table-cell office:value-type="float" office:value="136615" calcext:value-type="float">
            <text:p>136615</text:p>
          </table:table-cell>
          <table:table-cell table:number-columns-repeated="2"/>
          <table:table-cell office:value-type="float" office:value="136893" calcext:value-type="float">
            <text:p>136893</text:p>
          </table:table-cell>
          <table:table-cell table:number-columns-repeated="2"/>
          <table:table-cell office:value-type="float" office:value="135034" calcext:value-type="float">
            <text:p>135034</text:p>
          </table:table-cell>
          <table:table-cell table:number-columns-repeated="2"/>
          <table:table-cell office:value-type="float" office:value="135443" calcext:value-type="float">
            <text:p>135443</text:p>
          </table:table-cell>
          <table:table-cell table:number-columns-repeated="2"/>
          <table:table-cell office:value-type="float" office:value="126477" calcext:value-type="float">
            <text:p>126477</text:p>
          </table:table-cell>
          <table:table-cell table:number-columns-repeated="3"/>
          <table:table-cell office:value-type="float" office:value="152225" calcext:value-type="float">
            <text:p>152225</text:p>
          </table:table-cell>
          <table:table-cell table:number-columns-repeated="3"/>
          <table:table-cell office:value-type="float" office:value="132796" calcext:value-type="float">
            <text:p>132796</text:p>
          </table:table-cell>
          <table:table-cell/>
          <table:table-cell office:value-type="float" office:value="2286447" calcext:value-type="float">
            <text:p>2286447</text:p>
          </table:table-cell>
          <table:table-cell/>
          <table:table-cell office:value-type="float" office:value="5784891" calcext:value-type="float">
            <text:p>5784891</text:p>
          </table:table-cell>
          <table:table-cell/>
          <table:table-cell office:value-type="float" office:value="5545860" calcext:value-type="float">
            <text:p>5545860</text:p>
          </table:table-cell>
          <table:table-cell/>
          <table:table-cell office:value-type="float" office:value="7582312" calcext:value-type="float">
            <text:p>7582312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10631" calcext:value-type="float">
            <text:p>110631</text:p>
          </table:table-cell>
          <table:table-cell table:number-columns-repeated="2"/>
          <table:table-cell office:value-type="float" office:value="127741" calcext:value-type="float">
            <text:p>127741</text:p>
          </table:table-cell>
          <table:table-cell table:number-columns-repeated="2"/>
          <table:table-cell office:value-type="float" office:value="133059" calcext:value-type="float">
            <text:p>133059</text:p>
          </table:table-cell>
          <table:table-cell table:number-columns-repeated="2"/>
          <table:table-cell office:value-type="float" office:value="133324" calcext:value-type="float">
            <text:p>133324</text:p>
          </table:table-cell>
          <table:table-cell table:number-columns-repeated="2"/>
          <table:table-cell office:value-type="float" office:value="137489" calcext:value-type="float">
            <text:p>137489</text:p>
          </table:table-cell>
          <table:table-cell table:number-columns-repeated="2"/>
          <table:table-cell office:value-type="float" office:value="124743" calcext:value-type="float">
            <text:p>124743</text:p>
          </table:table-cell>
          <table:table-cell table:number-columns-repeated="2"/>
          <table:table-cell office:value-type="float" office:value="136893" calcext:value-type="float">
            <text:p>136893</text:p>
          </table:table-cell>
          <table:table-cell table:number-columns-repeated="3"/>
          <table:table-cell office:value-type="float" office:value="126715" calcext:value-type="float">
            <text:p>126715</text:p>
          </table:table-cell>
          <table:table-cell table:number-columns-repeated="3"/>
          <table:table-cell office:value-type="float" office:value="133622" calcext:value-type="float">
            <text:p>133622</text:p>
          </table:table-cell>
          <table:table-cell/>
          <table:table-cell office:value-type="float" office:value="2286447" calcext:value-type="float">
            <text:p>2286447</text:p>
          </table:table-cell>
          <table:table-cell/>
          <table:table-cell office:value-type="float" office:value="3759450" calcext:value-type="float">
            <text:p>3759450</text:p>
          </table:table-cell>
          <table:table-cell/>
          <table:table-cell office:value-type="float" office:value="5122535" calcext:value-type="float">
            <text:p>5122535</text:p>
          </table:table-cell>
          <table:table-cell/>
          <table:table-cell office:value-type="float" office:value="6406138" calcext:value-type="float">
            <text:p>6406138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5702" calcext:value-type="float">
            <text:p>25702</text:p>
          </table:table-cell>
          <table:table-cell table:number-columns-repeated="3"/>
          <table:table-cell office:value-type="float" office:value="29900" calcext:value-type="float">
            <text:p>29900</text:p>
          </table:table-cell>
          <table:table-cell table:number-columns-repeated="3"/>
          <table:table-cell office:value-type="float" office:value="16079" calcext:value-type="float">
            <text:p>16079</text:p>
          </table:table-cell>
          <table:table-cell table:number-columns-repeated="3"/>
          <table:table-cell office:value-type="float" office:value="15721" calcext:value-type="float">
            <text:p>15721</text:p>
          </table:table-cell>
          <table:table-cell table:number-columns-repeated="3"/>
          <table:table-cell office:value-type="float" office:value="16108" calcext:value-type="float">
            <text:p>16108</text:p>
          </table:table-cell>
          <table:table-cell table:number-columns-repeated="3"/>
          <table:table-cell office:value-type="float" office:value="36571" calcext:value-type="float">
            <text:p>36571</text:p>
          </table:table-cell>
          <table:table-cell table:number-columns-repeated="3"/>
          <table:table-cell office:value-type="float" office:value="23961" calcext:value-type="float">
            <text:p>23961</text:p>
          </table:table-cell>
          <table:table-cell table:number-columns-repeated="4"/>
          <table:table-cell office:value-type="float" office:value="36550" calcext:value-type="float">
            <text:p>36550</text:p>
          </table:table-cell>
          <table:table-cell table:number-columns-repeated="4"/>
          <table:table-cell office:value-type="float" office:value="23660" calcext:value-type="float">
            <text:p>23660</text:p>
          </table:table-cell>
          <table:table-cell/>
          <table:table-cell office:value-type="float" office:value="1361224" calcext:value-type="float">
            <text:p>1361224</text:p>
          </table:table-cell>
          <table:table-cell/>
          <table:table-cell office:value-type="float" office:value="1881098" calcext:value-type="float">
            <text:p>1881098</text:p>
          </table:table-cell>
          <table:table-cell/>
          <table:table-cell office:value-type="float" office:value="3667079" calcext:value-type="float">
            <text:p>3667079</text:p>
          </table:table-cell>
          <table:table-cell/>
          <table:table-cell office:value-type="float" office:value="3823789" calcext:value-type="float">
            <text:p>3823789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0493" calcext:value-type="float">
            <text:p>50493</text:p>
          </table:table-cell>
          <table:table-cell table:number-columns-repeated="3"/>
          <table:table-cell office:value-type="float" office:value="58553" calcext:value-type="float">
            <text:p>58553</text:p>
          </table:table-cell>
          <table:table-cell table:number-columns-repeated="3"/>
          <table:table-cell office:value-type="float" office:value="43903" calcext:value-type="float">
            <text:p>43903</text:p>
          </table:table-cell>
          <table:table-cell table:number-columns-repeated="3"/>
          <table:table-cell office:value-type="float" office:value="49005" calcext:value-type="float">
            <text:p>49005</text:p>
          </table:table-cell>
          <table:table-cell table:number-columns-repeated="3"/>
          <table:table-cell office:value-type="float" office:value="35864" calcext:value-type="float">
            <text:p>35864</text:p>
          </table:table-cell>
          <table:table-cell table:number-columns-repeated="3"/>
          <table:table-cell office:value-type="float" office:value="59026" calcext:value-type="float">
            <text:p>59026</text:p>
          </table:table-cell>
          <table:table-cell table:number-columns-repeated="3"/>
          <table:table-cell office:value-type="float" office:value="29615" calcext:value-type="float">
            <text:p>29615</text:p>
          </table:table-cell>
          <table:table-cell table:number-columns-repeated="4"/>
          <table:table-cell office:value-type="float" office:value="59494" calcext:value-type="float">
            <text:p>59494</text:p>
          </table:table-cell>
          <table:table-cell table:number-columns-repeated="4"/>
          <table:table-cell office:value-type="float" office:value="41025" calcext:value-type="float">
            <text:p>41025</text:p>
          </table:table-cell>
          <table:table-cell/>
          <table:table-cell office:value-type="float" office:value="1629830" calcext:value-type="float">
            <text:p>1629830</text:p>
          </table:table-cell>
          <table:table-cell/>
          <table:table-cell office:value-type="float" office:value="2350543" calcext:value-type="float">
            <text:p>2350543</text:p>
          </table:table-cell>
          <table:table-cell/>
          <table:table-cell office:value-type="float" office:value="5022044" calcext:value-type="float">
            <text:p>5022044</text:p>
          </table:table-cell>
          <table:table-cell/>
          <table:table-cell office:value-type="float" office:value="5217259" calcext:value-type="float">
            <text:p>5217259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4794" calcext:value-type="float">
            <text:p>84794</text:p>
          </table:table-cell>
          <table:table-cell table:number-columns-repeated="3"/>
          <table:table-cell office:value-type="float" office:value="94222" calcext:value-type="float">
            <text:p>94222</text:p>
          </table:table-cell>
          <table:table-cell table:number-columns-repeated="3"/>
          <table:table-cell office:value-type="float" office:value="55268" calcext:value-type="float">
            <text:p>55268</text:p>
          </table:table-cell>
          <table:table-cell table:number-columns-repeated="3"/>
          <table:table-cell office:value-type="float" office:value="50194" calcext:value-type="float">
            <text:p>50194</text:p>
          </table:table-cell>
          <table:table-cell table:number-columns-repeated="3"/>
          <table:table-cell office:value-type="float" office:value="55350" calcext:value-type="float">
            <text:p>55350</text:p>
          </table:table-cell>
          <table:table-cell table:number-columns-repeated="3"/>
          <table:table-cell office:value-type="float" office:value="94471" calcext:value-type="float">
            <text:p>94471</text:p>
          </table:table-cell>
          <table:table-cell table:number-columns-repeated="3"/>
          <table:table-cell office:value-type="float" office:value="62914" calcext:value-type="float">
            <text:p>62914</text:p>
          </table:table-cell>
          <table:table-cell table:number-columns-repeated="4"/>
          <table:table-cell office:value-type="float" office:value="94922" calcext:value-type="float">
            <text:p>94922</text:p>
          </table:table-cell>
          <table:table-cell table:number-columns-repeated="4"/>
          <table:table-cell office:value-type="float" office:value="79232" calcext:value-type="float">
            <text:p>79232</text:p>
          </table:table-cell>
          <table:table-cell/>
          <table:table-cell office:value-type="float" office:value="1814348" calcext:value-type="float">
            <text:p>1814348</text:p>
          </table:table-cell>
          <table:table-cell/>
          <table:table-cell office:value-type="float" office:value="2509882" calcext:value-type="float">
            <text:p>2509882</text:p>
          </table:table-cell>
          <table:table-cell/>
          <table:table-cell office:value-type="float" office:value="6891544" calcext:value-type="float">
            <text:p>6891544</text:p>
          </table:table-cell>
          <table:table-cell/>
          <table:table-cell office:value-type="float" office:value="5347168" calcext:value-type="float">
            <text:p>5347168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01952" calcext:value-type="float">
            <text:p>101952</text:p>
          </table:table-cell>
          <table:table-cell table:number-columns-repeated="2"/>
          <table:table-cell office:value-type="float" office:value="126728" calcext:value-type="float">
            <text:p>126728</text:p>
          </table:table-cell>
          <table:table-cell table:number-columns-repeated="3"/>
          <table:table-cell office:value-type="float" office:value="85592" calcext:value-type="float">
            <text:p>85592</text:p>
          </table:table-cell>
          <table:table-cell table:number-columns-repeated="3"/>
          <table:table-cell office:value-type="float" office:value="95700" calcext:value-type="float">
            <text:p>95700</text:p>
          </table:table-cell>
          <table:table-cell table:number-columns-repeated="3"/>
          <table:table-cell office:value-type="float" office:value="94913" calcext:value-type="float">
            <text:p>94913</text:p>
          </table:table-cell>
          <table:table-cell table:number-columns-repeated="2"/>
          <table:table-cell office:value-type="float" office:value="124827" calcext:value-type="float">
            <text:p>124827</text:p>
          </table:table-cell>
          <table:table-cell table:number-columns-repeated="3"/>
          <table:table-cell office:value-type="float" office:value="60462" calcext:value-type="float">
            <text:p>60462</text:p>
          </table:table-cell>
          <table:table-cell table:number-columns-repeated="3"/>
          <table:table-cell office:value-type="float" office:value="122954" calcext:value-type="float">
            <text:p>122954</text:p>
          </table:table-cell>
          <table:table-cell table:number-columns-repeated="4"/>
          <table:table-cell office:value-type="float" office:value="96275" calcext:value-type="float">
            <text:p>96275</text:p>
          </table:table-cell>
          <table:table-cell/>
          <table:table-cell office:value-type="float" office:value="1766587" calcext:value-type="float">
            <text:p>1766587</text:p>
          </table:table-cell>
          <table:table-cell/>
          <table:table-cell office:value-type="float" office:value="3169196" calcext:value-type="float">
            <text:p>3169196</text:p>
          </table:table-cell>
          <table:table-cell/>
          <table:table-cell office:value-type="float" office:value="7735574" calcext:value-type="float">
            <text:p>7735574</text:p>
          </table:table-cell>
          <table:table-cell/>
          <table:table-cell office:value-type="float" office:value="6249745" calcext:value-type="float">
            <text:p>6249745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35731" calcext:value-type="float">
            <text:p>135731</text:p>
          </table:table-cell>
          <table:table-cell table:number-columns-repeated="2"/>
          <table:table-cell office:value-type="float" office:value="152546" calcext:value-type="float">
            <text:p>152546</text:p>
          </table:table-cell>
          <table:table-cell table:number-columns-repeated="2"/>
          <table:table-cell office:value-type="float" office:value="112130" calcext:value-type="float">
            <text:p>112130</text:p>
          </table:table-cell>
          <table:table-cell table:number-columns-repeated="2"/>
          <table:table-cell office:value-type="float" office:value="113063" calcext:value-type="float">
            <text:p>113063</text:p>
          </table:table-cell>
          <table:table-cell table:number-columns-repeated="2"/>
          <table:table-cell office:value-type="float" office:value="115099" calcext:value-type="float">
            <text:p>115099</text:p>
          </table:table-cell>
          <table:table-cell table:number-columns-repeated="2"/>
          <table:table-cell office:value-type="float" office:value="150599" calcext:value-type="float">
            <text:p>150599</text:p>
          </table:table-cell>
          <table:table-cell table:number-columns-repeated="2"/>
          <table:table-cell office:value-type="float" office:value="132302" calcext:value-type="float">
            <text:p>132302</text:p>
          </table:table-cell>
          <table:table-cell table:number-columns-repeated="3"/>
          <table:table-cell office:value-type="float" office:value="152113" calcext:value-type="float">
            <text:p>152113</text:p>
          </table:table-cell>
          <table:table-cell table:number-columns-repeated="4"/>
          <table:table-cell office:value-type="float" office:value="71251" calcext:value-type="float">
            <text:p>71251</text:p>
          </table:table-cell>
          <table:table-cell/>
          <table:table-cell office:value-type="float" office:value="2582316" calcext:value-type="float">
            <text:p>2582316</text:p>
          </table:table-cell>
          <table:table-cell/>
          <table:table-cell office:value-type="float" office:value="3823789" calcext:value-type="float">
            <text:p>3823789</text:p>
          </table:table-cell>
          <table:table-cell/>
          <table:table-cell office:value-type="float" office:value="7791708" calcext:value-type="float">
            <text:p>7791708</text:p>
          </table:table-cell>
          <table:table-cell/>
          <table:table-cell office:value-type="float" office:value="7571923" calcext:value-type="float">
            <text:p>7571923</text:p>
          </table:table-cell>
          <table:table-cell table:number-columns-repeated="22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16208" calcext:value-type="float">
            <text:p>116208</text:p>
          </table:table-cell>
          <table:table-cell table:number-columns-repeated="2"/>
          <table:table-cell office:value-type="float" office:value="127616" calcext:value-type="float">
            <text:p>127616</text:p>
          </table:table-cell>
          <table:table-cell table:number-columns-repeated="2"/>
          <table:table-cell office:value-type="float" office:value="143494" calcext:value-type="float">
            <text:p>143494</text:p>
          </table:table-cell>
          <table:table-cell table:number-columns-repeated="2"/>
          <table:table-cell office:value-type="float" office:value="144888" calcext:value-type="float">
            <text:p>144888</text:p>
          </table:table-cell>
          <table:table-cell table:number-columns-repeated="2"/>
          <table:table-cell office:value-type="float" office:value="150874" calcext:value-type="float">
            <text:p>150874</text:p>
          </table:table-cell>
          <table:table-cell table:number-columns-repeated="2"/>
          <table:table-cell office:value-type="float" office:value="124812" calcext:value-type="float">
            <text:p>124812</text:p>
          </table:table-cell>
          <table:table-cell table:number-columns-repeated="3"/>
          <table:table-cell office:value-type="float" office:value="76255" calcext:value-type="float">
            <text:p>76255</text:p>
          </table:table-cell>
          <table:table-cell table:number-columns-repeated="3"/>
          <table:table-cell office:value-type="float" office:value="119174" calcext:value-type="float">
            <text:p>119174</text:p>
          </table:table-cell>
          <table:table-cell table:number-columns-repeated="3"/>
          <table:table-cell office:value-type="float" office:value="138229" calcext:value-type="float">
            <text:p>138229</text:p>
          </table:table-cell>
          <table:table-cell/>
          <table:table-cell office:value-type="float" office:value="2486631" calcext:value-type="float">
            <text:p>2486631</text:p>
          </table:table-cell>
          <table:table-cell/>
          <table:table-cell office:value-type="float" office:value="5117791" calcext:value-type="float">
            <text:p>5117791</text:p>
          </table:table-cell>
          <table:table-cell/>
          <table:table-cell office:value-type="float" office:value="7791708" calcext:value-type="float">
            <text:p>7791708</text:p>
          </table:table-cell>
          <table:table-cell/>
          <table:table-cell office:value-type="float" office:value="6719046" calcext:value-type="float">
            <text:p>6719046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26533" calcext:value-type="float">
            <text:p>126533</text:p>
          </table:table-cell>
          <table:table-cell table:number-columns-repeated="2"/>
          <table:table-cell office:value-type="float" office:value="144712" calcext:value-type="float">
            <text:p>144712</text:p>
          </table:table-cell>
          <table:table-cell table:number-columns-repeated="2"/>
          <table:table-cell office:value-type="float" office:value="154299" calcext:value-type="float">
            <text:p>154299</text:p>
          </table:table-cell>
          <table:table-cell table:number-columns-repeated="2"/>
          <table:table-cell office:value-type="float" office:value="157629" calcext:value-type="float">
            <text:p>157629</text:p>
          </table:table-cell>
          <table:table-cell table:number-columns-repeated="2"/>
          <table:table-cell office:value-type="float" office:value="157814" calcext:value-type="float">
            <text:p>157814</text:p>
          </table:table-cell>
          <table:table-cell table:number-columns-repeated="2"/>
          <table:table-cell office:value-type="float" office:value="145793" calcext:value-type="float">
            <text:p>145793</text:p>
          </table:table-cell>
          <table:table-cell table:number-columns-repeated="2"/>
          <table:table-cell office:value-type="float" office:value="156961" calcext:value-type="float">
            <text:p>156961</text:p>
          </table:table-cell>
          <table:table-cell table:number-columns-repeated="3"/>
          <table:table-cell office:value-type="float" office:value="141995" calcext:value-type="float">
            <text:p>141995</text:p>
          </table:table-cell>
          <table:table-cell table:number-columns-repeated="4"/>
          <table:table-cell office:value-type="float" office:value="90103" calcext:value-type="float">
            <text:p>90103</text:p>
          </table:table-cell>
          <table:table-cell/>
          <table:table-cell office:value-type="float" office:value="2371308" calcext:value-type="float">
            <text:p>2371308</text:p>
          </table:table-cell>
          <table:table-cell/>
          <table:table-cell office:value-type="float" office:value="3557725" calcext:value-type="float">
            <text:p>3557725</text:p>
          </table:table-cell>
          <table:table-cell/>
          <table:table-cell office:value-type="float" office:value="6554972" calcext:value-type="float">
            <text:p>6554972</text:p>
          </table:table-cell>
          <table:table-cell/>
          <table:table-cell office:value-type="float" office:value="7314033" calcext:value-type="float">
            <text:p>7314033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1005" calcext:value-type="float">
            <text:p>31005</text:p>
          </table:table-cell>
          <table:table-cell table:number-columns-repeated="3"/>
          <table:table-cell office:value-type="float" office:value="33884" calcext:value-type="float">
            <text:p>33884</text:p>
          </table:table-cell>
          <table:table-cell table:number-columns-repeated="3"/>
          <table:table-cell office:value-type="float" office:value="24980" calcext:value-type="float">
            <text:p>24980</text:p>
          </table:table-cell>
          <table:table-cell table:number-columns-repeated="3"/>
          <table:table-cell office:value-type="float" office:value="23954" calcext:value-type="float">
            <text:p>23954</text:p>
          </table:table-cell>
          <table:table-cell table:number-columns-repeated="3"/>
          <table:table-cell office:value-type="float" office:value="19861" calcext:value-type="float">
            <text:p>19861</text:p>
          </table:table-cell>
          <table:table-cell table:number-columns-repeated="3"/>
          <table:table-cell office:value-type="float" office:value="30385" calcext:value-type="float">
            <text:p>30385</text:p>
          </table:table-cell>
          <table:table-cell table:number-columns-repeated="3"/>
          <table:table-cell office:value-type="float" office:value="19329" calcext:value-type="float">
            <text:p>19329</text:p>
          </table:table-cell>
          <table:table-cell table:number-columns-repeated="4"/>
          <table:table-cell office:value-type="float" office:value="24361" calcext:value-type="float">
            <text:p>24361</text:p>
          </table:table-cell>
          <table:table-cell table:number-columns-repeated="4"/>
          <table:table-cell office:value-type="float" office:value="19250" calcext:value-type="float">
            <text:p>19250</text:p>
          </table:table-cell>
          <table:table-cell/>
          <table:table-cell office:value-type="float" office:value="1375881" calcext:value-type="float">
            <text:p>1375881</text:p>
          </table:table-cell>
          <table:table-cell/>
          <table:table-cell office:value-type="float" office:value="1924603" calcext:value-type="float">
            <text:p>1924603</text:p>
          </table:table-cell>
          <table:table-cell/>
          <table:table-cell office:value-type="float" office:value="4099771" calcext:value-type="float">
            <text:p>4099771</text:p>
          </table:table-cell>
          <table:table-cell/>
          <table:table-cell office:value-type="float" office:value="3604335" calcext:value-type="float">
            <text:p>3604335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5374" calcext:value-type="float">
            <text:p>55374</text:p>
          </table:table-cell>
          <table:table-cell table:number-columns-repeated="3"/>
          <table:table-cell office:value-type="float" office:value="55968" calcext:value-type="float">
            <text:p>55968</text:p>
          </table:table-cell>
          <table:table-cell table:number-columns-repeated="3"/>
          <table:table-cell office:value-type="float" office:value="34799" calcext:value-type="float">
            <text:p>34799</text:p>
          </table:table-cell>
          <table:table-cell table:number-columns-repeated="3"/>
          <table:table-cell office:value-type="float" office:value="35789" calcext:value-type="float">
            <text:p>35789</text:p>
          </table:table-cell>
          <table:table-cell table:number-columns-repeated="3"/>
          <table:table-cell office:value-type="float" office:value="33598" calcext:value-type="float">
            <text:p>33598</text:p>
          </table:table-cell>
          <table:table-cell table:number-columns-repeated="3"/>
          <table:table-cell office:value-type="float" office:value="61494" calcext:value-type="float">
            <text:p>61494</text:p>
          </table:table-cell>
          <table:table-cell table:number-columns-repeated="3"/>
          <table:table-cell office:value-type="float" office:value="30425" calcext:value-type="float">
            <text:p>30425</text:p>
          </table:table-cell>
          <table:table-cell table:number-columns-repeated="4"/>
          <table:table-cell office:value-type="float" office:value="59500" calcext:value-type="float">
            <text:p>59500</text:p>
          </table:table-cell>
          <table:table-cell table:number-columns-repeated="4"/>
          <table:table-cell office:value-type="float" office:value="31807" calcext:value-type="float">
            <text:p>31807</text:p>
          </table:table-cell>
          <table:table-cell/>
          <table:table-cell office:value-type="float" office:value="1677976" calcext:value-type="float">
            <text:p>1677976</text:p>
          </table:table-cell>
          <table:table-cell/>
          <table:table-cell office:value-type="float" office:value="2337255" calcext:value-type="float">
            <text:p>2337255</text:p>
          </table:table-cell>
          <table:table-cell/>
          <table:table-cell office:value-type="float" office:value="5744919" calcext:value-type="float">
            <text:p>5744919</text:p>
          </table:table-cell>
          <table:table-cell/>
          <table:table-cell office:value-type="float" office:value="5177083" calcext:value-type="float">
            <text:p>5177083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1762" calcext:value-type="float">
            <text:p>81762</text:p>
          </table:table-cell>
          <table:table-cell table:number-columns-repeated="3"/>
          <table:table-cell office:value-type="float" office:value="92187" calcext:value-type="float">
            <text:p>92187</text:p>
          </table:table-cell>
          <table:table-cell table:number-columns-repeated="3"/>
          <table:table-cell office:value-type="float" office:value="52314" calcext:value-type="float">
            <text:p>52314</text:p>
          </table:table-cell>
          <table:table-cell table:number-columns-repeated="3"/>
          <table:table-cell office:value-type="float" office:value="50996" calcext:value-type="float">
            <text:p>50996</text:p>
          </table:table-cell>
          <table:table-cell table:number-columns-repeated="3"/>
          <table:table-cell office:value-type="float" office:value="35579" calcext:value-type="float">
            <text:p>35579</text:p>
          </table:table-cell>
          <table:table-cell table:number-columns-repeated="3"/>
          <table:table-cell office:value-type="float" office:value="94624" calcext:value-type="float">
            <text:p>94624</text:p>
          </table:table-cell>
          <table:table-cell table:number-columns-repeated="3"/>
          <table:table-cell office:value-type="float" office:value="61985" calcext:value-type="float">
            <text:p>61985</text:p>
          </table:table-cell>
          <table:table-cell table:number-columns-repeated="4"/>
          <table:table-cell office:value-type="float" office:value="85979" calcext:value-type="float">
            <text:p>85979</text:p>
          </table:table-cell>
          <table:table-cell table:number-columns-repeated="4"/>
          <table:table-cell office:value-type="float" office:value="47504" calcext:value-type="float">
            <text:p>47504</text:p>
          </table:table-cell>
          <table:table-cell/>
          <table:table-cell office:value-type="float" office:value="1652157" calcext:value-type="float">
            <text:p>1652157</text:p>
          </table:table-cell>
          <table:table-cell/>
          <table:table-cell office:value-type="float" office:value="2600470" calcext:value-type="float">
            <text:p>2600470</text:p>
          </table:table-cell>
          <table:table-cell/>
          <table:table-cell office:value-type="float" office:value="3905895" calcext:value-type="float">
            <text:p>3905895</text:p>
          </table:table-cell>
          <table:table-cell/>
          <table:table-cell office:value-type="float" office:value="6018636" calcext:value-type="float">
            <text:p>6018636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4643" calcext:value-type="float">
            <text:p>114643</text:p>
          </table:table-cell>
          <table:table-cell table:number-columns-repeated="2"/>
          <table:table-cell office:value-type="float" office:value="124572" calcext:value-type="float">
            <text:p>124572</text:p>
          </table:table-cell>
          <table:table-cell table:number-columns-repeated="3"/>
          <table:table-cell office:value-type="float" office:value="95436" calcext:value-type="float">
            <text:p>95436</text:p>
          </table:table-cell>
          <table:table-cell table:number-columns-repeated="3"/>
          <table:table-cell office:value-type="float" office:value="97304" calcext:value-type="float">
            <text:p>97304</text:p>
          </table:table-cell>
          <table:table-cell table:number-columns-repeated="3"/>
          <table:table-cell office:value-type="float" office:value="86897" calcext:value-type="float">
            <text:p>86897</text:p>
          </table:table-cell>
          <table:table-cell table:number-columns-repeated="2"/>
          <table:table-cell office:value-type="float" office:value="126168" calcext:value-type="float">
            <text:p>126168</text:p>
          </table:table-cell>
          <table:table-cell table:number-columns-repeated="3"/>
          <table:table-cell office:value-type="float" office:value="86529" calcext:value-type="float">
            <text:p>86529</text:p>
          </table:table-cell>
          <table:table-cell table:number-columns-repeated="3"/>
          <table:table-cell office:value-type="float" office:value="126264" calcext:value-type="float">
            <text:p>126264</text:p>
          </table:table-cell>
          <table:table-cell table:number-columns-repeated="4"/>
          <table:table-cell office:value-type="float" office:value="95414" calcext:value-type="float">
            <text:p>95414</text:p>
          </table:table-cell>
          <table:table-cell/>
          <table:table-cell office:value-type="float" office:value="2107844" calcext:value-type="float">
            <text:p>2107844</text:p>
          </table:table-cell>
          <table:table-cell/>
          <table:table-cell office:value-type="float" office:value="2509312" calcext:value-type="float">
            <text:p>2509312</text:p>
          </table:table-cell>
          <table:table-cell/>
          <table:table-cell office:value-type="float" office:value="8018812" calcext:value-type="float">
            <text:p>8018812</text:p>
          </table:table-cell>
          <table:table-cell/>
          <table:table-cell office:value-type="float" office:value="6246213" calcext:value-type="float">
            <text:p>6246213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18489" calcext:value-type="float">
            <text:p>118489</text:p>
          </table:table-cell>
          <table:table-cell table:number-columns-repeated="2"/>
          <table:table-cell office:value-type="float" office:value="149485" calcext:value-type="float">
            <text:p>149485</text:p>
          </table:table-cell>
          <table:table-cell table:number-columns-repeated="2"/>
          <table:table-cell office:value-type="float" office:value="113552" calcext:value-type="float">
            <text:p>113552</text:p>
          </table:table-cell>
          <table:table-cell table:number-columns-repeated="2"/>
          <table:table-cell office:value-type="float" office:value="113348" calcext:value-type="float">
            <text:p>113348</text:p>
          </table:table-cell>
          <table:table-cell table:number-columns-repeated="2"/>
          <table:table-cell office:value-type="float" office:value="102403" calcext:value-type="float">
            <text:p>102403</text:p>
          </table:table-cell>
          <table:table-cell table:number-columns-repeated="2"/>
          <table:table-cell office:value-type="float" office:value="149226" calcext:value-type="float">
            <text:p>149226</text:p>
          </table:table-cell>
          <table:table-cell table:number-columns-repeated="3"/>
          <table:table-cell office:value-type="float" office:value="80961" calcext:value-type="float">
            <text:p>80961</text:p>
          </table:table-cell>
          <table:table-cell table:number-columns-repeated="3"/>
          <table:table-cell office:value-type="float" office:value="151073" calcext:value-type="float">
            <text:p>151073</text:p>
          </table:table-cell>
          <table:table-cell table:number-columns-repeated="3"/>
          <table:table-cell office:value-type="float" office:value="136202" calcext:value-type="float">
            <text:p>136202</text:p>
          </table:table-cell>
          <table:table-cell/>
          <table:table-cell office:value-type="float" office:value="2337255" calcext:value-type="float">
            <text:p>2337255</text:p>
          </table:table-cell>
          <table:table-cell/>
          <table:table-cell office:value-type="float" office:value="3140488" calcext:value-type="float">
            <text:p>3140488</text:p>
          </table:table-cell>
          <table:table-cell/>
          <table:table-cell office:value-type="float" office:value="8109658" calcext:value-type="float">
            <text:p>8109658</text:p>
          </table:table-cell>
          <table:table-cell/>
          <table:table-cell office:value-type="float" office:value="7647578" calcext:value-type="float">
            <text:p>7647578</text:p>
          </table:table-cell>
          <table:table-cell table:number-columns-repeated="2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2518" calcext:value-type="float">
            <text:p>122518</text:p>
          </table:table-cell>
          <table:table-cell table:number-columns-repeated="2"/>
          <table:table-cell office:value-type="float" office:value="127456" calcext:value-type="float">
            <text:p>127456</text:p>
          </table:table-cell>
          <table:table-cell table:number-columns-repeated="2"/>
          <table:table-cell office:value-type="float" office:value="111547" calcext:value-type="float">
            <text:p>111547</text:p>
          </table:table-cell>
          <table:table-cell table:number-columns-repeated="2"/>
          <table:table-cell office:value-type="float" office:value="112552" calcext:value-type="float">
            <text:p>112552</text:p>
          </table:table-cell>
          <table:table-cell table:number-columns-repeated="2"/>
          <table:table-cell office:value-type="float" office:value="115469" calcext:value-type="float">
            <text:p>115469</text:p>
          </table:table-cell>
          <table:table-cell table:number-columns-repeated="2"/>
          <table:table-cell office:value-type="float" office:value="124298" calcext:value-type="float">
            <text:p>124298</text:p>
          </table:table-cell>
          <table:table-cell table:number-columns-repeated="2"/>
          <table:table-cell office:value-type="float" office:value="138495" calcext:value-type="float">
            <text:p>138495</text:p>
          </table:table-cell>
          <table:table-cell table:number-columns-repeated="3"/>
          <table:table-cell office:value-type="float" office:value="127365" calcext:value-type="float">
            <text:p>127365</text:p>
          </table:table-cell>
          <table:table-cell table:number-columns-repeated="3"/>
          <table:table-cell office:value-type="float" office:value="137634" calcext:value-type="float">
            <text:p>137634</text:p>
          </table:table-cell>
          <table:table-cell/>
          <table:table-cell office:value-type="float" office:value="2736325" calcext:value-type="float">
            <text:p>2736325</text:p>
          </table:table-cell>
          <table:table-cell/>
          <table:table-cell office:value-type="float" office:value="3678421" calcext:value-type="float">
            <text:p>3678421</text:p>
          </table:table-cell>
          <table:table-cell/>
          <table:table-cell office:value-type="float" office:value="6821616" calcext:value-type="float">
            <text:p>6821616</text:p>
          </table:table-cell>
          <table:table-cell/>
          <table:table-cell office:value-type="float" office:value="7309196" calcext:value-type="float">
            <text:p>7309196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33129" calcext:value-type="float">
            <text:p>133129</text:p>
          </table:table-cell>
          <table:table-cell table:number-columns-repeated="2"/>
          <table:table-cell office:value-type="float" office:value="144955" calcext:value-type="float">
            <text:p>144955</text:p>
          </table:table-cell>
          <table:table-cell table:number-columns-repeated="2"/>
          <table:table-cell office:value-type="float" office:value="155346" calcext:value-type="float">
            <text:p>155346</text:p>
          </table:table-cell>
          <table:table-cell table:number-columns-repeated="2"/>
          <table:table-cell office:value-type="float" office:value="158464" calcext:value-type="float">
            <text:p>158464</text:p>
          </table:table-cell>
          <table:table-cell table:number-columns-repeated="2"/>
          <table:table-cell office:value-type="float" office:value="154076" calcext:value-type="float">
            <text:p>154076</text:p>
          </table:table-cell>
          <table:table-cell table:number-columns-repeated="2"/>
          <table:table-cell office:value-type="float" office:value="142502" calcext:value-type="float">
            <text:p>142502</text:p>
          </table:table-cell>
          <table:table-cell table:number-columns-repeated="2"/>
          <table:table-cell office:value-type="float" office:value="168578" calcext:value-type="float">
            <text:p>168578</text:p>
          </table:table-cell>
          <table:table-cell table:number-columns-repeated="3"/>
          <table:table-cell office:value-type="float" office:value="143091" calcext:value-type="float">
            <text:p>143091</text:p>
          </table:table-cell>
          <table:table-cell table:number-columns-repeated="3"/>
          <table:table-cell office:value-type="float" office:value="121095" calcext:value-type="float">
            <text:p>121095</text:p>
          </table:table-cell>
          <table:table-cell/>
          <table:table-cell office:value-type="float" office:value="2509312" calcext:value-type="float">
            <text:p>2509312</text:p>
          </table:table-cell>
          <table:table-cell/>
          <table:table-cell office:value-type="float" office:value="5384786" calcext:value-type="float">
            <text:p>5384786</text:p>
          </table:table-cell>
          <table:table-cell/>
          <table:table-cell office:value-type="float" office:value="7435738" calcext:value-type="float">
            <text:p>7435738</text:p>
          </table:table-cell>
          <table:table-cell/>
          <table:table-cell office:value-type="float" office:value="7235318" calcext:value-type="float">
            <text:p>7235318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44428" calcext:value-type="float">
            <text:p>144428</text:p>
          </table:table-cell>
          <table:table-cell table:number-columns-repeated="2"/>
          <table:table-cell office:value-type="float" office:value="166229" calcext:value-type="float">
            <text:p>166229</text:p>
          </table:table-cell>
          <table:table-cell table:number-columns-repeated="2"/>
          <table:table-cell office:value-type="float" office:value="186659" calcext:value-type="float">
            <text:p>186659</text:p>
          </table:table-cell>
          <table:table-cell table:number-columns-repeated="2"/>
          <table:table-cell office:value-type="float" office:value="183973" calcext:value-type="float">
            <text:p>183973</text:p>
          </table:table-cell>
          <table:table-cell table:number-columns-repeated="2"/>
          <table:table-cell office:value-type="float" office:value="183048" calcext:value-type="float">
            <text:p>183048</text:p>
          </table:table-cell>
          <table:table-cell table:number-columns-repeated="2"/>
          <table:table-cell office:value-type="float" office:value="157050" calcext:value-type="float">
            <text:p>157050</text:p>
          </table:table-cell>
          <table:table-cell table:number-columns-repeated="2"/>
          <table:table-cell office:value-type="float" office:value="145910" calcext:value-type="float">
            <text:p>145910</text:p>
          </table:table-cell>
          <table:table-cell table:number-columns-repeated="3"/>
          <table:table-cell office:value-type="float" office:value="149361" calcext:value-type="float">
            <text:p>149361</text:p>
          </table:table-cell>
          <table:table-cell table:number-columns-repeated="3"/>
          <table:table-cell office:value-type="float" office:value="171636" calcext:value-type="float">
            <text:p>171636</text:p>
          </table:table-cell>
          <table:table-cell/>
          <table:table-cell office:value-type="float" office:value="2327124" calcext:value-type="float">
            <text:p>2327124</text:p>
          </table:table-cell>
          <table:table-cell/>
          <table:table-cell office:value-type="float" office:value="3580298" calcext:value-type="float">
            <text:p>3580298</text:p>
          </table:table-cell>
          <table:table-cell/>
          <table:table-cell office:value-type="float" office:value="6931711" calcext:value-type="float">
            <text:p>6931711</text:p>
          </table:table-cell>
          <table:table-cell/>
          <table:table-cell office:value-type="float" office:value="7211022" calcext:value-type="float">
            <text:p>7211022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9079" calcext:value-type="float">
            <text:p>29079</text:p>
          </table:table-cell>
          <table:table-cell table:number-columns-repeated="3"/>
          <table:table-cell office:value-type="float" office:value="33602" calcext:value-type="float">
            <text:p>33602</text:p>
          </table:table-cell>
          <table:table-cell table:number-columns-repeated="3"/>
          <table:table-cell office:value-type="float" office:value="20273" calcext:value-type="float">
            <text:p>20273</text:p>
          </table:table-cell>
          <table:table-cell table:number-columns-repeated="3"/>
          <table:table-cell office:value-type="float" office:value="19837" calcext:value-type="float">
            <text:p>19837</text:p>
          </table:table-cell>
          <table:table-cell table:number-columns-repeated="3"/>
          <table:table-cell office:value-type="float" office:value="18155" calcext:value-type="float">
            <text:p>18155</text:p>
          </table:table-cell>
          <table:table-cell table:number-columns-repeated="3"/>
          <table:table-cell office:value-type="float" office:value="34027" calcext:value-type="float">
            <text:p>34027</text:p>
          </table:table-cell>
          <table:table-cell table:number-columns-repeated="3"/>
          <table:table-cell office:value-type="float" office:value="19560" calcext:value-type="float">
            <text:p>19560</text:p>
          </table:table-cell>
          <table:table-cell table:number-columns-repeated="4"/>
          <table:table-cell office:value-type="float" office:value="32993" calcext:value-type="float">
            <text:p>32993</text:p>
          </table:table-cell>
          <table:table-cell table:number-columns-repeated="4"/>
          <table:table-cell office:value-type="float" office:value="16703" calcext:value-type="float">
            <text:p>16703</text:p>
          </table:table-cell>
          <table:table-cell/>
          <table:table-cell office:value-type="float" office:value="1441842" calcext:value-type="float">
            <text:p>1441842</text:p>
          </table:table-cell>
          <table:table-cell/>
          <table:table-cell office:value-type="float" office:value="1865101" calcext:value-type="float">
            <text:p>1865101</text:p>
          </table:table-cell>
          <table:table-cell/>
          <table:table-cell office:value-type="float" office:value="3894582" calcext:value-type="float">
            <text:p>3894582</text:p>
          </table:table-cell>
          <table:table-cell/>
          <table:table-cell office:value-type="float" office:value="3671521" calcext:value-type="float">
            <text:p>3671521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7521" calcext:value-type="float">
            <text:p>57521</text:p>
          </table:table-cell>
          <table:table-cell table:number-columns-repeated="3"/>
          <table:table-cell office:value-type="float" office:value="62218" calcext:value-type="float">
            <text:p>62218</text:p>
          </table:table-cell>
          <table:table-cell table:number-columns-repeated="3"/>
          <table:table-cell office:value-type="float" office:value="36525" calcext:value-type="float">
            <text:p>36525</text:p>
          </table:table-cell>
          <table:table-cell table:number-columns-repeated="3"/>
          <table:table-cell office:value-type="float" office:value="32845" calcext:value-type="float">
            <text:p>32845</text:p>
          </table:table-cell>
          <table:table-cell table:number-columns-repeated="3"/>
          <table:table-cell office:value-type="float" office:value="31786" calcext:value-type="float">
            <text:p>31786</text:p>
          </table:table-cell>
          <table:table-cell table:number-columns-repeated="3"/>
          <table:table-cell office:value-type="float" office:value="58198" calcext:value-type="float">
            <text:p>58198</text:p>
          </table:table-cell>
          <table:table-cell table:number-columns-repeated="3"/>
          <table:table-cell office:value-type="float" office:value="27478" calcext:value-type="float">
            <text:p>27478</text:p>
          </table:table-cell>
          <table:table-cell table:number-columns-repeated="4"/>
          <table:table-cell office:value-type="float" office:value="53402" calcext:value-type="float">
            <text:p>53402</text:p>
          </table:table-cell>
          <table:table-cell table:number-columns-repeated="4"/>
          <table:table-cell office:value-type="float" office:value="28715" calcext:value-type="float">
            <text:p>28715</text:p>
          </table:table-cell>
          <table:table-cell/>
          <table:table-cell office:value-type="float" office:value="1605111" calcext:value-type="float">
            <text:p>1605111</text:p>
          </table:table-cell>
          <table:table-cell/>
          <table:table-cell office:value-type="float" office:value="2259550" calcext:value-type="float">
            <text:p>2259550</text:p>
          </table:table-cell>
          <table:table-cell/>
          <table:table-cell office:value-type="float" office:value="5175871" calcext:value-type="float">
            <text:p>5175871</text:p>
          </table:table-cell>
          <table:table-cell/>
          <table:table-cell office:value-type="float" office:value="5018624" calcext:value-type="float">
            <text:p>501862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7052" calcext:value-type="float">
            <text:p>87052</text:p>
          </table:table-cell>
          <table:table-cell table:number-columns-repeated="3"/>
          <table:table-cell office:value-type="float" office:value="95690" calcext:value-type="float">
            <text:p>95690</text:p>
          </table:table-cell>
          <table:table-cell table:number-columns-repeated="3"/>
          <table:table-cell office:value-type="float" office:value="62526" calcext:value-type="float">
            <text:p>62526</text:p>
          </table:table-cell>
          <table:table-cell table:number-columns-repeated="3"/>
          <table:table-cell office:value-type="float" office:value="56793" calcext:value-type="float">
            <text:p>56793</text:p>
          </table:table-cell>
          <table:table-cell table:number-columns-repeated="3"/>
          <table:table-cell office:value-type="float" office:value="59345" calcext:value-type="float">
            <text:p>59345</text:p>
          </table:table-cell>
          <table:table-cell table:number-columns-repeated="3"/>
          <table:table-cell office:value-type="float" office:value="91062" calcext:value-type="float">
            <text:p>91062</text:p>
          </table:table-cell>
          <table:table-cell table:number-columns-repeated="3"/>
          <table:table-cell office:value-type="float" office:value="60044" calcext:value-type="float">
            <text:p>60044</text:p>
          </table:table-cell>
          <table:table-cell table:number-columns-repeated="4"/>
          <table:table-cell office:value-type="float" office:value="92822" calcext:value-type="float">
            <text:p>92822</text:p>
          </table:table-cell>
          <table:table-cell table:number-columns-repeated="4"/>
          <table:table-cell office:value-type="float" office:value="49046" calcext:value-type="float">
            <text:p>49046</text:p>
          </table:table-cell>
          <table:table-cell/>
          <table:table-cell office:value-type="float" office:value="1777125" calcext:value-type="float">
            <text:p>1777125</text:p>
          </table:table-cell>
          <table:table-cell/>
          <table:table-cell office:value-type="float" office:value="2522288" calcext:value-type="float">
            <text:p>2522288</text:p>
          </table:table-cell>
          <table:table-cell/>
          <table:table-cell office:value-type="float" office:value="6244448" calcext:value-type="float">
            <text:p>6244448</text:p>
          </table:table-cell>
          <table:table-cell/>
          <table:table-cell office:value-type="float" office:value="4972145" calcext:value-type="float">
            <text:p>4972145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8436" calcext:value-type="float">
            <text:p>118436</text:p>
          </table:table-cell>
          <table:table-cell table:number-columns-repeated="2"/>
          <table:table-cell office:value-type="float" office:value="126063" calcext:value-type="float">
            <text:p>126063</text:p>
          </table:table-cell>
          <table:table-cell table:number-columns-repeated="3"/>
          <table:table-cell office:value-type="float" office:value="85992" calcext:value-type="float">
            <text:p>85992</text:p>
          </table:table-cell>
          <table:table-cell table:number-columns-repeated="3"/>
          <table:table-cell office:value-type="float" office:value="86802" calcext:value-type="float">
            <text:p>86802</text:p>
          </table:table-cell>
          <table:table-cell table:number-columns-repeated="3"/>
          <table:table-cell office:value-type="float" office:value="86720" calcext:value-type="float">
            <text:p>86720</text:p>
          </table:table-cell>
          <table:table-cell table:number-columns-repeated="2"/>
          <table:table-cell office:value-type="float" office:value="118862" calcext:value-type="float">
            <text:p>118862</text:p>
          </table:table-cell>
          <table:table-cell table:number-columns-repeated="3"/>
          <table:table-cell office:value-type="float" office:value="87590" calcext:value-type="float">
            <text:p>87590</text:p>
          </table:table-cell>
          <table:table-cell table:number-columns-repeated="3"/>
          <table:table-cell office:value-type="float" office:value="124967" calcext:value-type="float">
            <text:p>124967</text:p>
          </table:table-cell>
          <table:table-cell table:number-columns-repeated="4"/>
          <table:table-cell office:value-type="float" office:value="94177" calcext:value-type="float">
            <text:p>94177</text:p>
          </table:table-cell>
          <table:table-cell/>
          <table:table-cell office:value-type="float" office:value="1992279" calcext:value-type="float">
            <text:p>1992279</text:p>
          </table:table-cell>
          <table:table-cell/>
          <table:table-cell office:value-type="float" office:value="2579861" calcext:value-type="float">
            <text:p>2579861</text:p>
          </table:table-cell>
          <table:table-cell/>
          <table:table-cell office:value-type="float" office:value="6733974" calcext:value-type="float">
            <text:p>6733974</text:p>
          </table:table-cell>
          <table:table-cell/>
          <table:table-cell office:value-type="float" office:value="6479979" calcext:value-type="float">
            <text:p>6479979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49271" calcext:value-type="float">
            <text:p>149271</text:p>
          </table:table-cell>
          <table:table-cell table:number-columns-repeated="2"/>
          <table:table-cell office:value-type="float" office:value="154351" calcext:value-type="float">
            <text:p>154351</text:p>
          </table:table-cell>
          <table:table-cell table:number-columns-repeated="3"/>
          <table:table-cell office:value-type="float" office:value="99467" calcext:value-type="float">
            <text:p>99467</text:p>
          </table:table-cell>
          <table:table-cell table:number-columns-repeated="2"/>
          <table:table-cell office:value-type="float" office:value="105631" calcext:value-type="float">
            <text:p>105631</text:p>
          </table:table-cell>
          <table:table-cell table:number-columns-repeated="2"/>
          <table:table-cell office:value-type="float" office:value="104702" calcext:value-type="float">
            <text:p>104702</text:p>
          </table:table-cell>
          <table:table-cell table:number-columns-repeated="2"/>
          <table:table-cell office:value-type="float" office:value="149162" calcext:value-type="float">
            <text:p>149162</text:p>
          </table:table-cell>
          <table:table-cell table:number-columns-repeated="2"/>
          <table:table-cell office:value-type="float" office:value="111912" calcext:value-type="float">
            <text:p>111912</text:p>
          </table:table-cell>
          <table:table-cell table:number-columns-repeated="3"/>
          <table:table-cell office:value-type="float" office:value="157562" calcext:value-type="float">
            <text:p>157562</text:p>
          </table:table-cell>
          <table:table-cell table:number-columns-repeated="3"/>
          <table:table-cell office:value-type="float" office:value="131164" calcext:value-type="float">
            <text:p>131164</text:p>
          </table:table-cell>
          <table:table-cell/>
          <table:table-cell office:value-type="float" office:value="2019445" calcext:value-type="float">
            <text:p>2019445</text:p>
          </table:table-cell>
          <table:table-cell/>
          <table:table-cell office:value-type="float" office:value="2578312" calcext:value-type="float">
            <text:p>2578312</text:p>
          </table:table-cell>
          <table:table-cell/>
          <table:table-cell office:value-type="float" office:value="7319232" calcext:value-type="float">
            <text:p>7319232</text:p>
          </table:table-cell>
          <table:table-cell/>
          <table:table-cell office:value-type="float" office:value="6650556" calcext:value-type="float">
            <text:p>6650556</text:p>
          </table:table-cell>
          <table:table-cell table:number-columns-repeated="2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19654" calcext:value-type="float">
            <text:p>119654</text:p>
          </table:table-cell>
          <table:table-cell table:number-columns-repeated="2"/>
          <table:table-cell office:value-type="float" office:value="127097" calcext:value-type="float">
            <text:p>127097</text:p>
          </table:table-cell>
          <table:table-cell table:number-columns-repeated="2"/>
          <table:table-cell office:value-type="float" office:value="121916" calcext:value-type="float">
            <text:p>121916</text:p>
          </table:table-cell>
          <table:table-cell table:number-columns-repeated="2"/>
          <table:table-cell office:value-type="float" office:value="124604" calcext:value-type="float">
            <text:p>124604</text:p>
          </table:table-cell>
          <table:table-cell table:number-columns-repeated="2"/>
          <table:table-cell office:value-type="float" office:value="121485" calcext:value-type="float">
            <text:p>121485</text:p>
          </table:table-cell>
          <table:table-cell table:number-columns-repeated="2"/>
          <table:table-cell office:value-type="float" office:value="127697" calcext:value-type="float">
            <text:p>127697</text:p>
          </table:table-cell>
          <table:table-cell table:number-columns-repeated="2"/>
          <table:table-cell office:value-type="float" office:value="143238" calcext:value-type="float">
            <text:p>143238</text:p>
          </table:table-cell>
          <table:table-cell table:number-columns-repeated="3"/>
          <table:table-cell office:value-type="float" office:value="126453" calcext:value-type="float">
            <text:p>126453</text:p>
          </table:table-cell>
          <table:table-cell table:number-columns-repeated="3"/>
          <table:table-cell office:value-type="float" office:value="137912" calcext:value-type="float">
            <text:p>137912</text:p>
          </table:table-cell>
          <table:table-cell/>
          <table:table-cell office:value-type="float" office:value="2286009" calcext:value-type="float">
            <text:p>2286009</text:p>
          </table:table-cell>
          <table:table-cell/>
          <table:table-cell office:value-type="float" office:value="2924122" calcext:value-type="float">
            <text:p>2924122</text:p>
          </table:table-cell>
          <table:table-cell/>
          <table:table-cell office:value-type="float" office:value="7524394" calcext:value-type="float">
            <text:p>7524394</text:p>
          </table:table-cell>
          <table:table-cell/>
          <table:table-cell office:value-type="float" office:value="6733974" calcext:value-type="float">
            <text:p>6733974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40856" calcext:value-type="float">
            <text:p>140856</text:p>
          </table:table-cell>
          <table:table-cell table:number-columns-repeated="2"/>
          <table:table-cell office:value-type="float" office:value="146431" calcext:value-type="float">
            <text:p>146431</text:p>
          </table:table-cell>
          <table:table-cell table:number-columns-repeated="2"/>
          <table:table-cell office:value-type="float" office:value="178208" calcext:value-type="float">
            <text:p>178208</text:p>
          </table:table-cell>
          <table:table-cell table:number-columns-repeated="2"/>
          <table:table-cell office:value-type="float" office:value="185433" calcext:value-type="float">
            <text:p>185433</text:p>
          </table:table-cell>
          <table:table-cell table:number-columns-repeated="2"/>
          <table:table-cell office:value-type="float" office:value="188162" calcext:value-type="float">
            <text:p>188162</text:p>
          </table:table-cell>
          <table:table-cell table:number-columns-repeated="2"/>
          <table:table-cell office:value-type="float" office:value="146451" calcext:value-type="float">
            <text:p>146451</text:p>
          </table:table-cell>
          <table:table-cell table:number-columns-repeated="2"/>
          <table:table-cell office:value-type="float" office:value="152928" calcext:value-type="float">
            <text:p>152928</text:p>
          </table:table-cell>
          <table:table-cell table:number-columns-repeated="3"/>
          <table:table-cell office:value-type="float" office:value="146267" calcext:value-type="float">
            <text:p>146267</text:p>
          </table:table-cell>
          <table:table-cell table:number-columns-repeated="3"/>
          <table:table-cell office:value-type="float" office:value="129966" calcext:value-type="float">
            <text:p>129966</text:p>
          </table:table-cell>
          <table:table-cell/>
          <table:table-cell office:value-type="float" office:value="2586074" calcext:value-type="float">
            <text:p>2586074</text:p>
          </table:table-cell>
          <table:table-cell/>
          <table:table-cell office:value-type="float" office:value="3241960" calcext:value-type="float">
            <text:p>3241960</text:p>
          </table:table-cell>
          <table:table-cell/>
          <table:table-cell office:value-type="float" office:value="6208343" calcext:value-type="float">
            <text:p>6208343</text:p>
          </table:table-cell>
          <table:table-cell/>
          <table:table-cell office:value-type="float" office:value="6393168" calcext:value-type="float">
            <text:p>6393168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49510" calcext:value-type="float">
            <text:p>149510</text:p>
          </table:table-cell>
          <table:table-cell table:number-columns-repeated="2"/>
          <table:table-cell office:value-type="float" office:value="172013" calcext:value-type="float">
            <text:p>172013</text:p>
          </table:table-cell>
          <table:table-cell table:number-columns-repeated="2"/>
          <table:table-cell office:value-type="float" office:value="151970" calcext:value-type="float">
            <text:p>151970</text:p>
          </table:table-cell>
          <table:table-cell table:number-columns-repeated="2"/>
          <table:table-cell office:value-type="float" office:value="151568" calcext:value-type="float">
            <text:p>151568</text:p>
          </table:table-cell>
          <table:table-cell table:number-columns-repeated="2"/>
          <table:table-cell office:value-type="float" office:value="149620" calcext:value-type="float">
            <text:p>149620</text:p>
          </table:table-cell>
          <table:table-cell table:number-columns-repeated="2"/>
          <table:table-cell office:value-type="float" office:value="168888" calcext:value-type="float">
            <text:p>168888</text:p>
          </table:table-cell>
          <table:table-cell table:number-columns-repeated="2"/>
          <table:table-cell office:value-type="float" office:value="156170" calcext:value-type="float">
            <text:p>156170</text:p>
          </table:table-cell>
          <table:table-cell table:number-columns-repeated="3"/>
          <table:table-cell office:value-type="float" office:value="170436" calcext:value-type="float">
            <text:p>170436</text:p>
          </table:table-cell>
          <table:table-cell table:number-columns-repeated="4"/>
          <table:table-cell office:value-type="float" office:value="81083" calcext:value-type="float">
            <text:p>81083</text:p>
          </table:table-cell>
          <table:table-cell/>
          <table:table-cell office:value-type="float" office:value="2528227" calcext:value-type="float">
            <text:p>2528227</text:p>
          </table:table-cell>
          <table:table-cell/>
          <table:table-cell office:value-type="float" office:value="5336651" calcext:value-type="float">
            <text:p>5336651</text:p>
          </table:table-cell>
          <table:table-cell/>
          <table:table-cell office:value-type="float" office:value="7160597" calcext:value-type="float">
            <text:p>7160597</text:p>
          </table:table-cell>
          <table:table-cell/>
          <table:table-cell office:value-type="float" office:value="7113161" calcext:value-type="float">
            <text:p>7113161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31313" calcext:value-type="float">
            <text:p>131313</text:p>
          </table:table-cell>
          <table:table-cell table:number-columns-repeated="2"/>
          <table:table-cell office:value-type="float" office:value="147255" calcext:value-type="float">
            <text:p>147255</text:p>
          </table:table-cell>
          <table:table-cell table:number-columns-repeated="2"/>
          <table:table-cell office:value-type="float" office:value="157366" calcext:value-type="float">
            <text:p>157366</text:p>
          </table:table-cell>
          <table:table-cell table:number-columns-repeated="2"/>
          <table:table-cell office:value-type="float" office:value="153480" calcext:value-type="float">
            <text:p>153480</text:p>
          </table:table-cell>
          <table:table-cell table:number-columns-repeated="2"/>
          <table:table-cell office:value-type="float" office:value="153524" calcext:value-type="float">
            <text:p>153524</text:p>
          </table:table-cell>
          <table:table-cell table:number-columns-repeated="2"/>
          <table:table-cell office:value-type="float" office:value="149620" calcext:value-type="float">
            <text:p>149620</text:p>
          </table:table-cell>
          <table:table-cell table:number-columns-repeated="2"/>
          <table:table-cell office:value-type="float" office:value="154568" calcext:value-type="float">
            <text:p>154568</text:p>
          </table:table-cell>
          <table:table-cell table:number-columns-repeated="3"/>
          <table:table-cell office:value-type="float" office:value="141772" calcext:value-type="float">
            <text:p>141772</text:p>
          </table:table-cell>
          <table:table-cell table:number-columns-repeated="3"/>
          <table:table-cell office:value-type="float" office:value="154640" calcext:value-type="float">
            <text:p>154640</text:p>
          </table:table-cell>
          <table:table-cell/>
          <table:table-cell office:value-type="float" office:value="2234860" calcext:value-type="float">
            <text:p>2234860</text:p>
          </table:table-cell>
          <table:table-cell/>
          <table:table-cell office:value-type="float" office:value="3393069" calcext:value-type="float">
            <text:p>3393069</text:p>
          </table:table-cell>
          <table:table-cell/>
          <table:table-cell office:value-type="float" office:value="5813392" calcext:value-type="float">
            <text:p>5813392</text:p>
          </table:table-cell>
          <table:table-cell/>
          <table:table-cell office:value-type="float" office:value="7160597" calcext:value-type="float">
            <text:p>7160597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1329" calcext:value-type="float">
            <text:p>31329</text:p>
          </table:table-cell>
          <table:table-cell table:number-columns-repeated="3"/>
          <table:table-cell office:value-type="float" office:value="34533" calcext:value-type="float">
            <text:p>34533</text:p>
          </table:table-cell>
          <table:table-cell table:number-columns-repeated="3"/>
          <table:table-cell office:value-type="float" office:value="21318" calcext:value-type="float">
            <text:p>21318</text:p>
          </table:table-cell>
          <table:table-cell table:number-columns-repeated="3"/>
          <table:table-cell office:value-type="float" office:value="21831" calcext:value-type="float">
            <text:p>21831</text:p>
          </table:table-cell>
          <table:table-cell table:number-columns-repeated="3"/>
          <table:table-cell office:value-type="float" office:value="18689" calcext:value-type="float">
            <text:p>18689</text:p>
          </table:table-cell>
          <table:table-cell table:number-columns-repeated="3"/>
          <table:table-cell office:value-type="float" office:value="35016" calcext:value-type="float">
            <text:p>35016</text:p>
          </table:table-cell>
          <table:table-cell table:number-columns-repeated="3"/>
          <table:table-cell office:value-type="float" office:value="17733" calcext:value-type="float">
            <text:p>17733</text:p>
          </table:table-cell>
          <table:table-cell table:number-columns-repeated="4"/>
          <table:table-cell office:value-type="float" office:value="36088" calcext:value-type="float">
            <text:p>36088</text:p>
          </table:table-cell>
          <table:table-cell table:number-columns-repeated="4"/>
          <table:table-cell office:value-type="float" office:value="15203" calcext:value-type="float">
            <text:p>15203</text:p>
          </table:table-cell>
          <table:table-cell/>
          <table:table-cell office:value-type="float" office:value="1452276" calcext:value-type="float">
            <text:p>1452276</text:p>
          </table:table-cell>
          <table:table-cell/>
          <table:table-cell office:value-type="float" office:value="1796378" calcext:value-type="float">
            <text:p>1796378</text:p>
          </table:table-cell>
          <table:table-cell/>
          <table:table-cell office:value-type="float" office:value="3108009" calcext:value-type="float">
            <text:p>3108009</text:p>
          </table:table-cell>
          <table:table-cell/>
          <table:table-cell office:value-type="float" office:value="2916978" calcext:value-type="float">
            <text:p>2916978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3868" calcext:value-type="float">
            <text:p>43868</text:p>
          </table:table-cell>
          <table:table-cell table:number-columns-repeated="3"/>
          <table:table-cell office:value-type="float" office:value="41412" calcext:value-type="float">
            <text:p>41412</text:p>
          </table:table-cell>
          <table:table-cell table:number-columns-repeated="3"/>
          <table:table-cell office:value-type="float" office:value="39034" calcext:value-type="float">
            <text:p>39034</text:p>
          </table:table-cell>
          <table:table-cell table:number-columns-repeated="3"/>
          <table:table-cell office:value-type="float" office:value="37927" calcext:value-type="float">
            <text:p>37927</text:p>
          </table:table-cell>
          <table:table-cell table:number-columns-repeated="3"/>
          <table:table-cell office:value-type="float" office:value="31621" calcext:value-type="float">
            <text:p>31621</text:p>
          </table:table-cell>
          <table:table-cell table:number-columns-repeated="3"/>
          <table:table-cell office:value-type="float" office:value="59529" calcext:value-type="float">
            <text:p>59529</text:p>
          </table:table-cell>
          <table:table-cell table:number-columns-repeated="3"/>
          <table:table-cell office:value-type="float" office:value="33190" calcext:value-type="float">
            <text:p>33190</text:p>
          </table:table-cell>
          <table:table-cell table:number-columns-repeated="4"/>
          <table:table-cell office:value-type="float" office:value="60106" calcext:value-type="float">
            <text:p>60106</text:p>
          </table:table-cell>
          <table:table-cell table:number-columns-repeated="4"/>
          <table:table-cell office:value-type="float" office:value="24719" calcext:value-type="float">
            <text:p>24719</text:p>
          </table:table-cell>
          <table:table-cell/>
          <table:table-cell office:value-type="float" office:value="1631886" calcext:value-type="float">
            <text:p>1631886</text:p>
          </table:table-cell>
          <table:table-cell/>
          <table:table-cell office:value-type="float" office:value="2054120" calcext:value-type="float">
            <text:p>2054120</text:p>
          </table:table-cell>
          <table:table-cell/>
          <table:table-cell office:value-type="float" office:value="3946119" calcext:value-type="float">
            <text:p>3946119</text:p>
          </table:table-cell>
          <table:table-cell/>
          <table:table-cell office:value-type="float" office:value="4120256" calcext:value-type="float">
            <text:p>4120256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6890" calcext:value-type="float">
            <text:p>86890</text:p>
          </table:table-cell>
          <table:table-cell table:number-columns-repeated="3"/>
          <table:table-cell office:value-type="float" office:value="90783" calcext:value-type="float">
            <text:p>90783</text:p>
          </table:table-cell>
          <table:table-cell table:number-columns-repeated="3"/>
          <table:table-cell office:value-type="float" office:value="53944" calcext:value-type="float">
            <text:p>53944</text:p>
          </table:table-cell>
          <table:table-cell table:number-columns-repeated="3"/>
          <table:table-cell office:value-type="float" office:value="54810" calcext:value-type="float">
            <text:p>54810</text:p>
          </table:table-cell>
          <table:table-cell table:number-columns-repeated="3"/>
          <table:table-cell office:value-type="float" office:value="57617" calcext:value-type="float">
            <text:p>57617</text:p>
          </table:table-cell>
          <table:table-cell table:number-columns-repeated="3"/>
          <table:table-cell office:value-type="float" office:value="94147" calcext:value-type="float">
            <text:p>94147</text:p>
          </table:table-cell>
          <table:table-cell table:number-columns-repeated="3"/>
          <table:table-cell office:value-type="float" office:value="51199" calcext:value-type="float">
            <text:p>51199</text:p>
          </table:table-cell>
          <table:table-cell table:number-columns-repeated="4"/>
          <table:table-cell office:value-type="float" office:value="90977" calcext:value-type="float">
            <text:p>90977</text:p>
          </table:table-cell>
          <table:table-cell table:number-columns-repeated="4"/>
          <table:table-cell office:value-type="float" office:value="56680" calcext:value-type="float">
            <text:p>56680</text:p>
          </table:table-cell>
          <table:table-cell/>
          <table:table-cell office:value-type="float" office:value="1762469" calcext:value-type="float">
            <text:p>1762469</text:p>
          </table:table-cell>
          <table:table-cell/>
          <table:table-cell office:value-type="float" office:value="2316716" calcext:value-type="float">
            <text:p>2316716</text:p>
          </table:table-cell>
          <table:table-cell/>
          <table:table-cell office:value-type="float" office:value="4994712" calcext:value-type="float">
            <text:p>4994712</text:p>
          </table:table-cell>
          <table:table-cell/>
          <table:table-cell office:value-type="float" office:value="5080379" calcext:value-type="float">
            <text:p>5080379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7599" calcext:value-type="float">
            <text:p>117599</text:p>
          </table:table-cell>
          <table:table-cell table:number-columns-repeated="2"/>
          <table:table-cell office:value-type="float" office:value="127737" calcext:value-type="float">
            <text:p>127737</text:p>
          </table:table-cell>
          <table:table-cell table:number-columns-repeated="3"/>
          <table:table-cell office:value-type="float" office:value="91900" calcext:value-type="float">
            <text:p>91900</text:p>
          </table:table-cell>
          <table:table-cell table:number-columns-repeated="3"/>
          <table:table-cell office:value-type="float" office:value="90049" calcext:value-type="float">
            <text:p>90049</text:p>
          </table:table-cell>
          <table:table-cell table:number-columns-repeated="3"/>
          <table:table-cell office:value-type="float" office:value="89059" calcext:value-type="float">
            <text:p>89059</text:p>
          </table:table-cell>
          <table:table-cell table:number-columns-repeated="2"/>
          <table:table-cell office:value-type="float" office:value="128796" calcext:value-type="float">
            <text:p>128796</text:p>
          </table:table-cell>
          <table:table-cell table:number-columns-repeated="3"/>
          <table:table-cell office:value-type="float" office:value="89275" calcext:value-type="float">
            <text:p>89275</text:p>
          </table:table-cell>
          <table:table-cell table:number-columns-repeated="3"/>
          <table:table-cell office:value-type="float" office:value="125860" calcext:value-type="float">
            <text:p>125860</text:p>
          </table:table-cell>
          <table:table-cell table:number-columns-repeated="4"/>
          <table:table-cell office:value-type="float" office:value="95606" calcext:value-type="float">
            <text:p>95606</text:p>
          </table:table-cell>
          <table:table-cell/>
          <table:table-cell office:value-type="float" office:value="1866644" calcext:value-type="float">
            <text:p>1866644</text:p>
          </table:table-cell>
          <table:table-cell/>
          <table:table-cell office:value-type="float" office:value="2509617" calcext:value-type="float">
            <text:p>2509617</text:p>
          </table:table-cell>
          <table:table-cell/>
          <table:table-cell office:value-type="float" office:value="5362657" calcext:value-type="float">
            <text:p>5362657</text:p>
          </table:table-cell>
          <table:table-cell/>
          <table:table-cell office:value-type="float" office:value="4853603" calcext:value-type="float">
            <text:p>4853603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45353" calcext:value-type="float">
            <text:p>145353</text:p>
          </table:table-cell>
          <table:table-cell table:number-columns-repeated="2"/>
          <table:table-cell office:value-type="float" office:value="149554" calcext:value-type="float">
            <text:p>149554</text:p>
          </table:table-cell>
          <table:table-cell table:number-columns-repeated="2"/>
          <table:table-cell office:value-type="float" office:value="144356" calcext:value-type="float">
            <text:p>144356</text:p>
          </table:table-cell>
          <table:table-cell table:number-columns-repeated="2"/>
          <table:table-cell office:value-type="float" office:value="143407" calcext:value-type="float">
            <text:p>143407</text:p>
          </table:table-cell>
          <table:table-cell table:number-columns-repeated="2"/>
          <table:table-cell office:value-type="float" office:value="133047" calcext:value-type="float">
            <text:p>133047</text:p>
          </table:table-cell>
          <table:table-cell table:number-columns-repeated="2"/>
          <table:table-cell office:value-type="float" office:value="151277" calcext:value-type="float">
            <text:p>151277</text:p>
          </table:table-cell>
          <table:table-cell table:number-columns-repeated="3"/>
          <table:table-cell office:value-type="float" office:value="72148" calcext:value-type="float">
            <text:p>72148</text:p>
          </table:table-cell>
          <table:table-cell table:number-columns-repeated="3"/>
          <table:table-cell office:value-type="float" office:value="157100" calcext:value-type="float">
            <text:p>157100</text:p>
          </table:table-cell>
          <table:table-cell table:number-columns-repeated="4"/>
          <table:table-cell office:value-type="float" office:value="82580" calcext:value-type="float">
            <text:p>82580</text:p>
          </table:table-cell>
          <table:table-cell/>
          <table:table-cell office:value-type="float" office:value="1926510" calcext:value-type="float">
            <text:p>1926510</text:p>
          </table:table-cell>
          <table:table-cell/>
          <table:table-cell office:value-type="float" office:value="1709505" calcext:value-type="float">
            <text:p>1709505</text:p>
          </table:table-cell>
          <table:table-cell/>
          <table:table-cell office:value-type="float" office:value="5986827" calcext:value-type="float">
            <text:p>5986827</text:p>
          </table:table-cell>
          <table:table-cell/>
          <table:table-cell office:value-type="float" office:value="5567735" calcext:value-type="float">
            <text:p>5567735</text:p>
          </table:table-cell>
          <table:table-cell table:number-columns-repeated="22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77394" calcext:value-type="float">
            <text:p>77394</text:p>
          </table:table-cell>
          <table:table-cell table:number-columns-repeated="3"/>
          <table:table-cell office:value-type="float" office:value="78212" calcext:value-type="float">
            <text:p>78212</text:p>
          </table:table-cell>
          <table:table-cell table:number-columns-repeated="2"/>
          <table:table-cell office:value-type="float" office:value="142737" calcext:value-type="float">
            <text:p>142737</text:p>
          </table:table-cell>
          <table:table-cell table:number-columns-repeated="2"/>
          <table:table-cell office:value-type="float" office:value="147033" calcext:value-type="float">
            <text:p>147033</text:p>
          </table:table-cell>
          <table:table-cell table:number-columns-repeated="2"/>
          <table:table-cell office:value-type="float" office:value="144682" calcext:value-type="float">
            <text:p>144682</text:p>
          </table:table-cell>
          <table:table-cell table:number-columns-repeated="2"/>
          <table:table-cell office:value-type="float" office:value="128160" calcext:value-type="float">
            <text:p>128160</text:p>
          </table:table-cell>
          <table:table-cell table:number-columns-repeated="3"/>
          <table:table-cell office:value-type="float" office:value="73956" calcext:value-type="float">
            <text:p>73956</text:p>
          </table:table-cell>
          <table:table-cell table:number-columns-repeated="3"/>
          <table:table-cell office:value-type="float" office:value="131216" calcext:value-type="float">
            <text:p>131216</text:p>
          </table:table-cell>
          <table:table-cell table:number-columns-repeated="4"/>
          <table:table-cell office:value-type="float" office:value="84394" calcext:value-type="float">
            <text:p>84394</text:p>
          </table:table-cell>
          <table:table-cell/>
          <table:table-cell office:value-type="float" office:value="1413560" calcext:value-type="float">
            <text:p>1413560</text:p>
          </table:table-cell>
          <table:table-cell/>
          <table:table-cell office:value-type="float" office:value="2598439" calcext:value-type="float">
            <text:p>2598439</text:p>
          </table:table-cell>
          <table:table-cell/>
          <table:table-cell office:value-type="float" office:value="5816563" calcext:value-type="float">
            <text:p>5816563</text:p>
          </table:table-cell>
          <table:table-cell/>
          <table:table-cell office:value-type="float" office:value="5785224" calcext:value-type="float">
            <text:p>5785224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91707" calcext:value-type="float">
            <text:p>91707</text:p>
          </table:table-cell>
          <table:table-cell table:number-columns-repeated="3"/>
          <table:table-cell office:value-type="float" office:value="91033" calcext:value-type="float">
            <text:p>91033</text:p>
          </table:table-cell>
          <table:table-cell table:number-columns-repeated="2"/>
          <table:table-cell office:value-type="float" office:value="137311" calcext:value-type="float">
            <text:p>137311</text:p>
          </table:table-cell>
          <table:table-cell table:number-columns-repeated="2"/>
          <table:table-cell office:value-type="float" office:value="137257" calcext:value-type="float">
            <text:p>137257</text:p>
          </table:table-cell>
          <table:table-cell table:number-columns-repeated="2"/>
          <table:table-cell office:value-type="float" office:value="134966" calcext:value-type="float">
            <text:p>134966</text:p>
          </table:table-cell>
          <table:table-cell table:number-columns-repeated="2"/>
          <table:table-cell office:value-type="float" office:value="144673" calcext:value-type="float">
            <text:p>144673</text:p>
          </table:table-cell>
          <table:table-cell table:number-columns-repeated="3"/>
          <table:table-cell office:value-type="float" office:value="85209" calcext:value-type="float">
            <text:p>85209</text:p>
          </table:table-cell>
          <table:table-cell table:number-columns-repeated="3"/>
          <table:table-cell office:value-type="float" office:value="142253" calcext:value-type="float">
            <text:p>142253</text:p>
          </table:table-cell>
          <table:table-cell table:number-columns-repeated="4"/>
          <table:table-cell office:value-type="float" office:value="83046" calcext:value-type="float">
            <text:p>83046</text:p>
          </table:table-cell>
          <table:table-cell/>
          <table:table-cell office:value-type="float" office:value="2197585" calcext:value-type="float">
            <text:p>2197585</text:p>
          </table:table-cell>
          <table:table-cell/>
          <table:table-cell office:value-type="float" office:value="2888532" calcext:value-type="float">
            <text:p>2888532</text:p>
          </table:table-cell>
          <table:table-cell/>
          <table:table-cell office:value-type="float" office:value="5836323" calcext:value-type="float">
            <text:p>5836323</text:p>
          </table:table-cell>
          <table:table-cell/>
          <table:table-cell office:value-type="float" office:value="6024617" calcext:value-type="float">
            <text:p>6024617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88497" calcext:value-type="float">
            <text:p>88497</text:p>
          </table:table-cell>
          <table:table-cell table:number-columns-repeated="3"/>
          <table:table-cell office:value-type="float" office:value="90399" calcext:value-type="float">
            <text:p>90399</text:p>
          </table:table-cell>
          <table:table-cell table:number-columns-repeated="2"/>
          <table:table-cell office:value-type="float" office:value="210373" calcext:value-type="float">
            <text:p>210373</text:p>
          </table:table-cell>
          <table:table-cell table:number-columns-repeated="2"/>
          <table:table-cell office:value-type="float" office:value="206827" calcext:value-type="float">
            <text:p>206827</text:p>
          </table:table-cell>
          <table:table-cell table:number-columns-repeated="2"/>
          <table:table-cell office:value-type="float" office:value="199901" calcext:value-type="float">
            <text:p>199901</text:p>
          </table:table-cell>
          <table:table-cell table:number-columns-repeated="2"/>
          <table:table-cell office:value-type="float" office:value="149980" calcext:value-type="float">
            <text:p>149980</text:p>
          </table:table-cell>
          <table:table-cell table:number-columns-repeated="3"/>
          <table:table-cell office:value-type="float" office:value="86213" calcext:value-type="float">
            <text:p>86213</text:p>
          </table:table-cell>
          <table:table-cell table:number-columns-repeated="3"/>
          <table:table-cell office:value-type="float" office:value="150234" calcext:value-type="float">
            <text:p>150234</text:p>
          </table:table-cell>
          <table:table-cell table:number-columns-repeated="4"/>
          <table:table-cell office:value-type="float" office:value="87123" calcext:value-type="float">
            <text:p>87123</text:p>
          </table:table-cell>
          <table:table-cell/>
          <table:table-cell office:value-type="float" office:value="2488533" calcext:value-type="float">
            <text:p>2488533</text:p>
          </table:table-cell>
          <table:table-cell/>
          <table:table-cell office:value-type="float" office:value="3245396" calcext:value-type="float">
            <text:p>3245396</text:p>
          </table:table-cell>
          <table:table-cell/>
          <table:table-cell office:value-type="float" office:value="5521212" calcext:value-type="float">
            <text:p>5521212</text:p>
          </table:table-cell>
          <table:table-cell/>
          <table:table-cell office:value-type="float" office:value="5009275" calcext:value-type="float">
            <text:p>5009275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86431" calcext:value-type="float">
            <text:p>86431</text:p>
          </table:table-cell>
          <table:table-cell table:number-columns-repeated="3"/>
          <table:table-cell office:value-type="float" office:value="90503" calcext:value-type="float">
            <text:p>90503</text:p>
          </table:table-cell>
          <table:table-cell table:number-columns-repeated="2"/>
          <table:table-cell office:value-type="float" office:value="158220" calcext:value-type="float">
            <text:p>158220</text:p>
          </table:table-cell>
          <table:table-cell table:number-columns-repeated="2"/>
          <table:table-cell office:value-type="float" office:value="158932" calcext:value-type="float">
            <text:p>158932</text:p>
          </table:table-cell>
          <table:table-cell table:number-columns-repeated="2"/>
          <table:table-cell office:value-type="float" office:value="166776" calcext:value-type="float">
            <text:p>166776</text:p>
          </table:table-cell>
          <table:table-cell table:number-columns-repeated="2"/>
          <table:table-cell office:value-type="float" office:value="160314" calcext:value-type="float">
            <text:p>160314</text:p>
          </table:table-cell>
          <table:table-cell table:number-columns-repeated="3"/>
          <table:table-cell office:value-type="float" office:value="78479" calcext:value-type="float">
            <text:p>78479</text:p>
          </table:table-cell>
          <table:table-cell table:number-columns-repeated="3"/>
          <table:table-cell office:value-type="float" office:value="158955" calcext:value-type="float">
            <text:p>158955</text:p>
          </table:table-cell>
          <table:table-cell table:number-columns-repeated="4"/>
          <table:table-cell office:value-type="float" office:value="92144" calcext:value-type="float">
            <text:p>92144</text:p>
          </table:table-cell>
          <table:table-cell/>
          <table:table-cell office:value-type="float" office:value="2395538" calcext:value-type="float">
            <text:p>2395538</text:p>
          </table:table-cell>
          <table:table-cell/>
          <table:table-cell office:value-type="float" office:value="4934459" calcext:value-type="float">
            <text:p>4934459</text:p>
          </table:table-cell>
          <table:table-cell/>
          <table:table-cell office:value-type="float" office:value="6523312" calcext:value-type="float">
            <text:p>6523312</text:p>
          </table:table-cell>
          <table:table-cell/>
          <table:table-cell office:value-type="float" office:value="6623917" calcext:value-type="float">
            <text:p>6623917</text:p>
          </table:table-cell>
          <table:table-cell table:number-columns-repeated="22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94100" calcext:value-type="float">
            <text:p>94100</text:p>
          </table:table-cell>
          <table:table-cell table:number-columns-repeated="3"/>
          <table:table-cell office:value-type="float" office:value="90885" calcext:value-type="float">
            <text:p>90885</text:p>
          </table:table-cell>
          <table:table-cell table:number-columns-repeated="2"/>
          <table:table-cell office:value-type="float" office:value="170439" calcext:value-type="float">
            <text:p>170439</text:p>
          </table:table-cell>
          <table:table-cell table:number-columns-repeated="2"/>
          <table:table-cell office:value-type="float" office:value="173059" calcext:value-type="float">
            <text:p>173059</text:p>
          </table:table-cell>
          <table:table-cell table:number-columns-repeated="2"/>
          <table:table-cell office:value-type="float" office:value="174653" calcext:value-type="float">
            <text:p>174653</text:p>
          </table:table-cell>
          <table:table-cell table:number-columns-repeated="2"/>
          <table:table-cell office:value-type="float" office:value="139508" calcext:value-type="float">
            <text:p>139508</text:p>
          </table:table-cell>
          <table:table-cell table:number-columns-repeated="3"/>
          <table:table-cell office:value-type="float" office:value="90631" calcext:value-type="float">
            <text:p>90631</text:p>
          </table:table-cell>
          <table:table-cell table:number-columns-repeated="3"/>
          <table:table-cell office:value-type="float" office:value="150289" calcext:value-type="float">
            <text:p>150289</text:p>
          </table:table-cell>
          <table:table-cell table:number-columns-repeated="4"/>
          <table:table-cell office:value-type="float" office:value="85898" calcext:value-type="float">
            <text:p>85898</text:p>
          </table:table-cell>
          <table:table-cell/>
          <table:table-cell office:value-type="float" office:value="2211731" calcext:value-type="float">
            <text:p>2211731</text:p>
          </table:table-cell>
          <table:table-cell/>
          <table:table-cell office:value-type="float" office:value="3276342" calcext:value-type="float">
            <text:p>3276342</text:p>
          </table:table-cell>
          <table:table-cell/>
          <table:table-cell office:value-type="float" office:value="6711905" calcext:value-type="float">
            <text:p>6711905</text:p>
          </table:table-cell>
          <table:table-cell/>
          <table:table-cell office:value-type="float" office:value="6261772" calcext:value-type="float">
            <text:p>6261772</text:p>
          </table:table-cell>
          <table:table-cell table:number-columns-repeated="22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1283" calcext:value-type="float">
            <text:p>31283</text:p>
          </table:table-cell>
          <table:table-cell table:number-columns-repeated="3"/>
          <table:table-cell office:value-type="float" office:value="33106" calcext:value-type="float">
            <text:p>33106</text:p>
          </table:table-cell>
          <table:table-cell table:number-columns-repeated="3"/>
          <table:table-cell office:value-type="float" office:value="21645" calcext:value-type="float">
            <text:p>21645</text:p>
          </table:table-cell>
          <table:table-cell table:number-columns-repeated="3"/>
          <table:table-cell office:value-type="float" office:value="20762" calcext:value-type="float">
            <text:p>20762</text:p>
          </table:table-cell>
          <table:table-cell table:number-columns-repeated="3"/>
          <table:table-cell office:value-type="float" office:value="17424" calcext:value-type="float">
            <text:p>17424</text:p>
          </table:table-cell>
          <table:table-cell table:number-columns-repeated="3"/>
          <table:table-cell office:value-type="float" office:value="34389" calcext:value-type="float">
            <text:p>34389</text:p>
          </table:table-cell>
          <table:table-cell table:number-columns-repeated="3"/>
          <table:table-cell office:value-type="float" office:value="19494" calcext:value-type="float">
            <text:p>19494</text:p>
          </table:table-cell>
          <table:table-cell table:number-columns-repeated="4"/>
          <table:table-cell office:value-type="float" office:value="34649" calcext:value-type="float">
            <text:p>34649</text:p>
          </table:table-cell>
          <table:table-cell table:number-columns-repeated="4"/>
          <table:table-cell office:value-type="float" office:value="10492" calcext:value-type="float">
            <text:p>10492</text:p>
          </table:table-cell>
          <table:table-cell/>
          <table:table-cell office:value-type="float" office:value="1424201" calcext:value-type="float">
            <text:p>1424201</text:p>
          </table:table-cell>
          <table:table-cell/>
          <table:table-cell office:value-type="float" office:value="1798787" calcext:value-type="float">
            <text:p>1798787</text:p>
          </table:table-cell>
          <table:table-cell/>
          <table:table-cell office:value-type="float" office:value="3357537" calcext:value-type="float">
            <text:p>3357537</text:p>
          </table:table-cell>
          <table:table-cell/>
          <table:table-cell office:value-type="float" office:value="3098371" calcext:value-type="float">
            <text:p>3098371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4242" calcext:value-type="float">
            <text:p>54242</text:p>
          </table:table-cell>
          <table:table-cell table:number-columns-repeated="3"/>
          <table:table-cell office:value-type="float" office:value="52449" calcext:value-type="float">
            <text:p>52449</text:p>
          </table:table-cell>
          <table:table-cell table:number-columns-repeated="3"/>
          <table:table-cell office:value-type="float" office:value="31992" calcext:value-type="float">
            <text:p>31992</text:p>
          </table:table-cell>
          <table:table-cell table:number-columns-repeated="3"/>
          <table:table-cell office:value-type="float" office:value="30528" calcext:value-type="float">
            <text:p>30528</text:p>
          </table:table-cell>
          <table:table-cell table:number-columns-repeated="3"/>
          <table:table-cell office:value-type="float" office:value="31049" calcext:value-type="float">
            <text:p>31049</text:p>
          </table:table-cell>
          <table:table-cell table:number-columns-repeated="3"/>
          <table:table-cell office:value-type="float" office:value="56868" calcext:value-type="float">
            <text:p>56868</text:p>
          </table:table-cell>
          <table:table-cell table:number-columns-repeated="3"/>
          <table:table-cell office:value-type="float" office:value="32799" calcext:value-type="float">
            <text:p>32799</text:p>
          </table:table-cell>
          <table:table-cell table:number-columns-repeated="4"/>
          <table:table-cell office:value-type="float" office:value="57067" calcext:value-type="float">
            <text:p>57067</text:p>
          </table:table-cell>
          <table:table-cell table:number-columns-repeated="4"/>
          <table:table-cell office:value-type="float" office:value="20553" calcext:value-type="float">
            <text:p>20553</text:p>
          </table:table-cell>
          <table:table-cell/>
          <table:table-cell office:value-type="float" office:value="1637768" calcext:value-type="float">
            <text:p>1637768</text:p>
          </table:table-cell>
          <table:table-cell/>
          <table:table-cell office:value-type="float" office:value="2008917" calcext:value-type="float">
            <text:p>2008917</text:p>
          </table:table-cell>
          <table:table-cell/>
          <table:table-cell office:value-type="float" office:value="2898672" calcext:value-type="float">
            <text:p>2898672</text:p>
          </table:table-cell>
          <table:table-cell/>
          <table:table-cell office:value-type="float" office:value="4051086" calcext:value-type="float">
            <text:p>4051086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5839" calcext:value-type="float">
            <text:p>75839</text:p>
          </table:table-cell>
          <table:table-cell table:number-columns-repeated="3"/>
          <table:table-cell office:value-type="float" office:value="85246" calcext:value-type="float">
            <text:p>85246</text:p>
          </table:table-cell>
          <table:table-cell table:number-columns-repeated="3"/>
          <table:table-cell office:value-type="float" office:value="44677" calcext:value-type="float">
            <text:p>44677</text:p>
          </table:table-cell>
          <table:table-cell table:number-columns-repeated="3"/>
          <table:table-cell office:value-type="float" office:value="47006" calcext:value-type="float">
            <text:p>47006</text:p>
          </table:table-cell>
          <table:table-cell table:number-columns-repeated="3"/>
          <table:table-cell office:value-type="float" office:value="54248" calcext:value-type="float">
            <text:p>54248</text:p>
          </table:table-cell>
          <table:table-cell table:number-columns-repeated="3"/>
          <table:table-cell office:value-type="float" office:value="82647" calcext:value-type="float">
            <text:p>82647</text:p>
          </table:table-cell>
          <table:table-cell table:number-columns-repeated="3"/>
          <table:table-cell office:value-type="float" office:value="54299" calcext:value-type="float">
            <text:p>54299</text:p>
          </table:table-cell>
          <table:table-cell table:number-columns-repeated="4"/>
          <table:table-cell office:value-type="float" office:value="82313" calcext:value-type="float">
            <text:p>82313</text:p>
          </table:table-cell>
          <table:table-cell table:number-columns-repeated="4"/>
          <table:table-cell office:value-type="float" office:value="58381" calcext:value-type="float">
            <text:p>58381</text:p>
          </table:table-cell>
          <table:table-cell/>
          <table:table-cell office:value-type="float" office:value="1753440" calcext:value-type="float">
            <text:p>1753440</text:p>
          </table:table-cell>
          <table:table-cell/>
          <table:table-cell office:value-type="float" office:value="2281885" calcext:value-type="float">
            <text:p>2281885</text:p>
          </table:table-cell>
          <table:table-cell/>
          <table:table-cell office:value-type="float" office:value="4847858" calcext:value-type="float">
            <text:p>4847858</text:p>
          </table:table-cell>
          <table:table-cell/>
          <table:table-cell office:value-type="float" office:value="4566920" calcext:value-type="float">
            <text:p>4566920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7823" calcext:value-type="float">
            <text:p>117823</text:p>
          </table:table-cell>
          <table:table-cell table:number-columns-repeated="2"/>
          <table:table-cell office:value-type="float" office:value="120597" calcext:value-type="float">
            <text:p>120597</text:p>
          </table:table-cell>
          <table:table-cell table:number-columns-repeated="3"/>
          <table:table-cell office:value-type="float" office:value="80704" calcext:value-type="float">
            <text:p>80704</text:p>
          </table:table-cell>
          <table:table-cell table:number-columns-repeated="3"/>
          <table:table-cell office:value-type="float" office:value="80754" calcext:value-type="float">
            <text:p>80754</text:p>
          </table:table-cell>
          <table:table-cell table:number-columns-repeated="3"/>
          <table:table-cell office:value-type="float" office:value="78007" calcext:value-type="float">
            <text:p>78007</text:p>
          </table:table-cell>
          <table:table-cell table:number-columns-repeated="2"/>
          <table:table-cell office:value-type="float" office:value="103369" calcext:value-type="float">
            <text:p>103369</text:p>
          </table:table-cell>
          <table:table-cell table:number-columns-repeated="3"/>
          <table:table-cell office:value-type="float" office:value="89942" calcext:value-type="float">
            <text:p>89942</text:p>
          </table:table-cell>
          <table:table-cell table:number-columns-repeated="4"/>
          <table:table-cell office:value-type="float" office:value="98977" calcext:value-type="float">
            <text:p>98977</text:p>
          </table:table-cell>
          <table:table-cell table:number-columns-repeated="4"/>
          <table:table-cell office:value-type="float" office:value="89365" calcext:value-type="float">
            <text:p>89365</text:p>
          </table:table-cell>
          <table:table-cell/>
          <table:table-cell office:value-type="float" office:value="1787743" calcext:value-type="float">
            <text:p>1787743</text:p>
          </table:table-cell>
          <table:table-cell/>
          <table:table-cell office:value-type="float" office:value="2375927" calcext:value-type="float">
            <text:p>2375927</text:p>
          </table:table-cell>
          <table:table-cell/>
          <table:table-cell office:value-type="float" office:value="5051705" calcext:value-type="float">
            <text:p>5051705</text:p>
          </table:table-cell>
          <table:table-cell/>
          <table:table-cell office:value-type="float" office:value="5190597" calcext:value-type="float">
            <text:p>5190597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25155" calcext:value-type="float">
            <text:p>125155</text:p>
          </table:table-cell>
          <table:table-cell table:number-columns-repeated="3"/>
          <table:table-cell office:value-type="float" office:value="95660" calcext:value-type="float">
            <text:p>95660</text:p>
          </table:table-cell>
          <table:table-cell table:number-columns-repeated="2"/>
          <table:table-cell office:value-type="float" office:value="131253" calcext:value-type="float">
            <text:p>131253</text:p>
          </table:table-cell>
          <table:table-cell table:number-columns-repeated="2"/>
          <table:table-cell office:value-type="float" office:value="132334" calcext:value-type="float">
            <text:p>132334</text:p>
          </table:table-cell>
          <table:table-cell table:number-columns-repeated="2"/>
          <table:table-cell office:value-type="float" office:value="121150" calcext:value-type="float">
            <text:p>121150</text:p>
          </table:table-cell>
          <table:table-cell table:number-columns-repeated="2"/>
          <table:table-cell office:value-type="float" office:value="144795" calcext:value-type="float">
            <text:p>144795</text:p>
          </table:table-cell>
          <table:table-cell table:number-columns-repeated="3"/>
          <table:table-cell office:value-type="float" office:value="87142" calcext:value-type="float">
            <text:p>87142</text:p>
          </table:table-cell>
          <table:table-cell table:number-columns-repeated="3"/>
          <table:table-cell office:value-type="float" office:value="146081" calcext:value-type="float">
            <text:p>146081</text:p>
          </table:table-cell>
          <table:table-cell table:number-columns-repeated="3"/>
          <table:table-cell office:value-type="float" office:value="104195" calcext:value-type="float">
            <text:p>104195</text:p>
          </table:table-cell>
          <table:table-cell/>
          <table:table-cell office:value-type="float" office:value="1872709" calcext:value-type="float">
            <text:p>1872709</text:p>
          </table:table-cell>
          <table:table-cell/>
          <table:table-cell office:value-type="float" office:value="2415343" calcext:value-type="float">
            <text:p>2415343</text:p>
          </table:table-cell>
          <table:table-cell/>
          <table:table-cell office:value-type="float" office:value="5784846" calcext:value-type="float">
            <text:p>5784846</text:p>
          </table:table-cell>
          <table:table-cell/>
          <table:table-cell office:value-type="float" office:value="5504946" calcext:value-type="float">
            <text:p>5504946</text:p>
          </table:table-cell>
          <table:table-cell table:number-columns-repeated="22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3221" calcext:value-type="float">
            <text:p>123221</text:p>
          </table:table-cell>
          <table:table-cell table:number-columns-repeated="3"/>
          <table:table-cell office:value-type="float" office:value="84122" calcext:value-type="float">
            <text:p>84122</text:p>
          </table:table-cell>
          <table:table-cell table:number-columns-repeated="2"/>
          <table:table-cell office:value-type="float" office:value="192046" calcext:value-type="float">
            <text:p>192046</text:p>
          </table:table-cell>
          <table:table-cell table:number-columns-repeated="2"/>
          <table:table-cell office:value-type="float" office:value="193500" calcext:value-type="float">
            <text:p>193500</text:p>
          </table:table-cell>
          <table:table-cell table:number-columns-repeated="2"/>
          <table:table-cell office:value-type="float" office:value="164591" calcext:value-type="float">
            <text:p>164591</text:p>
          </table:table-cell>
          <table:table-cell table:number-columns-repeated="2"/>
          <table:table-cell office:value-type="float" office:value="122815" calcext:value-type="float">
            <text:p>122815</text:p>
          </table:table-cell>
          <table:table-cell table:number-columns-repeated="2"/>
          <table:table-cell office:value-type="float" office:value="113522" calcext:value-type="float">
            <text:p>113522</text:p>
          </table:table-cell>
          <table:table-cell table:number-columns-repeated="3"/>
          <table:table-cell office:value-type="float" office:value="127903" calcext:value-type="float">
            <text:p>127903</text:p>
          </table:table-cell>
          <table:table-cell table:number-columns-repeated="3"/>
          <table:table-cell office:value-type="float" office:value="122807" calcext:value-type="float">
            <text:p>122807</text:p>
          </table:table-cell>
          <table:table-cell/>
          <table:table-cell office:value-type="float" office:value="1936675" calcext:value-type="float">
            <text:p>1936675</text:p>
          </table:table-cell>
          <table:table-cell/>
          <table:table-cell office:value-type="float" office:value="2577699" calcext:value-type="float">
            <text:p>2577699</text:p>
          </table:table-cell>
          <table:table-cell/>
          <table:table-cell office:value-type="float" office:value="5894001" calcext:value-type="float">
            <text:p>5894001</text:p>
          </table:table-cell>
          <table:table-cell/>
          <table:table-cell office:value-type="float" office:value="5390937" calcext:value-type="float">
            <text:p>5390937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06761" calcext:value-type="float">
            <text:p>106761</text:p>
          </table:table-cell>
          <table:table-cell table:number-columns-repeated="2"/>
          <table:table-cell office:value-type="float" office:value="103251" calcext:value-type="float">
            <text:p>103251</text:p>
          </table:table-cell>
          <table:table-cell table:number-columns-repeated="2"/>
          <table:table-cell office:value-type="float" office:value="167443" calcext:value-type="float">
            <text:p>167443</text:p>
          </table:table-cell>
          <table:table-cell table:number-columns-repeated="2"/>
          <table:table-cell office:value-type="float" office:value="169250" calcext:value-type="float">
            <text:p>169250</text:p>
          </table:table-cell>
          <table:table-cell table:number-columns-repeated="2"/>
          <table:table-cell office:value-type="float" office:value="162520" calcext:value-type="float">
            <text:p>162520</text:p>
          </table:table-cell>
          <table:table-cell table:number-columns-repeated="2"/>
          <table:table-cell office:value-type="float" office:value="142991" calcext:value-type="float">
            <text:p>142991</text:p>
          </table:table-cell>
          <table:table-cell table:number-columns-repeated="2"/>
          <table:table-cell office:value-type="float" office:value="127220" calcext:value-type="float">
            <text:p>127220</text:p>
          </table:table-cell>
          <table:table-cell table:number-columns-repeated="3"/>
          <table:table-cell office:value-type="float" office:value="140591" calcext:value-type="float">
            <text:p>140591</text:p>
          </table:table-cell>
          <table:table-cell table:number-columns-repeated="3"/>
          <table:table-cell office:value-type="float" office:value="110747" calcext:value-type="float">
            <text:p>110747</text:p>
          </table:table-cell>
          <table:table-cell/>
          <table:table-cell office:value-type="float" office:value="2043809" calcext:value-type="float">
            <text:p>2043809</text:p>
          </table:table-cell>
          <table:table-cell/>
          <table:table-cell office:value-type="float" office:value="2652931" calcext:value-type="float">
            <text:p>2652931</text:p>
          </table:table-cell>
          <table:table-cell/>
          <table:table-cell office:value-type="float" office:value="5696610" calcext:value-type="float">
            <text:p>5696610</text:p>
          </table:table-cell>
          <table:table-cell/>
          <table:table-cell office:value-type="float" office:value="5618365" calcext:value-type="float">
            <text:p>5618365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13857" calcext:value-type="float">
            <text:p>113857</text:p>
          </table:table-cell>
          <table:table-cell table:number-columns-repeated="2"/>
          <table:table-cell office:value-type="float" office:value="104802" calcext:value-type="float">
            <text:p>104802</text:p>
          </table:table-cell>
          <table:table-cell table:number-columns-repeated="2"/>
          <table:table-cell office:value-type="float" office:value="203850" calcext:value-type="float">
            <text:p>203850</text:p>
          </table:table-cell>
          <table:table-cell table:number-columns-repeated="2"/>
          <table:table-cell office:value-type="float" office:value="174363" calcext:value-type="float">
            <text:p>174363</text:p>
          </table:table-cell>
          <table:table-cell table:number-columns-repeated="2"/>
          <table:table-cell office:value-type="float" office:value="167806" calcext:value-type="float">
            <text:p>167806</text:p>
          </table:table-cell>
          <table:table-cell table:number-columns-repeated="2"/>
          <table:table-cell office:value-type="float" office:value="137652" calcext:value-type="float">
            <text:p>137652</text:p>
          </table:table-cell>
          <table:table-cell table:number-columns-repeated="2"/>
          <table:table-cell office:value-type="float" office:value="109343" calcext:value-type="float">
            <text:p>109343</text:p>
          </table:table-cell>
          <table:table-cell table:number-columns-repeated="3"/>
          <table:table-cell office:value-type="float" office:value="137532" calcext:value-type="float">
            <text:p>137532</text:p>
          </table:table-cell>
          <table:table-cell table:number-columns-repeated="3"/>
          <table:table-cell office:value-type="float" office:value="110113" calcext:value-type="float">
            <text:p>110113</text:p>
          </table:table-cell>
          <table:table-cell/>
          <table:table-cell office:value-type="float" office:value="2168133" calcext:value-type="float">
            <text:p>2168133</text:p>
          </table:table-cell>
          <table:table-cell/>
          <table:table-cell office:value-type="float" office:value="2886496" calcext:value-type="float">
            <text:p>2886496</text:p>
          </table:table-cell>
          <table:table-cell/>
          <table:table-cell office:value-type="float" office:value="5744227" calcext:value-type="float">
            <text:p>5744227</text:p>
          </table:table-cell>
          <table:table-cell/>
          <table:table-cell office:value-type="float" office:value="5265366" calcext:value-type="float">
            <text:p>5265366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4853" calcext:value-type="float">
            <text:p>104853</text:p>
          </table:table-cell>
          <table:table-cell table:number-columns-repeated="2"/>
          <table:table-cell office:value-type="float" office:value="101186" calcext:value-type="float">
            <text:p>101186</text:p>
          </table:table-cell>
          <table:table-cell table:number-columns-repeated="2"/>
          <table:table-cell office:value-type="float" office:value="151411" calcext:value-type="float">
            <text:p>151411</text:p>
          </table:table-cell>
          <table:table-cell table:number-columns-repeated="2"/>
          <table:table-cell office:value-type="float" office:value="149812" calcext:value-type="float">
            <text:p>149812</text:p>
          </table:table-cell>
          <table:table-cell table:number-columns-repeated="2"/>
          <table:table-cell office:value-type="float" office:value="149221" calcext:value-type="float">
            <text:p>149221</text:p>
          </table:table-cell>
          <table:table-cell table:number-columns-repeated="2"/>
          <table:table-cell office:value-type="float" office:value="142261" calcext:value-type="float">
            <text:p>142261</text:p>
          </table:table-cell>
          <table:table-cell table:number-columns-repeated="2"/>
          <table:table-cell office:value-type="float" office:value="126364" calcext:value-type="float">
            <text:p>126364</text:p>
          </table:table-cell>
          <table:table-cell table:number-columns-repeated="3"/>
          <table:table-cell office:value-type="float" office:value="143623" calcext:value-type="float">
            <text:p>143623</text:p>
          </table:table-cell>
          <table:table-cell table:number-columns-repeated="3"/>
          <table:table-cell office:value-type="float" office:value="106586" calcext:value-type="float">
            <text:p>106586</text:p>
          </table:table-cell>
          <table:table-cell/>
          <table:table-cell office:value-type="float" office:value="2449785" calcext:value-type="float">
            <text:p>2449785</text:p>
          </table:table-cell>
          <table:table-cell/>
          <table:table-cell office:value-type="float" office:value="3419011" calcext:value-type="float">
            <text:p>3419011</text:p>
          </table:table-cell>
          <table:table-cell/>
          <table:table-cell office:value-type="float" office:value="5433562" calcext:value-type="float">
            <text:p>5433562</text:p>
          </table:table-cell>
          <table:table-cell/>
          <table:table-cell office:value-type="float" office:value="5203173" calcext:value-type="float">
            <text:p>5203173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10321" calcext:value-type="float">
            <text:p>110321</text:p>
          </table:table-cell>
          <table:table-cell table:number-columns-repeated="2"/>
          <table:table-cell office:value-type="float" office:value="111817" calcext:value-type="float">
            <text:p>111817</text:p>
          </table:table-cell>
          <table:table-cell table:number-columns-repeated="2"/>
          <table:table-cell office:value-type="float" office:value="162019" calcext:value-type="float">
            <text:p>162019</text:p>
          </table:table-cell>
          <table:table-cell table:number-columns-repeated="2"/>
          <table:table-cell office:value-type="float" office:value="212635" calcext:value-type="float">
            <text:p>212635</text:p>
          </table:table-cell>
          <table:table-cell table:number-columns-repeated="2"/>
          <table:table-cell office:value-type="float" office:value="211309" calcext:value-type="float">
            <text:p>211309</text:p>
          </table:table-cell>
          <table:table-cell table:number-columns-repeated="2"/>
          <table:table-cell office:value-type="float" office:value="151933" calcext:value-type="float">
            <text:p>151933</text:p>
          </table:table-cell>
          <table:table-cell table:number-columns-repeated="2"/>
          <table:table-cell office:value-type="float" office:value="130295" calcext:value-type="float">
            <text:p>130295</text:p>
          </table:table-cell>
          <table:table-cell table:number-columns-repeated="3"/>
          <table:table-cell office:value-type="float" office:value="155486" calcext:value-type="float">
            <text:p>155486</text:p>
          </table:table-cell>
          <table:table-cell table:number-columns-repeated="4"/>
          <table:table-cell office:value-type="float" office:value="98567" calcext:value-type="float">
            <text:p>98567</text:p>
          </table:table-cell>
          <table:table-cell/>
          <table:table-cell office:value-type="float" office:value="2372973" calcext:value-type="float">
            <text:p>2372973</text:p>
          </table:table-cell>
          <table:table-cell/>
          <table:table-cell office:value-type="float" office:value="4112175" calcext:value-type="float">
            <text:p>4112175</text:p>
          </table:table-cell>
          <table:table-cell/>
          <table:table-cell office:value-type="float" office:value="5334028" calcext:value-type="float">
            <text:p>5334028</text:p>
          </table:table-cell>
          <table:table-cell/>
          <table:table-cell office:value-type="float" office:value="5238075" calcext:value-type="float">
            <text:p>5238075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44837" calcext:value-type="float">
            <text:p>144837</text:p>
          </table:table-cell>
          <table:table-cell table:number-columns-repeated="2"/>
          <table:table-cell office:value-type="float" office:value="212008" calcext:value-type="float">
            <text:p>212008</text:p>
          </table:table-cell>
          <table:table-cell table:number-columns-repeated="2"/>
          <table:table-cell office:value-type="float" office:value="271096" calcext:value-type="float">
            <text:p>271096</text:p>
          </table:table-cell>
          <table:table-cell table:number-columns-repeated="2"/>
          <table:table-cell office:value-type="float" office:value="276511" calcext:value-type="float">
            <text:p>276511</text:p>
          </table:table-cell>
          <table:table-cell table:number-columns-repeated="2"/>
          <table:table-cell office:value-type="float" office:value="257902" calcext:value-type="float">
            <text:p>257902</text:p>
          </table:table-cell>
          <table:table-cell table:number-columns-repeated="2"/>
          <table:table-cell office:value-type="float" office:value="175260" calcext:value-type="float">
            <text:p>175260</text:p>
          </table:table-cell>
          <table:table-cell table:number-columns-repeated="2"/>
          <table:table-cell office:value-type="float" office:value="243011" calcext:value-type="float">
            <text:p>243011</text:p>
          </table:table-cell>
          <table:table-cell table:number-columns-repeated="3"/>
          <table:table-cell office:value-type="float" office:value="172129" calcext:value-type="float">
            <text:p>172129</text:p>
          </table:table-cell>
          <table:table-cell table:number-columns-repeated="3"/>
          <table:table-cell office:value-type="float" office:value="245522" calcext:value-type="float">
            <text:p>245522</text:p>
          </table:table-cell>
          <table:table-cell/>
          <table:table-cell office:value-type="float" office:value="2108009" calcext:value-type="float">
            <text:p>2108009</text:p>
          </table:table-cell>
          <table:table-cell/>
          <table:table-cell office:value-type="float" office:value="2600722" calcext:value-type="float">
            <text:p>2600722</text:p>
          </table:table-cell>
          <table:table-cell/>
          <table:table-cell office:value-type="float" office:value="4858827" calcext:value-type="float">
            <text:p>4858827</text:p>
          </table:table-cell>
          <table:table-cell/>
          <table:table-cell office:value-type="float" office:value="4808509" calcext:value-type="float">
            <text:p>4808509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5400" calcext:value-type="float">
            <text:p>25400</text:p>
          </table:table-cell>
          <table:table-cell table:number-columns-repeated="3"/>
          <table:table-cell office:value-type="float" office:value="28876" calcext:value-type="float">
            <text:p>28876</text:p>
          </table:table-cell>
          <table:table-cell table:number-columns-repeated="3"/>
          <table:table-cell office:value-type="float" office:value="24111" calcext:value-type="float">
            <text:p>24111</text:p>
          </table:table-cell>
          <table:table-cell table:number-columns-repeated="3"/>
          <table:table-cell office:value-type="float" office:value="24487" calcext:value-type="float">
            <text:p>24487</text:p>
          </table:table-cell>
          <table:table-cell table:number-columns-repeated="3"/>
          <table:table-cell office:value-type="float" office:value="19056" calcext:value-type="float">
            <text:p>19056</text:p>
          </table:table-cell>
          <table:table-cell table:number-columns-repeated="3"/>
          <table:table-cell office:value-type="float" office:value="35734" calcext:value-type="float">
            <text:p>35734</text:p>
          </table:table-cell>
          <table:table-cell table:number-columns-repeated="3"/>
          <table:table-cell office:value-type="float" office:value="17308" calcext:value-type="float">
            <text:p>17308</text:p>
          </table:table-cell>
          <table:table-cell table:number-columns-repeated="4"/>
          <table:table-cell office:value-type="float" office:value="34718" calcext:value-type="float">
            <text:p>34718</text:p>
          </table:table-cell>
          <table:table-cell table:number-columns-repeated="5"/>
          <table:table-cell office:value-type="float" office:value="9791" calcext:value-type="float">
            <text:p>9791</text:p>
          </table:table-cell>
          <table:table-cell/>
          <table:table-cell office:value-type="float" office:value="1374235" calcext:value-type="float">
            <text:p>1374235</text:p>
          </table:table-cell>
          <table:table-cell/>
          <table:table-cell office:value-type="float" office:value="1771229" calcext:value-type="float">
            <text:p>1771229</text:p>
          </table:table-cell>
          <table:table-cell/>
          <table:table-cell office:value-type="float" office:value="3227840" calcext:value-type="float">
            <text:p>3227840</text:p>
          </table:table-cell>
          <table:table-cell/>
          <table:table-cell office:value-type="float" office:value="2959544" calcext:value-type="float">
            <text:p>2959544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6562" calcext:value-type="float">
            <text:p>56562</text:p>
          </table:table-cell>
          <table:table-cell table:number-columns-repeated="3"/>
          <table:table-cell office:value-type="float" office:value="54706" calcext:value-type="float">
            <text:p>54706</text:p>
          </table:table-cell>
          <table:table-cell table:number-columns-repeated="3"/>
          <table:table-cell office:value-type="float" office:value="29045" calcext:value-type="float">
            <text:p>29045</text:p>
          </table:table-cell>
          <table:table-cell table:number-columns-repeated="3"/>
          <table:table-cell office:value-type="float" office:value="29375" calcext:value-type="float">
            <text:p>29375</text:p>
          </table:table-cell>
          <table:table-cell table:number-columns-repeated="3"/>
          <table:table-cell office:value-type="float" office:value="32683" calcext:value-type="float">
            <text:p>32683</text:p>
          </table:table-cell>
          <table:table-cell table:number-columns-repeated="3"/>
          <table:table-cell office:value-type="float" office:value="53781" calcext:value-type="float">
            <text:p>53781</text:p>
          </table:table-cell>
          <table:table-cell table:number-columns-repeated="3"/>
          <table:table-cell office:value-type="float" office:value="31379" calcext:value-type="float">
            <text:p>31379</text:p>
          </table:table-cell>
          <table:table-cell table:number-columns-repeated="4"/>
          <table:table-cell office:value-type="float" office:value="55239" calcext:value-type="float">
            <text:p>55239</text:p>
          </table:table-cell>
          <table:table-cell table:number-columns-repeated="4"/>
          <table:table-cell office:value-type="float" office:value="19152" calcext:value-type="float">
            <text:p>19152</text:p>
          </table:table-cell>
          <table:table-cell/>
          <table:table-cell office:value-type="float" office:value="1600002" calcext:value-type="float">
            <text:p>1600002</text:p>
          </table:table-cell>
          <table:table-cell/>
          <table:table-cell office:value-type="float" office:value="2057862" calcext:value-type="float">
            <text:p>2057862</text:p>
          </table:table-cell>
          <table:table-cell/>
          <table:table-cell office:value-type="float" office:value="4271577" calcext:value-type="float">
            <text:p>4271577</text:p>
          </table:table-cell>
          <table:table-cell/>
          <table:table-cell office:value-type="float" office:value="3686744" calcext:value-type="float">
            <text:p>368674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6353" calcext:value-type="float">
            <text:p>76353</text:p>
          </table:table-cell>
          <table:table-cell table:number-columns-repeated="3"/>
          <table:table-cell office:value-type="float" office:value="84500" calcext:value-type="float">
            <text:p>84500</text:p>
          </table:table-cell>
          <table:table-cell table:number-columns-repeated="3"/>
          <table:table-cell office:value-type="float" office:value="50018" calcext:value-type="float">
            <text:p>50018</text:p>
          </table:table-cell>
          <table:table-cell table:number-columns-repeated="3"/>
          <table:table-cell office:value-type="float" office:value="45979" calcext:value-type="float">
            <text:p>45979</text:p>
          </table:table-cell>
          <table:table-cell table:number-columns-repeated="3"/>
          <table:table-cell office:value-type="float" office:value="55366" calcext:value-type="float">
            <text:p>55366</text:p>
          </table:table-cell>
          <table:table-cell table:number-columns-repeated="3"/>
          <table:table-cell office:value-type="float" office:value="78745" calcext:value-type="float">
            <text:p>78745</text:p>
          </table:table-cell>
          <table:table-cell table:number-columns-repeated="3"/>
          <table:table-cell office:value-type="float" office:value="52613" calcext:value-type="float">
            <text:p>52613</text:p>
          </table:table-cell>
          <table:table-cell table:number-columns-repeated="4"/>
          <table:table-cell office:value-type="float" office:value="85904" calcext:value-type="float">
            <text:p>85904</text:p>
          </table:table-cell>
          <table:table-cell table:number-columns-repeated="4"/>
          <table:table-cell office:value-type="float" office:value="55445" calcext:value-type="float">
            <text:p>55445</text:p>
          </table:table-cell>
          <table:table-cell/>
          <table:table-cell office:value-type="float" office:value="1739662" calcext:value-type="float">
            <text:p>1739662</text:p>
          </table:table-cell>
          <table:table-cell/>
          <table:table-cell office:value-type="float" office:value="2256826" calcext:value-type="float">
            <text:p>2256826</text:p>
          </table:table-cell>
          <table:table-cell/>
          <table:table-cell office:value-type="float" office:value="5011041" calcext:value-type="float">
            <text:p>5011041</text:p>
          </table:table-cell>
          <table:table-cell/>
          <table:table-cell office:value-type="float" office:value="4211884" calcext:value-type="float">
            <text:p>4211884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78898" calcext:value-type="float">
            <text:p>78898</text:p>
          </table:table-cell>
          <table:table-cell table:number-columns-repeated="2"/>
          <table:table-cell office:value-type="float" office:value="101617" calcext:value-type="float">
            <text:p>101617</text:p>
          </table:table-cell>
          <table:table-cell table:number-columns-repeated="3"/>
          <table:table-cell office:value-type="float" office:value="79894" calcext:value-type="float">
            <text:p>79894</text:p>
          </table:table-cell>
          <table:table-cell table:number-columns-repeated="3"/>
          <table:table-cell office:value-type="float" office:value="80069" calcext:value-type="float">
            <text:p>80069</text:p>
          </table:table-cell>
          <table:table-cell table:number-columns-repeated="3"/>
          <table:table-cell office:value-type="float" office:value="90998" calcext:value-type="float">
            <text:p>90998</text:p>
          </table:table-cell>
          <table:table-cell table:number-columns-repeated="2"/>
          <table:table-cell office:value-type="float" office:value="114479" calcext:value-type="float">
            <text:p>114479</text:p>
          </table:table-cell>
          <table:table-cell table:number-columns-repeated="3"/>
          <table:table-cell office:value-type="float" office:value="84951" calcext:value-type="float">
            <text:p>84951</text:p>
          </table:table-cell>
          <table:table-cell table:number-columns-repeated="3"/>
          <table:table-cell office:value-type="float" office:value="103473" calcext:value-type="float">
            <text:p>103473</text:p>
          </table:table-cell>
          <table:table-cell table:number-columns-repeated="4"/>
          <table:table-cell office:value-type="float" office:value="16621" calcext:value-type="float">
            <text:p>16621</text:p>
          </table:table-cell>
          <table:table-cell/>
          <table:table-cell office:value-type="float" office:value="1799994" calcext:value-type="float">
            <text:p>1799994</text:p>
          </table:table-cell>
          <table:table-cell/>
          <table:table-cell office:value-type="float" office:value="2315376" calcext:value-type="float">
            <text:p>2315376</text:p>
          </table:table-cell>
          <table:table-cell/>
          <table:table-cell office:value-type="float" office:value="5461029" calcext:value-type="float">
            <text:p>5461029</text:p>
          </table:table-cell>
          <table:table-cell/>
          <table:table-cell office:value-type="float" office:value="4850463" calcext:value-type="float">
            <text:p>485046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31254" calcext:value-type="float">
            <text:p>131254</text:p>
          </table:table-cell>
          <table:table-cell table:number-columns-repeated="2"/>
          <table:table-cell office:value-type="float" office:value="133370" calcext:value-type="float">
            <text:p>133370</text:p>
          </table:table-cell>
          <table:table-cell table:number-columns-repeated="3"/>
          <table:table-cell office:value-type="float" office:value="83431" calcext:value-type="float">
            <text:p>83431</text:p>
          </table:table-cell>
          <table:table-cell table:number-columns-repeated="3"/>
          <table:table-cell office:value-type="float" office:value="90457" calcext:value-type="float">
            <text:p>90457</text:p>
          </table:table-cell>
          <table:table-cell table:number-columns-repeated="2"/>
          <table:table-cell office:value-type="float" office:value="131678" calcext:value-type="float">
            <text:p>131678</text:p>
          </table:table-cell>
          <table:table-cell table:number-columns-repeated="2"/>
          <table:table-cell office:value-type="float" office:value="168677" calcext:value-type="float">
            <text:p>168677</text:p>
          </table:table-cell>
          <table:table-cell table:number-columns-repeated="2"/>
          <table:table-cell office:value-type="float" office:value="109816" calcext:value-type="float">
            <text:p>109816</text:p>
          </table:table-cell>
          <table:table-cell table:number-columns-repeated="3"/>
          <table:table-cell office:value-type="float" office:value="150735" calcext:value-type="float">
            <text:p>150735</text:p>
          </table:table-cell>
          <table:table-cell table:number-columns-repeated="3"/>
          <table:table-cell office:value-type="float" office:value="114590" calcext:value-type="float">
            <text:p>114590</text:p>
          </table:table-cell>
          <table:table-cell/>
          <table:table-cell office:value-type="float" office:value="1402964" calcext:value-type="float">
            <text:p>1402964</text:p>
          </table:table-cell>
          <table:table-cell/>
          <table:table-cell office:value-type="float" office:value="2389776" calcext:value-type="float">
            <text:p>2389776</text:p>
          </table:table-cell>
          <table:table-cell/>
          <table:table-cell office:value-type="float" office:value="5560902" calcext:value-type="float">
            <text:p>5560902</text:p>
          </table:table-cell>
          <table:table-cell/>
          <table:table-cell office:value-type="float" office:value="4903066" calcext:value-type="float">
            <text:p>4903066</text:p>
          </table:table-cell>
          <table:table-cell table:number-columns-repeated="22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18566" calcext:value-type="float">
            <text:p>118566</text:p>
          </table:table-cell>
          <table:table-cell table:number-columns-repeated="2"/>
          <table:table-cell office:value-type="float" office:value="118118" calcext:value-type="float">
            <text:p>118118</text:p>
          </table:table-cell>
          <table:table-cell table:number-columns-repeated="2"/>
          <table:table-cell office:value-type="float" office:value="148368" calcext:value-type="float">
            <text:p>148368</text:p>
          </table:table-cell>
          <table:table-cell table:number-columns-repeated="2"/>
          <table:table-cell office:value-type="float" office:value="143066" calcext:value-type="float">
            <text:p>143066</text:p>
          </table:table-cell>
          <table:table-cell table:number-columns-repeated="2"/>
          <table:table-cell office:value-type="float" office:value="131702" calcext:value-type="float">
            <text:p>131702</text:p>
          </table:table-cell>
          <table:table-cell table:number-columns-repeated="2"/>
          <table:table-cell office:value-type="float" office:value="116813" calcext:value-type="float">
            <text:p>116813</text:p>
          </table:table-cell>
          <table:table-cell table:number-columns-repeated="2"/>
          <table:table-cell office:value-type="float" office:value="131746" calcext:value-type="float">
            <text:p>131746</text:p>
          </table:table-cell>
          <table:table-cell table:number-columns-repeated="3"/>
          <table:table-cell office:value-type="float" office:value="136640" calcext:value-type="float">
            <text:p>136640</text:p>
          </table:table-cell>
          <table:table-cell table:number-columns-repeated="3"/>
          <table:table-cell office:value-type="float" office:value="130674" calcext:value-type="float">
            <text:p>130674</text:p>
          </table:table-cell>
          <table:table-cell/>
          <table:table-cell office:value-type="float" office:value="1888436" calcext:value-type="float">
            <text:p>1888436</text:p>
          </table:table-cell>
          <table:table-cell/>
          <table:table-cell office:value-type="float" office:value="2451849" calcext:value-type="float">
            <text:p>2451849</text:p>
          </table:table-cell>
          <table:table-cell/>
          <table:table-cell office:value-type="float" office:value="5435974" calcext:value-type="float">
            <text:p>5435974</text:p>
          </table:table-cell>
          <table:table-cell/>
          <table:table-cell office:value-type="float" office:value="5063472" calcext:value-type="float">
            <text:p>5063472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31573" calcext:value-type="float">
            <text:p>131573</text:p>
          </table:table-cell>
          <table:table-cell table:number-columns-repeated="2"/>
          <table:table-cell office:value-type="float" office:value="131212" calcext:value-type="float">
            <text:p>131212</text:p>
          </table:table-cell>
          <table:table-cell table:number-columns-repeated="2"/>
          <table:table-cell office:value-type="float" office:value="201669" calcext:value-type="float">
            <text:p>201669</text:p>
          </table:table-cell>
          <table:table-cell table:number-columns-repeated="2"/>
          <table:table-cell office:value-type="float" office:value="173618" calcext:value-type="float">
            <text:p>173618</text:p>
          </table:table-cell>
          <table:table-cell table:number-columns-repeated="2"/>
          <table:table-cell office:value-type="float" office:value="157034" calcext:value-type="float">
            <text:p>157034</text:p>
          </table:table-cell>
          <table:table-cell table:number-columns-repeated="2"/>
          <table:table-cell office:value-type="float" office:value="147667" calcext:value-type="float">
            <text:p>147667</text:p>
          </table:table-cell>
          <table:table-cell table:number-columns-repeated="2"/>
          <table:table-cell office:value-type="float" office:value="135669" calcext:value-type="float">
            <text:p>135669</text:p>
          </table:table-cell>
          <table:table-cell table:number-columns-repeated="3"/>
          <table:table-cell office:value-type="float" office:value="166965" calcext:value-type="float">
            <text:p>166965</text:p>
          </table:table-cell>
          <table:table-cell table:number-columns-repeated="3"/>
          <table:table-cell office:value-type="float" office:value="151805" calcext:value-type="float">
            <text:p>151805</text:p>
          </table:table-cell>
          <table:table-cell/>
          <table:table-cell office:value-type="float" office:value="1923535" calcext:value-type="float">
            <text:p>1923535</text:p>
          </table:table-cell>
          <table:table-cell/>
          <table:table-cell office:value-type="float" office:value="2533940" calcext:value-type="float">
            <text:p>2533940</text:p>
          </table:table-cell>
          <table:table-cell/>
          <table:table-cell office:value-type="float" office:value="5672914" calcext:value-type="float">
            <text:p>5672914</text:p>
          </table:table-cell>
          <table:table-cell/>
          <table:table-cell office:value-type="float" office:value="5031588" calcext:value-type="float">
            <text:p>5031588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30841" calcext:value-type="float">
            <text:p>130841</text:p>
          </table:table-cell>
          <table:table-cell table:number-columns-repeated="2"/>
          <table:table-cell office:value-type="float" office:value="130394" calcext:value-type="float">
            <text:p>130394</text:p>
          </table:table-cell>
          <table:table-cell table:number-columns-repeated="2"/>
          <table:table-cell office:value-type="float" office:value="223813" calcext:value-type="float">
            <text:p>223813</text:p>
          </table:table-cell>
          <table:table-cell table:number-columns-repeated="2"/>
          <table:table-cell office:value-type="float" office:value="223832" calcext:value-type="float">
            <text:p>223832</text:p>
          </table:table-cell>
          <table:table-cell table:number-columns-repeated="2"/>
          <table:table-cell office:value-type="float" office:value="205076" calcext:value-type="float">
            <text:p>205076</text:p>
          </table:table-cell>
          <table:table-cell table:number-columns-repeated="2"/>
          <table:table-cell office:value-type="float" office:value="151720" calcext:value-type="float">
            <text:p>151720</text:p>
          </table:table-cell>
          <table:table-cell table:number-columns-repeated="2"/>
          <table:table-cell office:value-type="float" office:value="145663" calcext:value-type="float">
            <text:p>145663</text:p>
          </table:table-cell>
          <table:table-cell table:number-columns-repeated="3"/>
          <table:table-cell office:value-type="float" office:value="151425" calcext:value-type="float">
            <text:p>151425</text:p>
          </table:table-cell>
          <table:table-cell table:number-columns-repeated="4"/>
          <table:table-cell office:value-type="float" office:value="96912" calcext:value-type="float">
            <text:p>96912</text:p>
          </table:table-cell>
          <table:table-cell/>
          <table:table-cell office:value-type="float" office:value="2006899" calcext:value-type="float">
            <text:p>2006899</text:p>
          </table:table-cell>
          <table:table-cell/>
          <table:table-cell office:value-type="float" office:value="2615532" calcext:value-type="float">
            <text:p>2615532</text:p>
          </table:table-cell>
          <table:table-cell/>
          <table:table-cell office:value-type="float" office:value="5546540" calcext:value-type="float">
            <text:p>5546540</text:p>
          </table:table-cell>
          <table:table-cell/>
          <table:table-cell office:value-type="float" office:value="4950396" calcext:value-type="float">
            <text:p>4950396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43570" calcext:value-type="float">
            <text:p>143570</text:p>
          </table:table-cell>
          <table:table-cell table:number-columns-repeated="2"/>
          <table:table-cell office:value-type="float" office:value="146157" calcext:value-type="float">
            <text:p>146157</text:p>
          </table:table-cell>
          <table:table-cell table:number-columns-repeated="2"/>
          <table:table-cell office:value-type="float" office:value="210369" calcext:value-type="float">
            <text:p>210369</text:p>
          </table:table-cell>
          <table:table-cell table:number-columns-repeated="2"/>
          <table:table-cell office:value-type="float" office:value="209263" calcext:value-type="float">
            <text:p>209263</text:p>
          </table:table-cell>
          <table:table-cell table:number-columns-repeated="2"/>
          <table:table-cell office:value-type="float" office:value="200853" calcext:value-type="float">
            <text:p>200853</text:p>
          </table:table-cell>
          <table:table-cell table:number-columns-repeated="2"/>
          <table:table-cell office:value-type="float" office:value="171252" calcext:value-type="float">
            <text:p>171252</text:p>
          </table:table-cell>
          <table:table-cell table:number-columns-repeated="2"/>
          <table:table-cell office:value-type="float" office:value="169518" calcext:value-type="float">
            <text:p>169518</text:p>
          </table:table-cell>
          <table:table-cell table:number-columns-repeated="3"/>
          <table:table-cell office:value-type="float" office:value="164693" calcext:value-type="float">
            <text:p>164693</text:p>
          </table:table-cell>
          <table:table-cell table:number-columns-repeated="3"/>
          <table:table-cell office:value-type="float" office:value="128738" calcext:value-type="float">
            <text:p>128738</text:p>
          </table:table-cell>
          <table:table-cell/>
          <table:table-cell office:value-type="float" office:value="2149524" calcext:value-type="float">
            <text:p>2149524</text:p>
          </table:table-cell>
          <table:table-cell/>
          <table:table-cell office:value-type="float" office:value="2763857" calcext:value-type="float">
            <text:p>2763857</text:p>
          </table:table-cell>
          <table:table-cell/>
          <table:table-cell office:value-type="float" office:value="5889763" calcext:value-type="float">
            <text:p>5889763</text:p>
          </table:table-cell>
          <table:table-cell/>
          <table:table-cell office:value-type="float" office:value="5000831" calcext:value-type="float">
            <text:p>5000831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41939" calcext:value-type="float">
            <text:p>141939</text:p>
          </table:table-cell>
          <table:table-cell table:number-columns-repeated="2"/>
          <table:table-cell office:value-type="float" office:value="144225" calcext:value-type="float">
            <text:p>144225</text:p>
          </table:table-cell>
          <table:table-cell table:number-columns-repeated="2"/>
          <table:table-cell office:value-type="float" office:value="249602" calcext:value-type="float">
            <text:p>249602</text:p>
          </table:table-cell>
          <table:table-cell table:number-columns-repeated="2"/>
          <table:table-cell office:value-type="float" office:value="243831" calcext:value-type="float">
            <text:p>243831</text:p>
          </table:table-cell>
          <table:table-cell table:number-columns-repeated="2"/>
          <table:table-cell office:value-type="float" office:value="239230" calcext:value-type="float">
            <text:p>239230</text:p>
          </table:table-cell>
          <table:table-cell table:number-columns-repeated="2"/>
          <table:table-cell office:value-type="float" office:value="170687" calcext:value-type="float">
            <text:p>170687</text:p>
          </table:table-cell>
          <table:table-cell table:number-columns-repeated="2"/>
          <table:table-cell office:value-type="float" office:value="197498" calcext:value-type="float">
            <text:p>197498</text:p>
          </table:table-cell>
          <table:table-cell table:number-columns-repeated="3"/>
          <table:table-cell office:value-type="float" office:value="171008" calcext:value-type="float">
            <text:p>171008</text:p>
          </table:table-cell>
          <table:table-cell table:number-columns-repeated="3"/>
          <table:table-cell office:value-type="float" office:value="187091" calcext:value-type="float">
            <text:p>187091</text:p>
          </table:table-cell>
          <table:table-cell/>
          <table:table-cell office:value-type="float" office:value="2456406" calcext:value-type="float">
            <text:p>2456406</text:p>
          </table:table-cell>
          <table:table-cell/>
          <table:table-cell office:value-type="float" office:value="3166561" calcext:value-type="float">
            <text:p>3166561</text:p>
          </table:table-cell>
          <table:table-cell/>
          <table:table-cell office:value-type="float" office:value="5364680" calcext:value-type="float">
            <text:p>5364680</text:p>
          </table:table-cell>
          <table:table-cell/>
          <table:table-cell office:value-type="float" office:value="5034537" calcext:value-type="float">
            <text:p>5034537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43169" calcext:value-type="float">
            <text:p>143169</text:p>
          </table:table-cell>
          <table:table-cell table:number-columns-repeated="2"/>
          <table:table-cell office:value-type="float" office:value="136547" calcext:value-type="float">
            <text:p>136547</text:p>
          </table:table-cell>
          <table:table-cell table:number-columns-repeated="2"/>
          <table:table-cell office:value-type="float" office:value="269846" calcext:value-type="float">
            <text:p>269846</text:p>
          </table:table-cell>
          <table:table-cell table:number-columns-repeated="2"/>
          <table:table-cell office:value-type="float" office:value="223360" calcext:value-type="float">
            <text:p>223360</text:p>
          </table:table-cell>
          <table:table-cell table:number-columns-repeated="2"/>
          <table:table-cell office:value-type="float" office:value="274080" calcext:value-type="float">
            <text:p>274080</text:p>
          </table:table-cell>
          <table:table-cell table:number-columns-repeated="2"/>
          <table:table-cell office:value-type="float" office:value="172071" calcext:value-type="float">
            <text:p>172071</text:p>
          </table:table-cell>
          <table:table-cell table:number-columns-repeated="2"/>
          <table:table-cell office:value-type="float" office:value="190603" calcext:value-type="float">
            <text:p>190603</text:p>
          </table:table-cell>
          <table:table-cell table:number-columns-repeated="3"/>
          <table:table-cell office:value-type="float" office:value="169620" calcext:value-type="float">
            <text:p>169620</text:p>
          </table:table-cell>
          <table:table-cell table:number-columns-repeated="3"/>
          <table:table-cell office:value-type="float" office:value="197311" calcext:value-type="float">
            <text:p>197311</text:p>
          </table:table-cell>
          <table:table-cell/>
          <table:table-cell office:value-type="float" office:value="2217071" calcext:value-type="float">
            <text:p>2217071</text:p>
          </table:table-cell>
          <table:table-cell/>
          <table:table-cell office:value-type="float" office:value="4096391" calcext:value-type="float">
            <text:p>4096391</text:p>
          </table:table-cell>
          <table:table-cell/>
          <table:table-cell office:value-type="float" office:value="4925558" calcext:value-type="float">
            <text:p>4925558</text:p>
          </table:table-cell>
          <table:table-cell/>
          <table:table-cell office:value-type="float" office:value="3792546" calcext:value-type="float">
            <text:p>3792546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49690" calcext:value-type="float">
            <text:p>149690</text:p>
          </table:table-cell>
          <table:table-cell table:number-columns-repeated="2"/>
          <table:table-cell office:value-type="float" office:value="145999" calcext:value-type="float">
            <text:p>145999</text:p>
          </table:table-cell>
          <table:table-cell table:number-columns-repeated="2"/>
          <table:table-cell office:value-type="float" office:value="274410" calcext:value-type="float">
            <text:p>274410</text:p>
          </table:table-cell>
          <table:table-cell table:number-columns-repeated="2"/>
          <table:table-cell office:value-type="float" office:value="258227" calcext:value-type="float">
            <text:p>258227</text:p>
          </table:table-cell>
          <table:table-cell table:number-columns-repeated="2"/>
          <table:table-cell office:value-type="float" office:value="255408" calcext:value-type="float">
            <text:p>255408</text:p>
          </table:table-cell>
          <table:table-cell table:number-columns-repeated="2"/>
          <table:table-cell office:value-type="float" office:value="169820" calcext:value-type="float">
            <text:p>169820</text:p>
          </table:table-cell>
          <table:table-cell table:number-columns-repeated="2"/>
          <table:table-cell office:value-type="float" office:value="208065" calcext:value-type="float">
            <text:p>208065</text:p>
          </table:table-cell>
          <table:table-cell table:number-columns-repeated="3"/>
          <table:table-cell office:value-type="float" office:value="151524" calcext:value-type="float">
            <text:p>151524</text:p>
          </table:table-cell>
          <table:table-cell table:number-columns-repeated="3"/>
          <table:table-cell office:value-type="float" office:value="214849" calcext:value-type="float">
            <text:p>214849</text:p>
          </table:table-cell>
          <table:table-cell/>
          <table:table-cell office:value-type="float" office:value="1980182" calcext:value-type="float">
            <text:p>1980182</text:p>
          </table:table-cell>
          <table:table-cell/>
          <table:table-cell office:value-type="float" office:value="2629946" calcext:value-type="float">
            <text:p>2629946</text:p>
          </table:table-cell>
          <table:table-cell/>
          <table:table-cell office:value-type="float" office:value="3346356" calcext:value-type="float">
            <text:p>3346356</text:p>
          </table:table-cell>
          <table:table-cell/>
          <table:table-cell office:value-type="float" office:value="4295608" calcext:value-type="float">
            <text:p>4295608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1837" calcext:value-type="float">
            <text:p>31837</text:p>
          </table:table-cell>
          <table:table-cell table:number-columns-repeated="3"/>
          <table:table-cell office:value-type="float" office:value="34409" calcext:value-type="float">
            <text:p>34409</text:p>
          </table:table-cell>
          <table:table-cell table:number-columns-repeated="3"/>
          <table:table-cell office:value-type="float" office:value="27058" calcext:value-type="float">
            <text:p>27058</text:p>
          </table:table-cell>
          <table:table-cell table:number-columns-repeated="3"/>
          <table:table-cell office:value-type="float" office:value="26770" calcext:value-type="float">
            <text:p>26770</text:p>
          </table:table-cell>
          <table:table-cell table:number-columns-repeated="3"/>
          <table:table-cell office:value-type="float" office:value="19566" calcext:value-type="float">
            <text:p>19566</text:p>
          </table:table-cell>
          <table:table-cell table:number-columns-repeated="3"/>
          <table:table-cell office:value-type="float" office:value="36247" calcext:value-type="float">
            <text:p>36247</text:p>
          </table:table-cell>
          <table:table-cell table:number-columns-repeated="3"/>
          <table:table-cell office:value-type="float" office:value="18959" calcext:value-type="float">
            <text:p>18959</text:p>
          </table:table-cell>
          <table:table-cell table:number-columns-repeated="4"/>
          <table:table-cell office:value-type="float" office:value="31443" calcext:value-type="float">
            <text:p>31443</text:p>
          </table:table-cell>
          <table:table-cell table:number-columns-repeated="5"/>
          <table:table-cell office:value-type="float" office:value="9402" calcext:value-type="float">
            <text:p>9402</text:p>
          </table:table-cell>
          <table:table-cell/>
          <table:table-cell office:value-type="float" office:value="1358312" calcext:value-type="float">
            <text:p>1358312</text:p>
          </table:table-cell>
          <table:table-cell/>
          <table:table-cell office:value-type="float" office:value="1687535" calcext:value-type="float">
            <text:p>1687535</text:p>
          </table:table-cell>
          <table:table-cell/>
          <table:table-cell office:value-type="float" office:value="2969751" calcext:value-type="float">
            <text:p>2969751</text:p>
          </table:table-cell>
          <table:table-cell/>
          <table:table-cell office:value-type="float" office:value="2923635" calcext:value-type="float">
            <text:p>2923635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9924" calcext:value-type="float">
            <text:p>49924</text:p>
          </table:table-cell>
          <table:table-cell table:number-columns-repeated="3"/>
          <table:table-cell office:value-type="float" office:value="55514" calcext:value-type="float">
            <text:p>55514</text:p>
          </table:table-cell>
          <table:table-cell table:number-columns-repeated="3"/>
          <table:table-cell office:value-type="float" office:value="30449" calcext:value-type="float">
            <text:p>30449</text:p>
          </table:table-cell>
          <table:table-cell table:number-columns-repeated="3"/>
          <table:table-cell office:value-type="float" office:value="30837" calcext:value-type="float">
            <text:p>30837</text:p>
          </table:table-cell>
          <table:table-cell table:number-columns-repeated="3"/>
          <table:table-cell office:value-type="float" office:value="34223" calcext:value-type="float">
            <text:p>34223</text:p>
          </table:table-cell>
          <table:table-cell table:number-columns-repeated="3"/>
          <table:table-cell office:value-type="float" office:value="63780" calcext:value-type="float">
            <text:p>63780</text:p>
          </table:table-cell>
          <table:table-cell table:number-columns-repeated="3"/>
          <table:table-cell office:value-type="float" office:value="34644" calcext:value-type="float">
            <text:p>34644</text:p>
          </table:table-cell>
          <table:table-cell table:number-columns-repeated="4"/>
          <table:table-cell office:value-type="float" office:value="59753" calcext:value-type="float">
            <text:p>59753</text:p>
          </table:table-cell>
          <table:table-cell table:number-columns-repeated="4"/>
          <table:table-cell office:value-type="float" office:value="19260" calcext:value-type="float">
            <text:p>19260</text:p>
          </table:table-cell>
          <table:table-cell/>
          <table:table-cell office:value-type="float" office:value="1616746" calcext:value-type="float">
            <text:p>1616746</text:p>
          </table:table-cell>
          <table:table-cell/>
          <table:table-cell office:value-type="float" office:value="2075753" calcext:value-type="float">
            <text:p>2075753</text:p>
          </table:table-cell>
          <table:table-cell/>
          <table:table-cell office:value-type="float" office:value="4175240" calcext:value-type="float">
            <text:p>4175240</text:p>
          </table:table-cell>
          <table:table-cell/>
          <table:table-cell office:value-type="float" office:value="3898135" calcext:value-type="float">
            <text:p>389813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6050" calcext:value-type="float">
            <text:p>86050</text:p>
          </table:table-cell>
          <table:table-cell table:number-columns-repeated="3"/>
          <table:table-cell office:value-type="float" office:value="88778" calcext:value-type="float">
            <text:p>88778</text:p>
          </table:table-cell>
          <table:table-cell table:number-columns-repeated="3"/>
          <table:table-cell office:value-type="float" office:value="47258" calcext:value-type="float">
            <text:p>47258</text:p>
          </table:table-cell>
          <table:table-cell table:number-columns-repeated="3"/>
          <table:table-cell office:value-type="float" office:value="44544" calcext:value-type="float">
            <text:p>44544</text:p>
          </table:table-cell>
          <table:table-cell table:number-columns-repeated="3"/>
          <table:table-cell office:value-type="float" office:value="54369" calcext:value-type="float">
            <text:p>54369</text:p>
          </table:table-cell>
          <table:table-cell table:number-columns-repeated="3"/>
          <table:table-cell office:value-type="float" office:value="90685" calcext:value-type="float">
            <text:p>90685</text:p>
          </table:table-cell>
          <table:table-cell table:number-columns-repeated="3"/>
          <table:table-cell office:value-type="float" office:value="56536" calcext:value-type="float">
            <text:p>56536</text:p>
          </table:table-cell>
          <table:table-cell table:number-columns-repeated="4"/>
          <table:table-cell office:value-type="float" office:value="90400" calcext:value-type="float">
            <text:p>90400</text:p>
          </table:table-cell>
          <table:table-cell table:number-columns-repeated="4"/>
          <table:table-cell office:value-type="float" office:value="58374" calcext:value-type="float">
            <text:p>58374</text:p>
          </table:table-cell>
          <table:table-cell/>
          <table:table-cell office:value-type="float" office:value="1645470" calcext:value-type="float">
            <text:p>1645470</text:p>
          </table:table-cell>
          <table:table-cell/>
          <table:table-cell office:value-type="float" office:value="2143945" calcext:value-type="float">
            <text:p>2143945</text:p>
          </table:table-cell>
          <table:table-cell/>
          <table:table-cell office:value-type="float" office:value="4837421" calcext:value-type="float">
            <text:p>4837421</text:p>
          </table:table-cell>
          <table:table-cell/>
          <table:table-cell office:value-type="float" office:value="4413920" calcext:value-type="float">
            <text:p>4413920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7653" calcext:value-type="float">
            <text:p>127653</text:p>
          </table:table-cell>
          <table:table-cell table:number-columns-repeated="2"/>
          <table:table-cell office:value-type="float" office:value="140616" calcext:value-type="float">
            <text:p>140616</text:p>
          </table:table-cell>
          <table:table-cell table:number-columns-repeated="3"/>
          <table:table-cell office:value-type="float" office:value="74427" calcext:value-type="float">
            <text:p>74427</text:p>
          </table:table-cell>
          <table:table-cell table:number-columns-repeated="3"/>
          <table:table-cell office:value-type="float" office:value="69594" calcext:value-type="float">
            <text:p>69594</text:p>
          </table:table-cell>
          <table:table-cell table:number-columns-repeated="3"/>
          <table:table-cell office:value-type="float" office:value="87880" calcext:value-type="float">
            <text:p>87880</text:p>
          </table:table-cell>
          <table:table-cell table:number-columns-repeated="2"/>
          <table:table-cell office:value-type="float" office:value="128104" calcext:value-type="float">
            <text:p>128104</text:p>
          </table:table-cell>
          <table:table-cell table:number-columns-repeated="3"/>
          <table:table-cell office:value-type="float" office:value="95395" calcext:value-type="float">
            <text:p>95395</text:p>
          </table:table-cell>
          <table:table-cell table:number-columns-repeated="3"/>
          <table:table-cell office:value-type="float" office:value="126900" calcext:value-type="float">
            <text:p>126900</text:p>
          </table:table-cell>
          <table:table-cell table:number-columns-repeated="4"/>
          <table:table-cell office:value-type="float" office:value="95949" calcext:value-type="float">
            <text:p>95949</text:p>
          </table:table-cell>
          <table:table-cell/>
          <table:table-cell office:value-type="float" office:value="1781460" calcext:value-type="float">
            <text:p>1781460</text:p>
          </table:table-cell>
          <table:table-cell/>
          <table:table-cell office:value-type="float" office:value="2365167" calcext:value-type="float">
            <text:p>2365167</text:p>
          </table:table-cell>
          <table:table-cell/>
          <table:table-cell office:value-type="float" office:value="5370049" calcext:value-type="float">
            <text:p>5370049</text:p>
          </table:table-cell>
          <table:table-cell/>
          <table:table-cell office:value-type="float" office:value="4883139" calcext:value-type="float">
            <text:p>4883139</text:p>
          </table:table-cell>
          <table:table-cell table:number-columns-repeated="20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39867" calcext:value-type="float">
            <text:p>139867</text:p>
          </table:table-cell>
          <table:table-cell table:number-columns-repeated="2"/>
          <table:table-cell office:value-type="float" office:value="150149" calcext:value-type="float">
            <text:p>150149</text:p>
          </table:table-cell>
          <table:table-cell table:number-columns-repeated="2"/>
          <table:table-cell office:value-type="float" office:value="155984" calcext:value-type="float">
            <text:p>155984</text:p>
          </table:table-cell>
          <table:table-cell table:number-columns-repeated="2"/>
          <table:table-cell office:value-type="float" office:value="153399" calcext:value-type="float">
            <text:p>153399</text:p>
          </table:table-cell>
          <table:table-cell table:number-columns-repeated="2"/>
          <table:table-cell office:value-type="float" office:value="135466" calcext:value-type="float">
            <text:p>135466</text:p>
          </table:table-cell>
          <table:table-cell table:number-columns-repeated="2"/>
          <table:table-cell office:value-type="float" office:value="150642" calcext:value-type="float">
            <text:p>150642</text:p>
          </table:table-cell>
          <table:table-cell table:number-columns-repeated="2"/>
          <table:table-cell office:value-type="float" office:value="139665" calcext:value-type="float">
            <text:p>139665</text:p>
          </table:table-cell>
          <table:table-cell table:number-columns-repeated="3"/>
          <table:table-cell office:value-type="float" office:value="145822" calcext:value-type="float">
            <text:p>145822</text:p>
          </table:table-cell>
          <table:table-cell table:number-columns-repeated="3"/>
          <table:table-cell office:value-type="float" office:value="136772" calcext:value-type="float">
            <text:p>136772</text:p>
          </table:table-cell>
          <table:table-cell/>
          <table:table-cell office:value-type="float" office:value="1812996" calcext:value-type="float">
            <text:p>1812996</text:p>
          </table:table-cell>
          <table:table-cell/>
          <table:table-cell office:value-type="float" office:value="2281007" calcext:value-type="float">
            <text:p>2281007</text:p>
          </table:table-cell>
          <table:table-cell/>
          <table:table-cell office:value-type="float" office:value="5770960" calcext:value-type="float">
            <text:p>5770960</text:p>
          </table:table-cell>
          <table:table-cell/>
          <table:table-cell office:value-type="float" office:value="4464389" calcext:value-type="float">
            <text:p>4464389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1407" calcext:value-type="float">
            <text:p>121407</text:p>
          </table:table-cell>
          <table:table-cell table:number-columns-repeated="2"/>
          <table:table-cell office:value-type="float" office:value="126990" calcext:value-type="float">
            <text:p>126990</text:p>
          </table:table-cell>
          <table:table-cell table:number-columns-repeated="2"/>
          <table:table-cell office:value-type="float" office:value="188004" calcext:value-type="float">
            <text:p>188004</text:p>
          </table:table-cell>
          <table:table-cell table:number-columns-repeated="2"/>
          <table:table-cell office:value-type="float" office:value="199724" calcext:value-type="float">
            <text:p>199724</text:p>
          </table:table-cell>
          <table:table-cell table:number-columns-repeated="2"/>
          <table:table-cell office:value-type="float" office:value="185209" calcext:value-type="float">
            <text:p>185209</text:p>
          </table:table-cell>
          <table:table-cell table:number-columns-repeated="2"/>
          <table:table-cell office:value-type="float" office:value="125154" calcext:value-type="float">
            <text:p>125154</text:p>
          </table:table-cell>
          <table:table-cell table:number-columns-repeated="2"/>
          <table:table-cell office:value-type="float" office:value="177673" calcext:value-type="float">
            <text:p>177673</text:p>
          </table:table-cell>
          <table:table-cell table:number-columns-repeated="3"/>
          <table:table-cell office:value-type="float" office:value="129461" calcext:value-type="float">
            <text:p>129461</text:p>
          </table:table-cell>
          <table:table-cell table:number-columns-repeated="3"/>
          <table:table-cell office:value-type="float" office:value="187091" calcext:value-type="float">
            <text:p>187091</text:p>
          </table:table-cell>
          <table:table-cell/>
          <table:table-cell office:value-type="float" office:value="1848549" calcext:value-type="float">
            <text:p>1848549</text:p>
          </table:table-cell>
          <table:table-cell/>
          <table:table-cell office:value-type="float" office:value="2483554" calcext:value-type="float">
            <text:p>2483554</text:p>
          </table:table-cell>
          <table:table-cell/>
          <table:table-cell office:value-type="float" office:value="5616719" calcext:value-type="float">
            <text:p>5616719</text:p>
          </table:table-cell>
          <table:table-cell/>
          <table:table-cell office:value-type="float" office:value="5073867" calcext:value-type="float">
            <text:p>5073867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20604" calcext:value-type="float">
            <text:p>120604</text:p>
          </table:table-cell>
          <table:table-cell table:number-columns-repeated="2"/>
          <table:table-cell office:value-type="float" office:value="139195" calcext:value-type="float">
            <text:p>139195</text:p>
          </table:table-cell>
          <table:table-cell table:number-columns-repeated="2"/>
          <table:table-cell office:value-type="float" office:value="114466" calcext:value-type="float">
            <text:p>114466</text:p>
          </table:table-cell>
          <table:table-cell table:number-columns-repeated="2"/>
          <table:table-cell office:value-type="float" office:value="124407" calcext:value-type="float">
            <text:p>124407</text:p>
          </table:table-cell>
          <table:table-cell table:number-columns-repeated="2"/>
          <table:table-cell office:value-type="float" office:value="126614" calcext:value-type="float">
            <text:p>126614</text:p>
          </table:table-cell>
          <table:table-cell table:number-columns-repeated="2"/>
          <table:table-cell office:value-type="float" office:value="150683" calcext:value-type="float">
            <text:p>150683</text:p>
          </table:table-cell>
          <table:table-cell table:number-columns-repeated="2"/>
          <table:table-cell office:value-type="float" office:value="124188" calcext:value-type="float">
            <text:p>124188</text:p>
          </table:table-cell>
          <table:table-cell table:number-columns-repeated="3"/>
          <table:table-cell office:value-type="float" office:value="155185" calcext:value-type="float">
            <text:p>155185</text:p>
          </table:table-cell>
          <table:table-cell table:number-columns-repeated="3"/>
          <table:table-cell office:value-type="float" office:value="118970" calcext:value-type="float">
            <text:p>118970</text:p>
          </table:table-cell>
          <table:table-cell/>
          <table:table-cell office:value-type="float" office:value="1798854" calcext:value-type="float">
            <text:p>1798854</text:p>
          </table:table-cell>
          <table:table-cell/>
          <table:table-cell office:value-type="float" office:value="2519429" calcext:value-type="float">
            <text:p>2519429</text:p>
          </table:table-cell>
          <table:table-cell/>
          <table:table-cell office:value-type="float" office:value="5636067" calcext:value-type="float">
            <text:p>5636067</text:p>
          </table:table-cell>
          <table:table-cell/>
          <table:table-cell office:value-type="float" office:value="5080244" calcext:value-type="float">
            <text:p>5080244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56520" calcext:value-type="float">
            <text:p>156520</text:p>
          </table:table-cell>
          <table:table-cell table:number-columns-repeated="2"/>
          <table:table-cell office:value-type="float" office:value="159129" calcext:value-type="float">
            <text:p>159129</text:p>
          </table:table-cell>
          <table:table-cell table:number-columns-repeated="2"/>
          <table:table-cell office:value-type="float" office:value="202726" calcext:value-type="float">
            <text:p>202726</text:p>
          </table:table-cell>
          <table:table-cell table:number-columns-repeated="2"/>
          <table:table-cell office:value-type="float" office:value="200109" calcext:value-type="float">
            <text:p>200109</text:p>
          </table:table-cell>
          <table:table-cell table:number-columns-repeated="2"/>
          <table:table-cell office:value-type="float" office:value="184647" calcext:value-type="float">
            <text:p>184647</text:p>
          </table:table-cell>
          <table:table-cell table:number-columns-repeated="2"/>
          <table:table-cell office:value-type="float" office:value="153339" calcext:value-type="float">
            <text:p>153339</text:p>
          </table:table-cell>
          <table:table-cell table:number-columns-repeated="2"/>
          <table:table-cell office:value-type="float" office:value="200187" calcext:value-type="float">
            <text:p>200187</text:p>
          </table:table-cell>
          <table:table-cell table:number-columns-repeated="3"/>
          <table:table-cell office:value-type="float" office:value="173880" calcext:value-type="float">
            <text:p>173880</text:p>
          </table:table-cell>
          <table:table-cell table:number-columns-repeated="3"/>
          <table:table-cell office:value-type="float" office:value="209994" calcext:value-type="float">
            <text:p>209994</text:p>
          </table:table-cell>
          <table:table-cell/>
          <table:table-cell office:value-type="float" office:value="1684928" calcext:value-type="float">
            <text:p>1684928</text:p>
          </table:table-cell>
          <table:table-cell/>
          <table:table-cell office:value-type="float" office:value="2408015" calcext:value-type="float">
            <text:p>2408015</text:p>
          </table:table-cell>
          <table:table-cell/>
          <table:table-cell office:value-type="float" office:value="5688789" calcext:value-type="float">
            <text:p>5688789</text:p>
          </table:table-cell>
          <table:table-cell/>
          <table:table-cell office:value-type="float" office:value="5072369" calcext:value-type="float">
            <text:p>5072369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61991" calcext:value-type="float">
            <text:p>161991</text:p>
          </table:table-cell>
          <table:table-cell table:number-columns-repeated="2"/>
          <table:table-cell office:value-type="float" office:value="154474" calcext:value-type="float">
            <text:p>154474</text:p>
          </table:table-cell>
          <table:table-cell table:number-columns-repeated="2"/>
          <table:table-cell office:value-type="float" office:value="222059" calcext:value-type="float">
            <text:p>222059</text:p>
          </table:table-cell>
          <table:table-cell table:number-columns-repeated="2"/>
          <table:table-cell office:value-type="float" office:value="222981" calcext:value-type="float">
            <text:p>222981</text:p>
          </table:table-cell>
          <table:table-cell table:number-columns-repeated="2"/>
          <table:table-cell office:value-type="float" office:value="208582" calcext:value-type="float">
            <text:p>208582</text:p>
          </table:table-cell>
          <table:table-cell table:number-columns-repeated="2"/>
          <table:table-cell office:value-type="float" office:value="162859" calcext:value-type="float">
            <text:p>162859</text:p>
          </table:table-cell>
          <table:table-cell table:number-columns-repeated="2"/>
          <table:table-cell office:value-type="float" office:value="208702" calcext:value-type="float">
            <text:p>208702</text:p>
          </table:table-cell>
          <table:table-cell table:number-columns-repeated="3"/>
          <table:table-cell office:value-type="float" office:value="164931" calcext:value-type="float">
            <text:p>164931</text:p>
          </table:table-cell>
          <table:table-cell table:number-columns-repeated="3"/>
          <table:table-cell office:value-type="float" office:value="148958" calcext:value-type="float">
            <text:p>148958</text:p>
          </table:table-cell>
          <table:table-cell/>
          <table:table-cell office:value-type="float" office:value="1884956" calcext:value-type="float">
            <text:p>1884956</text:p>
          </table:table-cell>
          <table:table-cell/>
          <table:table-cell office:value-type="float" office:value="2650313" calcext:value-type="float">
            <text:p>2650313</text:p>
          </table:table-cell>
          <table:table-cell/>
          <table:table-cell office:value-type="float" office:value="5561265" calcext:value-type="float">
            <text:p>5561265</text:p>
          </table:table-cell>
          <table:table-cell/>
          <table:table-cell office:value-type="float" office:value="5042962" calcext:value-type="float">
            <text:p>5042962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61694" calcext:value-type="float">
            <text:p>161694</text:p>
          </table:table-cell>
          <table:table-cell table:number-columns-repeated="2"/>
          <table:table-cell office:value-type="float" office:value="178375" calcext:value-type="float">
            <text:p>178375</text:p>
          </table:table-cell>
          <table:table-cell table:number-columns-repeated="2"/>
          <table:table-cell office:value-type="float" office:value="265858" calcext:value-type="float">
            <text:p>265858</text:p>
          </table:table-cell>
          <table:table-cell table:number-columns-repeated="2"/>
          <table:table-cell office:value-type="float" office:value="239193" calcext:value-type="float">
            <text:p>239193</text:p>
          </table:table-cell>
          <table:table-cell table:number-columns-repeated="2"/>
          <table:table-cell office:value-type="float" office:value="238043" calcext:value-type="float">
            <text:p>238043</text:p>
          </table:table-cell>
          <table:table-cell table:number-columns-repeated="2"/>
          <table:table-cell office:value-type="float" office:value="171280" calcext:value-type="float">
            <text:p>171280</text:p>
          </table:table-cell>
          <table:table-cell table:number-columns-repeated="2"/>
          <table:table-cell office:value-type="float" office:value="259334" calcext:value-type="float">
            <text:p>259334</text:p>
          </table:table-cell>
          <table:table-cell table:number-columns-repeated="3"/>
          <table:table-cell office:value-type="float" office:value="169840" calcext:value-type="float">
            <text:p>169840</text:p>
          </table:table-cell>
          <table:table-cell table:number-columns-repeated="3"/>
          <table:table-cell office:value-type="float" office:value="180990" calcext:value-type="float">
            <text:p>180990</text:p>
          </table:table-cell>
          <table:table-cell/>
          <table:table-cell office:value-type="float" office:value="2089258" calcext:value-type="float">
            <text:p>2089258</text:p>
          </table:table-cell>
          <table:table-cell/>
          <table:table-cell office:value-type="float" office:value="2751772" calcext:value-type="float">
            <text:p>2751772</text:p>
          </table:table-cell>
          <table:table-cell/>
          <table:table-cell office:value-type="float" office:value="5454010" calcext:value-type="float">
            <text:p>5454010</text:p>
          </table:table-cell>
          <table:table-cell/>
          <table:table-cell office:value-type="float" office:value="4996397" calcext:value-type="float">
            <text:p>4996397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59621" calcext:value-type="float">
            <text:p>159621</text:p>
          </table:table-cell>
          <table:table-cell table:number-columns-repeated="2"/>
          <table:table-cell office:value-type="float" office:value="166878" calcext:value-type="float">
            <text:p>166878</text:p>
          </table:table-cell>
          <table:table-cell table:number-columns-repeated="2"/>
          <table:table-cell office:value-type="float" office:value="264800" calcext:value-type="float">
            <text:p>264800</text:p>
          </table:table-cell>
          <table:table-cell table:number-columns-repeated="2"/>
          <table:table-cell office:value-type="float" office:value="261254" calcext:value-type="float">
            <text:p>261254</text:p>
          </table:table-cell>
          <table:table-cell table:number-columns-repeated="2"/>
          <table:table-cell office:value-type="float" office:value="259433" calcext:value-type="float">
            <text:p>259433</text:p>
          </table:table-cell>
          <table:table-cell table:number-columns-repeated="2"/>
          <table:table-cell office:value-type="float" office:value="162318" calcext:value-type="float">
            <text:p>162318</text:p>
          </table:table-cell>
          <table:table-cell table:number-columns-repeated="2"/>
          <table:table-cell office:value-type="float" office:value="249828" calcext:value-type="float">
            <text:p>249828</text:p>
          </table:table-cell>
          <table:table-cell table:number-columns-repeated="3"/>
          <table:table-cell office:value-type="float" office:value="161783" calcext:value-type="float">
            <text:p>161783</text:p>
          </table:table-cell>
          <table:table-cell table:number-columns-repeated="3"/>
          <table:table-cell office:value-type="float" office:value="243602" calcext:value-type="float">
            <text:p>243602</text:p>
          </table:table-cell>
          <table:table-cell/>
          <table:table-cell office:value-type="float" office:value="2339561" calcext:value-type="float">
            <text:p>2339561</text:p>
          </table:table-cell>
          <table:table-cell/>
          <table:table-cell office:value-type="float" office:value="2829731" calcext:value-type="float">
            <text:p>2829731</text:p>
          </table:table-cell>
          <table:table-cell/>
          <table:table-cell office:value-type="float" office:value="5045925" calcext:value-type="float">
            <text:p>5045925</text:p>
          </table:table-cell>
          <table:table-cell/>
          <table:table-cell office:value-type="float" office:value="4584108" calcext:value-type="float">
            <text:p>4584108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56134" calcext:value-type="float">
            <text:p>156134</text:p>
          </table:table-cell>
          <table:table-cell table:number-columns-repeated="2"/>
          <table:table-cell office:value-type="float" office:value="167886" calcext:value-type="float">
            <text:p>167886</text:p>
          </table:table-cell>
          <table:table-cell table:number-columns-repeated="2"/>
          <table:table-cell office:value-type="float" office:value="253007" calcext:value-type="float">
            <text:p>253007</text:p>
          </table:table-cell>
          <table:table-cell table:number-columns-repeated="2"/>
          <table:table-cell office:value-type="float" office:value="251933" calcext:value-type="float">
            <text:p>251933</text:p>
          </table:table-cell>
          <table:table-cell table:number-columns-repeated="2"/>
          <table:table-cell office:value-type="float" office:value="256417" calcext:value-type="float">
            <text:p>256417</text:p>
          </table:table-cell>
          <table:table-cell table:number-columns-repeated="2"/>
          <table:table-cell office:value-type="float" office:value="165093" calcext:value-type="float">
            <text:p>165093</text:p>
          </table:table-cell>
          <table:table-cell table:number-columns-repeated="2"/>
          <table:table-cell office:value-type="float" office:value="263858" calcext:value-type="float">
            <text:p>263858</text:p>
          </table:table-cell>
          <table:table-cell table:number-columns-repeated="3"/>
          <table:table-cell office:value-type="float" office:value="164666" calcext:value-type="float">
            <text:p>164666</text:p>
          </table:table-cell>
          <table:table-cell table:number-columns-repeated="3"/>
          <table:table-cell office:value-type="float" office:value="264228" calcext:value-type="float">
            <text:p>264228</text:p>
          </table:table-cell>
          <table:table-cell/>
          <table:table-cell office:value-type="float" office:value="2166043" calcext:value-type="float">
            <text:p>2166043</text:p>
          </table:table-cell>
          <table:table-cell/>
          <table:table-cell office:value-type="float" office:value="4099032" calcext:value-type="float">
            <text:p>4099032</text:p>
          </table:table-cell>
          <table:table-cell/>
          <table:table-cell office:value-type="float" office:value="4921609" calcext:value-type="float">
            <text:p>4921609</text:p>
          </table:table-cell>
          <table:table-cell/>
          <table:table-cell office:value-type="float" office:value="4373747" calcext:value-type="float">
            <text:p>4373747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46437" calcext:value-type="float">
            <text:p>146437</text:p>
          </table:table-cell>
          <table:table-cell table:number-columns-repeated="2"/>
          <table:table-cell office:value-type="float" office:value="163917" calcext:value-type="float">
            <text:p>163917</text:p>
          </table:table-cell>
          <table:table-cell table:number-columns-repeated="2"/>
          <table:table-cell office:value-type="float" office:value="268559" calcext:value-type="float">
            <text:p>268559</text:p>
          </table:table-cell>
          <table:table-cell table:number-columns-repeated="2"/>
          <table:table-cell office:value-type="float" office:value="271172" calcext:value-type="float">
            <text:p>271172</text:p>
          </table:table-cell>
          <table:table-cell table:number-columns-repeated="2"/>
          <table:table-cell office:value-type="float" office:value="271285" calcext:value-type="float">
            <text:p>271285</text:p>
          </table:table-cell>
          <table:table-cell table:number-columns-repeated="2"/>
          <table:table-cell office:value-type="float" office:value="166397" calcext:value-type="float">
            <text:p>166397</text:p>
          </table:table-cell>
          <table:table-cell table:number-columns-repeated="2"/>
          <table:table-cell office:value-type="float" office:value="264044" calcext:value-type="float">
            <text:p>264044</text:p>
          </table:table-cell>
          <table:table-cell table:number-columns-repeated="3"/>
          <table:table-cell office:value-type="float" office:value="154267" calcext:value-type="float">
            <text:p>154267</text:p>
          </table:table-cell>
          <table:table-cell table:number-columns-repeated="3"/>
          <table:table-cell office:value-type="float" office:value="254334" calcext:value-type="float">
            <text:p>254334</text:p>
          </table:table-cell>
          <table:table-cell/>
          <table:table-cell office:value-type="float" office:value="1989803" calcext:value-type="float">
            <text:p>1989803</text:p>
          </table:table-cell>
          <table:table-cell/>
          <table:table-cell office:value-type="float" office:value="2675803" calcext:value-type="float">
            <text:p>2675803</text:p>
          </table:table-cell>
          <table:table-cell/>
          <table:table-cell office:value-type="float" office:value="4896710" calcext:value-type="float">
            <text:p>4896710</text:p>
          </table:table-cell>
          <table:table-cell/>
          <table:table-cell office:value-type="float" office:value="4306053" calcext:value-type="float">
            <text:p>4306053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56864" calcext:value-type="float">
            <text:p>156864</text:p>
          </table:table-cell>
          <table:table-cell table:number-columns-repeated="2"/>
          <table:table-cell office:value-type="float" office:value="157602" calcext:value-type="float">
            <text:p>157602</text:p>
          </table:table-cell>
          <table:table-cell table:number-columns-repeated="2"/>
          <table:table-cell office:value-type="float" office:value="144706" calcext:value-type="float">
            <text:p>144706</text:p>
          </table:table-cell>
          <table:table-cell table:number-columns-repeated="2"/>
          <table:table-cell office:value-type="float" office:value="148471" calcext:value-type="float">
            <text:p>148471</text:p>
          </table:table-cell>
          <table:table-cell table:number-columns-repeated="2"/>
          <table:table-cell office:value-type="float" office:value="126732" calcext:value-type="float">
            <text:p>126732</text:p>
          </table:table-cell>
          <table:table-cell table:number-columns-repeated="2"/>
          <table:table-cell office:value-type="float" office:value="161278" calcext:value-type="float">
            <text:p>161278</text:p>
          </table:table-cell>
          <table:table-cell table:number-columns-repeated="2"/>
          <table:table-cell office:value-type="float" office:value="139451" calcext:value-type="float">
            <text:p>139451</text:p>
          </table:table-cell>
          <table:table-cell table:number-columns-repeated="3"/>
          <table:table-cell office:value-type="float" office:value="170901" calcext:value-type="float">
            <text:p>170901</text:p>
          </table:table-cell>
          <table:table-cell table:number-columns-repeated="3"/>
          <table:table-cell office:value-type="float" office:value="138929" calcext:value-type="float">
            <text:p>138929</text:p>
          </table:table-cell>
          <table:table-cell/>
          <table:table-cell office:value-type="float" office:value="1778850" calcext:value-type="float">
            <text:p>1778850</text:p>
          </table:table-cell>
          <table:table-cell/>
          <table:table-cell office:value-type="float" office:value="2378256" calcext:value-type="float">
            <text:p>2378256</text:p>
          </table:table-cell>
          <table:table-cell/>
          <table:table-cell office:value-type="float" office:value="5894668" calcext:value-type="float">
            <text:p>5894668</text:p>
          </table:table-cell>
          <table:table-cell/>
          <table:table-cell office:value-type="float" office:value="5105495" calcext:value-type="float">
            <text:p>5105495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34593" calcext:value-type="float">
            <text:p>134593</text:p>
          </table:table-cell>
          <table:table-cell table:number-columns-repeated="2"/>
          <table:table-cell office:value-type="float" office:value="135863" calcext:value-type="float">
            <text:p>135863</text:p>
          </table:table-cell>
          <table:table-cell table:number-columns-repeated="2"/>
          <table:table-cell office:value-type="float" office:value="182791" calcext:value-type="float">
            <text:p>182791</text:p>
          </table:table-cell>
          <table:table-cell table:number-columns-repeated="2"/>
          <table:table-cell office:value-type="float" office:value="182388" calcext:value-type="float">
            <text:p>182388</text:p>
          </table:table-cell>
          <table:table-cell table:number-columns-repeated="2"/>
          <table:table-cell office:value-type="float" office:value="163703" calcext:value-type="float">
            <text:p>163703</text:p>
          </table:table-cell>
          <table:table-cell table:number-columns-repeated="2"/>
          <table:table-cell office:value-type="float" office:value="130404" calcext:value-type="float">
            <text:p>130404</text:p>
          </table:table-cell>
          <table:table-cell table:number-columns-repeated="2"/>
          <table:table-cell office:value-type="float" office:value="168170" calcext:value-type="float">
            <text:p>168170</text:p>
          </table:table-cell>
          <table:table-cell table:number-columns-repeated="3"/>
          <table:table-cell office:value-type="float" office:value="132785" calcext:value-type="float">
            <text:p>132785</text:p>
          </table:table-cell>
          <table:table-cell table:number-columns-repeated="3"/>
          <table:table-cell office:value-type="float" office:value="168473" calcext:value-type="float">
            <text:p>168473</text:p>
          </table:table-cell>
          <table:table-cell/>
          <table:table-cell office:value-type="float" office:value="1858116" calcext:value-type="float">
            <text:p>1858116</text:p>
          </table:table-cell>
          <table:table-cell/>
          <table:table-cell office:value-type="float" office:value="2494907" calcext:value-type="float">
            <text:p>2494907</text:p>
          </table:table-cell>
          <table:table-cell/>
          <table:table-cell office:value-type="float" office:value="5808718" calcext:value-type="float">
            <text:p>5808718</text:p>
          </table:table-cell>
          <table:table-cell/>
          <table:table-cell office:value-type="float" office:value="5025777" calcext:value-type="float">
            <text:p>5025777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58046" calcext:value-type="float">
            <text:p>158046</text:p>
          </table:table-cell>
          <table:table-cell table:number-columns-repeated="2"/>
          <table:table-cell office:value-type="float" office:value="153230" calcext:value-type="float">
            <text:p>153230</text:p>
          </table:table-cell>
          <table:table-cell table:number-columns-repeated="2"/>
          <table:table-cell office:value-type="float" office:value="214433" calcext:value-type="float">
            <text:p>214433</text:p>
          </table:table-cell>
          <table:table-cell table:number-columns-repeated="2"/>
          <table:table-cell office:value-type="float" office:value="216745" calcext:value-type="float">
            <text:p>216745</text:p>
          </table:table-cell>
          <table:table-cell table:number-columns-repeated="2"/>
          <table:table-cell office:value-type="float" office:value="196468" calcext:value-type="float">
            <text:p>196468</text:p>
          </table:table-cell>
          <table:table-cell table:number-columns-repeated="2"/>
          <table:table-cell office:value-type="float" office:value="159183" calcext:value-type="float">
            <text:p>159183</text:p>
          </table:table-cell>
          <table:table-cell table:number-columns-repeated="2"/>
          <table:table-cell office:value-type="float" office:value="191885" calcext:value-type="float">
            <text:p>191885</text:p>
          </table:table-cell>
          <table:table-cell table:number-columns-repeated="3"/>
          <table:table-cell office:value-type="float" office:value="156427" calcext:value-type="float">
            <text:p>156427</text:p>
          </table:table-cell>
          <table:table-cell table:number-columns-repeated="3"/>
          <table:table-cell office:value-type="float" office:value="192792" calcext:value-type="float">
            <text:p>192792</text:p>
          </table:table-cell>
          <table:table-cell/>
          <table:table-cell office:value-type="float" office:value="1821546" calcext:value-type="float">
            <text:p>1821546</text:p>
          </table:table-cell>
          <table:table-cell/>
          <table:table-cell office:value-type="float" office:value="2433374" calcext:value-type="float">
            <text:p>2433374</text:p>
          </table:table-cell>
          <table:table-cell/>
          <table:table-cell office:value-type="float" office:value="5845280" calcext:value-type="float">
            <text:p>5845280</text:p>
          </table:table-cell>
          <table:table-cell/>
          <table:table-cell office:value-type="float" office:value="4719613" calcext:value-type="float">
            <text:p>4719613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63549" calcext:value-type="float">
            <text:p>163549</text:p>
          </table:table-cell>
          <table:table-cell table:number-columns-repeated="2"/>
          <table:table-cell office:value-type="float" office:value="171070" calcext:value-type="float">
            <text:p>171070</text:p>
          </table:table-cell>
          <table:table-cell table:number-columns-repeated="2"/>
          <table:table-cell office:value-type="float" office:value="220566" calcext:value-type="float">
            <text:p>220566</text:p>
          </table:table-cell>
          <table:table-cell table:number-columns-repeated="2"/>
          <table:table-cell office:value-type="float" office:value="237266" calcext:value-type="float">
            <text:p>237266</text:p>
          </table:table-cell>
          <table:table-cell table:number-columns-repeated="2"/>
          <table:table-cell office:value-type="float" office:value="219006" calcext:value-type="float">
            <text:p>219006</text:p>
          </table:table-cell>
          <table:table-cell table:number-columns-repeated="2"/>
          <table:table-cell office:value-type="float" office:value="169871" calcext:value-type="float">
            <text:p>169871</text:p>
          </table:table-cell>
          <table:table-cell table:number-columns-repeated="2"/>
          <table:table-cell office:value-type="float" office:value="214282" calcext:value-type="float">
            <text:p>214282</text:p>
          </table:table-cell>
          <table:table-cell table:number-columns-repeated="3"/>
          <table:table-cell office:value-type="float" office:value="171972" calcext:value-type="float">
            <text:p>171972</text:p>
          </table:table-cell>
          <table:table-cell table:number-columns-repeated="3"/>
          <table:table-cell office:value-type="float" office:value="222131" calcext:value-type="float">
            <text:p>222131</text:p>
          </table:table-cell>
          <table:table-cell/>
          <table:table-cell office:value-type="float" office:value="1894225" calcext:value-type="float">
            <text:p>1894225</text:p>
          </table:table-cell>
          <table:table-cell/>
          <table:table-cell office:value-type="float" office:value="2468026" calcext:value-type="float">
            <text:p>2468026</text:p>
          </table:table-cell>
          <table:table-cell/>
          <table:table-cell office:value-type="float" office:value="5739583" calcext:value-type="float">
            <text:p>5739583</text:p>
          </table:table-cell>
          <table:table-cell/>
          <table:table-cell office:value-type="float" office:value="4702657" calcext:value-type="float">
            <text:p>4702657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63737" calcext:value-type="float">
            <text:p>163737</text:p>
          </table:table-cell>
          <table:table-cell table:number-columns-repeated="2"/>
          <table:table-cell office:value-type="float" office:value="175978" calcext:value-type="float">
            <text:p>175978</text:p>
          </table:table-cell>
          <table:table-cell table:number-columns-repeated="2"/>
          <table:table-cell office:value-type="float" office:value="247496" calcext:value-type="float">
            <text:p>247496</text:p>
          </table:table-cell>
          <table:table-cell table:number-columns-repeated="2"/>
          <table:table-cell office:value-type="float" office:value="244298" calcext:value-type="float">
            <text:p>244298</text:p>
          </table:table-cell>
          <table:table-cell table:number-columns-repeated="2"/>
          <table:table-cell office:value-type="float" office:value="234450" calcext:value-type="float">
            <text:p>234450</text:p>
          </table:table-cell>
          <table:table-cell table:number-columns-repeated="2"/>
          <table:table-cell office:value-type="float" office:value="171276" calcext:value-type="float">
            <text:p>171276</text:p>
          </table:table-cell>
          <table:table-cell table:number-columns-repeated="2"/>
          <table:table-cell office:value-type="float" office:value="227299" calcext:value-type="float">
            <text:p>227299</text:p>
          </table:table-cell>
          <table:table-cell table:number-columns-repeated="3"/>
          <table:table-cell office:value-type="float" office:value="173074" calcext:value-type="float">
            <text:p>173074</text:p>
          </table:table-cell>
          <table:table-cell table:number-columns-repeated="3"/>
          <table:table-cell office:value-type="float" office:value="233568" calcext:value-type="float">
            <text:p>233568</text:p>
          </table:table-cell>
          <table:table-cell/>
          <table:table-cell office:value-type="float" office:value="1876842" calcext:value-type="float">
            <text:p>1876842</text:p>
          </table:table-cell>
          <table:table-cell/>
          <table:table-cell office:value-type="float" office:value="2576088" calcext:value-type="float">
            <text:p>2576088</text:p>
          </table:table-cell>
          <table:table-cell/>
          <table:table-cell office:value-type="float" office:value="5840064" calcext:value-type="float">
            <text:p>5840064</text:p>
          </table:table-cell>
          <table:table-cell/>
          <table:table-cell office:value-type="float" office:value="5037382" calcext:value-type="float">
            <text:p>5037382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64527" calcext:value-type="float">
            <text:p>164527</text:p>
          </table:table-cell>
          <table:table-cell table:number-columns-repeated="2"/>
          <table:table-cell office:value-type="float" office:value="170876" calcext:value-type="float">
            <text:p>170876</text:p>
          </table:table-cell>
          <table:table-cell table:number-columns-repeated="2"/>
          <table:table-cell office:value-type="float" office:value="261934" calcext:value-type="float">
            <text:p>261934</text:p>
          </table:table-cell>
          <table:table-cell table:number-columns-repeated="2"/>
          <table:table-cell office:value-type="float" office:value="259441" calcext:value-type="float">
            <text:p>259441</text:p>
          </table:table-cell>
          <table:table-cell table:number-columns-repeated="2"/>
          <table:table-cell office:value-type="float" office:value="257074" calcext:value-type="float">
            <text:p>257074</text:p>
          </table:table-cell>
          <table:table-cell table:number-columns-repeated="2"/>
          <table:table-cell office:value-type="float" office:value="163638" calcext:value-type="float">
            <text:p>163638</text:p>
          </table:table-cell>
          <table:table-cell table:number-columns-repeated="2"/>
          <table:table-cell office:value-type="float" office:value="257219" calcext:value-type="float">
            <text:p>257219</text:p>
          </table:table-cell>
          <table:table-cell table:number-columns-repeated="3"/>
          <table:table-cell office:value-type="float" office:value="176891" calcext:value-type="float">
            <text:p>176891</text:p>
          </table:table-cell>
          <table:table-cell table:number-columns-repeated="3"/>
          <table:table-cell office:value-type="float" office:value="250064" calcext:value-type="float">
            <text:p>250064</text:p>
          </table:table-cell>
          <table:table-cell/>
          <table:table-cell office:value-type="float" office:value="1930029" calcext:value-type="float">
            <text:p>1930029</text:p>
          </table:table-cell>
          <table:table-cell/>
          <table:table-cell office:value-type="float" office:value="2629665" calcext:value-type="float">
            <text:p>2629665</text:p>
          </table:table-cell>
          <table:table-cell/>
          <table:table-cell office:value-type="float" office:value="5741741" calcext:value-type="float">
            <text:p>5741741</text:p>
          </table:table-cell>
          <table:table-cell/>
          <table:table-cell office:value-type="float" office:value="5012031" calcext:value-type="float">
            <text:p>5012031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73461" calcext:value-type="float">
            <text:p>173461</text:p>
          </table:table-cell>
          <table:table-cell table:number-columns-repeated="2"/>
          <table:table-cell office:value-type="float" office:value="173270" calcext:value-type="float">
            <text:p>173270</text:p>
          </table:table-cell>
          <table:table-cell table:number-columns-repeated="2"/>
          <table:table-cell office:value-type="float" office:value="278164" calcext:value-type="float">
            <text:p>278164</text:p>
          </table:table-cell>
          <table:table-cell table:number-columns-repeated="2"/>
          <table:table-cell office:value-type="float" office:value="285249" calcext:value-type="float">
            <text:p>285249</text:p>
          </table:table-cell>
          <table:table-cell table:number-columns-repeated="2"/>
          <table:table-cell office:value-type="float" office:value="276439" calcext:value-type="float">
            <text:p>276439</text:p>
          </table:table-cell>
          <table:table-cell table:number-columns-repeated="2"/>
          <table:table-cell office:value-type="float" office:value="192595" calcext:value-type="float">
            <text:p>192595</text:p>
          </table:table-cell>
          <table:table-cell table:number-columns-repeated="2"/>
          <table:table-cell office:value-type="float" office:value="237368" calcext:value-type="float">
            <text:p>237368</text:p>
          </table:table-cell>
          <table:table-cell table:number-columns-repeated="3"/>
          <table:table-cell office:value-type="float" office:value="155548" calcext:value-type="float">
            <text:p>155548</text:p>
          </table:table-cell>
          <table:table-cell table:number-columns-repeated="3"/>
          <table:table-cell office:value-type="float" office:value="246981" calcext:value-type="float">
            <text:p>246981</text:p>
          </table:table-cell>
          <table:table-cell/>
          <table:table-cell office:value-type="float" office:value="1975384" calcext:value-type="float">
            <text:p>1975384</text:p>
          </table:table-cell>
          <table:table-cell/>
          <table:table-cell office:value-type="float" office:value="2567426" calcext:value-type="float">
            <text:p>2567426</text:p>
          </table:table-cell>
          <table:table-cell/>
          <table:table-cell office:value-type="float" office:value="5475043" calcext:value-type="float">
            <text:p>5475043</text:p>
          </table:table-cell>
          <table:table-cell/>
          <table:table-cell office:value-type="float" office:value="4811815" calcext:value-type="float">
            <text:p>4811815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61980" calcext:value-type="float">
            <text:p>161980</text:p>
          </table:table-cell>
          <table:table-cell table:number-columns-repeated="2"/>
          <table:table-cell office:value-type="float" office:value="167786" calcext:value-type="float">
            <text:p>167786</text:p>
          </table:table-cell>
          <table:table-cell table:number-columns-repeated="2"/>
          <table:table-cell office:value-type="float" office:value="256571" calcext:value-type="float">
            <text:p>256571</text:p>
          </table:table-cell>
          <table:table-cell table:number-columns-repeated="2"/>
          <table:table-cell office:value-type="float" office:value="255515" calcext:value-type="float">
            <text:p>255515</text:p>
          </table:table-cell>
          <table:table-cell table:number-columns-repeated="2"/>
          <table:table-cell office:value-type="float" office:value="255216" calcext:value-type="float">
            <text:p>255216</text:p>
          </table:table-cell>
          <table:table-cell table:number-columns-repeated="2"/>
          <table:table-cell office:value-type="float" office:value="160074" calcext:value-type="float">
            <text:p>160074</text:p>
          </table:table-cell>
          <table:table-cell table:number-columns-repeated="2"/>
          <table:table-cell office:value-type="float" office:value="254988" calcext:value-type="float">
            <text:p>254988</text:p>
          </table:table-cell>
          <table:table-cell table:number-columns-repeated="3"/>
          <table:table-cell office:value-type="float" office:value="169024" calcext:value-type="float">
            <text:p>169024</text:p>
          </table:table-cell>
          <table:table-cell table:number-columns-repeated="3"/>
          <table:table-cell office:value-type="float" office:value="263135" calcext:value-type="float">
            <text:p>263135</text:p>
          </table:table-cell>
          <table:table-cell/>
          <table:table-cell office:value-type="float" office:value="2277145" calcext:value-type="float">
            <text:p>2277145</text:p>
          </table:table-cell>
          <table:table-cell/>
          <table:table-cell office:value-type="float" office:value="2978362" calcext:value-type="float">
            <text:p>2978362</text:p>
          </table:table-cell>
          <table:table-cell/>
          <table:table-cell office:value-type="float" office:value="4977543" calcext:value-type="float">
            <text:p>4977543</text:p>
          </table:table-cell>
          <table:table-cell/>
          <table:table-cell office:value-type="float" office:value="4191386" calcext:value-type="float">
            <text:p>4191386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58698" calcext:value-type="float">
            <text:p>158698</text:p>
          </table:table-cell>
          <table:table-cell table:number-columns-repeated="2"/>
          <table:table-cell office:value-type="float" office:value="176726" calcext:value-type="float">
            <text:p>176726</text:p>
          </table:table-cell>
          <table:table-cell table:number-columns-repeated="2"/>
          <table:table-cell office:value-type="float" office:value="277410" calcext:value-type="float">
            <text:p>277410</text:p>
          </table:table-cell>
          <table:table-cell table:number-columns-repeated="2"/>
          <table:table-cell office:value-type="float" office:value="272188" calcext:value-type="float">
            <text:p>272188</text:p>
          </table:table-cell>
          <table:table-cell table:number-columns-repeated="2"/>
          <table:table-cell office:value-type="float" office:value="273627" calcext:value-type="float">
            <text:p>273627</text:p>
          </table:table-cell>
          <table:table-cell table:number-columns-repeated="2"/>
          <table:table-cell office:value-type="float" office:value="170401" calcext:value-type="float">
            <text:p>170401</text:p>
          </table:table-cell>
          <table:table-cell table:number-columns-repeated="2"/>
          <table:table-cell office:value-type="float" office:value="269986" calcext:value-type="float">
            <text:p>269986</text:p>
          </table:table-cell>
          <table:table-cell table:number-columns-repeated="3"/>
          <table:table-cell office:value-type="float" office:value="173134" calcext:value-type="float">
            <text:p>173134</text:p>
          </table:table-cell>
          <table:table-cell table:number-columns-repeated="3"/>
          <table:table-cell office:value-type="float" office:value="276473" calcext:value-type="float">
            <text:p>276473</text:p>
          </table:table-cell>
          <table:table-cell/>
          <table:table-cell office:value-type="float" office:value="2162594" calcext:value-type="float">
            <text:p>2162594</text:p>
          </table:table-cell>
          <table:table-cell/>
          <table:table-cell office:value-type="float" office:value="3911204" calcext:value-type="float">
            <text:p>3911204</text:p>
          </table:table-cell>
          <table:table-cell/>
          <table:table-cell office:value-type="float" office:value="4982234" calcext:value-type="float">
            <text:p>4982234</text:p>
          </table:table-cell>
          <table:table-cell/>
          <table:table-cell office:value-type="float" office:value="4330449" calcext:value-type="float">
            <text:p>4330449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34305" calcext:value-type="float">
            <text:p>134305</text:p>
          </table:table-cell>
          <table:table-cell table:number-columns-repeated="2"/>
          <table:table-cell office:value-type="float" office:value="140832" calcext:value-type="float">
            <text:p>140832</text:p>
          </table:table-cell>
          <table:table-cell table:number-columns-repeated="2"/>
          <table:table-cell office:value-type="float" office:value="150871" calcext:value-type="float">
            <text:p>150871</text:p>
          </table:table-cell>
          <table:table-cell table:number-columns-repeated="2"/>
          <table:table-cell office:value-type="float" office:value="148883" calcext:value-type="float">
            <text:p>148883</text:p>
          </table:table-cell>
          <table:table-cell table:number-columns-repeated="2"/>
          <table:table-cell office:value-type="float" office:value="121979" calcext:value-type="float">
            <text:p>121979</text:p>
          </table:table-cell>
          <table:table-cell table:number-columns-repeated="2"/>
          <table:table-cell office:value-type="float" office:value="136301" calcext:value-type="float">
            <text:p>136301</text:p>
          </table:table-cell>
          <table:table-cell table:number-columns-repeated="2"/>
          <table:table-cell office:value-type="float" office:value="121282" calcext:value-type="float">
            <text:p>121282</text:p>
          </table:table-cell>
          <table:table-cell table:number-columns-repeated="3"/>
          <table:table-cell office:value-type="float" office:value="137310" calcext:value-type="float">
            <text:p>137310</text:p>
          </table:table-cell>
          <table:table-cell table:number-columns-repeated="3"/>
          <table:table-cell office:value-type="float" office:value="121035" calcext:value-type="float">
            <text:p>121035</text:p>
          </table:table-cell>
          <table:table-cell/>
          <table:table-cell office:value-type="float" office:value="1785341" calcext:value-type="float">
            <text:p>1785341</text:p>
          </table:table-cell>
          <table:table-cell/>
          <table:table-cell office:value-type="float" office:value="2375621" calcext:value-type="float">
            <text:p>2375621</text:p>
          </table:table-cell>
          <table:table-cell/>
          <table:table-cell office:value-type="float" office:value="6102592" calcext:value-type="float">
            <text:p>6102592</text:p>
          </table:table-cell>
          <table:table-cell/>
          <table:table-cell office:value-type="float" office:value="5136003" calcext:value-type="float">
            <text:p>5136003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0348" calcext:value-type="float">
            <text:p>120348</text:p>
          </table:table-cell>
          <table:table-cell table:number-columns-repeated="2"/>
          <table:table-cell office:value-type="float" office:value="107269" calcext:value-type="float">
            <text:p>107269</text:p>
          </table:table-cell>
          <table:table-cell table:number-columns-repeated="2"/>
          <table:table-cell office:value-type="float" office:value="179202" calcext:value-type="float">
            <text:p>179202</text:p>
          </table:table-cell>
          <table:table-cell table:number-columns-repeated="2"/>
          <table:table-cell office:value-type="float" office:value="178021" calcext:value-type="float">
            <text:p>178021</text:p>
          </table:table-cell>
          <table:table-cell table:number-columns-repeated="2"/>
          <table:table-cell office:value-type="float" office:value="155997" calcext:value-type="float">
            <text:p>155997</text:p>
          </table:table-cell>
          <table:table-cell table:number-columns-repeated="2"/>
          <table:table-cell office:value-type="float" office:value="121464" calcext:value-type="float">
            <text:p>121464</text:p>
          </table:table-cell>
          <table:table-cell table:number-columns-repeated="2"/>
          <table:table-cell office:value-type="float" office:value="151877" calcext:value-type="float">
            <text:p>151877</text:p>
          </table:table-cell>
          <table:table-cell table:number-columns-repeated="3"/>
          <table:table-cell office:value-type="float" office:value="116975" calcext:value-type="float">
            <text:p>116975</text:p>
          </table:table-cell>
          <table:table-cell table:number-columns-repeated="3"/>
          <table:table-cell office:value-type="float" office:value="150945" calcext:value-type="float">
            <text:p>150945</text:p>
          </table:table-cell>
          <table:table-cell/>
          <table:table-cell office:value-type="float" office:value="1794959" calcext:value-type="float">
            <text:p>1794959</text:p>
          </table:table-cell>
          <table:table-cell/>
          <table:table-cell office:value-type="float" office:value="2462450" calcext:value-type="float">
            <text:p>2462450</text:p>
          </table:table-cell>
          <table:table-cell/>
          <table:table-cell office:value-type="float" office:value="5927566" calcext:value-type="float">
            <text:p>5927566</text:p>
          </table:table-cell>
          <table:table-cell/>
          <table:table-cell office:value-type="float" office:value="5225735" calcext:value-type="float">
            <text:p>5225735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32205" calcext:value-type="float">
            <text:p>132205</text:p>
          </table:table-cell>
          <table:table-cell table:number-columns-repeated="2"/>
          <table:table-cell office:value-type="float" office:value="131266" calcext:value-type="float">
            <text:p>131266</text:p>
          </table:table-cell>
          <table:table-cell table:number-columns-repeated="2"/>
          <table:table-cell office:value-type="float" office:value="203963" calcext:value-type="float">
            <text:p>203963</text:p>
          </table:table-cell>
          <table:table-cell table:number-columns-repeated="2"/>
          <table:table-cell office:value-type="float" office:value="198434" calcext:value-type="float">
            <text:p>198434</text:p>
          </table:table-cell>
          <table:table-cell table:number-columns-repeated="2"/>
          <table:table-cell office:value-type="float" office:value="168204" calcext:value-type="float">
            <text:p>168204</text:p>
          </table:table-cell>
          <table:table-cell table:number-columns-repeated="2"/>
          <table:table-cell office:value-type="float" office:value="128967" calcext:value-type="float">
            <text:p>128967</text:p>
          </table:table-cell>
          <table:table-cell table:number-columns-repeated="2"/>
          <table:table-cell office:value-type="float" office:value="165966" calcext:value-type="float">
            <text:p>165966</text:p>
          </table:table-cell>
          <table:table-cell table:number-columns-repeated="3"/>
          <table:table-cell office:value-type="float" office:value="124942" calcext:value-type="float">
            <text:p>124942</text:p>
          </table:table-cell>
          <table:table-cell table:number-columns-repeated="3"/>
          <table:table-cell office:value-type="float" office:value="175518" calcext:value-type="float">
            <text:p>175518</text:p>
          </table:table-cell>
          <table:table-cell/>
          <table:table-cell office:value-type="float" office:value="1839918" calcext:value-type="float">
            <text:p>1839918</text:p>
          </table:table-cell>
          <table:table-cell/>
          <table:table-cell office:value-type="float" office:value="2487317" calcext:value-type="float">
            <text:p>2487317</text:p>
          </table:table-cell>
          <table:table-cell/>
          <table:table-cell office:value-type="float" office:value="6140354" calcext:value-type="float">
            <text:p>6140354</text:p>
          </table:table-cell>
          <table:table-cell/>
          <table:table-cell office:value-type="float" office:value="5000070" calcext:value-type="float">
            <text:p>5000070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27869" calcext:value-type="float">
            <text:p>127869</text:p>
          </table:table-cell>
          <table:table-cell table:number-columns-repeated="2"/>
          <table:table-cell office:value-type="float" office:value="126018" calcext:value-type="float">
            <text:p>126018</text:p>
          </table:table-cell>
          <table:table-cell table:number-columns-repeated="2"/>
          <table:table-cell office:value-type="float" office:value="224751" calcext:value-type="float">
            <text:p>224751</text:p>
          </table:table-cell>
          <table:table-cell table:number-columns-repeated="2"/>
          <table:table-cell office:value-type="float" office:value="220468" calcext:value-type="float">
            <text:p>220468</text:p>
          </table:table-cell>
          <table:table-cell table:number-columns-repeated="2"/>
          <table:table-cell office:value-type="float" office:value="204890" calcext:value-type="float">
            <text:p>204890</text:p>
          </table:table-cell>
          <table:table-cell table:number-columns-repeated="2"/>
          <table:table-cell office:value-type="float" office:value="123204" calcext:value-type="float">
            <text:p>123204</text:p>
          </table:table-cell>
          <table:table-cell table:number-columns-repeated="2"/>
          <table:table-cell office:value-type="float" office:value="197784" calcext:value-type="float">
            <text:p>197784</text:p>
          </table:table-cell>
          <table:table-cell table:number-columns-repeated="3"/>
          <table:table-cell office:value-type="float" office:value="119076" calcext:value-type="float">
            <text:p>119076</text:p>
          </table:table-cell>
          <table:table-cell table:number-columns-repeated="3"/>
          <table:table-cell office:value-type="float" office:value="210535" calcext:value-type="float">
            <text:p>210535</text:p>
          </table:table-cell>
          <table:table-cell/>
          <table:table-cell office:value-type="float" office:value="1832509" calcext:value-type="float">
            <text:p>1832509</text:p>
          </table:table-cell>
          <table:table-cell/>
          <table:table-cell office:value-type="float" office:value="2547647" calcext:value-type="float">
            <text:p>2547647</text:p>
          </table:table-cell>
          <table:table-cell/>
          <table:table-cell office:value-type="float" office:value="6045151" calcext:value-type="float">
            <text:p>6045151</text:p>
          </table:table-cell>
          <table:table-cell/>
          <table:table-cell office:value-type="float" office:value="4858491" calcext:value-type="float">
            <text:p>4858491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11776" calcext:value-type="float">
            <text:p>111776</text:p>
          </table:table-cell>
          <table:table-cell table:number-columns-repeated="2"/>
          <table:table-cell office:value-type="float" office:value="107346" calcext:value-type="float">
            <text:p>107346</text:p>
          </table:table-cell>
          <table:table-cell table:number-columns-repeated="2"/>
          <table:table-cell office:value-type="float" office:value="224810" calcext:value-type="float">
            <text:p>224810</text:p>
          </table:table-cell>
          <table:table-cell table:number-columns-repeated="2"/>
          <table:table-cell office:value-type="float" office:value="221549" calcext:value-type="float">
            <text:p>221549</text:p>
          </table:table-cell>
          <table:table-cell table:number-columns-repeated="2"/>
          <table:table-cell office:value-type="float" office:value="216428" calcext:value-type="float">
            <text:p>216428</text:p>
          </table:table-cell>
          <table:table-cell table:number-columns-repeated="2"/>
          <table:table-cell office:value-type="float" office:value="104414" calcext:value-type="float">
            <text:p>104414</text:p>
          </table:table-cell>
          <table:table-cell table:number-columns-repeated="2"/>
          <table:table-cell office:value-type="float" office:value="229730" calcext:value-type="float">
            <text:p>229730</text:p>
          </table:table-cell>
          <table:table-cell table:number-columns-repeated="4"/>
          <table:table-cell office:value-type="float" office:value="98453" calcext:value-type="float">
            <text:p>98453</text:p>
          </table:table-cell>
          <table:table-cell table:number-columns-repeated="3"/>
          <table:table-cell office:value-type="float" office:value="208773" calcext:value-type="float">
            <text:p>208773</text:p>
          </table:table-cell>
          <table:table-cell/>
          <table:table-cell office:value-type="float" office:value="1882302" calcext:value-type="float">
            <text:p>1882302</text:p>
          </table:table-cell>
          <table:table-cell/>
          <table:table-cell office:value-type="float" office:value="2507213" calcext:value-type="float">
            <text:p>2507213</text:p>
          </table:table-cell>
          <table:table-cell/>
          <table:table-cell office:value-type="float" office:value="5655481" calcext:value-type="float">
            <text:p>5655481</text:p>
          </table:table-cell>
          <table:table-cell/>
          <table:table-cell office:value-type="float" office:value="5012287" calcext:value-type="float">
            <text:p>5012287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97640" calcext:value-type="float">
            <text:p>97640</text:p>
          </table:table-cell>
          <table:table-cell table:number-columns-repeated="3"/>
          <table:table-cell office:value-type="float" office:value="91713" calcext:value-type="float">
            <text:p>91713</text:p>
          </table:table-cell>
          <table:table-cell table:number-columns-repeated="2"/>
          <table:table-cell office:value-type="float" office:value="233916" calcext:value-type="float">
            <text:p>233916</text:p>
          </table:table-cell>
          <table:table-cell table:number-columns-repeated="2"/>
          <table:table-cell office:value-type="float" office:value="243493" calcext:value-type="float">
            <text:p>243493</text:p>
          </table:table-cell>
          <table:table-cell table:number-columns-repeated="2"/>
          <table:table-cell office:value-type="float" office:value="242530" calcext:value-type="float">
            <text:p>242530</text:p>
          </table:table-cell>
          <table:table-cell table:number-columns-repeated="3"/>
          <table:table-cell office:value-type="float" office:value="86301" calcext:value-type="float">
            <text:p>86301</text:p>
          </table:table-cell>
          <table:table-cell table:number-columns-repeated="2"/>
          <table:table-cell office:value-type="float" office:value="245061" calcext:value-type="float">
            <text:p>245061</text:p>
          </table:table-cell>
          <table:table-cell table:number-columns-repeated="4"/>
          <table:table-cell office:value-type="float" office:value="79530" calcext:value-type="float">
            <text:p>79530</text:p>
          </table:table-cell>
          <table:table-cell table:number-columns-repeated="3"/>
          <table:table-cell office:value-type="float" office:value="250682" calcext:value-type="float">
            <text:p>250682</text:p>
          </table:table-cell>
          <table:table-cell/>
          <table:table-cell office:value-type="float" office:value="1910283" calcext:value-type="float">
            <text:p>1910283</text:p>
          </table:table-cell>
          <table:table-cell/>
          <table:table-cell office:value-type="float" office:value="2482891" calcext:value-type="float">
            <text:p>2482891</text:p>
          </table:table-cell>
          <table:table-cell/>
          <table:table-cell office:value-type="float" office:value="5828030" calcext:value-type="float">
            <text:p>5828030</text:p>
          </table:table-cell>
          <table:table-cell/>
          <table:table-cell office:value-type="float" office:value="5161560" calcext:value-type="float">
            <text:p>5161560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60884" calcext:value-type="float">
            <text:p>60884</text:p>
          </table:table-cell>
          <table:table-cell table:number-columns-repeated="3"/>
          <table:table-cell office:value-type="float" office:value="53235" calcext:value-type="float">
            <text:p>53235</text:p>
          </table:table-cell>
          <table:table-cell table:number-columns-repeated="2"/>
          <table:table-cell office:value-type="float" office:value="252587" calcext:value-type="float">
            <text:p>252587</text:p>
          </table:table-cell>
          <table:table-cell table:number-columns-repeated="2"/>
          <table:table-cell office:value-type="float" office:value="266757" calcext:value-type="float">
            <text:p>266757</text:p>
          </table:table-cell>
          <table:table-cell table:number-columns-repeated="2"/>
          <table:table-cell office:value-type="float" office:value="252509" calcext:value-type="float">
            <text:p>252509</text:p>
          </table:table-cell>
          <table:table-cell table:number-columns-repeated="3"/>
          <table:table-cell office:value-type="float" office:value="52548" calcext:value-type="float">
            <text:p>52548</text:p>
          </table:table-cell>
          <table:table-cell table:number-columns-repeated="2"/>
          <table:table-cell office:value-type="float" office:value="206918" calcext:value-type="float">
            <text:p>206918</text:p>
          </table:table-cell>
          <table:table-cell table:number-columns-repeated="3"/>
          <table:table-cell office:value-type="float" office:value="165751" calcext:value-type="float">
            <text:p>165751</text:p>
          </table:table-cell>
          <table:table-cell table:number-columns-repeated="3"/>
          <table:table-cell office:value-type="float" office:value="178425" calcext:value-type="float">
            <text:p>178425</text:p>
          </table:table-cell>
          <table:table-cell/>
          <table:table-cell office:value-type="float" office:value="1911000" calcext:value-type="float">
            <text:p>1911000</text:p>
          </table:table-cell>
          <table:table-cell/>
          <table:table-cell office:value-type="float" office:value="2509800" calcext:value-type="float">
            <text:p>2509800</text:p>
          </table:table-cell>
          <table:table-cell/>
          <table:table-cell office:value-type="float" office:value="5542585" calcext:value-type="float">
            <text:p>5542585</text:p>
          </table:table-cell>
          <table:table-cell/>
          <table:table-cell office:value-type="float" office:value="4876937" calcext:value-type="float">
            <text:p>4876937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59863" calcext:value-type="float">
            <text:p>159863</text:p>
          </table:table-cell>
          <table:table-cell table:number-columns-repeated="2"/>
          <table:table-cell office:value-type="float" office:value="166210" calcext:value-type="float">
            <text:p>166210</text:p>
          </table:table-cell>
          <table:table-cell table:number-columns-repeated="2"/>
          <table:table-cell office:value-type="float" office:value="267869" calcext:value-type="float">
            <text:p>267869</text:p>
          </table:table-cell>
          <table:table-cell table:number-columns-repeated="2"/>
          <table:table-cell office:value-type="float" office:value="271388" calcext:value-type="float">
            <text:p>271388</text:p>
          </table:table-cell>
          <table:table-cell table:number-columns-repeated="2"/>
          <table:table-cell office:value-type="float" office:value="262432" calcext:value-type="float">
            <text:p>262432</text:p>
          </table:table-cell>
          <table:table-cell table:number-columns-repeated="2"/>
          <table:table-cell office:value-type="float" office:value="166346" calcext:value-type="float">
            <text:p>166346</text:p>
          </table:table-cell>
          <table:table-cell table:number-columns-repeated="2"/>
          <table:table-cell office:value-type="float" office:value="257155" calcext:value-type="float">
            <text:p>257155</text:p>
          </table:table-cell>
          <table:table-cell table:number-columns-repeated="3"/>
          <table:table-cell office:value-type="float" office:value="165087" calcext:value-type="float">
            <text:p>165087</text:p>
          </table:table-cell>
          <table:table-cell table:number-columns-repeated="3"/>
          <table:table-cell office:value-type="float" office:value="267592" calcext:value-type="float">
            <text:p>267592</text:p>
          </table:table-cell>
          <table:table-cell/>
          <table:table-cell office:value-type="float" office:value="2001531" calcext:value-type="float">
            <text:p>2001531</text:p>
          </table:table-cell>
          <table:table-cell/>
          <table:table-cell office:value-type="float" office:value="2620285" calcext:value-type="float">
            <text:p>2620285</text:p>
          </table:table-cell>
          <table:table-cell/>
          <table:table-cell office:value-type="float" office:value="5054500" calcext:value-type="float">
            <text:p>5054500</text:p>
          </table:table-cell>
          <table:table-cell/>
          <table:table-cell office:value-type="float" office:value="4386549" calcext:value-type="float">
            <text:p>4386549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2285" calcext:value-type="float">
            <text:p>162285</text:p>
          </table:table-cell>
          <table:table-cell table:number-columns-repeated="2"/>
          <table:table-cell office:value-type="float" office:value="170998" calcext:value-type="float">
            <text:p>170998</text:p>
          </table:table-cell>
          <table:table-cell table:number-columns-repeated="2"/>
          <table:table-cell office:value-type="float" office:value="286810" calcext:value-type="float">
            <text:p>286810</text:p>
          </table:table-cell>
          <table:table-cell table:number-columns-repeated="2"/>
          <table:table-cell office:value-type="float" office:value="281603" calcext:value-type="float">
            <text:p>281603</text:p>
          </table:table-cell>
          <table:table-cell table:number-columns-repeated="2"/>
          <table:table-cell office:value-type="float" office:value="288546" calcext:value-type="float">
            <text:p>288546</text:p>
          </table:table-cell>
          <table:table-cell table:number-columns-repeated="2"/>
          <table:table-cell office:value-type="float" office:value="168908" calcext:value-type="float">
            <text:p>168908</text:p>
          </table:table-cell>
          <table:table-cell table:number-columns-repeated="2"/>
          <table:table-cell office:value-type="float" office:value="284175" calcext:value-type="float">
            <text:p>284175</text:p>
          </table:table-cell>
          <table:table-cell table:number-columns-repeated="3"/>
          <table:table-cell office:value-type="float" office:value="173427" calcext:value-type="float">
            <text:p>173427</text:p>
          </table:table-cell>
          <table:table-cell table:number-columns-repeated="3"/>
          <table:table-cell office:value-type="float" office:value="290290" calcext:value-type="float">
            <text:p>290290</text:p>
          </table:table-cell>
          <table:table-cell/>
          <table:table-cell office:value-type="float" office:value="2248456" calcext:value-type="float">
            <text:p>2248456</text:p>
          </table:table-cell>
          <table:table-cell/>
          <table:table-cell office:value-type="float" office:value="2967040" calcext:value-type="float">
            <text:p>2967040</text:p>
          </table:table-cell>
          <table:table-cell/>
          <table:table-cell office:value-type="float" office:value="4970864" calcext:value-type="float">
            <text:p>4970864</text:p>
          </table:table-cell>
          <table:table-cell/>
          <table:table-cell office:value-type="float" office:value="4403414" calcext:value-type="float">
            <text:p>4403414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60352" calcext:value-type="float">
            <text:p>160352</text:p>
          </table:table-cell>
          <table:table-cell table:number-columns-repeated="2"/>
          <table:table-cell office:value-type="float" office:value="156025" calcext:value-type="float">
            <text:p>156025</text:p>
          </table:table-cell>
          <table:table-cell table:number-columns-repeated="2"/>
          <table:table-cell office:value-type="float" office:value="153221" calcext:value-type="float">
            <text:p>153221</text:p>
          </table:table-cell>
          <table:table-cell table:number-columns-repeated="2"/>
          <table:table-cell office:value-type="float" office:value="153259" calcext:value-type="float">
            <text:p>153259</text:p>
          </table:table-cell>
          <table:table-cell table:number-columns-repeated="2"/>
          <table:table-cell office:value-type="float" office:value="138631" calcext:value-type="float">
            <text:p>138631</text:p>
          </table:table-cell>
          <table:table-cell table:number-columns-repeated="2"/>
          <table:table-cell office:value-type="float" office:value="149307" calcext:value-type="float">
            <text:p>149307</text:p>
          </table:table-cell>
          <table:table-cell table:number-columns-repeated="2"/>
          <table:table-cell office:value-type="float" office:value="132499" calcext:value-type="float">
            <text:p>132499</text:p>
          </table:table-cell>
          <table:table-cell table:number-columns-repeated="3"/>
          <table:table-cell office:value-type="float" office:value="153890" calcext:value-type="float">
            <text:p>153890</text:p>
          </table:table-cell>
          <table:table-cell table:number-columns-repeated="3"/>
          <table:table-cell office:value-type="float" office:value="129696" calcext:value-type="float">
            <text:p>129696</text:p>
          </table:table-cell>
          <table:table-cell table:number-columns-repeated="2"/>
          <table:table-cell office:value-type="float" office:value="671454" calcext:value-type="float">
            <text:p>671454</text:p>
          </table:table-cell>
          <table:table-cell table:number-columns-repeated="2"/>
          <table:table-cell office:value-type="float" office:value="702972" calcext:value-type="float">
            <text:p>702972</text:p>
          </table:table-cell>
          <table:table-cell/>
          <table:table-cell office:value-type="float" office:value="6324644" calcext:value-type="float">
            <text:p>6324644</text:p>
          </table:table-cell>
          <table:table-cell/>
          <table:table-cell office:value-type="float" office:value="5115968" calcext:value-type="float">
            <text:p>5115968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706" calcext:value-type="float">
            <text:p>128706</text:p>
          </table:table-cell>
          <table:table-cell table:number-columns-repeated="2"/>
          <table:table-cell office:value-type="float" office:value="130349" calcext:value-type="float">
            <text:p>130349</text:p>
          </table:table-cell>
          <table:table-cell table:number-columns-repeated="2"/>
          <table:table-cell office:value-type="float" office:value="172719" calcext:value-type="float">
            <text:p>172719</text:p>
          </table:table-cell>
          <table:table-cell table:number-columns-repeated="2"/>
          <table:table-cell office:value-type="float" office:value="176927" calcext:value-type="float">
            <text:p>176927</text:p>
          </table:table-cell>
          <table:table-cell table:number-columns-repeated="2"/>
          <table:table-cell office:value-type="float" office:value="150855" calcext:value-type="float">
            <text:p>150855</text:p>
          </table:table-cell>
          <table:table-cell table:number-columns-repeated="2"/>
          <table:table-cell office:value-type="float" office:value="126734" calcext:value-type="float">
            <text:p>126734</text:p>
          </table:table-cell>
          <table:table-cell table:number-columns-repeated="2"/>
          <table:table-cell office:value-type="float" office:value="152836" calcext:value-type="float">
            <text:p>152836</text:p>
          </table:table-cell>
          <table:table-cell table:number-columns-repeated="3"/>
          <table:table-cell office:value-type="float" office:value="120065" calcext:value-type="float">
            <text:p>120065</text:p>
          </table:table-cell>
          <table:table-cell table:number-columns-repeated="3"/>
          <table:table-cell office:value-type="float" office:value="152801" calcext:value-type="float">
            <text:p>152801</text:p>
          </table:table-cell>
          <table:table-cell table:number-columns-repeated="2"/>
          <table:table-cell office:value-type="float" office:value="661245" calcext:value-type="float">
            <text:p>661245</text:p>
          </table:table-cell>
          <table:table-cell table:number-columns-repeated="2"/>
          <table:table-cell office:value-type="float" office:value="723838" calcext:value-type="float">
            <text:p>723838</text:p>
          </table:table-cell>
          <table:table-cell/>
          <table:table-cell office:value-type="float" office:value="4773561" calcext:value-type="float">
            <text:p>4773561</text:p>
          </table:table-cell>
          <table:table-cell/>
          <table:table-cell office:value-type="float" office:value="5148548" calcext:value-type="float">
            <text:p>5148548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43213" calcext:value-type="float">
            <text:p>143213</text:p>
          </table:table-cell>
          <table:table-cell table:number-columns-repeated="2"/>
          <table:table-cell office:value-type="float" office:value="140170" calcext:value-type="float">
            <text:p>140170</text:p>
          </table:table-cell>
          <table:table-cell table:number-columns-repeated="2"/>
          <table:table-cell office:value-type="float" office:value="212694" calcext:value-type="float">
            <text:p>212694</text:p>
          </table:table-cell>
          <table:table-cell table:number-columns-repeated="2"/>
          <table:table-cell office:value-type="float" office:value="212777" calcext:value-type="float">
            <text:p>212777</text:p>
          </table:table-cell>
          <table:table-cell table:number-columns-repeated="2"/>
          <table:table-cell office:value-type="float" office:value="179017" calcext:value-type="float">
            <text:p>179017</text:p>
          </table:table-cell>
          <table:table-cell table:number-columns-repeated="2"/>
          <table:table-cell office:value-type="float" office:value="136925" calcext:value-type="float">
            <text:p>136925</text:p>
          </table:table-cell>
          <table:table-cell table:number-columns-repeated="2"/>
          <table:table-cell office:value-type="float" office:value="178160" calcext:value-type="float">
            <text:p>178160</text:p>
          </table:table-cell>
          <table:table-cell table:number-columns-repeated="3"/>
          <table:table-cell office:value-type="float" office:value="132747" calcext:value-type="float">
            <text:p>132747</text:p>
          </table:table-cell>
          <table:table-cell table:number-columns-repeated="3"/>
          <table:table-cell office:value-type="float" office:value="169684" calcext:value-type="float">
            <text:p>169684</text:p>
          </table:table-cell>
          <table:table-cell table:number-columns-repeated="2"/>
          <table:table-cell office:value-type="float" office:value="697510" calcext:value-type="float">
            <text:p>697510</text:p>
          </table:table-cell>
          <table:table-cell table:number-columns-repeated="2"/>
          <table:table-cell office:value-type="float" office:value="713138" calcext:value-type="float">
            <text:p>713138</text:p>
          </table:table-cell>
          <table:table-cell/>
          <table:table-cell office:value-type="float" office:value="6098314" calcext:value-type="float">
            <text:p>6098314</text:p>
          </table:table-cell>
          <table:table-cell/>
          <table:table-cell office:value-type="float" office:value="5091566" calcext:value-type="float">
            <text:p>5091566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26475" calcext:value-type="float">
            <text:p>126475</text:p>
          </table:table-cell>
          <table:table-cell table:number-columns-repeated="2"/>
          <table:table-cell office:value-type="float" office:value="120746" calcext:value-type="float">
            <text:p>120746</text:p>
          </table:table-cell>
          <table:table-cell table:number-columns-repeated="2"/>
          <table:table-cell office:value-type="float" office:value="226397" calcext:value-type="float">
            <text:p>226397</text:p>
          </table:table-cell>
          <table:table-cell table:number-columns-repeated="2"/>
          <table:table-cell office:value-type="float" office:value="217014" calcext:value-type="float">
            <text:p>217014</text:p>
          </table:table-cell>
          <table:table-cell table:number-columns-repeated="2"/>
          <table:table-cell office:value-type="float" office:value="203247" calcext:value-type="float">
            <text:p>203247</text:p>
          </table:table-cell>
          <table:table-cell table:number-columns-repeated="2"/>
          <table:table-cell office:value-type="float" office:value="126274" calcext:value-type="float">
            <text:p>126274</text:p>
          </table:table-cell>
          <table:table-cell table:number-columns-repeated="2"/>
          <table:table-cell office:value-type="float" office:value="193517" calcext:value-type="float">
            <text:p>193517</text:p>
          </table:table-cell>
          <table:table-cell table:number-columns-repeated="3"/>
          <table:table-cell office:value-type="float" office:value="107973" calcext:value-type="float">
            <text:p>107973</text:p>
          </table:table-cell>
          <table:table-cell table:number-columns-repeated="3"/>
          <table:table-cell office:value-type="float" office:value="202895" calcext:value-type="float">
            <text:p>202895</text:p>
          </table:table-cell>
          <table:table-cell table:number-columns-repeated="2"/>
          <table:table-cell office:value-type="float" office:value="683581" calcext:value-type="float">
            <text:p>683581</text:p>
          </table:table-cell>
          <table:table-cell table:number-columns-repeated="2"/>
          <table:table-cell office:value-type="float" office:value="717326" calcext:value-type="float">
            <text:p>717326</text:p>
          </table:table-cell>
          <table:table-cell/>
          <table:table-cell office:value-type="float" office:value="6124061" calcext:value-type="float">
            <text:p>6124061</text:p>
          </table:table-cell>
          <table:table-cell/>
          <table:table-cell office:value-type="float" office:value="5017127" calcext:value-type="float">
            <text:p>5017127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83638" calcext:value-type="float">
            <text:p>83638</text:p>
          </table:table-cell>
          <table:table-cell table:number-columns-repeated="3"/>
          <table:table-cell office:value-type="float" office:value="74113" calcext:value-type="float">
            <text:p>74113</text:p>
          </table:table-cell>
          <table:table-cell table:number-columns-repeated="2"/>
          <table:table-cell office:value-type="float" office:value="236094" calcext:value-type="float">
            <text:p>236094</text:p>
          </table:table-cell>
          <table:table-cell table:number-columns-repeated="2"/>
          <table:table-cell office:value-type="float" office:value="231341" calcext:value-type="float">
            <text:p>231341</text:p>
          </table:table-cell>
          <table:table-cell table:number-columns-repeated="2"/>
          <table:table-cell office:value-type="float" office:value="225628" calcext:value-type="float">
            <text:p>225628</text:p>
          </table:table-cell>
          <table:table-cell table:number-columns-repeated="3"/>
          <table:table-cell office:value-type="float" office:value="68196" calcext:value-type="float">
            <text:p>68196</text:p>
          </table:table-cell>
          <table:table-cell table:number-columns-repeated="2"/>
          <table:table-cell office:value-type="float" office:value="211001" calcext:value-type="float">
            <text:p>211001</text:p>
          </table:table-cell>
          <table:table-cell table:number-columns-repeated="4"/>
          <table:table-cell office:value-type="float" office:value="49981" calcext:value-type="float">
            <text:p>49981</text:p>
          </table:table-cell>
          <table:table-cell table:number-columns-repeated="3"/>
          <table:table-cell office:value-type="float" office:value="216520" calcext:value-type="float">
            <text:p>216520</text:p>
          </table:table-cell>
          <table:table-cell table:number-columns-repeated="2"/>
          <table:table-cell office:value-type="float" office:value="498151" calcext:value-type="float">
            <text:p>498151</text:p>
          </table:table-cell>
          <table:table-cell table:number-columns-repeated="2"/>
          <table:table-cell office:value-type="float" office:value="764616" calcext:value-type="float">
            <text:p>764616</text:p>
          </table:table-cell>
          <table:table-cell/>
          <table:table-cell office:value-type="float" office:value="6133148" calcext:value-type="float">
            <text:p>6133148</text:p>
          </table:table-cell>
          <table:table-cell/>
          <table:table-cell office:value-type="float" office:value="4061080" calcext:value-type="float">
            <text:p>4061080</text:p>
          </table:table-cell>
          <table:table-cell table:number-columns-repeated="22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68300" calcext:value-type="float">
            <text:p>168300</text:p>
          </table:table-cell>
          <table:table-cell table:number-columns-repeated="2"/>
          <table:table-cell office:value-type="float" office:value="167900" calcext:value-type="float">
            <text:p>167900</text:p>
          </table:table-cell>
          <table:table-cell table:number-columns-repeated="2"/>
          <table:table-cell office:value-type="float" office:value="253691" calcext:value-type="float">
            <text:p>253691</text:p>
          </table:table-cell>
          <table:table-cell table:number-columns-repeated="2"/>
          <table:table-cell office:value-type="float" office:value="250221" calcext:value-type="float">
            <text:p>250221</text:p>
          </table:table-cell>
          <table:table-cell table:number-columns-repeated="2"/>
          <table:table-cell office:value-type="float" office:value="236105" calcext:value-type="float">
            <text:p>236105</text:p>
          </table:table-cell>
          <table:table-cell table:number-columns-repeated="2"/>
          <table:table-cell office:value-type="float" office:value="160761" calcext:value-type="float">
            <text:p>160761</text:p>
          </table:table-cell>
          <table:table-cell table:number-columns-repeated="2"/>
          <table:table-cell office:value-type="float" office:value="246271" calcext:value-type="float">
            <text:p>246271</text:p>
          </table:table-cell>
          <table:table-cell table:number-columns-repeated="3"/>
          <table:table-cell office:value-type="float" office:value="162127" calcext:value-type="float">
            <text:p>162127</text:p>
          </table:table-cell>
          <table:table-cell table:number-columns-repeated="3"/>
          <table:table-cell office:value-type="float" office:value="235363" calcext:value-type="float">
            <text:p>235363</text:p>
          </table:table-cell>
          <table:table-cell table:number-columns-repeated="2"/>
          <table:table-cell office:value-type="float" office:value="693429" calcext:value-type="float">
            <text:p>693429</text:p>
          </table:table-cell>
          <table:table-cell table:number-columns-repeated="2"/>
          <table:table-cell office:value-type="float" office:value="758369" calcext:value-type="float">
            <text:p>758369</text:p>
          </table:table-cell>
          <table:table-cell/>
          <table:table-cell office:value-type="float" office:value="5943768" calcext:value-type="float">
            <text:p>5943768</text:p>
          </table:table-cell>
          <table:table-cell/>
          <table:table-cell office:value-type="float" office:value="4989216" calcext:value-type="float">
            <text:p>4989216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64576" calcext:value-type="float">
            <text:p>164576</text:p>
          </table:table-cell>
          <table:table-cell table:number-columns-repeated="2"/>
          <table:table-cell office:value-type="float" office:value="167234" calcext:value-type="float">
            <text:p>167234</text:p>
          </table:table-cell>
          <table:table-cell table:number-columns-repeated="2"/>
          <table:table-cell office:value-type="float" office:value="255232" calcext:value-type="float">
            <text:p>255232</text:p>
          </table:table-cell>
          <table:table-cell table:number-columns-repeated="2"/>
          <table:table-cell office:value-type="float" office:value="262275" calcext:value-type="float">
            <text:p>262275</text:p>
          </table:table-cell>
          <table:table-cell table:number-columns-repeated="2"/>
          <table:table-cell office:value-type="float" office:value="253546" calcext:value-type="float">
            <text:p>253546</text:p>
          </table:table-cell>
          <table:table-cell table:number-columns-repeated="2"/>
          <table:table-cell office:value-type="float" office:value="166490" calcext:value-type="float">
            <text:p>166490</text:p>
          </table:table-cell>
          <table:table-cell table:number-columns-repeated="2"/>
          <table:table-cell office:value-type="float" office:value="202877" calcext:value-type="float">
            <text:p>202877</text:p>
          </table:table-cell>
          <table:table-cell table:number-columns-repeated="3"/>
          <table:table-cell office:value-type="float" office:value="161214" calcext:value-type="float">
            <text:p>161214</text:p>
          </table:table-cell>
          <table:table-cell table:number-columns-repeated="3"/>
          <table:table-cell office:value-type="float" office:value="254910" calcext:value-type="float">
            <text:p>254910</text:p>
          </table:table-cell>
          <table:table-cell table:number-columns-repeated="2"/>
          <table:table-cell office:value-type="float" office:value="740653" calcext:value-type="float">
            <text:p>740653</text:p>
          </table:table-cell>
          <table:table-cell table:number-columns-repeated="2"/>
          <table:table-cell office:value-type="float" office:value="755005" calcext:value-type="float">
            <text:p>755005</text:p>
          </table:table-cell>
          <table:table-cell/>
          <table:table-cell office:value-type="float" office:value="5695015" calcext:value-type="float">
            <text:p>5695015</text:p>
          </table:table-cell>
          <table:table-cell/>
          <table:table-cell office:value-type="float" office:value="4802417" calcext:value-type="float">
            <text:p>4802417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73703" calcext:value-type="float">
            <text:p>173703</text:p>
          </table:table-cell>
          <table:table-cell table:number-columns-repeated="2"/>
          <table:table-cell office:value-type="float" office:value="172706" calcext:value-type="float">
            <text:p>172706</text:p>
          </table:table-cell>
          <table:table-cell table:number-columns-repeated="2"/>
          <table:table-cell office:value-type="float" office:value="260647" calcext:value-type="float">
            <text:p>260647</text:p>
          </table:table-cell>
          <table:table-cell table:number-columns-repeated="2"/>
          <table:table-cell office:value-type="float" office:value="262043" calcext:value-type="float">
            <text:p>262043</text:p>
          </table:table-cell>
          <table:table-cell table:number-columns-repeated="2"/>
          <table:table-cell office:value-type="float" office:value="259917" calcext:value-type="float">
            <text:p>259917</text:p>
          </table:table-cell>
          <table:table-cell table:number-columns-repeated="2"/>
          <table:table-cell office:value-type="float" office:value="163338" calcext:value-type="float">
            <text:p>163338</text:p>
          </table:table-cell>
          <table:table-cell table:number-columns-repeated="2"/>
          <table:table-cell office:value-type="float" office:value="264872" calcext:value-type="float">
            <text:p>264872</text:p>
          </table:table-cell>
          <table:table-cell table:number-columns-repeated="3"/>
          <table:table-cell office:value-type="float" office:value="163291" calcext:value-type="float">
            <text:p>163291</text:p>
          </table:table-cell>
          <table:table-cell table:number-columns-repeated="3"/>
          <table:table-cell office:value-type="float" office:value="268753" calcext:value-type="float">
            <text:p>268753</text:p>
          </table:table-cell>
          <table:table-cell table:number-columns-repeated="2"/>
          <table:table-cell office:value-type="float" office:value="790862" calcext:value-type="float">
            <text:p>790862</text:p>
          </table:table-cell>
          <table:table-cell table:number-columns-repeated="2"/>
          <table:table-cell office:value-type="float" office:value="865476" calcext:value-type="float">
            <text:p>865476</text:p>
          </table:table-cell>
          <table:table-cell/>
          <table:table-cell office:value-type="float" office:value="4200623" calcext:value-type="float">
            <text:p>4200623</text:p>
          </table:table-cell>
          <table:table-cell/>
          <table:table-cell office:value-type="float" office:value="4425420" calcext:value-type="float">
            <text:p>4425420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6229" calcext:value-type="float">
            <text:p>166229</text:p>
          </table:table-cell>
          <table:table-cell table:number-columns-repeated="2"/>
          <table:table-cell office:value-type="float" office:value="169430" calcext:value-type="float">
            <text:p>169430</text:p>
          </table:table-cell>
          <table:table-cell table:number-columns-repeated="2"/>
          <table:table-cell office:value-type="float" office:value="275026" calcext:value-type="float">
            <text:p>275026</text:p>
          </table:table-cell>
          <table:table-cell table:number-columns-repeated="2"/>
          <table:table-cell office:value-type="float" office:value="275888" calcext:value-type="float">
            <text:p>275888</text:p>
          </table:table-cell>
          <table:table-cell table:number-columns-repeated="2"/>
          <table:table-cell office:value-type="float" office:value="272006" calcext:value-type="float">
            <text:p>272006</text:p>
          </table:table-cell>
          <table:table-cell table:number-columns-repeated="2"/>
          <table:table-cell office:value-type="float" office:value="166170" calcext:value-type="float">
            <text:p>166170</text:p>
          </table:table-cell>
          <table:table-cell table:number-columns-repeated="2"/>
          <table:table-cell office:value-type="float" office:value="268967" calcext:value-type="float">
            <text:p>268967</text:p>
          </table:table-cell>
          <table:table-cell table:number-columns-repeated="3"/>
          <table:table-cell office:value-type="float" office:value="167847" calcext:value-type="float">
            <text:p>167847</text:p>
          </table:table-cell>
          <table:table-cell table:number-columns-repeated="3"/>
          <table:table-cell office:value-type="float" office:value="272274" calcext:value-type="float">
            <text:p>272274</text:p>
          </table:table-cell>
          <table:table-cell table:number-columns-repeated="2"/>
          <table:table-cell office:value-type="float" office:value="987776" calcext:value-type="float">
            <text:p>987776</text:p>
          </table:table-cell>
          <table:table-cell/>
          <table:table-cell office:value-type="float" office:value="1025417" calcext:value-type="float">
            <text:p>1025417</text:p>
          </table:table-cell>
          <table:table-cell/>
          <table:table-cell office:value-type="float" office:value="5073850" calcext:value-type="float">
            <text:p>5073850</text:p>
          </table:table-cell>
          <table:table-cell/>
          <table:table-cell office:value-type="float" office:value="4176402" calcext:value-type="float">
            <text:p>4176402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50610" calcext:value-type="float">
            <text:p>150610</text:p>
          </table:table-cell>
          <table:table-cell table:number-columns-repeated="2"/>
          <table:table-cell office:value-type="float" office:value="160604" calcext:value-type="float">
            <text:p>160604</text:p>
          </table:table-cell>
          <table:table-cell table:number-columns-repeated="2"/>
          <table:table-cell office:value-type="float" office:value="158147" calcext:value-type="float">
            <text:p>158147</text:p>
          </table:table-cell>
          <table:table-cell table:number-columns-repeated="2"/>
          <table:table-cell office:value-type="float" office:value="148820" calcext:value-type="float">
            <text:p>148820</text:p>
          </table:table-cell>
          <table:table-cell table:number-columns-repeated="2"/>
          <table:table-cell office:value-type="float" office:value="123677" calcext:value-type="float">
            <text:p>123677</text:p>
          </table:table-cell>
          <table:table-cell table:number-columns-repeated="2"/>
          <table:table-cell office:value-type="float" office:value="148756" calcext:value-type="float">
            <text:p>148756</text:p>
          </table:table-cell>
          <table:table-cell table:number-columns-repeated="2"/>
          <table:table-cell office:value-type="float" office:value="121938" calcext:value-type="float">
            <text:p>121938</text:p>
          </table:table-cell>
          <table:table-cell table:number-columns-repeated="3"/>
          <table:table-cell office:value-type="float" office:value="160041" calcext:value-type="float">
            <text:p>160041</text:p>
          </table:table-cell>
          <table:table-cell table:number-columns-repeated="3"/>
          <table:table-cell office:value-type="float" office:value="125076" calcext:value-type="float">
            <text:p>125076</text:p>
          </table:table-cell>
          <table:table-cell table:number-columns-repeated="2"/>
          <table:table-cell office:value-type="float" office:value="246011" calcext:value-type="float">
            <text:p>246011</text:p>
          </table:table-cell>
          <table:table-cell table:number-columns-repeated="2"/>
          <table:table-cell office:value-type="float" office:value="285404" calcext:value-type="float">
            <text:p>285404</text:p>
          </table:table-cell>
          <table:table-cell/>
          <table:table-cell office:value-type="float" office:value="6195799" calcext:value-type="float">
            <text:p>6195799</text:p>
          </table:table-cell>
          <table:table-cell/>
          <table:table-cell office:value-type="float" office:value="5133040" calcext:value-type="float">
            <text:p>5133040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9746" calcext:value-type="float">
            <text:p>129746</text:p>
          </table:table-cell>
          <table:table-cell table:number-columns-repeated="2"/>
          <table:table-cell office:value-type="float" office:value="130176" calcext:value-type="float">
            <text:p>130176</text:p>
          </table:table-cell>
          <table:table-cell table:number-columns-repeated="2"/>
          <table:table-cell office:value-type="float" office:value="178261" calcext:value-type="float">
            <text:p>178261</text:p>
          </table:table-cell>
          <table:table-cell table:number-columns-repeated="2"/>
          <table:table-cell office:value-type="float" office:value="181006" calcext:value-type="float">
            <text:p>181006</text:p>
          </table:table-cell>
          <table:table-cell table:number-columns-repeated="2"/>
          <table:table-cell office:value-type="float" office:value="160101" calcext:value-type="float">
            <text:p>160101</text:p>
          </table:table-cell>
          <table:table-cell table:number-columns-repeated="2"/>
          <table:table-cell office:value-type="float" office:value="127030" calcext:value-type="float">
            <text:p>127030</text:p>
          </table:table-cell>
          <table:table-cell table:number-columns-repeated="2"/>
          <table:table-cell office:value-type="float" office:value="162799" calcext:value-type="float">
            <text:p>162799</text:p>
          </table:table-cell>
          <table:table-cell table:number-columns-repeated="3"/>
          <table:table-cell office:value-type="float" office:value="129085" calcext:value-type="float">
            <text:p>129085</text:p>
          </table:table-cell>
          <table:table-cell table:number-columns-repeated="3"/>
          <table:table-cell office:value-type="float" office:value="164288" calcext:value-type="float">
            <text:p>164288</text:p>
          </table:table-cell>
          <table:table-cell table:number-columns-repeated="2"/>
          <table:table-cell office:value-type="float" office:value="275122" calcext:value-type="float">
            <text:p>275122</text:p>
          </table:table-cell>
          <table:table-cell table:number-columns-repeated="2"/>
          <table:table-cell office:value-type="float" office:value="291731" calcext:value-type="float">
            <text:p>291731</text:p>
          </table:table-cell>
          <table:table-cell/>
          <table:table-cell office:value-type="float" office:value="6343758" calcext:value-type="float">
            <text:p>6343758</text:p>
          </table:table-cell>
          <table:table-cell/>
          <table:table-cell office:value-type="float" office:value="5197240" calcext:value-type="float">
            <text:p>5197240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50083" calcext:value-type="float">
            <text:p>150083</text:p>
          </table:table-cell>
          <table:table-cell table:number-columns-repeated="2"/>
          <table:table-cell office:value-type="float" office:value="154484" calcext:value-type="float">
            <text:p>154484</text:p>
          </table:table-cell>
          <table:table-cell table:number-columns-repeated="2"/>
          <table:table-cell office:value-type="float" office:value="210414" calcext:value-type="float">
            <text:p>210414</text:p>
          </table:table-cell>
          <table:table-cell table:number-columns-repeated="2"/>
          <table:table-cell office:value-type="float" office:value="214330" calcext:value-type="float">
            <text:p>214330</text:p>
          </table:table-cell>
          <table:table-cell table:number-columns-repeated="2"/>
          <table:table-cell office:value-type="float" office:value="173054" calcext:value-type="float">
            <text:p>173054</text:p>
          </table:table-cell>
          <table:table-cell table:number-columns-repeated="2"/>
          <table:table-cell office:value-type="float" office:value="158430" calcext:value-type="float">
            <text:p>158430</text:p>
          </table:table-cell>
          <table:table-cell table:number-columns-repeated="2"/>
          <table:table-cell office:value-type="float" office:value="181951" calcext:value-type="float">
            <text:p>181951</text:p>
          </table:table-cell>
          <table:table-cell table:number-columns-repeated="3"/>
          <table:table-cell office:value-type="float" office:value="160505" calcext:value-type="float">
            <text:p>160505</text:p>
          </table:table-cell>
          <table:table-cell table:number-columns-repeated="3"/>
          <table:table-cell office:value-type="float" office:value="182689" calcext:value-type="float">
            <text:p>182689</text:p>
          </table:table-cell>
          <table:table-cell table:number-columns-repeated="2"/>
          <table:table-cell office:value-type="float" office:value="278421" calcext:value-type="float">
            <text:p>278421</text:p>
          </table:table-cell>
          <table:table-cell table:number-columns-repeated="2"/>
          <table:table-cell office:value-type="float" office:value="276153" calcext:value-type="float">
            <text:p>276153</text:p>
          </table:table-cell>
          <table:table-cell/>
          <table:table-cell office:value-type="float" office:value="6299128" calcext:value-type="float">
            <text:p>6299128</text:p>
          </table:table-cell>
          <table:table-cell/>
          <table:table-cell office:value-type="float" office:value="5192626" calcext:value-type="float">
            <text:p>5192626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59411" calcext:value-type="float">
            <text:p>159411</text:p>
          </table:table-cell>
          <table:table-cell table:number-columns-repeated="2"/>
          <table:table-cell office:value-type="float" office:value="162017" calcext:value-type="float">
            <text:p>162017</text:p>
          </table:table-cell>
          <table:table-cell table:number-columns-repeated="2"/>
          <table:table-cell office:value-type="float" office:value="221671" calcext:value-type="float">
            <text:p>221671</text:p>
          </table:table-cell>
          <table:table-cell table:number-columns-repeated="2"/>
          <table:table-cell office:value-type="float" office:value="221486" calcext:value-type="float">
            <text:p>221486</text:p>
          </table:table-cell>
          <table:table-cell table:number-columns-repeated="2"/>
          <table:table-cell office:value-type="float" office:value="205299" calcext:value-type="float">
            <text:p>205299</text:p>
          </table:table-cell>
          <table:table-cell table:number-columns-repeated="2"/>
          <table:table-cell office:value-type="float" office:value="159361" calcext:value-type="float">
            <text:p>159361</text:p>
          </table:table-cell>
          <table:table-cell table:number-columns-repeated="2"/>
          <table:table-cell office:value-type="float" office:value="164656" calcext:value-type="float">
            <text:p>164656</text:p>
          </table:table-cell>
          <table:table-cell table:number-columns-repeated="3"/>
          <table:table-cell office:value-type="float" office:value="169506" calcext:value-type="float">
            <text:p>169506</text:p>
          </table:table-cell>
          <table:table-cell table:number-columns-repeated="3"/>
          <table:table-cell office:value-type="float" office:value="205257" calcext:value-type="float">
            <text:p>205257</text:p>
          </table:table-cell>
          <table:table-cell table:number-columns-repeated="2"/>
          <table:table-cell office:value-type="float" office:value="274243" calcext:value-type="float">
            <text:p>274243</text:p>
          </table:table-cell>
          <table:table-cell table:number-columns-repeated="2"/>
          <table:table-cell office:value-type="float" office:value="275556" calcext:value-type="float">
            <text:p>275556</text:p>
          </table:table-cell>
          <table:table-cell/>
          <table:table-cell office:value-type="float" office:value="6237202" calcext:value-type="float">
            <text:p>6237202</text:p>
          </table:table-cell>
          <table:table-cell/>
          <table:table-cell office:value-type="float" office:value="5106032" calcext:value-type="float">
            <text:p>5106032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61925" calcext:value-type="float">
            <text:p>161925</text:p>
          </table:table-cell>
          <table:table-cell table:number-columns-repeated="2"/>
          <table:table-cell office:value-type="float" office:value="165547" calcext:value-type="float">
            <text:p>165547</text:p>
          </table:table-cell>
          <table:table-cell table:number-columns-repeated="2"/>
          <table:table-cell office:value-type="float" office:value="242496" calcext:value-type="float">
            <text:p>242496</text:p>
          </table:table-cell>
          <table:table-cell table:number-columns-repeated="2"/>
          <table:table-cell office:value-type="float" office:value="238388" calcext:value-type="float">
            <text:p>238388</text:p>
          </table:table-cell>
          <table:table-cell table:number-columns-repeated="2"/>
          <table:table-cell office:value-type="float" office:value="233858" calcext:value-type="float">
            <text:p>233858</text:p>
          </table:table-cell>
          <table:table-cell table:number-columns-repeated="2"/>
          <table:table-cell office:value-type="float" office:value="168362" calcext:value-type="float">
            <text:p>168362</text:p>
          </table:table-cell>
          <table:table-cell table:number-columns-repeated="2"/>
          <table:table-cell office:value-type="float" office:value="239229" calcext:value-type="float">
            <text:p>239229</text:p>
          </table:table-cell>
          <table:table-cell table:number-columns-repeated="3"/>
          <table:table-cell office:value-type="float" office:value="171376" calcext:value-type="float">
            <text:p>171376</text:p>
          </table:table-cell>
          <table:table-cell table:number-columns-repeated="3"/>
          <table:table-cell office:value-type="float" office:value="235976" calcext:value-type="float">
            <text:p>235976</text:p>
          </table:table-cell>
          <table:table-cell table:number-columns-repeated="2"/>
          <table:table-cell office:value-type="float" office:value="288061" calcext:value-type="float">
            <text:p>288061</text:p>
          </table:table-cell>
          <table:table-cell table:number-columns-repeated="2"/>
          <table:table-cell office:value-type="float" office:value="312883" calcext:value-type="float">
            <text:p>312883</text:p>
          </table:table-cell>
          <table:table-cell/>
          <table:table-cell office:value-type="float" office:value="5084333" calcext:value-type="float">
            <text:p>5084333</text:p>
          </table:table-cell>
          <table:table-cell/>
          <table:table-cell office:value-type="float" office:value="5121301" calcext:value-type="float">
            <text:p>5121301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68056" calcext:value-type="float">
            <text:p>168056</text:p>
          </table:table-cell>
          <table:table-cell table:number-columns-repeated="2"/>
          <table:table-cell office:value-type="float" office:value="168423" calcext:value-type="float">
            <text:p>168423</text:p>
          </table:table-cell>
          <table:table-cell table:number-columns-repeated="2"/>
          <table:table-cell office:value-type="float" office:value="262241" calcext:value-type="float">
            <text:p>262241</text:p>
          </table:table-cell>
          <table:table-cell table:number-columns-repeated="2"/>
          <table:table-cell office:value-type="float" office:value="263646" calcext:value-type="float">
            <text:p>263646</text:p>
          </table:table-cell>
          <table:table-cell table:number-columns-repeated="2"/>
          <table:table-cell office:value-type="float" office:value="256292" calcext:value-type="float">
            <text:p>256292</text:p>
          </table:table-cell>
          <table:table-cell table:number-columns-repeated="2"/>
          <table:table-cell office:value-type="float" office:value="172464" calcext:value-type="float">
            <text:p>172464</text:p>
          </table:table-cell>
          <table:table-cell table:number-columns-repeated="2"/>
          <table:table-cell office:value-type="float" office:value="262200" calcext:value-type="float">
            <text:p>262200</text:p>
          </table:table-cell>
          <table:table-cell table:number-columns-repeated="3"/>
          <table:table-cell office:value-type="float" office:value="170933" calcext:value-type="float">
            <text:p>170933</text:p>
          </table:table-cell>
          <table:table-cell table:number-columns-repeated="3"/>
          <table:table-cell office:value-type="float" office:value="248772" calcext:value-type="float">
            <text:p>248772</text:p>
          </table:table-cell>
          <table:table-cell table:number-columns-repeated="2"/>
          <table:table-cell office:value-type="float" office:value="274439" calcext:value-type="float">
            <text:p>274439</text:p>
          </table:table-cell>
          <table:table-cell table:number-columns-repeated="2"/>
          <table:table-cell office:value-type="float" office:value="278035" calcext:value-type="float">
            <text:p>278035</text:p>
          </table:table-cell>
          <table:table-cell/>
          <table:table-cell office:value-type="float" office:value="6206046" calcext:value-type="float">
            <text:p>6206046</text:p>
          </table:table-cell>
          <table:table-cell/>
          <table:table-cell office:value-type="float" office:value="5163146" calcext:value-type="float">
            <text:p>5163146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62530" calcext:value-type="float">
            <text:p>162530</text:p>
          </table:table-cell>
          <table:table-cell table:number-columns-repeated="2"/>
          <table:table-cell office:value-type="float" office:value="166776" calcext:value-type="float">
            <text:p>166776</text:p>
          </table:table-cell>
          <table:table-cell table:number-columns-repeated="2"/>
          <table:table-cell office:value-type="float" office:value="279459" calcext:value-type="float">
            <text:p>279459</text:p>
          </table:table-cell>
          <table:table-cell table:number-columns-repeated="2"/>
          <table:table-cell office:value-type="float" office:value="272826" calcext:value-type="float">
            <text:p>272826</text:p>
          </table:table-cell>
          <table:table-cell table:number-columns-repeated="2"/>
          <table:table-cell office:value-type="float" office:value="259775" calcext:value-type="float">
            <text:p>259775</text:p>
          </table:table-cell>
          <table:table-cell table:number-columns-repeated="2"/>
          <table:table-cell office:value-type="float" office:value="166734" calcext:value-type="float">
            <text:p>166734</text:p>
          </table:table-cell>
          <table:table-cell table:number-columns-repeated="2"/>
          <table:table-cell office:value-type="float" office:value="253527" calcext:value-type="float">
            <text:p>253527</text:p>
          </table:table-cell>
          <table:table-cell table:number-columns-repeated="3"/>
          <table:table-cell office:value-type="float" office:value="178841" calcext:value-type="float">
            <text:p>178841</text:p>
          </table:table-cell>
          <table:table-cell table:number-columns-repeated="3"/>
          <table:table-cell office:value-type="float" office:value="254886" calcext:value-type="float">
            <text:p>254886</text:p>
          </table:table-cell>
          <table:table-cell table:number-columns-repeated="2"/>
          <table:table-cell office:value-type="float" office:value="284702" calcext:value-type="float">
            <text:p>284702</text:p>
          </table:table-cell>
          <table:table-cell table:number-columns-repeated="2"/>
          <table:table-cell office:value-type="float" office:value="284341" calcext:value-type="float">
            <text:p>284341</text:p>
          </table:table-cell>
          <table:table-cell/>
          <table:table-cell office:value-type="float" office:value="5844275" calcext:value-type="float">
            <text:p>5844275</text:p>
          </table:table-cell>
          <table:table-cell/>
          <table:table-cell office:value-type="float" office:value="4926131" calcext:value-type="float">
            <text:p>4926131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79042" calcext:value-type="float">
            <text:p>179042</text:p>
          </table:table-cell>
          <table:table-cell table:number-columns-repeated="2"/>
          <table:table-cell office:value-type="float" office:value="193312" calcext:value-type="float">
            <text:p>193312</text:p>
          </table:table-cell>
          <table:table-cell table:number-columns-repeated="2"/>
          <table:table-cell office:value-type="float" office:value="269834" calcext:value-type="float">
            <text:p>269834</text:p>
          </table:table-cell>
          <table:table-cell table:number-columns-repeated="2"/>
          <table:table-cell office:value-type="float" office:value="270009" calcext:value-type="float">
            <text:p>270009</text:p>
          </table:table-cell>
          <table:table-cell table:number-columns-repeated="2"/>
          <table:table-cell office:value-type="float" office:value="267497" calcext:value-type="float">
            <text:p>267497</text:p>
          </table:table-cell>
          <table:table-cell table:number-columns-repeated="2"/>
          <table:table-cell office:value-type="float" office:value="199937" calcext:value-type="float">
            <text:p>199937</text:p>
          </table:table-cell>
          <table:table-cell table:number-columns-repeated="2"/>
          <table:table-cell office:value-type="float" office:value="263347" calcext:value-type="float">
            <text:p>263347</text:p>
          </table:table-cell>
          <table:table-cell table:number-columns-repeated="3"/>
          <table:table-cell office:value-type="float" office:value="200437" calcext:value-type="float">
            <text:p>200437</text:p>
          </table:table-cell>
          <table:table-cell table:number-columns-repeated="3"/>
          <table:table-cell office:value-type="float" office:value="286763" calcext:value-type="float">
            <text:p>286763</text:p>
          </table:table-cell>
          <table:table-cell table:number-columns-repeated="2"/>
          <table:table-cell office:value-type="float" office:value="340024" calcext:value-type="float">
            <text:p>340024</text:p>
          </table:table-cell>
          <table:table-cell table:number-columns-repeated="2"/>
          <table:table-cell office:value-type="float" office:value="278064" calcext:value-type="float">
            <text:p>278064</text:p>
          </table:table-cell>
          <table:table-cell/>
          <table:table-cell office:value-type="float" office:value="5367508" calcext:value-type="float">
            <text:p>5367508</text:p>
          </table:table-cell>
          <table:table-cell/>
          <table:table-cell office:value-type="float" office:value="4099965" calcext:value-type="float">
            <text:p>4099965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05601" calcext:value-type="float">
            <text:p>105601</text:p>
          </table:table-cell>
          <table:table-cell table:number-columns-repeated="3"/>
          <table:table-cell office:value-type="float" office:value="69446" calcext:value-type="float">
            <text:p>69446</text:p>
          </table:table-cell>
          <table:table-cell table:number-columns-repeated="2"/>
          <table:table-cell office:value-type="float" office:value="292202" calcext:value-type="float">
            <text:p>292202</text:p>
          </table:table-cell>
          <table:table-cell table:number-columns-repeated="2"/>
          <table:table-cell office:value-type="float" office:value="292403" calcext:value-type="float">
            <text:p>292403</text:p>
          </table:table-cell>
          <table:table-cell table:number-columns-repeated="2"/>
          <table:table-cell office:value-type="float" office:value="290697" calcext:value-type="float">
            <text:p>290697</text:p>
          </table:table-cell>
          <table:table-cell table:number-columns-repeated="3"/>
          <table:table-cell office:value-type="float" office:value="98506" calcext:value-type="float">
            <text:p>98506</text:p>
          </table:table-cell>
          <table:table-cell table:number-columns-repeated="2"/>
          <table:table-cell office:value-type="float" office:value="259349" calcext:value-type="float">
            <text:p>259349</text:p>
          </table:table-cell>
          <table:table-cell table:number-columns-repeated="3"/>
          <table:table-cell office:value-type="float" office:value="165707" calcext:value-type="float">
            <text:p>165707</text:p>
          </table:table-cell>
          <table:table-cell table:number-columns-repeated="3"/>
          <table:table-cell office:value-type="float" office:value="261570" calcext:value-type="float">
            <text:p>261570</text:p>
          </table:table-cell>
          <table:table-cell table:number-columns-repeated="2"/>
          <table:table-cell office:value-type="float" office:value="309960" calcext:value-type="float">
            <text:p>309960</text:p>
          </table:table-cell>
          <table:table-cell table:number-columns-repeated="2"/>
          <table:table-cell office:value-type="float" office:value="314626" calcext:value-type="float">
            <text:p>314626</text:p>
          </table:table-cell>
          <table:table-cell/>
          <table:table-cell office:value-type="float" office:value="5074595" calcext:value-type="float">
            <text:p>5074595</text:p>
          </table:table-cell>
          <table:table-cell/>
          <table:table-cell office:value-type="float" office:value="4348408" calcext:value-type="float">
            <text:p>4348408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41656" calcext:value-type="float">
            <text:p>141656</text:p>
          </table:table-cell>
          <table:table-cell table:number-columns-repeated="2"/>
          <table:table-cell office:value-type="float" office:value="134167" calcext:value-type="float">
            <text:p>134167</text:p>
          </table:table-cell>
          <table:table-cell table:number-columns-repeated="2"/>
          <table:table-cell office:value-type="float" office:value="146785" calcext:value-type="float">
            <text:p>146785</text:p>
          </table:table-cell>
          <table:table-cell table:number-columns-repeated="2"/>
          <table:table-cell office:value-type="float" office:value="152891" calcext:value-type="float">
            <text:p>152891</text:p>
          </table:table-cell>
          <table:table-cell table:number-columns-repeated="2"/>
          <table:table-cell office:value-type="float" office:value="119575" calcext:value-type="float">
            <text:p>119575</text:p>
          </table:table-cell>
          <table:table-cell table:number-columns-repeated="2"/>
          <table:table-cell office:value-type="float" office:value="133789" calcext:value-type="float">
            <text:p>133789</text:p>
          </table:table-cell>
          <table:table-cell table:number-columns-repeated="2"/>
          <table:table-cell office:value-type="float" office:value="125779" calcext:value-type="float">
            <text:p>125779</text:p>
          </table:table-cell>
          <table:table-cell table:number-columns-repeated="3"/>
          <table:table-cell office:value-type="float" office:value="139133" calcext:value-type="float">
            <text:p>139133</text:p>
          </table:table-cell>
          <table:table-cell table:number-columns-repeated="3"/>
          <table:table-cell office:value-type="float" office:value="122487" calcext:value-type="float">
            <text:p>122487</text:p>
          </table:table-cell>
          <table:table-cell table:number-columns-repeated="2"/>
          <table:table-cell office:value-type="float" office:value="248256" calcext:value-type="float">
            <text:p>248256</text:p>
          </table:table-cell>
          <table:table-cell table:number-columns-repeated="2"/>
          <table:table-cell office:value-type="float" office:value="262797" calcext:value-type="float">
            <text:p>262797</text:p>
          </table:table-cell>
          <table:table-cell/>
          <table:table-cell office:value-type="float" office:value="6536603" calcext:value-type="float">
            <text:p>6536603</text:p>
          </table:table-cell>
          <table:table-cell/>
          <table:table-cell office:value-type="float" office:value="5335663" calcext:value-type="float">
            <text:p>5335663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10922" calcext:value-type="float">
            <text:p>110922</text:p>
          </table:table-cell>
          <table:table-cell table:number-columns-repeated="2"/>
          <table:table-cell office:value-type="float" office:value="130231" calcext:value-type="float">
            <text:p>130231</text:p>
          </table:table-cell>
          <table:table-cell table:number-columns-repeated="2"/>
          <table:table-cell office:value-type="float" office:value="179633" calcext:value-type="float">
            <text:p>179633</text:p>
          </table:table-cell>
          <table:table-cell table:number-columns-repeated="2"/>
          <table:table-cell office:value-type="float" office:value="177622" calcext:value-type="float">
            <text:p>177622</text:p>
          </table:table-cell>
          <table:table-cell table:number-columns-repeated="2"/>
          <table:table-cell office:value-type="float" office:value="147655" calcext:value-type="float">
            <text:p>147655</text:p>
          </table:table-cell>
          <table:table-cell table:number-columns-repeated="2"/>
          <table:table-cell office:value-type="float" office:value="123741" calcext:value-type="float">
            <text:p>123741</text:p>
          </table:table-cell>
          <table:table-cell table:number-columns-repeated="2"/>
          <table:table-cell office:value-type="float" office:value="146243" calcext:value-type="float">
            <text:p>146243</text:p>
          </table:table-cell>
          <table:table-cell table:number-columns-repeated="3"/>
          <table:table-cell office:value-type="float" office:value="121927" calcext:value-type="float">
            <text:p>121927</text:p>
          </table:table-cell>
          <table:table-cell table:number-columns-repeated="3"/>
          <table:table-cell office:value-type="float" office:value="148718" calcext:value-type="float">
            <text:p>148718</text:p>
          </table:table-cell>
          <table:table-cell table:number-columns-repeated="2"/>
          <table:table-cell office:value-type="float" office:value="182068" calcext:value-type="float">
            <text:p>182068</text:p>
          </table:table-cell>
          <table:table-cell table:number-columns-repeated="2"/>
          <table:table-cell office:value-type="float" office:value="260826" calcext:value-type="float">
            <text:p>260826</text:p>
          </table:table-cell>
          <table:table-cell/>
          <table:table-cell office:value-type="float" office:value="6385273" calcext:value-type="float">
            <text:p>6385273</text:p>
          </table:table-cell>
          <table:table-cell/>
          <table:table-cell office:value-type="float" office:value="5221623" calcext:value-type="float">
            <text:p>5221623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54735" calcext:value-type="float">
            <text:p>154735</text:p>
          </table:table-cell>
          <table:table-cell table:number-columns-repeated="2"/>
          <table:table-cell office:value-type="float" office:value="151730" calcext:value-type="float">
            <text:p>151730</text:p>
          </table:table-cell>
          <table:table-cell table:number-columns-repeated="2"/>
          <table:table-cell office:value-type="float" office:value="183723" calcext:value-type="float">
            <text:p>183723</text:p>
          </table:table-cell>
          <table:table-cell table:number-columns-repeated="2"/>
          <table:table-cell office:value-type="float" office:value="209546" calcext:value-type="float">
            <text:p>209546</text:p>
          </table:table-cell>
          <table:table-cell table:number-columns-repeated="2"/>
          <table:table-cell office:value-type="float" office:value="182871" calcext:value-type="float">
            <text:p>182871</text:p>
          </table:table-cell>
          <table:table-cell table:number-columns-repeated="2"/>
          <table:table-cell office:value-type="float" office:value="157161" calcext:value-type="float">
            <text:p>157161</text:p>
          </table:table-cell>
          <table:table-cell table:number-columns-repeated="2"/>
          <table:table-cell office:value-type="float" office:value="171038" calcext:value-type="float">
            <text:p>171038</text:p>
          </table:table-cell>
          <table:table-cell table:number-columns-repeated="3"/>
          <table:table-cell office:value-type="float" office:value="155455" calcext:value-type="float">
            <text:p>155455</text:p>
          </table:table-cell>
          <table:table-cell table:number-columns-repeated="3"/>
          <table:table-cell office:value-type="float" office:value="171438" calcext:value-type="float">
            <text:p>171438</text:p>
          </table:table-cell>
          <table:table-cell table:number-columns-repeated="2"/>
          <table:table-cell office:value-type="float" office:value="202739" calcext:value-type="float">
            <text:p>202739</text:p>
          </table:table-cell>
          <table:table-cell table:number-columns-repeated="2"/>
          <table:table-cell office:value-type="float" office:value="208730" calcext:value-type="float">
            <text:p>208730</text:p>
          </table:table-cell>
          <table:table-cell/>
          <table:table-cell office:value-type="float" office:value="6421165" calcext:value-type="float">
            <text:p>6421165</text:p>
          </table:table-cell>
          <table:table-cell/>
          <table:table-cell office:value-type="float" office:value="5251639" calcext:value-type="float">
            <text:p>5251639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59305" calcext:value-type="float">
            <text:p>159305</text:p>
          </table:table-cell>
          <table:table-cell table:number-columns-repeated="2"/>
          <table:table-cell office:value-type="float" office:value="160661" calcext:value-type="float">
            <text:p>160661</text:p>
          </table:table-cell>
          <table:table-cell table:number-columns-repeated="2"/>
          <table:table-cell office:value-type="float" office:value="219780" calcext:value-type="float">
            <text:p>219780</text:p>
          </table:table-cell>
          <table:table-cell table:number-columns-repeated="2"/>
          <table:table-cell office:value-type="float" office:value="219863" calcext:value-type="float">
            <text:p>219863</text:p>
          </table:table-cell>
          <table:table-cell table:number-columns-repeated="2"/>
          <table:table-cell office:value-type="float" office:value="202407" calcext:value-type="float">
            <text:p>202407</text:p>
          </table:table-cell>
          <table:table-cell table:number-columns-repeated="2"/>
          <table:table-cell office:value-type="float" office:value="155257" calcext:value-type="float">
            <text:p>155257</text:p>
          </table:table-cell>
          <table:table-cell table:number-columns-repeated="2"/>
          <table:table-cell office:value-type="float" office:value="195346" calcext:value-type="float">
            <text:p>195346</text:p>
          </table:table-cell>
          <table:table-cell table:number-columns-repeated="3"/>
          <table:table-cell office:value-type="float" office:value="139742" calcext:value-type="float">
            <text:p>139742</text:p>
          </table:table-cell>
          <table:table-cell table:number-columns-repeated="3"/>
          <table:table-cell office:value-type="float" office:value="200566" calcext:value-type="float">
            <text:p>200566</text:p>
          </table:table-cell>
          <table:table-cell table:number-columns-repeated="2"/>
          <table:table-cell office:value-type="float" office:value="255939" calcext:value-type="float">
            <text:p>255939</text:p>
          </table:table-cell>
          <table:table-cell table:number-columns-repeated="2"/>
          <table:table-cell office:value-type="float" office:value="211077" calcext:value-type="float">
            <text:p>211077</text:p>
          </table:table-cell>
          <table:table-cell/>
          <table:table-cell office:value-type="float" office:value="5930790" calcext:value-type="float">
            <text:p>5930790</text:p>
          </table:table-cell>
          <table:table-cell/>
          <table:table-cell office:value-type="float" office:value="5276856" calcext:value-type="float">
            <text:p>5276856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65617" calcext:value-type="float">
            <text:p>165617</text:p>
          </table:table-cell>
          <table:table-cell table:number-columns-repeated="2"/>
          <table:table-cell office:value-type="float" office:value="162146" calcext:value-type="float">
            <text:p>162146</text:p>
          </table:table-cell>
          <table:table-cell table:number-columns-repeated="2"/>
          <table:table-cell office:value-type="float" office:value="225221" calcext:value-type="float">
            <text:p>225221</text:p>
          </table:table-cell>
          <table:table-cell table:number-columns-repeated="2"/>
          <table:table-cell office:value-type="float" office:value="224461" calcext:value-type="float">
            <text:p>224461</text:p>
          </table:table-cell>
          <table:table-cell table:number-columns-repeated="2"/>
          <table:table-cell office:value-type="float" office:value="210420" calcext:value-type="float">
            <text:p>210420</text:p>
          </table:table-cell>
          <table:table-cell table:number-columns-repeated="2"/>
          <table:table-cell office:value-type="float" office:value="160200" calcext:value-type="float">
            <text:p>160200</text:p>
          </table:table-cell>
          <table:table-cell table:number-columns-repeated="2"/>
          <table:table-cell office:value-type="float" office:value="224800" calcext:value-type="float">
            <text:p>224800</text:p>
          </table:table-cell>
          <table:table-cell table:number-columns-repeated="3"/>
          <table:table-cell office:value-type="float" office:value="148052" calcext:value-type="float">
            <text:p>148052</text:p>
          </table:table-cell>
          <table:table-cell table:number-columns-repeated="3"/>
          <table:table-cell office:value-type="float" office:value="223970" calcext:value-type="float">
            <text:p>223970</text:p>
          </table:table-cell>
          <table:table-cell table:number-columns-repeated="2"/>
          <table:table-cell office:value-type="float" office:value="261891" calcext:value-type="float">
            <text:p>261891</text:p>
          </table:table-cell>
          <table:table-cell table:number-columns-repeated="2"/>
          <table:table-cell office:value-type="float" office:value="219672" calcext:value-type="float">
            <text:p>219672</text:p>
          </table:table-cell>
          <table:table-cell/>
          <table:table-cell office:value-type="float" office:value="6386590" calcext:value-type="float">
            <text:p>6386590</text:p>
          </table:table-cell>
          <table:table-cell/>
          <table:table-cell office:value-type="float" office:value="5257276" calcext:value-type="float">
            <text:p>5257276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64045" calcext:value-type="float">
            <text:p>164045</text:p>
          </table:table-cell>
          <table:table-cell table:number-columns-repeated="2"/>
          <table:table-cell office:value-type="float" office:value="180901" calcext:value-type="float">
            <text:p>180901</text:p>
          </table:table-cell>
          <table:table-cell table:number-columns-repeated="2"/>
          <table:table-cell office:value-type="float" office:value="268156" calcext:value-type="float">
            <text:p>268156</text:p>
          </table:table-cell>
          <table:table-cell table:number-columns-repeated="2"/>
          <table:table-cell office:value-type="float" office:value="259575" calcext:value-type="float">
            <text:p>259575</text:p>
          </table:table-cell>
          <table:table-cell table:number-columns-repeated="2"/>
          <table:table-cell office:value-type="float" office:value="241973" calcext:value-type="float">
            <text:p>241973</text:p>
          </table:table-cell>
          <table:table-cell table:number-columns-repeated="2"/>
          <table:table-cell office:value-type="float" office:value="176362" calcext:value-type="float">
            <text:p>176362</text:p>
          </table:table-cell>
          <table:table-cell table:number-columns-repeated="2"/>
          <table:table-cell office:value-type="float" office:value="237322" calcext:value-type="float">
            <text:p>237322</text:p>
          </table:table-cell>
          <table:table-cell table:number-columns-repeated="3"/>
          <table:table-cell office:value-type="float" office:value="184494" calcext:value-type="float">
            <text:p>184494</text:p>
          </table:table-cell>
          <table:table-cell table:number-columns-repeated="3"/>
          <table:table-cell office:value-type="float" office:value="252196" calcext:value-type="float">
            <text:p>252196</text:p>
          </table:table-cell>
          <table:table-cell table:number-columns-repeated="2"/>
          <table:table-cell office:value-type="float" office:value="204563" calcext:value-type="float">
            <text:p>204563</text:p>
          </table:table-cell>
          <table:table-cell table:number-columns-repeated="2"/>
          <table:table-cell office:value-type="float" office:value="230817" calcext:value-type="float">
            <text:p>230817</text:p>
          </table:table-cell>
          <table:table-cell/>
          <table:table-cell office:value-type="float" office:value="6427941" calcext:value-type="float">
            <text:p>6427941</text:p>
          </table:table-cell>
          <table:table-cell/>
          <table:table-cell office:value-type="float" office:value="5207367" calcext:value-type="float">
            <text:p>5207367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76630" calcext:value-type="float">
            <text:p>176630</text:p>
          </table:table-cell>
          <table:table-cell table:number-columns-repeated="2"/>
          <table:table-cell office:value-type="float" office:value="156780" calcext:value-type="float">
            <text:p>156780</text:p>
          </table:table-cell>
          <table:table-cell table:number-columns-repeated="2"/>
          <table:table-cell office:value-type="float" office:value="256370" calcext:value-type="float">
            <text:p>256370</text:p>
          </table:table-cell>
          <table:table-cell table:number-columns-repeated="2"/>
          <table:table-cell office:value-type="float" office:value="258756" calcext:value-type="float">
            <text:p>258756</text:p>
          </table:table-cell>
          <table:table-cell table:number-columns-repeated="2"/>
          <table:table-cell office:value-type="float" office:value="253992" calcext:value-type="float">
            <text:p>253992</text:p>
          </table:table-cell>
          <table:table-cell table:number-columns-repeated="2"/>
          <table:table-cell office:value-type="float" office:value="171759" calcext:value-type="float">
            <text:p>171759</text:p>
          </table:table-cell>
          <table:table-cell table:number-columns-repeated="2"/>
          <table:table-cell office:value-type="float" office:value="259150" calcext:value-type="float">
            <text:p>259150</text:p>
          </table:table-cell>
          <table:table-cell table:number-columns-repeated="3"/>
          <table:table-cell office:value-type="float" office:value="170930" calcext:value-type="float">
            <text:p>170930</text:p>
          </table:table-cell>
          <table:table-cell table:number-columns-repeated="3"/>
          <table:table-cell office:value-type="float" office:value="263308" calcext:value-type="float">
            <text:p>263308</text:p>
          </table:table-cell>
          <table:table-cell table:number-columns-repeated="2"/>
          <table:table-cell office:value-type="float" office:value="215348" calcext:value-type="float">
            <text:p>215348</text:p>
          </table:table-cell>
          <table:table-cell table:number-columns-repeated="2"/>
          <table:table-cell office:value-type="float" office:value="216262" calcext:value-type="float">
            <text:p>216262</text:p>
          </table:table-cell>
          <table:table-cell/>
          <table:table-cell office:value-type="float" office:value="6195360" calcext:value-type="float">
            <text:p>6195360</text:p>
          </table:table-cell>
          <table:table-cell/>
          <table:table-cell office:value-type="float" office:value="5105840" calcext:value-type="float">
            <text:p>5105840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69612" calcext:value-type="float">
            <text:p>169612</text:p>
          </table:table-cell>
          <table:table-cell table:number-columns-repeated="2"/>
          <table:table-cell office:value-type="float" office:value="188310" calcext:value-type="float">
            <text:p>188310</text:p>
          </table:table-cell>
          <table:table-cell table:number-columns-repeated="2"/>
          <table:table-cell office:value-type="float" office:value="265161" calcext:value-type="float">
            <text:p>265161</text:p>
          </table:table-cell>
          <table:table-cell table:number-columns-repeated="2"/>
          <table:table-cell office:value-type="float" office:value="266235" calcext:value-type="float">
            <text:p>266235</text:p>
          </table:table-cell>
          <table:table-cell table:number-columns-repeated="2"/>
          <table:table-cell office:value-type="float" office:value="263087" calcext:value-type="float">
            <text:p>263087</text:p>
          </table:table-cell>
          <table:table-cell table:number-columns-repeated="2"/>
          <table:table-cell office:value-type="float" office:value="198180" calcext:value-type="float">
            <text:p>198180</text:p>
          </table:table-cell>
          <table:table-cell table:number-columns-repeated="2"/>
          <table:table-cell office:value-type="float" office:value="264360" calcext:value-type="float">
            <text:p>264360</text:p>
          </table:table-cell>
          <table:table-cell table:number-columns-repeated="3"/>
          <table:table-cell office:value-type="float" office:value="144903" calcext:value-type="float">
            <text:p>144903</text:p>
          </table:table-cell>
          <table:table-cell table:number-columns-repeated="3"/>
          <table:table-cell office:value-type="float" office:value="287300" calcext:value-type="float">
            <text:p>287300</text:p>
          </table:table-cell>
          <table:table-cell table:number-columns-repeated="2"/>
          <table:table-cell office:value-type="float" office:value="118928" calcext:value-type="float">
            <text:p>118928</text:p>
          </table:table-cell>
          <table:table-cell table:number-columns-repeated="2"/>
          <table:table-cell office:value-type="float" office:value="216784" calcext:value-type="float">
            <text:p>216784</text:p>
          </table:table-cell>
          <table:table-cell/>
          <table:table-cell office:value-type="float" office:value="5453834" calcext:value-type="float">
            <text:p>5453834</text:p>
          </table:table-cell>
          <table:table-cell/>
          <table:table-cell office:value-type="float" office:value="4548268" calcext:value-type="float">
            <text:p>4548268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5454" calcext:value-type="float">
            <text:p>165454</text:p>
          </table:table-cell>
          <table:table-cell table:number-columns-repeated="2"/>
          <table:table-cell office:value-type="float" office:value="168118" calcext:value-type="float">
            <text:p>168118</text:p>
          </table:table-cell>
          <table:table-cell table:number-columns-repeated="2"/>
          <table:table-cell office:value-type="float" office:value="282082" calcext:value-type="float">
            <text:p>282082</text:p>
          </table:table-cell>
          <table:table-cell table:number-columns-repeated="2"/>
          <table:table-cell office:value-type="float" office:value="287961" calcext:value-type="float">
            <text:p>287961</text:p>
          </table:table-cell>
          <table:table-cell table:number-columns-repeated="2"/>
          <table:table-cell office:value-type="float" office:value="287370" calcext:value-type="float">
            <text:p>287370</text:p>
          </table:table-cell>
          <table:table-cell table:number-columns-repeated="2"/>
          <table:table-cell office:value-type="float" office:value="174771" calcext:value-type="float">
            <text:p>174771</text:p>
          </table:table-cell>
          <table:table-cell table:number-columns-repeated="2"/>
          <table:table-cell office:value-type="float" office:value="276144" calcext:value-type="float">
            <text:p>276144</text:p>
          </table:table-cell>
          <table:table-cell table:number-columns-repeated="3"/>
          <table:table-cell office:value-type="float" office:value="167767" calcext:value-type="float">
            <text:p>167767</text:p>
          </table:table-cell>
          <table:table-cell table:number-columns-repeated="3"/>
          <table:table-cell office:value-type="float" office:value="263779" calcext:value-type="float">
            <text:p>263779</text:p>
          </table:table-cell>
          <table:table-cell table:number-columns-repeated="2"/>
          <table:table-cell office:value-type="float" office:value="213419" calcext:value-type="float">
            <text:p>213419</text:p>
          </table:table-cell>
          <table:table-cell table:number-columns-repeated="2"/>
          <table:table-cell office:value-type="float" office:value="253119" calcext:value-type="float">
            <text:p>253119</text:p>
          </table:table-cell>
          <table:table-cell/>
          <table:table-cell office:value-type="float" office:value="5241150" calcext:value-type="float">
            <text:p>5241150</text:p>
          </table:table-cell>
          <table:table-cell/>
          <table:table-cell office:value-type="float" office:value="4449646" calcext:value-type="float">
            <text:p>444964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12905" calcext:value-type="float">
            <text:p>112905</text:p>
          </table:table-cell>
          <table:table-cell table:number-columns-repeated="3"/>
          <table:table-cell office:value-type="float" office:value="90692" calcext:value-type="float">
            <text:p>90692</text:p>
          </table:table-cell>
          <table:table-cell table:number-columns-repeated="2"/>
          <table:table-cell office:value-type="float" office:value="151718" calcext:value-type="float">
            <text:p>151718</text:p>
          </table:table-cell>
          <table:table-cell table:number-columns-repeated="2"/>
          <table:table-cell office:value-type="float" office:value="146148" calcext:value-type="float">
            <text:p>146148</text:p>
          </table:table-cell>
          <table:table-cell table:number-columns-repeated="2"/>
          <table:table-cell office:value-type="float" office:value="120989" calcext:value-type="float">
            <text:p>120989</text:p>
          </table:table-cell>
          <table:table-cell table:number-columns-repeated="2"/>
          <table:table-cell office:value-type="float" office:value="106886" calcext:value-type="float">
            <text:p>106886</text:p>
          </table:table-cell>
          <table:table-cell table:number-columns-repeated="2"/>
          <table:table-cell office:value-type="float" office:value="126372" calcext:value-type="float">
            <text:p>126372</text:p>
          </table:table-cell>
          <table:table-cell table:number-columns-repeated="3"/>
          <table:table-cell office:value-type="float" office:value="148323" calcext:value-type="float">
            <text:p>148323</text:p>
          </table:table-cell>
          <table:table-cell table:number-columns-repeated="3"/>
          <table:table-cell office:value-type="float" office:value="123804" calcext:value-type="float">
            <text:p>123804</text:p>
          </table:table-cell>
          <table:table-cell table:number-columns-repeated="2"/>
          <table:table-cell office:value-type="float" office:value="190201" calcext:value-type="float">
            <text:p>190201</text:p>
          </table:table-cell>
          <table:table-cell table:number-columns-repeated="2"/>
          <table:table-cell office:value-type="float" office:value="226741" calcext:value-type="float">
            <text:p>226741</text:p>
          </table:table-cell>
          <table:table-cell table:number-columns-repeated="2"/>
          <table:table-cell office:value-type="float" office:value="239273" calcext:value-type="float">
            <text:p>239273</text:p>
          </table:table-cell>
          <table:table-cell table:number-columns-repeated="2"/>
          <table:table-cell office:value-type="float" office:value="243404" calcext:value-type="float">
            <text:p>243404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63787" calcext:value-type="float">
            <text:p>63787</text:p>
          </table:table-cell>
          <table:table-cell table:number-columns-repeated="2"/>
          <table:table-cell office:value-type="float" office:value="129008" calcext:value-type="float">
            <text:p>129008</text:p>
          </table:table-cell>
          <table:table-cell table:number-columns-repeated="2"/>
          <table:table-cell office:value-type="float" office:value="175828" calcext:value-type="float">
            <text:p>175828</text:p>
          </table:table-cell>
          <table:table-cell table:number-columns-repeated="2"/>
          <table:table-cell office:value-type="float" office:value="176872" calcext:value-type="float">
            <text:p>176872</text:p>
          </table:table-cell>
          <table:table-cell table:number-columns-repeated="2"/>
          <table:table-cell office:value-type="float" office:value="156954" calcext:value-type="float">
            <text:p>156954</text:p>
          </table:table-cell>
          <table:table-cell table:number-columns-repeated="2"/>
          <table:table-cell office:value-type="float" office:value="127945" calcext:value-type="float">
            <text:p>127945</text:p>
          </table:table-cell>
          <table:table-cell table:number-columns-repeated="2"/>
          <table:table-cell office:value-type="float" office:value="153015" calcext:value-type="float">
            <text:p>153015</text:p>
          </table:table-cell>
          <table:table-cell table:number-columns-repeated="3"/>
          <table:table-cell office:value-type="float" office:value="130886" calcext:value-type="float">
            <text:p>130886</text:p>
          </table:table-cell>
          <table:table-cell table:number-columns-repeated="3"/>
          <table:table-cell office:value-type="float" office:value="156693" calcext:value-type="float">
            <text:p>156693</text:p>
          </table:table-cell>
          <table:table-cell table:number-columns-repeated="2"/>
          <table:table-cell office:value-type="float" office:value="173076" calcext:value-type="float">
            <text:p>173076</text:p>
          </table:table-cell>
          <table:table-cell table:number-columns-repeated="2"/>
          <table:table-cell office:value-type="float" office:value="181380" calcext:value-type="float">
            <text:p>181380</text:p>
          </table:table-cell>
          <table:table-cell table:number-columns-repeated="2"/>
          <table:table-cell office:value-type="float" office:value="247385" calcext:value-type="float">
            <text:p>247385</text:p>
          </table:table-cell>
          <table:table-cell table:number-columns-repeated="2"/>
          <table:table-cell office:value-type="float" office:value="249576" calcext:value-type="float">
            <text:p>249576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51838" calcext:value-type="float">
            <text:p>151838</text:p>
          </table:table-cell>
          <table:table-cell table:number-columns-repeated="2"/>
          <table:table-cell office:value-type="float" office:value="151702" calcext:value-type="float">
            <text:p>151702</text:p>
          </table:table-cell>
          <table:table-cell table:number-columns-repeated="2"/>
          <table:table-cell office:value-type="float" office:value="211032" calcext:value-type="float">
            <text:p>211032</text:p>
          </table:table-cell>
          <table:table-cell table:number-columns-repeated="2"/>
          <table:table-cell office:value-type="float" office:value="206107" calcext:value-type="float">
            <text:p>206107</text:p>
          </table:table-cell>
          <table:table-cell table:number-columns-repeated="2"/>
          <table:table-cell office:value-type="float" office:value="168022" calcext:value-type="float">
            <text:p>168022</text:p>
          </table:table-cell>
          <table:table-cell table:number-columns-repeated="2"/>
          <table:table-cell office:value-type="float" office:value="152965" calcext:value-type="float">
            <text:p>152965</text:p>
          </table:table-cell>
          <table:table-cell table:number-columns-repeated="2"/>
          <table:table-cell office:value-type="float" office:value="185953" calcext:value-type="float">
            <text:p>185953</text:p>
          </table:table-cell>
          <table:table-cell table:number-columns-repeated="3"/>
          <table:table-cell office:value-type="float" office:value="155830" calcext:value-type="float">
            <text:p>155830</text:p>
          </table:table-cell>
          <table:table-cell table:number-columns-repeated="3"/>
          <table:table-cell office:value-type="float" office:value="191242" calcext:value-type="float">
            <text:p>191242</text:p>
          </table:table-cell>
          <table:table-cell table:number-columns-repeated="2"/>
          <table:table-cell office:value-type="float" office:value="184402" calcext:value-type="float">
            <text:p>184402</text:p>
          </table:table-cell>
          <table:table-cell table:number-columns-repeated="2"/>
          <table:table-cell office:value-type="float" office:value="188994" calcext:value-type="float">
            <text:p>188994</text:p>
          </table:table-cell>
          <table:table-cell table:number-columns-repeated="2"/>
          <table:table-cell office:value-type="float" office:value="255618" calcext:value-type="float">
            <text:p>255618</text:p>
          </table:table-cell>
          <table:table-cell table:number-columns-repeated="2"/>
          <table:table-cell office:value-type="float" office:value="256901" calcext:value-type="float">
            <text:p>256901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61110" calcext:value-type="float">
            <text:p>161110</text:p>
          </table:table-cell>
          <table:table-cell table:number-columns-repeated="2"/>
          <table:table-cell office:value-type="float" office:value="162988" calcext:value-type="float">
            <text:p>162988</text:p>
          </table:table-cell>
          <table:table-cell table:number-columns-repeated="2"/>
          <table:table-cell office:value-type="float" office:value="226349" calcext:value-type="float">
            <text:p>226349</text:p>
          </table:table-cell>
          <table:table-cell table:number-columns-repeated="2"/>
          <table:table-cell office:value-type="float" office:value="221985" calcext:value-type="float">
            <text:p>221985</text:p>
          </table:table-cell>
          <table:table-cell table:number-columns-repeated="2"/>
          <table:table-cell office:value-type="float" office:value="214621" calcext:value-type="float">
            <text:p>214621</text:p>
          </table:table-cell>
          <table:table-cell table:number-columns-repeated="2"/>
          <table:table-cell office:value-type="float" office:value="161184" calcext:value-type="float">
            <text:p>161184</text:p>
          </table:table-cell>
          <table:table-cell table:number-columns-repeated="2"/>
          <table:table-cell office:value-type="float" office:value="203307" calcext:value-type="float">
            <text:p>203307</text:p>
          </table:table-cell>
          <table:table-cell table:number-columns-repeated="3"/>
          <table:table-cell office:value-type="float" office:value="161475" calcext:value-type="float">
            <text:p>161475</text:p>
          </table:table-cell>
          <table:table-cell table:number-columns-repeated="3"/>
          <table:table-cell office:value-type="float" office:value="214065" calcext:value-type="float">
            <text:p>214065</text:p>
          </table:table-cell>
          <table:table-cell table:number-columns-repeated="2"/>
          <table:table-cell office:value-type="float" office:value="187209" calcext:value-type="float">
            <text:p>187209</text:p>
          </table:table-cell>
          <table:table-cell table:number-columns-repeated="2"/>
          <table:table-cell office:value-type="float" office:value="216459" calcext:value-type="float">
            <text:p>216459</text:p>
          </table:table-cell>
          <table:table-cell table:number-columns-repeated="2"/>
          <table:table-cell office:value-type="float" office:value="244181" calcext:value-type="float">
            <text:p>244181</text:p>
          </table:table-cell>
          <table:table-cell table:number-columns-repeated="2"/>
          <table:table-cell office:value-type="float" office:value="237032" calcext:value-type="float">
            <text:p>237032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30370" calcext:value-type="float">
            <text:p>130370</text:p>
          </table:table-cell>
          <table:table-cell table:number-columns-repeated="2"/>
          <table:table-cell office:value-type="float" office:value="152921" calcext:value-type="float">
            <text:p>152921</text:p>
          </table:table-cell>
          <table:table-cell table:number-columns-repeated="2"/>
          <table:table-cell office:value-type="float" office:value="239670" calcext:value-type="float">
            <text:p>239670</text:p>
          </table:table-cell>
          <table:table-cell table:number-columns-repeated="2"/>
          <table:table-cell office:value-type="float" office:value="237403" calcext:value-type="float">
            <text:p>237403</text:p>
          </table:table-cell>
          <table:table-cell table:number-columns-repeated="2"/>
          <table:table-cell office:value-type="float" office:value="224735" calcext:value-type="float">
            <text:p>224735</text:p>
          </table:table-cell>
          <table:table-cell table:number-columns-repeated="2"/>
          <table:table-cell office:value-type="float" office:value="169040" calcext:value-type="float">
            <text:p>169040</text:p>
          </table:table-cell>
          <table:table-cell table:number-columns-repeated="2"/>
          <table:table-cell office:value-type="float" office:value="228336" calcext:value-type="float">
            <text:p>228336</text:p>
          </table:table-cell>
          <table:table-cell table:number-columns-repeated="3"/>
          <table:table-cell office:value-type="float" office:value="162069" calcext:value-type="float">
            <text:p>162069</text:p>
          </table:table-cell>
          <table:table-cell table:number-columns-repeated="3"/>
          <table:table-cell office:value-type="float" office:value="220259" calcext:value-type="float">
            <text:p>220259</text:p>
          </table:table-cell>
          <table:table-cell table:number-columns-repeated="2"/>
          <table:table-cell office:value-type="float" office:value="222931" calcext:value-type="float">
            <text:p>222931</text:p>
          </table:table-cell>
          <table:table-cell table:number-columns-repeated="2"/>
          <table:table-cell office:value-type="float" office:value="186598" calcext:value-type="float">
            <text:p>186598</text:p>
          </table:table-cell>
          <table:table-cell table:number-columns-repeated="2"/>
          <table:table-cell office:value-type="float" office:value="257694" calcext:value-type="float">
            <text:p>257694</text:p>
          </table:table-cell>
          <table:table-cell table:number-columns-repeated="2"/>
          <table:table-cell office:value-type="float" office:value="255838" calcext:value-type="float">
            <text:p>25583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70648" calcext:value-type="float">
            <text:p>170648</text:p>
          </table:table-cell>
          <table:table-cell table:number-columns-repeated="2"/>
          <table:table-cell office:value-type="float" office:value="166548" calcext:value-type="float">
            <text:p>166548</text:p>
          </table:table-cell>
          <table:table-cell table:number-columns-repeated="2"/>
          <table:table-cell office:value-type="float" office:value="248311" calcext:value-type="float">
            <text:p>248311</text:p>
          </table:table-cell>
          <table:table-cell table:number-columns-repeated="2"/>
          <table:table-cell office:value-type="float" office:value="252970" calcext:value-type="float">
            <text:p>252970</text:p>
          </table:table-cell>
          <table:table-cell table:number-columns-repeated="2"/>
          <table:table-cell office:value-type="float" office:value="251176" calcext:value-type="float">
            <text:p>251176</text:p>
          </table:table-cell>
          <table:table-cell table:number-columns-repeated="2"/>
          <table:table-cell office:value-type="float" office:value="175846" calcext:value-type="float">
            <text:p>175846</text:p>
          </table:table-cell>
          <table:table-cell table:number-columns-repeated="2"/>
          <table:table-cell office:value-type="float" office:value="245913" calcext:value-type="float">
            <text:p>245913</text:p>
          </table:table-cell>
          <table:table-cell table:number-columns-repeated="3"/>
          <table:table-cell office:value-type="float" office:value="170919" calcext:value-type="float">
            <text:p>170919</text:p>
          </table:table-cell>
          <table:table-cell table:number-columns-repeated="3"/>
          <table:table-cell office:value-type="float" office:value="263071" calcext:value-type="float">
            <text:p>263071</text:p>
          </table:table-cell>
          <table:table-cell table:number-columns-repeated="2"/>
          <table:table-cell office:value-type="float" office:value="191745" calcext:value-type="float">
            <text:p>191745</text:p>
          </table:table-cell>
          <table:table-cell table:number-columns-repeated="2"/>
          <table:table-cell office:value-type="float" office:value="188245" calcext:value-type="float">
            <text:p>188245</text:p>
          </table:table-cell>
          <table:table-cell table:number-columns-repeated="2"/>
          <table:table-cell office:value-type="float" office:value="238400" calcext:value-type="float">
            <text:p>238400</text:p>
          </table:table-cell>
          <table:table-cell table:number-columns-repeated="2"/>
          <table:table-cell office:value-type="float" office:value="241043" calcext:value-type="float">
            <text:p>241043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68356" calcext:value-type="float">
            <text:p>168356</text:p>
          </table:table-cell>
          <table:table-cell table:number-columns-repeated="2"/>
          <table:table-cell office:value-type="float" office:value="187613" calcext:value-type="float">
            <text:p>187613</text:p>
          </table:table-cell>
          <table:table-cell table:number-columns-repeated="2"/>
          <table:table-cell office:value-type="float" office:value="266091" calcext:value-type="float">
            <text:p>266091</text:p>
          </table:table-cell>
          <table:table-cell table:number-columns-repeated="2"/>
          <table:table-cell office:value-type="float" office:value="261493" calcext:value-type="float">
            <text:p>261493</text:p>
          </table:table-cell>
          <table:table-cell table:number-columns-repeated="2"/>
          <table:table-cell office:value-type="float" office:value="256779" calcext:value-type="float">
            <text:p>256779</text:p>
          </table:table-cell>
          <table:table-cell table:number-columns-repeated="2"/>
          <table:table-cell office:value-type="float" office:value="176339" calcext:value-type="float">
            <text:p>176339</text:p>
          </table:table-cell>
          <table:table-cell table:number-columns-repeated="2"/>
          <table:table-cell office:value-type="float" office:value="257274" calcext:value-type="float">
            <text:p>257274</text:p>
          </table:table-cell>
          <table:table-cell table:number-columns-repeated="4"/>
          <table:table-cell office:value-type="float" office:value="89846" calcext:value-type="float">
            <text:p>89846</text:p>
          </table:table-cell>
          <table:table-cell table:number-columns-repeated="3"/>
          <table:table-cell office:value-type="float" office:value="254010" calcext:value-type="float">
            <text:p>254010</text:p>
          </table:table-cell>
          <table:table-cell table:number-columns-repeated="2"/>
          <table:table-cell office:value-type="float" office:value="188801" calcext:value-type="float">
            <text:p>188801</text:p>
          </table:table-cell>
          <table:table-cell table:number-columns-repeated="2"/>
          <table:table-cell office:value-type="float" office:value="196597" calcext:value-type="float">
            <text:p>196597</text:p>
          </table:table-cell>
          <table:table-cell table:number-columns-repeated="2"/>
          <table:table-cell office:value-type="float" office:value="236983" calcext:value-type="float">
            <text:p>236983</text:p>
          </table:table-cell>
          <table:table-cell table:number-columns-repeated="2"/>
          <table:table-cell office:value-type="float" office:value="241305" calcext:value-type="float">
            <text:p>241305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63673" calcext:value-type="float">
            <text:p>163673</text:p>
          </table:table-cell>
          <table:table-cell table:number-columns-repeated="2"/>
          <table:table-cell office:value-type="float" office:value="169998" calcext:value-type="float">
            <text:p>169998</text:p>
          </table:table-cell>
          <table:table-cell table:number-columns-repeated="2"/>
          <table:table-cell office:value-type="float" office:value="265235" calcext:value-type="float">
            <text:p>265235</text:p>
          </table:table-cell>
          <table:table-cell table:number-columns-repeated="2"/>
          <table:table-cell office:value-type="float" office:value="262855" calcext:value-type="float">
            <text:p>262855</text:p>
          </table:table-cell>
          <table:table-cell table:number-columns-repeated="2"/>
          <table:table-cell office:value-type="float" office:value="258201" calcext:value-type="float">
            <text:p>258201</text:p>
          </table:table-cell>
          <table:table-cell table:number-columns-repeated="2"/>
          <table:table-cell office:value-type="float" office:value="167758" calcext:value-type="float">
            <text:p>167758</text:p>
          </table:table-cell>
          <table:table-cell table:number-columns-repeated="2"/>
          <table:table-cell office:value-type="float" office:value="262273" calcext:value-type="float">
            <text:p>262273</text:p>
          </table:table-cell>
          <table:table-cell table:number-columns-repeated="3"/>
          <table:table-cell office:value-type="float" office:value="178285" calcext:value-type="float">
            <text:p>178285</text:p>
          </table:table-cell>
          <table:table-cell table:number-columns-repeated="3"/>
          <table:table-cell office:value-type="float" office:value="264074" calcext:value-type="float">
            <text:p>264074</text:p>
          </table:table-cell>
          <table:table-cell table:number-columns-repeated="2"/>
          <table:table-cell office:value-type="float" office:value="209034" calcext:value-type="float">
            <text:p>209034</text:p>
          </table:table-cell>
          <table:table-cell table:number-columns-repeated="2"/>
          <table:table-cell office:value-type="float" office:value="215332" calcext:value-type="float">
            <text:p>215332</text:p>
          </table:table-cell>
          <table:table-cell table:number-columns-repeated="2"/>
          <table:table-cell office:value-type="float" office:value="242494" calcext:value-type="float">
            <text:p>242494</text:p>
          </table:table-cell>
          <table:table-cell table:number-columns-repeated="2"/>
          <table:table-cell office:value-type="float" office:value="235435" calcext:value-type="float">
            <text:p>235435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5673" calcext:value-type="float">
            <text:p>165673</text:p>
          </table:table-cell>
          <table:table-cell table:number-columns-repeated="2"/>
          <table:table-cell office:value-type="float" office:value="167346" calcext:value-type="float">
            <text:p>167346</text:p>
          </table:table-cell>
          <table:table-cell table:number-columns-repeated="2"/>
          <table:table-cell office:value-type="float" office:value="269696" calcext:value-type="float">
            <text:p>269696</text:p>
          </table:table-cell>
          <table:table-cell table:number-columns-repeated="2"/>
          <table:table-cell office:value-type="float" office:value="273843" calcext:value-type="float">
            <text:p>273843</text:p>
          </table:table-cell>
          <table:table-cell table:number-columns-repeated="2"/>
          <table:table-cell office:value-type="float" office:value="271849" calcext:value-type="float">
            <text:p>271849</text:p>
          </table:table-cell>
          <table:table-cell table:number-columns-repeated="2"/>
          <table:table-cell office:value-type="float" office:value="169262" calcext:value-type="float">
            <text:p>169262</text:p>
          </table:table-cell>
          <table:table-cell table:number-columns-repeated="2"/>
          <table:table-cell office:value-type="float" office:value="272109" calcext:value-type="float">
            <text:p>272109</text:p>
          </table:table-cell>
          <table:table-cell table:number-columns-repeated="3"/>
          <table:table-cell office:value-type="float" office:value="198835" calcext:value-type="float">
            <text:p>198835</text:p>
          </table:table-cell>
          <table:table-cell table:number-columns-repeated="3"/>
          <table:table-cell office:value-type="float" office:value="273794" calcext:value-type="float">
            <text:p>273794</text:p>
          </table:table-cell>
          <table:table-cell table:number-columns-repeated="2"/>
          <table:table-cell office:value-type="float" office:value="120944" calcext:value-type="float">
            <text:p>120944</text:p>
          </table:table-cell>
          <table:table-cell table:number-columns-repeated="2"/>
          <table:table-cell office:value-type="float" office:value="188997" calcext:value-type="float">
            <text:p>188997</text:p>
          </table:table-cell>
          <table:table-cell table:number-columns-repeated="2"/>
          <table:table-cell office:value-type="float" office:value="232730" calcext:value-type="float">
            <text:p>232730</text:p>
          </table:table-cell>
          <table:table-cell table:number-columns-repeated="2"/>
          <table:table-cell office:value-type="float" office:value="245150" calcext:value-type="float">
            <text:p>245150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48528" calcext:value-type="float">
            <text:p>148528</text:p>
          </table:table-cell>
          <table:table-cell table:number-columns-repeated="2"/>
          <table:table-cell office:value-type="float" office:value="152761" calcext:value-type="float">
            <text:p>152761</text:p>
          </table:table-cell>
          <table:table-cell table:number-columns-repeated="2"/>
          <table:table-cell office:value-type="float" office:value="151630" calcext:value-type="float">
            <text:p>151630</text:p>
          </table:table-cell>
          <table:table-cell table:number-columns-repeated="2"/>
          <table:table-cell office:value-type="float" office:value="147306" calcext:value-type="float">
            <text:p>147306</text:p>
          </table:table-cell>
          <table:table-cell table:number-columns-repeated="2"/>
          <table:table-cell office:value-type="float" office:value="125822" calcext:value-type="float">
            <text:p>125822</text:p>
          </table:table-cell>
          <table:table-cell table:number-columns-repeated="2"/>
          <table:table-cell office:value-type="float" office:value="153516" calcext:value-type="float">
            <text:p>153516</text:p>
          </table:table-cell>
          <table:table-cell table:number-columns-repeated="2"/>
          <table:table-cell office:value-type="float" office:value="122186" calcext:value-type="float">
            <text:p>122186</text:p>
          </table:table-cell>
          <table:table-cell table:number-columns-repeated="3"/>
          <table:table-cell office:value-type="float" office:value="165762" calcext:value-type="float">
            <text:p>165762</text:p>
          </table:table-cell>
          <table:table-cell table:number-columns-repeated="3"/>
          <table:table-cell office:value-type="float" office:value="121638" calcext:value-type="float">
            <text:p>121638</text:p>
          </table:table-cell>
          <table:table-cell table:number-columns-repeated="2"/>
          <table:table-cell office:value-type="float" office:value="180417" calcext:value-type="float">
            <text:p>180417</text:p>
          </table:table-cell>
          <table:table-cell table:number-columns-repeated="2"/>
          <table:table-cell office:value-type="float" office:value="182861" calcext:value-type="float">
            <text:p>182861</text:p>
          </table:table-cell>
          <table:table-cell table:number-columns-repeated="2"/>
          <table:table-cell office:value-type="float" office:value="256993" calcext:value-type="float">
            <text:p>256993</text:p>
          </table:table-cell>
          <table:table-cell table:number-columns-repeated="2"/>
          <table:table-cell office:value-type="float" office:value="249767" calcext:value-type="float">
            <text:p>249767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9380" calcext:value-type="float">
            <text:p>129380</text:p>
          </table:table-cell>
          <table:table-cell table:number-columns-repeated="2"/>
          <table:table-cell office:value-type="float" office:value="132259" calcext:value-type="float">
            <text:p>132259</text:p>
          </table:table-cell>
          <table:table-cell table:number-columns-repeated="2"/>
          <table:table-cell office:value-type="float" office:value="179081" calcext:value-type="float">
            <text:p>179081</text:p>
          </table:table-cell>
          <table:table-cell table:number-columns-repeated="2"/>
          <table:table-cell office:value-type="float" office:value="171965" calcext:value-type="float">
            <text:p>171965</text:p>
          </table:table-cell>
          <table:table-cell table:number-columns-repeated="2"/>
          <table:table-cell office:value-type="float" office:value="149260" calcext:value-type="float">
            <text:p>149260</text:p>
          </table:table-cell>
          <table:table-cell table:number-columns-repeated="2"/>
          <table:table-cell office:value-type="float" office:value="132454" calcext:value-type="float">
            <text:p>132454</text:p>
          </table:table-cell>
          <table:table-cell table:number-columns-repeated="2"/>
          <table:table-cell office:value-type="float" office:value="158350" calcext:value-type="float">
            <text:p>158350</text:p>
          </table:table-cell>
          <table:table-cell table:number-columns-repeated="3"/>
          <table:table-cell office:value-type="float" office:value="129119" calcext:value-type="float">
            <text:p>129119</text:p>
          </table:table-cell>
          <table:table-cell table:number-columns-repeated="3"/>
          <table:table-cell office:value-type="float" office:value="164722" calcext:value-type="float">
            <text:p>164722</text:p>
          </table:table-cell>
          <table:table-cell table:number-columns-repeated="2"/>
          <table:table-cell office:value-type="float" office:value="173230" calcext:value-type="float">
            <text:p>173230</text:p>
          </table:table-cell>
          <table:table-cell table:number-columns-repeated="2"/>
          <table:table-cell office:value-type="float" office:value="178473" calcext:value-type="float">
            <text:p>178473</text:p>
          </table:table-cell>
          <table:table-cell table:number-columns-repeated="2"/>
          <table:table-cell office:value-type="float" office:value="245274" calcext:value-type="float">
            <text:p>245274</text:p>
          </table:table-cell>
          <table:table-cell table:number-columns-repeated="2"/>
          <table:table-cell office:value-type="float" office:value="242180" calcext:value-type="float">
            <text:p>242180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50876" calcext:value-type="float">
            <text:p>150876</text:p>
          </table:table-cell>
          <table:table-cell table:number-columns-repeated="2"/>
          <table:table-cell office:value-type="float" office:value="149451" calcext:value-type="float">
            <text:p>149451</text:p>
          </table:table-cell>
          <table:table-cell table:number-columns-repeated="2"/>
          <table:table-cell office:value-type="float" office:value="214425" calcext:value-type="float">
            <text:p>214425</text:p>
          </table:table-cell>
          <table:table-cell table:number-columns-repeated="2"/>
          <table:table-cell office:value-type="float" office:value="214924" calcext:value-type="float">
            <text:p>214924</text:p>
          </table:table-cell>
          <table:table-cell table:number-columns-repeated="2"/>
          <table:table-cell office:value-type="float" office:value="175578" calcext:value-type="float">
            <text:p>175578</text:p>
          </table:table-cell>
          <table:table-cell table:number-columns-repeated="2"/>
          <table:table-cell office:value-type="float" office:value="148449" calcext:value-type="float">
            <text:p>148449</text:p>
          </table:table-cell>
          <table:table-cell table:number-columns-repeated="2"/>
          <table:table-cell office:value-type="float" office:value="180440" calcext:value-type="float">
            <text:p>180440</text:p>
          </table:table-cell>
          <table:table-cell table:number-columns-repeated="3"/>
          <table:table-cell office:value-type="float" office:value="156058" calcext:value-type="float">
            <text:p>156058</text:p>
          </table:table-cell>
          <table:table-cell table:number-columns-repeated="3"/>
          <table:table-cell office:value-type="float" office:value="184492" calcext:value-type="float">
            <text:p>184492</text:p>
          </table:table-cell>
          <table:table-cell table:number-columns-repeated="2"/>
          <table:table-cell office:value-type="float" office:value="175619" calcext:value-type="float">
            <text:p>175619</text:p>
          </table:table-cell>
          <table:table-cell table:number-columns-repeated="2"/>
          <table:table-cell office:value-type="float" office:value="181967" calcext:value-type="float">
            <text:p>181967</text:p>
          </table:table-cell>
          <table:table-cell table:number-columns-repeated="2"/>
          <table:table-cell office:value-type="float" office:value="239402" calcext:value-type="float">
            <text:p>239402</text:p>
          </table:table-cell>
          <table:table-cell table:number-columns-repeated="2"/>
          <table:table-cell office:value-type="float" office:value="238115" calcext:value-type="float">
            <text:p>238115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61611" calcext:value-type="float">
            <text:p>161611</text:p>
          </table:table-cell>
          <table:table-cell table:number-columns-repeated="2"/>
          <table:table-cell office:value-type="float" office:value="160281" calcext:value-type="float">
            <text:p>160281</text:p>
          </table:table-cell>
          <table:table-cell table:number-columns-repeated="2"/>
          <table:table-cell office:value-type="float" office:value="227065" calcext:value-type="float">
            <text:p>227065</text:p>
          </table:table-cell>
          <table:table-cell table:number-columns-repeated="2"/>
          <table:table-cell office:value-type="float" office:value="232896" calcext:value-type="float">
            <text:p>232896</text:p>
          </table:table-cell>
          <table:table-cell table:number-columns-repeated="2"/>
          <table:table-cell office:value-type="float" office:value="203780" calcext:value-type="float">
            <text:p>203780</text:p>
          </table:table-cell>
          <table:table-cell table:number-columns-repeated="2"/>
          <table:table-cell office:value-type="float" office:value="158451" calcext:value-type="float">
            <text:p>158451</text:p>
          </table:table-cell>
          <table:table-cell table:number-columns-repeated="2"/>
          <table:table-cell office:value-type="float" office:value="200270" calcext:value-type="float">
            <text:p>200270</text:p>
          </table:table-cell>
          <table:table-cell table:number-columns-repeated="3"/>
          <table:table-cell office:value-type="float" office:value="150059" calcext:value-type="float">
            <text:p>150059</text:p>
          </table:table-cell>
          <table:table-cell table:number-columns-repeated="3"/>
          <table:table-cell office:value-type="float" office:value="200254" calcext:value-type="float">
            <text:p>200254</text:p>
          </table:table-cell>
          <table:table-cell table:number-columns-repeated="2"/>
          <table:table-cell office:value-type="float" office:value="187911" calcext:value-type="float">
            <text:p>187911</text:p>
          </table:table-cell>
          <table:table-cell table:number-columns-repeated="2"/>
          <table:table-cell office:value-type="float" office:value="177859" calcext:value-type="float">
            <text:p>177859</text:p>
          </table:table-cell>
          <table:table-cell table:number-columns-repeated="2"/>
          <table:table-cell office:value-type="float" office:value="249140" calcext:value-type="float">
            <text:p>249140</text:p>
          </table:table-cell>
          <table:table-cell table:number-columns-repeated="2"/>
          <table:table-cell office:value-type="float" office:value="243493" calcext:value-type="float">
            <text:p>243493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53915" calcext:value-type="float">
            <text:p>153915</text:p>
          </table:table-cell>
          <table:table-cell table:number-columns-repeated="2"/>
          <table:table-cell office:value-type="float" office:value="150731" calcext:value-type="float">
            <text:p>150731</text:p>
          </table:table-cell>
          <table:table-cell table:number-columns-repeated="2"/>
          <table:table-cell office:value-type="float" office:value="227678" calcext:value-type="float">
            <text:p>227678</text:p>
          </table:table-cell>
          <table:table-cell table:number-columns-repeated="2"/>
          <table:table-cell office:value-type="float" office:value="231507" calcext:value-type="float">
            <text:p>231507</text:p>
          </table:table-cell>
          <table:table-cell table:number-columns-repeated="2"/>
          <table:table-cell office:value-type="float" office:value="220665" calcext:value-type="float">
            <text:p>220665</text:p>
          </table:table-cell>
          <table:table-cell table:number-columns-repeated="2"/>
          <table:table-cell office:value-type="float" office:value="148847" calcext:value-type="float">
            <text:p>148847</text:p>
          </table:table-cell>
          <table:table-cell table:number-columns-repeated="2"/>
          <table:table-cell office:value-type="float" office:value="223821" calcext:value-type="float">
            <text:p>223821</text:p>
          </table:table-cell>
          <table:table-cell table:number-columns-repeated="3"/>
          <table:table-cell office:value-type="float" office:value="133517" calcext:value-type="float">
            <text:p>133517</text:p>
          </table:table-cell>
          <table:table-cell table:number-columns-repeated="3"/>
          <table:table-cell office:value-type="float" office:value="217016" calcext:value-type="float">
            <text:p>217016</text:p>
          </table:table-cell>
          <table:table-cell table:number-columns-repeated="2"/>
          <table:table-cell office:value-type="float" office:value="198986" calcext:value-type="float">
            <text:p>198986</text:p>
          </table:table-cell>
          <table:table-cell table:number-columns-repeated="2"/>
          <table:table-cell office:value-type="float" office:value="176701" calcext:value-type="float">
            <text:p>176701</text:p>
          </table:table-cell>
          <table:table-cell table:number-columns-repeated="2"/>
          <table:table-cell office:value-type="float" office:value="249894" calcext:value-type="float">
            <text:p>249894</text:p>
          </table:table-cell>
          <table:table-cell table:number-columns-repeated="2"/>
          <table:table-cell office:value-type="float" office:value="244297" calcext:value-type="float">
            <text:p>244297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63556" calcext:value-type="float">
            <text:p>163556</text:p>
          </table:table-cell>
          <table:table-cell table:number-columns-repeated="2"/>
          <table:table-cell office:value-type="float" office:value="159530" calcext:value-type="float">
            <text:p>159530</text:p>
          </table:table-cell>
          <table:table-cell table:number-columns-repeated="2"/>
          <table:table-cell office:value-type="float" office:value="249535" calcext:value-type="float">
            <text:p>249535</text:p>
          </table:table-cell>
          <table:table-cell table:number-columns-repeated="2"/>
          <table:table-cell office:value-type="float" office:value="250845" calcext:value-type="float">
            <text:p>250845</text:p>
          </table:table-cell>
          <table:table-cell table:number-columns-repeated="2"/>
          <table:table-cell office:value-type="float" office:value="238549" calcext:value-type="float">
            <text:p>238549</text:p>
          </table:table-cell>
          <table:table-cell table:number-columns-repeated="2"/>
          <table:table-cell office:value-type="float" office:value="166214" calcext:value-type="float">
            <text:p>166214</text:p>
          </table:table-cell>
          <table:table-cell table:number-columns-repeated="2"/>
          <table:table-cell office:value-type="float" office:value="241212" calcext:value-type="float">
            <text:p>241212</text:p>
          </table:table-cell>
          <table:table-cell table:number-columns-repeated="3"/>
          <table:table-cell office:value-type="float" office:value="176762" calcext:value-type="float">
            <text:p>176762</text:p>
          </table:table-cell>
          <table:table-cell table:number-columns-repeated="3"/>
          <table:table-cell office:value-type="float" office:value="243980" calcext:value-type="float">
            <text:p>243980</text:p>
          </table:table-cell>
          <table:table-cell table:number-columns-repeated="2"/>
          <table:table-cell office:value-type="float" office:value="198222" calcext:value-type="float">
            <text:p>198222</text:p>
          </table:table-cell>
          <table:table-cell table:number-columns-repeated="2"/>
          <table:table-cell office:value-type="float" office:value="174574" calcext:value-type="float">
            <text:p>174574</text:p>
          </table:table-cell>
          <table:table-cell table:number-columns-repeated="2"/>
          <table:table-cell office:value-type="float" office:value="232050" calcext:value-type="float">
            <text:p>232050</text:p>
          </table:table-cell>
          <table:table-cell table:number-columns-repeated="2"/>
          <table:table-cell office:value-type="float" office:value="237915" calcext:value-type="float">
            <text:p>237915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67137" calcext:value-type="float">
            <text:p>167137</text:p>
          </table:table-cell>
          <table:table-cell table:number-columns-repeated="2"/>
          <table:table-cell office:value-type="float" office:value="167795" calcext:value-type="float">
            <text:p>167795</text:p>
          </table:table-cell>
          <table:table-cell table:number-columns-repeated="2"/>
          <table:table-cell office:value-type="float" office:value="259698" calcext:value-type="float">
            <text:p>259698</text:p>
          </table:table-cell>
          <table:table-cell table:number-columns-repeated="2"/>
          <table:table-cell office:value-type="float" office:value="260054" calcext:value-type="float">
            <text:p>260054</text:p>
          </table:table-cell>
          <table:table-cell table:number-columns-repeated="2"/>
          <table:table-cell office:value-type="float" office:value="260012" calcext:value-type="float">
            <text:p>260012</text:p>
          </table:table-cell>
          <table:table-cell table:number-columns-repeated="2"/>
          <table:table-cell office:value-type="float" office:value="172795" calcext:value-type="float">
            <text:p>172795</text:p>
          </table:table-cell>
          <table:table-cell table:number-columns-repeated="2"/>
          <table:table-cell office:value-type="float" office:value="266416" calcext:value-type="float">
            <text:p>266416</text:p>
          </table:table-cell>
          <table:table-cell table:number-columns-repeated="3"/>
          <table:table-cell office:value-type="float" office:value="161267" calcext:value-type="float">
            <text:p>161267</text:p>
          </table:table-cell>
          <table:table-cell table:number-columns-repeated="3"/>
          <table:table-cell office:value-type="float" office:value="254098" calcext:value-type="float">
            <text:p>254098</text:p>
          </table:table-cell>
          <table:table-cell table:number-columns-repeated="2"/>
          <table:table-cell office:value-type="float" office:value="177783" calcext:value-type="float">
            <text:p>177783</text:p>
          </table:table-cell>
          <table:table-cell table:number-columns-repeated="2"/>
          <table:table-cell office:value-type="float" office:value="180089" calcext:value-type="float">
            <text:p>180089</text:p>
          </table:table-cell>
          <table:table-cell table:number-columns-repeated="2"/>
          <table:table-cell office:value-type="float" office:value="237818" calcext:value-type="float">
            <text:p>237818</text:p>
          </table:table-cell>
          <table:table-cell table:number-columns-repeated="2"/>
          <table:table-cell office:value-type="float" office:value="241733" calcext:value-type="float">
            <text:p>241733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77712" calcext:value-type="float">
            <text:p>177712</text:p>
          </table:table-cell>
          <table:table-cell table:number-columns-repeated="2"/>
          <table:table-cell office:value-type="float" office:value="170608" calcext:value-type="float">
            <text:p>170608</text:p>
          </table:table-cell>
          <table:table-cell table:number-columns-repeated="2"/>
          <table:table-cell office:value-type="float" office:value="275738" calcext:value-type="float">
            <text:p>275738</text:p>
          </table:table-cell>
          <table:table-cell table:number-columns-repeated="2"/>
          <table:table-cell office:value-type="float" office:value="268482" calcext:value-type="float">
            <text:p>268482</text:p>
          </table:table-cell>
          <table:table-cell table:number-columns-repeated="2"/>
          <table:table-cell office:value-type="float" office:value="267849" calcext:value-type="float">
            <text:p>267849</text:p>
          </table:table-cell>
          <table:table-cell table:number-columns-repeated="2"/>
          <table:table-cell office:value-type="float" office:value="170087" calcext:value-type="float">
            <text:p>170087</text:p>
          </table:table-cell>
          <table:table-cell table:number-columns-repeated="2"/>
          <table:table-cell office:value-type="float" office:value="262071" calcext:value-type="float">
            <text:p>262071</text:p>
          </table:table-cell>
          <table:table-cell table:number-columns-repeated="3"/>
          <table:table-cell office:value-type="float" office:value="164220" calcext:value-type="float">
            <text:p>164220</text:p>
          </table:table-cell>
          <table:table-cell table:number-columns-repeated="3"/>
          <table:table-cell office:value-type="float" office:value="261955" calcext:value-type="float">
            <text:p>261955</text:p>
          </table:table-cell>
          <table:table-cell table:number-columns-repeated="2"/>
          <table:table-cell office:value-type="float" office:value="174996" calcext:value-type="float">
            <text:p>174996</text:p>
          </table:table-cell>
          <table:table-cell table:number-columns-repeated="2"/>
          <table:table-cell office:value-type="float" office:value="172831" calcext:value-type="float">
            <text:p>172831</text:p>
          </table:table-cell>
          <table:table-cell table:number-columns-repeated="2"/>
          <table:table-cell office:value-type="float" office:value="239626" calcext:value-type="float">
            <text:p>239626</text:p>
          </table:table-cell>
          <table:table-cell table:number-columns-repeated="2"/>
          <table:table-cell office:value-type="float" office:value="245106" calcext:value-type="float">
            <text:p>245106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8516" calcext:value-type="float">
            <text:p>168516</text:p>
          </table:table-cell>
          <table:table-cell table:number-columns-repeated="2"/>
          <table:table-cell office:value-type="float" office:value="170559" calcext:value-type="float">
            <text:p>170559</text:p>
          </table:table-cell>
          <table:table-cell table:number-columns-repeated="2"/>
          <table:table-cell office:value-type="float" office:value="292978" calcext:value-type="float">
            <text:p>292978</text:p>
          </table:table-cell>
          <table:table-cell table:number-columns-repeated="2"/>
          <table:table-cell office:value-type="float" office:value="268463" calcext:value-type="float">
            <text:p>268463</text:p>
          </table:table-cell>
          <table:table-cell table:number-columns-repeated="2"/>
          <table:table-cell office:value-type="float" office:value="276583" calcext:value-type="float">
            <text:p>276583</text:p>
          </table:table-cell>
          <table:table-cell table:number-columns-repeated="2"/>
          <table:table-cell office:value-type="float" office:value="172580" calcext:value-type="float">
            <text:p>172580</text:p>
          </table:table-cell>
          <table:table-cell table:number-columns-repeated="2"/>
          <table:table-cell office:value-type="float" office:value="267511" calcext:value-type="float">
            <text:p>267511</text:p>
          </table:table-cell>
          <table:table-cell table:number-columns-repeated="3"/>
          <table:table-cell office:value-type="float" office:value="171983" calcext:value-type="float">
            <text:p>171983</text:p>
          </table:table-cell>
          <table:table-cell table:number-columns-repeated="3"/>
          <table:table-cell office:value-type="float" office:value="282547" calcext:value-type="float">
            <text:p>282547</text:p>
          </table:table-cell>
          <table:table-cell table:number-columns-repeated="2"/>
          <table:table-cell office:value-type="float" office:value="175928" calcext:value-type="float">
            <text:p>175928</text:p>
          </table:table-cell>
          <table:table-cell table:number-columns-repeated="2"/>
          <table:table-cell office:value-type="float" office:value="180592" calcext:value-type="float">
            <text:p>180592</text:p>
          </table:table-cell>
          <table:table-cell table:number-columns-repeated="2"/>
          <table:table-cell office:value-type="float" office:value="243758" calcext:value-type="float">
            <text:p>243758</text:p>
          </table:table-cell>
          <table:table-cell table:number-columns-repeated="2"/>
          <table:table-cell office:value-type="float" office:value="235148" calcext:value-type="float">
            <text:p>235148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49882" calcext:value-type="float">
            <text:p>149882</text:p>
          </table:table-cell>
          <table:table-cell table:number-columns-repeated="2"/>
          <table:table-cell office:value-type="float" office:value="155571" calcext:value-type="float">
            <text:p>155571</text:p>
          </table:table-cell>
          <table:table-cell table:number-columns-repeated="2"/>
          <table:table-cell office:value-type="float" office:value="156284" calcext:value-type="float">
            <text:p>156284</text:p>
          </table:table-cell>
          <table:table-cell table:number-columns-repeated="2"/>
          <table:table-cell office:value-type="float" office:value="155821" calcext:value-type="float">
            <text:p>155821</text:p>
          </table:table-cell>
          <table:table-cell table:number-columns-repeated="2"/>
          <table:table-cell office:value-type="float" office:value="130331" calcext:value-type="float">
            <text:p>130331</text:p>
          </table:table-cell>
          <table:table-cell table:number-columns-repeated="2"/>
          <table:table-cell office:value-type="float" office:value="154687" calcext:value-type="float">
            <text:p>154687</text:p>
          </table:table-cell>
          <table:table-cell table:number-columns-repeated="2"/>
          <table:table-cell office:value-type="float" office:value="138146" calcext:value-type="float">
            <text:p>138146</text:p>
          </table:table-cell>
          <table:table-cell table:number-columns-repeated="3"/>
          <table:table-cell office:value-type="float" office:value="161298" calcext:value-type="float">
            <text:p>161298</text:p>
          </table:table-cell>
          <table:table-cell table:number-columns-repeated="3"/>
          <table:table-cell office:value-type="float" office:value="135255" calcext:value-type="float">
            <text:p>135255</text:p>
          </table:table-cell>
          <table:table-cell table:number-columns-repeated="2"/>
          <table:table-cell office:value-type="float" office:value="174461" calcext:value-type="float">
            <text:p>174461</text:p>
          </table:table-cell>
          <table:table-cell table:number-columns-repeated="2"/>
          <table:table-cell office:value-type="float" office:value="173652" calcext:value-type="float">
            <text:p>173652</text:p>
          </table:table-cell>
          <table:table-cell table:number-columns-repeated="2"/>
          <table:table-cell office:value-type="float" office:value="241969" calcext:value-type="float">
            <text:p>241969</text:p>
          </table:table-cell>
          <table:table-cell table:number-columns-repeated="2"/>
          <table:table-cell office:value-type="float" office:value="245948" calcext:value-type="float">
            <text:p>245948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5605" calcext:value-type="float">
            <text:p>125605</text:p>
          </table:table-cell>
          <table:table-cell table:number-columns-repeated="2"/>
          <table:table-cell office:value-type="float" office:value="126616" calcext:value-type="float">
            <text:p>126616</text:p>
          </table:table-cell>
          <table:table-cell table:number-columns-repeated="2"/>
          <table:table-cell office:value-type="float" office:value="185472" calcext:value-type="float">
            <text:p>185472</text:p>
          </table:table-cell>
          <table:table-cell table:number-columns-repeated="2"/>
          <table:table-cell office:value-type="float" office:value="182149" calcext:value-type="float">
            <text:p>182149</text:p>
          </table:table-cell>
          <table:table-cell table:number-columns-repeated="2"/>
          <table:table-cell office:value-type="float" office:value="167219" calcext:value-type="float">
            <text:p>167219</text:p>
          </table:table-cell>
          <table:table-cell table:number-columns-repeated="3"/>
          <table:table-cell office:value-type="float" office:value="98340" calcext:value-type="float">
            <text:p>98340</text:p>
          </table:table-cell>
          <table:table-cell table:number-columns-repeated="2"/>
          <table:table-cell office:value-type="float" office:value="160136" calcext:value-type="float">
            <text:p>160136</text:p>
          </table:table-cell>
          <table:table-cell table:number-columns-repeated="3"/>
          <table:table-cell office:value-type="float" office:value="128738" calcext:value-type="float">
            <text:p>128738</text:p>
          </table:table-cell>
          <table:table-cell table:number-columns-repeated="3"/>
          <table:table-cell office:value-type="float" office:value="160814" calcext:value-type="float">
            <text:p>160814</text:p>
          </table:table-cell>
          <table:table-cell table:number-columns-repeated="2"/>
          <table:table-cell office:value-type="float" office:value="173633" calcext:value-type="float">
            <text:p>173633</text:p>
          </table:table-cell>
          <table:table-cell table:number-columns-repeated="2"/>
          <table:table-cell office:value-type="float" office:value="174819" calcext:value-type="float">
            <text:p>174819</text:p>
          </table:table-cell>
          <table:table-cell table:number-columns-repeated="2"/>
          <table:table-cell office:value-type="float" office:value="241293" calcext:value-type="float">
            <text:p>241293</text:p>
          </table:table-cell>
          <table:table-cell table:number-columns-repeated="2"/>
          <table:table-cell office:value-type="float" office:value="242784" calcext:value-type="float">
            <text:p>242784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52799" calcext:value-type="float">
            <text:p>152799</text:p>
          </table:table-cell>
          <table:table-cell table:number-columns-repeated="2"/>
          <table:table-cell office:value-type="float" office:value="151299" calcext:value-type="float">
            <text:p>151299</text:p>
          </table:table-cell>
          <table:table-cell table:number-columns-repeated="2"/>
          <table:table-cell office:value-type="float" office:value="213448" calcext:value-type="float">
            <text:p>213448</text:p>
          </table:table-cell>
          <table:table-cell table:number-columns-repeated="2"/>
          <table:table-cell office:value-type="float" office:value="207077" calcext:value-type="float">
            <text:p>207077</text:p>
          </table:table-cell>
          <table:table-cell table:number-columns-repeated="2"/>
          <table:table-cell office:value-type="float" office:value="180782" calcext:value-type="float">
            <text:p>180782</text:p>
          </table:table-cell>
          <table:table-cell table:number-columns-repeated="2"/>
          <table:table-cell office:value-type="float" office:value="152946" calcext:value-type="float">
            <text:p>152946</text:p>
          </table:table-cell>
          <table:table-cell table:number-columns-repeated="2"/>
          <table:table-cell office:value-type="float" office:value="182273" calcext:value-type="float">
            <text:p>182273</text:p>
          </table:table-cell>
          <table:table-cell table:number-columns-repeated="3"/>
          <table:table-cell office:value-type="float" office:value="158390" calcext:value-type="float">
            <text:p>158390</text:p>
          </table:table-cell>
          <table:table-cell table:number-columns-repeated="3"/>
          <table:table-cell office:value-type="float" office:value="186148" calcext:value-type="float">
            <text:p>186148</text:p>
          </table:table-cell>
          <table:table-cell table:number-columns-repeated="2"/>
          <table:table-cell office:value-type="float" office:value="181363" calcext:value-type="float">
            <text:p>181363</text:p>
          </table:table-cell>
          <table:table-cell table:number-columns-repeated="2"/>
          <table:table-cell office:value-type="float" office:value="170810" calcext:value-type="float">
            <text:p>170810</text:p>
          </table:table-cell>
          <table:table-cell table:number-columns-repeated="2"/>
          <table:table-cell office:value-type="float" office:value="240205" calcext:value-type="float">
            <text:p>240205</text:p>
          </table:table-cell>
          <table:table-cell table:number-columns-repeated="2"/>
          <table:table-cell office:value-type="float" office:value="244098" calcext:value-type="float">
            <text:p>244098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46511" calcext:value-type="float">
            <text:p>146511</text:p>
          </table:table-cell>
          <table:table-cell table:number-columns-repeated="2"/>
          <table:table-cell office:value-type="float" office:value="147955" calcext:value-type="float">
            <text:p>147955</text:p>
          </table:table-cell>
          <table:table-cell table:number-columns-repeated="2"/>
          <table:table-cell office:value-type="float" office:value="223593" calcext:value-type="float">
            <text:p>223593</text:p>
          </table:table-cell>
          <table:table-cell table:number-columns-repeated="2"/>
          <table:table-cell office:value-type="float" office:value="219760" calcext:value-type="float">
            <text:p>219760</text:p>
          </table:table-cell>
          <table:table-cell table:number-columns-repeated="2"/>
          <table:table-cell office:value-type="float" office:value="200447" calcext:value-type="float">
            <text:p>200447</text:p>
          </table:table-cell>
          <table:table-cell table:number-columns-repeated="2"/>
          <table:table-cell office:value-type="float" office:value="128358" calcext:value-type="float">
            <text:p>128358</text:p>
          </table:table-cell>
          <table:table-cell table:number-columns-repeated="2"/>
          <table:table-cell office:value-type="float" office:value="199272" calcext:value-type="float">
            <text:p>199272</text:p>
          </table:table-cell>
          <table:table-cell table:number-columns-repeated="3"/>
          <table:table-cell office:value-type="float" office:value="160793" calcext:value-type="float">
            <text:p>160793</text:p>
          </table:table-cell>
          <table:table-cell table:number-columns-repeated="3"/>
          <table:table-cell office:value-type="float" office:value="202201" calcext:value-type="float">
            <text:p>202201</text:p>
          </table:table-cell>
          <table:table-cell table:number-columns-repeated="2"/>
          <table:table-cell office:value-type="float" office:value="177207" calcext:value-type="float">
            <text:p>177207</text:p>
          </table:table-cell>
          <table:table-cell table:number-columns-repeated="2"/>
          <table:table-cell office:value-type="float" office:value="178637" calcext:value-type="float">
            <text:p>178637</text:p>
          </table:table-cell>
          <table:table-cell table:number-columns-repeated="2"/>
          <table:table-cell office:value-type="float" office:value="247897" calcext:value-type="float">
            <text:p>247897</text:p>
          </table:table-cell>
          <table:table-cell table:number-columns-repeated="2"/>
          <table:table-cell office:value-type="float" office:value="238616" calcext:value-type="float">
            <text:p>238616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54536" calcext:value-type="float">
            <text:p>154536</text:p>
          </table:table-cell>
          <table:table-cell table:number-columns-repeated="2"/>
          <table:table-cell office:value-type="float" office:value="167501" calcext:value-type="float">
            <text:p>167501</text:p>
          </table:table-cell>
          <table:table-cell table:number-columns-repeated="2"/>
          <table:table-cell office:value-type="float" office:value="244600" calcext:value-type="float">
            <text:p>244600</text:p>
          </table:table-cell>
          <table:table-cell table:number-columns-repeated="2"/>
          <table:table-cell office:value-type="float" office:value="225776" calcext:value-type="float">
            <text:p>225776</text:p>
          </table:table-cell>
          <table:table-cell table:number-columns-repeated="2"/>
          <table:table-cell office:value-type="float" office:value="216497" calcext:value-type="float">
            <text:p>216497</text:p>
          </table:table-cell>
          <table:table-cell table:number-columns-repeated="2"/>
          <table:table-cell office:value-type="float" office:value="162110" calcext:value-type="float">
            <text:p>162110</text:p>
          </table:table-cell>
          <table:table-cell table:number-columns-repeated="2"/>
          <table:table-cell office:value-type="float" office:value="226083" calcext:value-type="float">
            <text:p>226083</text:p>
          </table:table-cell>
          <table:table-cell table:number-columns-repeated="3"/>
          <table:table-cell office:value-type="float" office:value="161598" calcext:value-type="float">
            <text:p>161598</text:p>
          </table:table-cell>
          <table:table-cell table:number-columns-repeated="3"/>
          <table:table-cell office:value-type="float" office:value="218184" calcext:value-type="float">
            <text:p>218184</text:p>
          </table:table-cell>
          <table:table-cell table:number-columns-repeated="2"/>
          <table:table-cell office:value-type="float" office:value="171627" calcext:value-type="float">
            <text:p>171627</text:p>
          </table:table-cell>
          <table:table-cell table:number-columns-repeated="2"/>
          <table:table-cell office:value-type="float" office:value="176373" calcext:value-type="float">
            <text:p>176373</text:p>
          </table:table-cell>
          <table:table-cell table:number-columns-repeated="2"/>
          <table:table-cell office:value-type="float" office:value="241536" calcext:value-type="float">
            <text:p>241536</text:p>
          </table:table-cell>
          <table:table-cell table:number-columns-repeated="2"/>
          <table:table-cell office:value-type="float" office:value="237198" calcext:value-type="float">
            <text:p>23719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70177" calcext:value-type="float">
            <text:p>170177</text:p>
          </table:table-cell>
          <table:table-cell table:number-columns-repeated="2"/>
          <table:table-cell office:value-type="float" office:value="175832" calcext:value-type="float">
            <text:p>175832</text:p>
          </table:table-cell>
          <table:table-cell table:number-columns-repeated="2"/>
          <table:table-cell office:value-type="float" office:value="262303" calcext:value-type="float">
            <text:p>262303</text:p>
          </table:table-cell>
          <table:table-cell table:number-columns-repeated="2"/>
          <table:table-cell office:value-type="float" office:value="250262" calcext:value-type="float">
            <text:p>250262</text:p>
          </table:table-cell>
          <table:table-cell table:number-columns-repeated="2"/>
          <table:table-cell office:value-type="float" office:value="239003" calcext:value-type="float">
            <text:p>239003</text:p>
          </table:table-cell>
          <table:table-cell table:number-columns-repeated="2"/>
          <table:table-cell office:value-type="float" office:value="132676" calcext:value-type="float">
            <text:p>132676</text:p>
          </table:table-cell>
          <table:table-cell table:number-columns-repeated="2"/>
          <table:table-cell office:value-type="float" office:value="246178" calcext:value-type="float">
            <text:p>246178</text:p>
          </table:table-cell>
          <table:table-cell table:number-columns-repeated="3"/>
          <table:table-cell office:value-type="float" office:value="175576" calcext:value-type="float">
            <text:p>175576</text:p>
          </table:table-cell>
          <table:table-cell table:number-columns-repeated="3"/>
          <table:table-cell office:value-type="float" office:value="241863" calcext:value-type="float">
            <text:p>241863</text:p>
          </table:table-cell>
          <table:table-cell table:number-columns-repeated="2"/>
          <table:table-cell office:value-type="float" office:value="154908" calcext:value-type="float">
            <text:p>154908</text:p>
          </table:table-cell>
          <table:table-cell table:number-columns-repeated="2"/>
          <table:table-cell office:value-type="float" office:value="170786" calcext:value-type="float">
            <text:p>170786</text:p>
          </table:table-cell>
          <table:table-cell table:number-columns-repeated="2"/>
          <table:table-cell office:value-type="float" office:value="244765" calcext:value-type="float">
            <text:p>244765</text:p>
          </table:table-cell>
          <table:table-cell table:number-columns-repeated="2"/>
          <table:table-cell office:value-type="float" office:value="241344" calcext:value-type="float">
            <text:p>241344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68777" calcext:value-type="float">
            <text:p>168777</text:p>
          </table:table-cell>
          <table:table-cell table:number-columns-repeated="2"/>
          <table:table-cell office:value-type="float" office:value="181169" calcext:value-type="float">
            <text:p>181169</text:p>
          </table:table-cell>
          <table:table-cell table:number-columns-repeated="2"/>
          <table:table-cell office:value-type="float" office:value="259712" calcext:value-type="float">
            <text:p>259712</text:p>
          </table:table-cell>
          <table:table-cell table:number-columns-repeated="2"/>
          <table:table-cell office:value-type="float" office:value="263470" calcext:value-type="float">
            <text:p>263470</text:p>
          </table:table-cell>
          <table:table-cell table:number-columns-repeated="2"/>
          <table:table-cell office:value-type="float" office:value="255635" calcext:value-type="float">
            <text:p>255635</text:p>
          </table:table-cell>
          <table:table-cell table:number-columns-repeated="2"/>
          <table:table-cell office:value-type="float" office:value="169808" calcext:value-type="float">
            <text:p>169808</text:p>
          </table:table-cell>
          <table:table-cell table:number-columns-repeated="2"/>
          <table:table-cell office:value-type="float" office:value="276129" calcext:value-type="float">
            <text:p>276129</text:p>
          </table:table-cell>
          <table:table-cell table:number-columns-repeated="3"/>
          <table:table-cell office:value-type="float" office:value="171358" calcext:value-type="float">
            <text:p>171358</text:p>
          </table:table-cell>
          <table:table-cell table:number-columns-repeated="3"/>
          <table:table-cell office:value-type="float" office:value="253516" calcext:value-type="float">
            <text:p>253516</text:p>
          </table:table-cell>
          <table:table-cell table:number-columns-repeated="2"/>
          <table:table-cell office:value-type="float" office:value="174083" calcext:value-type="float">
            <text:p>174083</text:p>
          </table:table-cell>
          <table:table-cell table:number-columns-repeated="2"/>
          <table:table-cell office:value-type="float" office:value="168772" calcext:value-type="float">
            <text:p>168772</text:p>
          </table:table-cell>
          <table:table-cell table:number-columns-repeated="2"/>
          <table:table-cell office:value-type="float" office:value="245566" calcext:value-type="float">
            <text:p>245566</text:p>
          </table:table-cell>
          <table:table-cell table:number-columns-repeated="2"/>
          <table:table-cell office:value-type="float" office:value="237646" calcext:value-type="float">
            <text:p>237646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78975" calcext:value-type="float">
            <text:p>178975</text:p>
          </table:table-cell>
          <table:table-cell table:number-columns-repeated="2"/>
          <table:table-cell office:value-type="float" office:value="173746" calcext:value-type="float">
            <text:p>173746</text:p>
          </table:table-cell>
          <table:table-cell table:number-columns-repeated="2"/>
          <table:table-cell office:value-type="float" office:value="273295" calcext:value-type="float">
            <text:p>273295</text:p>
          </table:table-cell>
          <table:table-cell table:number-columns-repeated="2"/>
          <table:table-cell office:value-type="float" office:value="275401" calcext:value-type="float">
            <text:p>275401</text:p>
          </table:table-cell>
          <table:table-cell table:number-columns-repeated="2"/>
          <table:table-cell office:value-type="float" office:value="266777" calcext:value-type="float">
            <text:p>266777</text:p>
          </table:table-cell>
          <table:table-cell table:number-columns-repeated="2"/>
          <table:table-cell office:value-type="float" office:value="179171" calcext:value-type="float">
            <text:p>179171</text:p>
          </table:table-cell>
          <table:table-cell table:number-columns-repeated="2"/>
          <table:table-cell office:value-type="float" office:value="267593" calcext:value-type="float">
            <text:p>267593</text:p>
          </table:table-cell>
          <table:table-cell table:number-columns-repeated="3"/>
          <table:table-cell office:value-type="float" office:value="185445" calcext:value-type="float">
            <text:p>185445</text:p>
          </table:table-cell>
          <table:table-cell table:number-columns-repeated="3"/>
          <table:table-cell office:value-type="float" office:value="266042" calcext:value-type="float">
            <text:p>266042</text:p>
          </table:table-cell>
          <table:table-cell table:number-columns-repeated="2"/>
          <table:table-cell office:value-type="float" office:value="182833" calcext:value-type="float">
            <text:p>182833</text:p>
          </table:table-cell>
          <table:table-cell table:number-columns-repeated="2"/>
          <table:table-cell office:value-type="float" office:value="187743" calcext:value-type="float">
            <text:p>187743</text:p>
          </table:table-cell>
          <table:table-cell table:number-columns-repeated="2"/>
          <table:table-cell office:value-type="float" office:value="251231" calcext:value-type="float">
            <text:p>251231</text:p>
          </table:table-cell>
          <table:table-cell table:number-columns-repeated="2"/>
          <table:table-cell office:value-type="float" office:value="250882" calcext:value-type="float">
            <text:p>250882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70122" calcext:value-type="float">
            <text:p>170122</text:p>
          </table:table-cell>
          <table:table-cell table:number-columns-repeated="2"/>
          <table:table-cell office:value-type="float" office:value="171711" calcext:value-type="float">
            <text:p>171711</text:p>
          </table:table-cell>
          <table:table-cell table:number-columns-repeated="2"/>
          <table:table-cell office:value-type="float" office:value="270981" calcext:value-type="float">
            <text:p>270981</text:p>
          </table:table-cell>
          <table:table-cell table:number-columns-repeated="2"/>
          <table:table-cell office:value-type="float" office:value="268030" calcext:value-type="float">
            <text:p>268030</text:p>
          </table:table-cell>
          <table:table-cell table:number-columns-repeated="2"/>
          <table:table-cell office:value-type="float" office:value="271859" calcext:value-type="float">
            <text:p>271859</text:p>
          </table:table-cell>
          <table:table-cell table:number-columns-repeated="2"/>
          <table:table-cell office:value-type="float" office:value="174360" calcext:value-type="float">
            <text:p>174360</text:p>
          </table:table-cell>
          <table:table-cell table:number-columns-repeated="2"/>
          <table:table-cell office:value-type="float" office:value="271117" calcext:value-type="float">
            <text:p>271117</text:p>
          </table:table-cell>
          <table:table-cell table:number-columns-repeated="3"/>
          <table:table-cell office:value-type="float" office:value="176510" calcext:value-type="float">
            <text:p>176510</text:p>
          </table:table-cell>
          <table:table-cell table:number-columns-repeated="3"/>
          <table:table-cell office:value-type="float" office:value="274265" calcext:value-type="float">
            <text:p>274265</text:p>
          </table:table-cell>
          <table:table-cell table:number-columns-repeated="2"/>
          <table:table-cell office:value-type="float" office:value="177772" calcext:value-type="float">
            <text:p>177772</text:p>
          </table:table-cell>
          <table:table-cell table:number-columns-repeated="2"/>
          <table:table-cell office:value-type="float" office:value="182668" calcext:value-type="float">
            <text:p>182668</text:p>
          </table:table-cell>
          <table:table-cell table:number-columns-repeated="2"/>
          <table:table-cell office:value-type="float" office:value="240799" calcext:value-type="float">
            <text:p>240799</text:p>
          </table:table-cell>
          <table:table-cell table:number-columns-repeated="2"/>
          <table:table-cell office:value-type="float" office:value="239185" calcext:value-type="float">
            <text:p>239185</text:p>
          </table:table-cell>
          <table:table-cell table:number-columns-repeated="2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iozon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lete.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low:</text:p>
          </table:table-cell>
          <table:table-cell table:number-columns-repeated="7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Writ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21284" calcext:value-type="float">
            <text:p>21284</text:p>
          </table:table-cell>
          <table:table-cell office:value-type="float" office:value="40228" calcext:value-type="float">
            <text:p>40228</text:p>
          </table:table-cell>
          <table:table-cell office:value-type="float" office:value="66878" calcext:value-type="float">
            <text:p>66878</text:p>
          </table:table-cell>
          <table:table-cell office:value-type="float" office:value="92220" calcext:value-type="float">
            <text:p>92220</text:p>
          </table:table-cell>
          <table:table-cell office:value-type="float" office:value="103530" calcext:value-type="float">
            <text:p>103530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25401" calcext:value-type="float">
            <text:p>25401</text:p>
          </table:table-cell>
          <table:table-cell office:value-type="float" office:value="45618" calcext:value-type="float">
            <text:p>45618</text:p>
          </table:table-cell>
          <table:table-cell office:value-type="float" office:value="71422" calcext:value-type="float">
            <text:p>71422</text:p>
          </table:table-cell>
          <table:table-cell office:value-type="float" office:value="99387" calcext:value-type="float">
            <text:p>99387</text:p>
          </table:table-cell>
          <table:table-cell office:value-type="float" office:value="127226" calcext:value-type="float">
            <text:p>127226</text:p>
          </table:table-cell>
          <table:table-cell office:value-type="float" office:value="110631" calcext:value-type="float">
            <text:p>110631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25702" calcext:value-type="float">
            <text:p>25702</text:p>
          </table:table-cell>
          <table:table-cell office:value-type="float" office:value="50493" calcext:value-type="float">
            <text:p>50493</text:p>
          </table:table-cell>
          <table:table-cell office:value-type="float" office:value="84794" calcext:value-type="float">
            <text:p>84794</text:p>
          </table:table-cell>
          <table:table-cell office:value-type="float" office:value="101952" calcext:value-type="float">
            <text:p>101952</text:p>
          </table:table-cell>
          <table:table-cell office:value-type="float" office:value="135731" calcext:value-type="float">
            <text:p>135731</text:p>
          </table:table-cell>
          <table:table-cell office:value-type="float" office:value="116208" calcext:value-type="float">
            <text:p>116208</text:p>
          </table:table-cell>
          <table:table-cell office:value-type="float" office:value="126533" calcext:value-type="float">
            <text:p>126533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31005" calcext:value-type="float">
            <text:p>31005</text:p>
          </table:table-cell>
          <table:table-cell office:value-type="float" office:value="55374" calcext:value-type="float">
            <text:p>55374</text:p>
          </table:table-cell>
          <table:table-cell office:value-type="float" office:value="81762" calcext:value-type="float">
            <text:p>81762</text:p>
          </table:table-cell>
          <table:table-cell office:value-type="float" office:value="114643" calcext:value-type="float">
            <text:p>114643</text:p>
          </table:table-cell>
          <table:table-cell office:value-type="float" office:value="118489" calcext:value-type="float">
            <text:p>118489</text:p>
          </table:table-cell>
          <table:table-cell office:value-type="float" office:value="122518" calcext:value-type="float">
            <text:p>122518</text:p>
          </table:table-cell>
          <table:table-cell office:value-type="float" office:value="133129" calcext:value-type="float">
            <text:p>133129</text:p>
          </table:table-cell>
          <table:table-cell office:value-type="float" office:value="144428" calcext:value-type="float">
            <text:p>144428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29079" calcext:value-type="float">
            <text:p>29079</text:p>
          </table:table-cell>
          <table:table-cell office:value-type="float" office:value="57521" calcext:value-type="float">
            <text:p>57521</text:p>
          </table:table-cell>
          <table:table-cell office:value-type="float" office:value="87052" calcext:value-type="float">
            <text:p>87052</text:p>
          </table:table-cell>
          <table:table-cell office:value-type="float" office:value="118436" calcext:value-type="float">
            <text:p>118436</text:p>
          </table:table-cell>
          <table:table-cell office:value-type="float" office:value="149271" calcext:value-type="float">
            <text:p>149271</text:p>
          </table:table-cell>
          <table:table-cell office:value-type="float" office:value="119654" calcext:value-type="float">
            <text:p>119654</text:p>
          </table:table-cell>
          <table:table-cell office:value-type="float" office:value="140856" calcext:value-type="float">
            <text:p>140856</text:p>
          </table:table-cell>
          <table:table-cell office:value-type="float" office:value="149510" calcext:value-type="float">
            <text:p>149510</text:p>
          </table:table-cell>
          <table:table-cell office:value-type="float" office:value="131313" calcext:value-type="float">
            <text:p>131313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31329" calcext:value-type="float">
            <text:p>31329</text:p>
          </table:table-cell>
          <table:table-cell office:value-type="float" office:value="43868" calcext:value-type="float">
            <text:p>43868</text:p>
          </table:table-cell>
          <table:table-cell office:value-type="float" office:value="86890" calcext:value-type="float">
            <text:p>86890</text:p>
          </table:table-cell>
          <table:table-cell office:value-type="float" office:value="117599" calcext:value-type="float">
            <text:p>117599</text:p>
          </table:table-cell>
          <table:table-cell office:value-type="float" office:value="145353" calcext:value-type="float">
            <text:p>145353</text:p>
          </table:table-cell>
          <table:table-cell office:value-type="float" office:value="77394" calcext:value-type="float">
            <text:p>77394</text:p>
          </table:table-cell>
          <table:table-cell office:value-type="float" office:value="91707" calcext:value-type="float">
            <text:p>91707</text:p>
          </table:table-cell>
          <table:table-cell office:value-type="float" office:value="88497" calcext:value-type="float">
            <text:p>88497</text:p>
          </table:table-cell>
          <table:table-cell office:value-type="float" office:value="86431" calcext:value-type="float">
            <text:p>86431</text:p>
          </table:table-cell>
          <table:table-cell office:value-type="float" office:value="94100" calcext:value-type="float">
            <text:p>94100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31283" calcext:value-type="float">
            <text:p>31283</text:p>
          </table:table-cell>
          <table:table-cell office:value-type="float" office:value="54242" calcext:value-type="float">
            <text:p>54242</text:p>
          </table:table-cell>
          <table:table-cell office:value-type="float" office:value="75839" calcext:value-type="float">
            <text:p>75839</text:p>
          </table:table-cell>
          <table:table-cell office:value-type="float" office:value="117823" calcext:value-type="float">
            <text:p>117823</text:p>
          </table:table-cell>
          <table:table-cell office:value-type="float" office:value="125155" calcext:value-type="float">
            <text:p>125155</text:p>
          </table:table-cell>
          <table:table-cell office:value-type="float" office:value="123221" calcext:value-type="float">
            <text:p>123221</text:p>
          </table:table-cell>
          <table:table-cell office:value-type="float" office:value="106761" calcext:value-type="float">
            <text:p>106761</text:p>
          </table:table-cell>
          <table:table-cell office:value-type="float" office:value="113857" calcext:value-type="float">
            <text:p>113857</text:p>
          </table:table-cell>
          <table:table-cell office:value-type="float" office:value="104853" calcext:value-type="float">
            <text:p>104853</text:p>
          </table:table-cell>
          <table:table-cell office:value-type="float" office:value="110321" calcext:value-type="float">
            <text:p>110321</text:p>
          </table:table-cell>
          <table:table-cell office:value-type="float" office:value="144837" calcext:value-type="float">
            <text:p>144837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25400" calcext:value-type="float">
            <text:p>25400</text:p>
          </table:table-cell>
          <table:table-cell office:value-type="float" office:value="56562" calcext:value-type="float">
            <text:p>56562</text:p>
          </table:table-cell>
          <table:table-cell office:value-type="float" office:value="76353" calcext:value-type="float">
            <text:p>76353</text:p>
          </table:table-cell>
          <table:table-cell office:value-type="float" office:value="78898" calcext:value-type="float">
            <text:p>78898</text:p>
          </table:table-cell>
          <table:table-cell office:value-type="float" office:value="131254" calcext:value-type="float">
            <text:p>131254</text:p>
          </table:table-cell>
          <table:table-cell office:value-type="float" office:value="118566" calcext:value-type="float">
            <text:p>118566</text:p>
          </table:table-cell>
          <table:table-cell office:value-type="float" office:value="131573" calcext:value-type="float">
            <text:p>131573</text:p>
          </table:table-cell>
          <table:table-cell office:value-type="float" office:value="130841" calcext:value-type="float">
            <text:p>130841</text:p>
          </table:table-cell>
          <table:table-cell office:value-type="float" office:value="143570" calcext:value-type="float">
            <text:p>143570</text:p>
          </table:table-cell>
          <table:table-cell office:value-type="float" office:value="141939" calcext:value-type="float">
            <text:p>141939</text:p>
          </table:table-cell>
          <table:table-cell office:value-type="float" office:value="143169" calcext:value-type="float">
            <text:p>143169</text:p>
          </table:table-cell>
          <table:table-cell office:value-type="float" office:value="149690" calcext:value-type="float">
            <text:p>149690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31837" calcext:value-type="float">
            <text:p>31837</text:p>
          </table:table-cell>
          <table:table-cell office:value-type="float" office:value="49924" calcext:value-type="float">
            <text:p>49924</text:p>
          </table:table-cell>
          <table:table-cell office:value-type="float" office:value="86050" calcext:value-type="float">
            <text:p>86050</text:p>
          </table:table-cell>
          <table:table-cell office:value-type="float" office:value="127653" calcext:value-type="float">
            <text:p>127653</text:p>
          </table:table-cell>
          <table:table-cell office:value-type="float" office:value="139867" calcext:value-type="float">
            <text:p>139867</text:p>
          </table:table-cell>
          <table:table-cell office:value-type="float" office:value="121407" calcext:value-type="float">
            <text:p>121407</text:p>
          </table:table-cell>
          <table:table-cell office:value-type="float" office:value="120604" calcext:value-type="float">
            <text:p>120604</text:p>
          </table:table-cell>
          <table:table-cell office:value-type="float" office:value="156520" calcext:value-type="float">
            <text:p>156520</text:p>
          </table:table-cell>
          <table:table-cell office:value-type="float" office:value="161991" calcext:value-type="float">
            <text:p>161991</text:p>
          </table:table-cell>
          <table:table-cell office:value-type="float" office:value="161694" calcext:value-type="float">
            <text:p>161694</text:p>
          </table:table-cell>
          <table:table-cell office:value-type="float" office:value="159621" calcext:value-type="float">
            <text:p>159621</text:p>
          </table:table-cell>
          <table:table-cell office:value-type="float" office:value="156134" calcext:value-type="float">
            <text:p>156134</text:p>
          </table:table-cell>
          <table:table-cell office:value-type="float" office:value="146437" calcext:value-type="float">
            <text:p>14643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864" calcext:value-type="float">
            <text:p>156864</text:p>
          </table:table-cell>
          <table:table-cell office:value-type="float" office:value="134593" calcext:value-type="float">
            <text:p>134593</text:p>
          </table:table-cell>
          <table:table-cell office:value-type="float" office:value="158046" calcext:value-type="float">
            <text:p>158046</text:p>
          </table:table-cell>
          <table:table-cell office:value-type="float" office:value="163549" calcext:value-type="float">
            <text:p>163549</text:p>
          </table:table-cell>
          <table:table-cell office:value-type="float" office:value="163737" calcext:value-type="float">
            <text:p>163737</text:p>
          </table:table-cell>
          <table:table-cell office:value-type="float" office:value="164527" calcext:value-type="float">
            <text:p>164527</text:p>
          </table:table-cell>
          <table:table-cell office:value-type="float" office:value="173461" calcext:value-type="float">
            <text:p>173461</text:p>
          </table:table-cell>
          <table:table-cell office:value-type="float" office:value="161980" calcext:value-type="float">
            <text:p>161980</text:p>
          </table:table-cell>
          <table:table-cell office:value-type="float" office:value="158698" calcext:value-type="float">
            <text:p>15869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4305" calcext:value-type="float">
            <text:p>134305</text:p>
          </table:table-cell>
          <table:table-cell office:value-type="float" office:value="120348" calcext:value-type="float">
            <text:p>120348</text:p>
          </table:table-cell>
          <table:table-cell office:value-type="float" office:value="132205" calcext:value-type="float">
            <text:p>132205</text:p>
          </table:table-cell>
          <table:table-cell office:value-type="float" office:value="127869" calcext:value-type="float">
            <text:p>127869</text:p>
          </table:table-cell>
          <table:table-cell office:value-type="float" office:value="111776" calcext:value-type="float">
            <text:p>111776</text:p>
          </table:table-cell>
          <table:table-cell office:value-type="float" office:value="97640" calcext:value-type="float">
            <text:p>97640</text:p>
          </table:table-cell>
          <table:table-cell office:value-type="float" office:value="60884" calcext:value-type="float">
            <text:p>60884</text:p>
          </table:table-cell>
          <table:table-cell office:value-type="float" office:value="159863" calcext:value-type="float">
            <text:p>159863</text:p>
          </table:table-cell>
          <table:table-cell office:value-type="float" office:value="162285" calcext:value-type="float">
            <text:p>16228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352" calcext:value-type="float">
            <text:p>160352</text:p>
          </table:table-cell>
          <table:table-cell office:value-type="float" office:value="128706" calcext:value-type="float">
            <text:p>128706</text:p>
          </table:table-cell>
          <table:table-cell office:value-type="float" office:value="143213" calcext:value-type="float">
            <text:p>143213</text:p>
          </table:table-cell>
          <table:table-cell office:value-type="float" office:value="126475" calcext:value-type="float">
            <text:p>126475</text:p>
          </table:table-cell>
          <table:table-cell office:value-type="float" office:value="83638" calcext:value-type="float">
            <text:p>83638</text:p>
          </table:table-cell>
          <table:table-cell office:value-type="float" office:value="168300" calcext:value-type="float">
            <text:p>168300</text:p>
          </table:table-cell>
          <table:table-cell office:value-type="float" office:value="164576" calcext:value-type="float">
            <text:p>164576</text:p>
          </table:table-cell>
          <table:table-cell office:value-type="float" office:value="173703" calcext:value-type="float">
            <text:p>173703</text:p>
          </table:table-cell>
          <table:table-cell office:value-type="float" office:value="166229" calcext:value-type="float">
            <text:p>166229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610" calcext:value-type="float">
            <text:p>150610</text:p>
          </table:table-cell>
          <table:table-cell office:value-type="float" office:value="129746" calcext:value-type="float">
            <text:p>129746</text:p>
          </table:table-cell>
          <table:table-cell office:value-type="float" office:value="150083" calcext:value-type="float">
            <text:p>150083</text:p>
          </table:table-cell>
          <table:table-cell office:value-type="float" office:value="159411" calcext:value-type="float">
            <text:p>159411</text:p>
          </table:table-cell>
          <table:table-cell office:value-type="float" office:value="161925" calcext:value-type="float">
            <text:p>161925</text:p>
          </table:table-cell>
          <table:table-cell office:value-type="float" office:value="168056" calcext:value-type="float">
            <text:p>168056</text:p>
          </table:table-cell>
          <table:table-cell office:value-type="float" office:value="162530" calcext:value-type="float">
            <text:p>162530</text:p>
          </table:table-cell>
          <table:table-cell office:value-type="float" office:value="179042" calcext:value-type="float">
            <text:p>179042</text:p>
          </table:table-cell>
          <table:table-cell office:value-type="float" office:value="105601" calcext:value-type="float">
            <text:p>105601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656" calcext:value-type="float">
            <text:p>141656</text:p>
          </table:table-cell>
          <table:table-cell office:value-type="float" office:value="110922" calcext:value-type="float">
            <text:p>110922</text:p>
          </table:table-cell>
          <table:table-cell office:value-type="float" office:value="154735" calcext:value-type="float">
            <text:p>154735</text:p>
          </table:table-cell>
          <table:table-cell office:value-type="float" office:value="159305" calcext:value-type="float">
            <text:p>159305</text:p>
          </table:table-cell>
          <table:table-cell office:value-type="float" office:value="165617" calcext:value-type="float">
            <text:p>165617</text:p>
          </table:table-cell>
          <table:table-cell office:value-type="float" office:value="164045" calcext:value-type="float">
            <text:p>164045</text:p>
          </table:table-cell>
          <table:table-cell office:value-type="float" office:value="176630" calcext:value-type="float">
            <text:p>176630</text:p>
          </table:table-cell>
          <table:table-cell office:value-type="float" office:value="169612" calcext:value-type="float">
            <text:p>169612</text:p>
          </table:table-cell>
          <table:table-cell office:value-type="float" office:value="165454" calcext:value-type="float">
            <text:p>16545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905" calcext:value-type="float">
            <text:p>112905</text:p>
          </table:table-cell>
          <table:table-cell office:value-type="float" office:value="63787" calcext:value-type="float">
            <text:p>63787</text:p>
          </table:table-cell>
          <table:table-cell office:value-type="float" office:value="151838" calcext:value-type="float">
            <text:p>151838</text:p>
          </table:table-cell>
          <table:table-cell office:value-type="float" office:value="161110" calcext:value-type="float">
            <text:p>161110</text:p>
          </table:table-cell>
          <table:table-cell office:value-type="float" office:value="130370" calcext:value-type="float">
            <text:p>130370</text:p>
          </table:table-cell>
          <table:table-cell office:value-type="float" office:value="170648" calcext:value-type="float">
            <text:p>170648</text:p>
          </table:table-cell>
          <table:table-cell office:value-type="float" office:value="168356" calcext:value-type="float">
            <text:p>168356</text:p>
          </table:table-cell>
          <table:table-cell office:value-type="float" office:value="163673" calcext:value-type="float">
            <text:p>163673</text:p>
          </table:table-cell>
          <table:table-cell office:value-type="float" office:value="165673" calcext:value-type="float">
            <text:p>16567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528" calcext:value-type="float">
            <text:p>148528</text:p>
          </table:table-cell>
          <table:table-cell office:value-type="float" office:value="129380" calcext:value-type="float">
            <text:p>129380</text:p>
          </table:table-cell>
          <table:table-cell office:value-type="float" office:value="150876" calcext:value-type="float">
            <text:p>150876</text:p>
          </table:table-cell>
          <table:table-cell office:value-type="float" office:value="161611" calcext:value-type="float">
            <text:p>161611</text:p>
          </table:table-cell>
          <table:table-cell office:value-type="float" office:value="153915" calcext:value-type="float">
            <text:p>153915</text:p>
          </table:table-cell>
          <table:table-cell office:value-type="float" office:value="163556" calcext:value-type="float">
            <text:p>163556</text:p>
          </table:table-cell>
          <table:table-cell office:value-type="float" office:value="167137" calcext:value-type="float">
            <text:p>167137</text:p>
          </table:table-cell>
          <table:table-cell office:value-type="float" office:value="177712" calcext:value-type="float">
            <text:p>177712</text:p>
          </table:table-cell>
          <table:table-cell office:value-type="float" office:value="168516" calcext:value-type="float">
            <text:p>16851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882" calcext:value-type="float">
            <text:p>149882</text:p>
          </table:table-cell>
          <table:table-cell office:value-type="float" office:value="125605" calcext:value-type="float">
            <text:p>125605</text:p>
          </table:table-cell>
          <table:table-cell office:value-type="float" office:value="152799" calcext:value-type="float">
            <text:p>152799</text:p>
          </table:table-cell>
          <table:table-cell office:value-type="float" office:value="146511" calcext:value-type="float">
            <text:p>146511</text:p>
          </table:table-cell>
          <table:table-cell office:value-type="float" office:value="154536" calcext:value-type="float">
            <text:p>154536</text:p>
          </table:table-cell>
          <table:table-cell office:value-type="float" office:value="170177" calcext:value-type="float">
            <text:p>170177</text:p>
          </table:table-cell>
          <table:table-cell office:value-type="float" office:value="168777" calcext:value-type="float">
            <text:p>168777</text:p>
          </table:table-cell>
          <table:table-cell office:value-type="float" office:value="178975" calcext:value-type="float">
            <text:p>178975</text:p>
          </table:table-cell>
          <table:table-cell office:value-type="float" office:value="170122" calcext:value-type="float">
            <text:p>170122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writ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0609" calcext:value-type="float">
            <text:p>30609</text:p>
          </table:table-cell>
          <table:table-cell/>
          <table:table-cell office:value-type="float" office:value="53958" calcext:value-type="float">
            <text:p>53958</text:p>
          </table:table-cell>
          <table:table-cell/>
          <table:table-cell office:value-type="float" office:value="87672" calcext:value-type="float">
            <text:p>87672</text:p>
          </table:table-cell>
          <table:table-cell/>
          <table:table-cell office:value-type="float" office:value="96220" calcext:value-type="float">
            <text:p>96220</text:p>
          </table:table-cell>
          <table:table-cell/>
          <table:table-cell office:value-type="float" office:value="132770" calcext:value-type="float">
            <text:p>132770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34261" calcext:value-type="float">
            <text:p>34261</text:p>
          </table:table-cell>
          <table:table-cell/>
          <table:table-cell office:value-type="float" office:value="47008" calcext:value-type="float">
            <text:p>47008</text:p>
          </table:table-cell>
          <table:table-cell/>
          <table:table-cell office:value-type="float" office:value="85274" calcext:value-type="float">
            <text:p>85274</text:p>
          </table:table-cell>
          <table:table-cell/>
          <table:table-cell office:value-type="float" office:value="126596" calcext:value-type="float">
            <text:p>126596</text:p>
          </table:table-cell>
          <table:table-cell/>
          <table:table-cell office:value-type="float" office:value="147459" calcext:value-type="float">
            <text:p>147459</text:p>
          </table:table-cell>
          <table:table-cell/>
          <table:table-cell office:value-type="float" office:value="127741" calcext:value-type="float">
            <text:p>12774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9900" calcext:value-type="float">
            <text:p>29900</text:p>
          </table:table-cell>
          <table:table-cell/>
          <table:table-cell office:value-type="float" office:value="58553" calcext:value-type="float">
            <text:p>58553</text:p>
          </table:table-cell>
          <table:table-cell/>
          <table:table-cell office:value-type="float" office:value="94222" calcext:value-type="float">
            <text:p>94222</text:p>
          </table:table-cell>
          <table:table-cell/>
          <table:table-cell office:value-type="float" office:value="126728" calcext:value-type="float">
            <text:p>126728</text:p>
          </table:table-cell>
          <table:table-cell/>
          <table:table-cell office:value-type="float" office:value="152546" calcext:value-type="float">
            <text:p>152546</text:p>
          </table:table-cell>
          <table:table-cell/>
          <table:table-cell office:value-type="float" office:value="127616" calcext:value-type="float">
            <text:p>127616</text:p>
          </table:table-cell>
          <table:table-cell/>
          <table:table-cell office:value-type="float" office:value="144712" calcext:value-type="float">
            <text:p>144712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3884" calcext:value-type="float">
            <text:p>33884</text:p>
          </table:table-cell>
          <table:table-cell/>
          <table:table-cell office:value-type="float" office:value="55968" calcext:value-type="float">
            <text:p>55968</text:p>
          </table:table-cell>
          <table:table-cell/>
          <table:table-cell office:value-type="float" office:value="92187" calcext:value-type="float">
            <text:p>92187</text:p>
          </table:table-cell>
          <table:table-cell/>
          <table:table-cell office:value-type="float" office:value="124572" calcext:value-type="float">
            <text:p>124572</text:p>
          </table:table-cell>
          <table:table-cell/>
          <table:table-cell office:value-type="float" office:value="149485" calcext:value-type="float">
            <text:p>149485</text:p>
          </table:table-cell>
          <table:table-cell/>
          <table:table-cell office:value-type="float" office:value="127456" calcext:value-type="float">
            <text:p>127456</text:p>
          </table:table-cell>
          <table:table-cell/>
          <table:table-cell office:value-type="float" office:value="144955" calcext:value-type="float">
            <text:p>144955</text:p>
          </table:table-cell>
          <table:table-cell/>
          <table:table-cell office:value-type="float" office:value="166229" calcext:value-type="float">
            <text:p>16622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3602" calcext:value-type="float">
            <text:p>33602</text:p>
          </table:table-cell>
          <table:table-cell/>
          <table:table-cell office:value-type="float" office:value="62218" calcext:value-type="float">
            <text:p>62218</text:p>
          </table:table-cell>
          <table:table-cell/>
          <table:table-cell office:value-type="float" office:value="95690" calcext:value-type="float">
            <text:p>95690</text:p>
          </table:table-cell>
          <table:table-cell/>
          <table:table-cell office:value-type="float" office:value="126063" calcext:value-type="float">
            <text:p>126063</text:p>
          </table:table-cell>
          <table:table-cell/>
          <table:table-cell office:value-type="float" office:value="154351" calcext:value-type="float">
            <text:p>154351</text:p>
          </table:table-cell>
          <table:table-cell/>
          <table:table-cell office:value-type="float" office:value="127097" calcext:value-type="float">
            <text:p>127097</text:p>
          </table:table-cell>
          <table:table-cell/>
          <table:table-cell office:value-type="float" office:value="146431" calcext:value-type="float">
            <text:p>146431</text:p>
          </table:table-cell>
          <table:table-cell/>
          <table:table-cell office:value-type="float" office:value="172013" calcext:value-type="float">
            <text:p>172013</text:p>
          </table:table-cell>
          <table:table-cell/>
          <table:table-cell office:value-type="float" office:value="147255" calcext:value-type="float">
            <text:p>14725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34533" calcext:value-type="float">
            <text:p>34533</text:p>
          </table:table-cell>
          <table:table-cell/>
          <table:table-cell office:value-type="float" office:value="41412" calcext:value-type="float">
            <text:p>41412</text:p>
          </table:table-cell>
          <table:table-cell/>
          <table:table-cell office:value-type="float" office:value="90783" calcext:value-type="float">
            <text:p>90783</text:p>
          </table:table-cell>
          <table:table-cell/>
          <table:table-cell office:value-type="float" office:value="127737" calcext:value-type="float">
            <text:p>127737</text:p>
          </table:table-cell>
          <table:table-cell/>
          <table:table-cell office:value-type="float" office:value="149554" calcext:value-type="float">
            <text:p>149554</text:p>
          </table:table-cell>
          <table:table-cell/>
          <table:table-cell office:value-type="float" office:value="78212" calcext:value-type="float">
            <text:p>78212</text:p>
          </table:table-cell>
          <table:table-cell/>
          <table:table-cell office:value-type="float" office:value="91033" calcext:value-type="float">
            <text:p>91033</text:p>
          </table:table-cell>
          <table:table-cell/>
          <table:table-cell office:value-type="float" office:value="90399" calcext:value-type="float">
            <text:p>90399</text:p>
          </table:table-cell>
          <table:table-cell/>
          <table:table-cell office:value-type="float" office:value="90503" calcext:value-type="float">
            <text:p>90503</text:p>
          </table:table-cell>
          <table:table-cell/>
          <table:table-cell office:value-type="float" office:value="90885" calcext:value-type="float">
            <text:p>9088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3106" calcext:value-type="float">
            <text:p>33106</text:p>
          </table:table-cell>
          <table:table-cell/>
          <table:table-cell office:value-type="float" office:value="52449" calcext:value-type="float">
            <text:p>52449</text:p>
          </table:table-cell>
          <table:table-cell/>
          <table:table-cell office:value-type="float" office:value="85246" calcext:value-type="float">
            <text:p>85246</text:p>
          </table:table-cell>
          <table:table-cell/>
          <table:table-cell office:value-type="float" office:value="120597" calcext:value-type="float">
            <text:p>120597</text:p>
          </table:table-cell>
          <table:table-cell/>
          <table:table-cell office:value-type="float" office:value="95660" calcext:value-type="float">
            <text:p>95660</text:p>
          </table:table-cell>
          <table:table-cell/>
          <table:table-cell office:value-type="float" office:value="84122" calcext:value-type="float">
            <text:p>84122</text:p>
          </table:table-cell>
          <table:table-cell/>
          <table:table-cell office:value-type="float" office:value="103251" calcext:value-type="float">
            <text:p>103251</text:p>
          </table:table-cell>
          <table:table-cell/>
          <table:table-cell office:value-type="float" office:value="104802" calcext:value-type="float">
            <text:p>104802</text:p>
          </table:table-cell>
          <table:table-cell/>
          <table:table-cell office:value-type="float" office:value="101186" calcext:value-type="float">
            <text:p>101186</text:p>
          </table:table-cell>
          <table:table-cell/>
          <table:table-cell office:value-type="float" office:value="111817" calcext:value-type="float">
            <text:p>111817</text:p>
          </table:table-cell>
          <table:table-cell/>
          <table:table-cell office:value-type="float" office:value="212008" calcext:value-type="float">
            <text:p>21200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8876" calcext:value-type="float">
            <text:p>28876</text:p>
          </table:table-cell>
          <table:table-cell/>
          <table:table-cell office:value-type="float" office:value="54706" calcext:value-type="float">
            <text:p>54706</text:p>
          </table:table-cell>
          <table:table-cell/>
          <table:table-cell office:value-type="float" office:value="84500" calcext:value-type="float">
            <text:p>84500</text:p>
          </table:table-cell>
          <table:table-cell/>
          <table:table-cell office:value-type="float" office:value="101617" calcext:value-type="float">
            <text:p>101617</text:p>
          </table:table-cell>
          <table:table-cell/>
          <table:table-cell office:value-type="float" office:value="133370" calcext:value-type="float">
            <text:p>133370</text:p>
          </table:table-cell>
          <table:table-cell/>
          <table:table-cell office:value-type="float" office:value="118118" calcext:value-type="float">
            <text:p>118118</text:p>
          </table:table-cell>
          <table:table-cell/>
          <table:table-cell office:value-type="float" office:value="131212" calcext:value-type="float">
            <text:p>131212</text:p>
          </table:table-cell>
          <table:table-cell/>
          <table:table-cell office:value-type="float" office:value="130394" calcext:value-type="float">
            <text:p>130394</text:p>
          </table:table-cell>
          <table:table-cell/>
          <table:table-cell office:value-type="float" office:value="146157" calcext:value-type="float">
            <text:p>146157</text:p>
          </table:table-cell>
          <table:table-cell/>
          <table:table-cell office:value-type="float" office:value="144225" calcext:value-type="float">
            <text:p>144225</text:p>
          </table:table-cell>
          <table:table-cell/>
          <table:table-cell office:value-type="float" office:value="136547" calcext:value-type="float">
            <text:p>136547</text:p>
          </table:table-cell>
          <table:table-cell/>
          <table:table-cell office:value-type="float" office:value="145999" calcext:value-type="float">
            <text:p>14599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4409" calcext:value-type="float">
            <text:p>34409</text:p>
          </table:table-cell>
          <table:table-cell/>
          <table:table-cell office:value-type="float" office:value="55514" calcext:value-type="float">
            <text:p>55514</text:p>
          </table:table-cell>
          <table:table-cell/>
          <table:table-cell office:value-type="float" office:value="88778" calcext:value-type="float">
            <text:p>88778</text:p>
          </table:table-cell>
          <table:table-cell/>
          <table:table-cell office:value-type="float" office:value="140616" calcext:value-type="float">
            <text:p>140616</text:p>
          </table:table-cell>
          <table:table-cell/>
          <table:table-cell office:value-type="float" office:value="150149" calcext:value-type="float">
            <text:p>150149</text:p>
          </table:table-cell>
          <table:table-cell/>
          <table:table-cell office:value-type="float" office:value="126990" calcext:value-type="float">
            <text:p>126990</text:p>
          </table:table-cell>
          <table:table-cell/>
          <table:table-cell office:value-type="float" office:value="139195" calcext:value-type="float">
            <text:p>139195</text:p>
          </table:table-cell>
          <table:table-cell/>
          <table:table-cell office:value-type="float" office:value="159129" calcext:value-type="float">
            <text:p>159129</text:p>
          </table:table-cell>
          <table:table-cell/>
          <table:table-cell office:value-type="float" office:value="154474" calcext:value-type="float">
            <text:p>154474</text:p>
          </table:table-cell>
          <table:table-cell/>
          <table:table-cell office:value-type="float" office:value="178375" calcext:value-type="float">
            <text:p>178375</text:p>
          </table:table-cell>
          <table:table-cell/>
          <table:table-cell office:value-type="float" office:value="166878" calcext:value-type="float">
            <text:p>166878</text:p>
          </table:table-cell>
          <table:table-cell/>
          <table:table-cell office:value-type="float" office:value="167886" calcext:value-type="float">
            <text:p>167886</text:p>
          </table:table-cell>
          <table:table-cell/>
          <table:table-cell office:value-type="float" office:value="163917" calcext:value-type="float">
            <text:p>16391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7602" calcext:value-type="float">
            <text:p>157602</text:p>
          </table:table-cell>
          <table:table-cell/>
          <table:table-cell office:value-type="float" office:value="135863" calcext:value-type="float">
            <text:p>135863</text:p>
          </table:table-cell>
          <table:table-cell/>
          <table:table-cell office:value-type="float" office:value="153230" calcext:value-type="float">
            <text:p>153230</text:p>
          </table:table-cell>
          <table:table-cell/>
          <table:table-cell office:value-type="float" office:value="171070" calcext:value-type="float">
            <text:p>171070</text:p>
          </table:table-cell>
          <table:table-cell/>
          <table:table-cell office:value-type="float" office:value="175978" calcext:value-type="float">
            <text:p>175978</text:p>
          </table:table-cell>
          <table:table-cell/>
          <table:table-cell office:value-type="float" office:value="170876" calcext:value-type="float">
            <text:p>170876</text:p>
          </table:table-cell>
          <table:table-cell/>
          <table:table-cell office:value-type="float" office:value="173270" calcext:value-type="float">
            <text:p>173270</text:p>
          </table:table-cell>
          <table:table-cell/>
          <table:table-cell office:value-type="float" office:value="167786" calcext:value-type="float">
            <text:p>167786</text:p>
          </table:table-cell>
          <table:table-cell/>
          <table:table-cell office:value-type="float" office:value="176726" calcext:value-type="float">
            <text:p>17672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0832" calcext:value-type="float">
            <text:p>140832</text:p>
          </table:table-cell>
          <table:table-cell/>
          <table:table-cell office:value-type="float" office:value="107269" calcext:value-type="float">
            <text:p>107269</text:p>
          </table:table-cell>
          <table:table-cell/>
          <table:table-cell office:value-type="float" office:value="131266" calcext:value-type="float">
            <text:p>131266</text:p>
          </table:table-cell>
          <table:table-cell/>
          <table:table-cell office:value-type="float" office:value="126018" calcext:value-type="float">
            <text:p>126018</text:p>
          </table:table-cell>
          <table:table-cell/>
          <table:table-cell office:value-type="float" office:value="107346" calcext:value-type="float">
            <text:p>107346</text:p>
          </table:table-cell>
          <table:table-cell/>
          <table:table-cell office:value-type="float" office:value="91713" calcext:value-type="float">
            <text:p>91713</text:p>
          </table:table-cell>
          <table:table-cell/>
          <table:table-cell office:value-type="float" office:value="53235" calcext:value-type="float">
            <text:p>53235</text:p>
          </table:table-cell>
          <table:table-cell/>
          <table:table-cell office:value-type="float" office:value="166210" calcext:value-type="float">
            <text:p>166210</text:p>
          </table:table-cell>
          <table:table-cell/>
          <table:table-cell office:value-type="float" office:value="170998" calcext:value-type="float">
            <text:p>17099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6025" calcext:value-type="float">
            <text:p>156025</text:p>
          </table:table-cell>
          <table:table-cell/>
          <table:table-cell office:value-type="float" office:value="130349" calcext:value-type="float">
            <text:p>130349</text:p>
          </table:table-cell>
          <table:table-cell/>
          <table:table-cell office:value-type="float" office:value="140170" calcext:value-type="float">
            <text:p>140170</text:p>
          </table:table-cell>
          <table:table-cell/>
          <table:table-cell office:value-type="float" office:value="120746" calcext:value-type="float">
            <text:p>120746</text:p>
          </table:table-cell>
          <table:table-cell/>
          <table:table-cell office:value-type="float" office:value="74113" calcext:value-type="float">
            <text:p>74113</text:p>
          </table:table-cell>
          <table:table-cell/>
          <table:table-cell office:value-type="float" office:value="167900" calcext:value-type="float">
            <text:p>167900</text:p>
          </table:table-cell>
          <table:table-cell/>
          <table:table-cell office:value-type="float" office:value="167234" calcext:value-type="float">
            <text:p>167234</text:p>
          </table:table-cell>
          <table:table-cell/>
          <table:table-cell office:value-type="float" office:value="172706" calcext:value-type="float">
            <text:p>172706</text:p>
          </table:table-cell>
          <table:table-cell/>
          <table:table-cell office:value-type="float" office:value="169430" calcext:value-type="float">
            <text:p>16943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0604" calcext:value-type="float">
            <text:p>160604</text:p>
          </table:table-cell>
          <table:table-cell/>
          <table:table-cell office:value-type="float" office:value="130176" calcext:value-type="float">
            <text:p>130176</text:p>
          </table:table-cell>
          <table:table-cell/>
          <table:table-cell office:value-type="float" office:value="154484" calcext:value-type="float">
            <text:p>154484</text:p>
          </table:table-cell>
          <table:table-cell/>
          <table:table-cell office:value-type="float" office:value="162017" calcext:value-type="float">
            <text:p>162017</text:p>
          </table:table-cell>
          <table:table-cell/>
          <table:table-cell office:value-type="float" office:value="165547" calcext:value-type="float">
            <text:p>165547</text:p>
          </table:table-cell>
          <table:table-cell/>
          <table:table-cell office:value-type="float" office:value="168423" calcext:value-type="float">
            <text:p>168423</text:p>
          </table:table-cell>
          <table:table-cell/>
          <table:table-cell office:value-type="float" office:value="166776" calcext:value-type="float">
            <text:p>166776</text:p>
          </table:table-cell>
          <table:table-cell/>
          <table:table-cell office:value-type="float" office:value="193312" calcext:value-type="float">
            <text:p>193312</text:p>
          </table:table-cell>
          <table:table-cell/>
          <table:table-cell office:value-type="float" office:value="69446" calcext:value-type="float">
            <text:p>6944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4167" calcext:value-type="float">
            <text:p>134167</text:p>
          </table:table-cell>
          <table:table-cell/>
          <table:table-cell office:value-type="float" office:value="130231" calcext:value-type="float">
            <text:p>130231</text:p>
          </table:table-cell>
          <table:table-cell/>
          <table:table-cell office:value-type="float" office:value="151730" calcext:value-type="float">
            <text:p>151730</text:p>
          </table:table-cell>
          <table:table-cell/>
          <table:table-cell office:value-type="float" office:value="160661" calcext:value-type="float">
            <text:p>160661</text:p>
          </table:table-cell>
          <table:table-cell/>
          <table:table-cell office:value-type="float" office:value="162146" calcext:value-type="float">
            <text:p>162146</text:p>
          </table:table-cell>
          <table:table-cell/>
          <table:table-cell office:value-type="float" office:value="180901" calcext:value-type="float">
            <text:p>180901</text:p>
          </table:table-cell>
          <table:table-cell/>
          <table:table-cell office:value-type="float" office:value="156780" calcext:value-type="float">
            <text:p>156780</text:p>
          </table:table-cell>
          <table:table-cell/>
          <table:table-cell office:value-type="float" office:value="188310" calcext:value-type="float">
            <text:p>188310</text:p>
          </table:table-cell>
          <table:table-cell/>
          <table:table-cell office:value-type="float" office:value="168118" calcext:value-type="float">
            <text:p>16811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0692" calcext:value-type="float">
            <text:p>90692</text:p>
          </table:table-cell>
          <table:table-cell/>
          <table:table-cell office:value-type="float" office:value="129008" calcext:value-type="float">
            <text:p>129008</text:p>
          </table:table-cell>
          <table:table-cell/>
          <table:table-cell office:value-type="float" office:value="151702" calcext:value-type="float">
            <text:p>151702</text:p>
          </table:table-cell>
          <table:table-cell/>
          <table:table-cell office:value-type="float" office:value="162988" calcext:value-type="float">
            <text:p>162988</text:p>
          </table:table-cell>
          <table:table-cell/>
          <table:table-cell office:value-type="float" office:value="152921" calcext:value-type="float">
            <text:p>152921</text:p>
          </table:table-cell>
          <table:table-cell/>
          <table:table-cell office:value-type="float" office:value="166548" calcext:value-type="float">
            <text:p>166548</text:p>
          </table:table-cell>
          <table:table-cell/>
          <table:table-cell office:value-type="float" office:value="187613" calcext:value-type="float">
            <text:p>187613</text:p>
          </table:table-cell>
          <table:table-cell/>
          <table:table-cell office:value-type="float" office:value="169998" calcext:value-type="float">
            <text:p>169998</text:p>
          </table:table-cell>
          <table:table-cell/>
          <table:table-cell office:value-type="float" office:value="167346" calcext:value-type="float">
            <text:p>16734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2761" calcext:value-type="float">
            <text:p>152761</text:p>
          </table:table-cell>
          <table:table-cell/>
          <table:table-cell office:value-type="float" office:value="132259" calcext:value-type="float">
            <text:p>132259</text:p>
          </table:table-cell>
          <table:table-cell/>
          <table:table-cell office:value-type="float" office:value="149451" calcext:value-type="float">
            <text:p>149451</text:p>
          </table:table-cell>
          <table:table-cell/>
          <table:table-cell office:value-type="float" office:value="160281" calcext:value-type="float">
            <text:p>160281</text:p>
          </table:table-cell>
          <table:table-cell/>
          <table:table-cell office:value-type="float" office:value="150731" calcext:value-type="float">
            <text:p>150731</text:p>
          </table:table-cell>
          <table:table-cell/>
          <table:table-cell office:value-type="float" office:value="159530" calcext:value-type="float">
            <text:p>159530</text:p>
          </table:table-cell>
          <table:table-cell/>
          <table:table-cell office:value-type="float" office:value="167795" calcext:value-type="float">
            <text:p>167795</text:p>
          </table:table-cell>
          <table:table-cell/>
          <table:table-cell office:value-type="float" office:value="170608" calcext:value-type="float">
            <text:p>170608</text:p>
          </table:table-cell>
          <table:table-cell/>
          <table:table-cell office:value-type="float" office:value="170559" calcext:value-type="float">
            <text:p>17055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5571" calcext:value-type="float">
            <text:p>155571</text:p>
          </table:table-cell>
          <table:table-cell/>
          <table:table-cell office:value-type="float" office:value="126616" calcext:value-type="float">
            <text:p>126616</text:p>
          </table:table-cell>
          <table:table-cell/>
          <table:table-cell office:value-type="float" office:value="151299" calcext:value-type="float">
            <text:p>151299</text:p>
          </table:table-cell>
          <table:table-cell/>
          <table:table-cell office:value-type="float" office:value="147955" calcext:value-type="float">
            <text:p>147955</text:p>
          </table:table-cell>
          <table:table-cell/>
          <table:table-cell office:value-type="float" office:value="167501" calcext:value-type="float">
            <text:p>167501</text:p>
          </table:table-cell>
          <table:table-cell/>
          <table:table-cell office:value-type="float" office:value="175832" calcext:value-type="float">
            <text:p>175832</text:p>
          </table:table-cell>
          <table:table-cell/>
          <table:table-cell office:value-type="float" office:value="181169" calcext:value-type="float">
            <text:p>181169</text:p>
          </table:table-cell>
          <table:table-cell/>
          <table:table-cell office:value-type="float" office:value="173746" calcext:value-type="float">
            <text:p>173746</text:p>
          </table:table-cell>
          <table:table-cell/>
          <table:table-cell office:value-type="float" office:value="171711" calcext:value-type="float">
            <text:p>17171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ad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22308" calcext:value-type="float">
            <text:p>22308</text:p>
          </table:table-cell>
          <table:table-cell office:value-type="float" office:value="35635" calcext:value-type="float">
            <text:p>35635</text:p>
          </table:table-cell>
          <table:table-cell office:value-type="float" office:value="64968" calcext:value-type="float">
            <text:p>64968</text:p>
          </table:table-cell>
          <table:table-cell office:value-type="float" office:value="59483" calcext:value-type="float">
            <text:p>59483</text:p>
          </table:table-cell>
          <table:table-cell office:value-type="float" office:value="123543" calcext:value-type="float">
            <text:p>123543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26739" calcext:value-type="float">
            <text:p>26739</text:p>
          </table:table-cell>
          <table:table-cell office:value-type="float" office:value="38334" calcext:value-type="float">
            <text:p>38334</text:p>
          </table:table-cell>
          <table:table-cell office:value-type="float" office:value="58287" calcext:value-type="float">
            <text:p>58287</text:p>
          </table:table-cell>
          <table:table-cell office:value-type="float" office:value="99534" calcext:value-type="float">
            <text:p>99534</text:p>
          </table:table-cell>
          <table:table-cell office:value-type="float" office:value="136615" calcext:value-type="float">
            <text:p>136615</text:p>
          </table:table-cell>
          <table:table-cell office:value-type="float" office:value="133059" calcext:value-type="float">
            <text:p>133059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16079" calcext:value-type="float">
            <text:p>16079</text:p>
          </table:table-cell>
          <table:table-cell office:value-type="float" office:value="43903" calcext:value-type="float">
            <text:p>43903</text:p>
          </table:table-cell>
          <table:table-cell office:value-type="float" office:value="55268" calcext:value-type="float">
            <text:p>55268</text:p>
          </table:table-cell>
          <table:table-cell office:value-type="float" office:value="85592" calcext:value-type="float">
            <text:p>85592</text:p>
          </table:table-cell>
          <table:table-cell office:value-type="float" office:value="112130" calcext:value-type="float">
            <text:p>112130</text:p>
          </table:table-cell>
          <table:table-cell office:value-type="float" office:value="143494" calcext:value-type="float">
            <text:p>143494</text:p>
          </table:table-cell>
          <table:table-cell office:value-type="float" office:value="154299" calcext:value-type="float">
            <text:p>154299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24980" calcext:value-type="float">
            <text:p>24980</text:p>
          </table:table-cell>
          <table:table-cell office:value-type="float" office:value="34799" calcext:value-type="float">
            <text:p>34799</text:p>
          </table:table-cell>
          <table:table-cell office:value-type="float" office:value="52314" calcext:value-type="float">
            <text:p>52314</text:p>
          </table:table-cell>
          <table:table-cell office:value-type="float" office:value="95436" calcext:value-type="float">
            <text:p>95436</text:p>
          </table:table-cell>
          <table:table-cell office:value-type="float" office:value="113552" calcext:value-type="float">
            <text:p>113552</text:p>
          </table:table-cell>
          <table:table-cell office:value-type="float" office:value="111547" calcext:value-type="float">
            <text:p>111547</text:p>
          </table:table-cell>
          <table:table-cell office:value-type="float" office:value="155346" calcext:value-type="float">
            <text:p>155346</text:p>
          </table:table-cell>
          <table:table-cell office:value-type="float" office:value="186659" calcext:value-type="float">
            <text:p>186659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20273" calcext:value-type="float">
            <text:p>20273</text:p>
          </table:table-cell>
          <table:table-cell office:value-type="float" office:value="36525" calcext:value-type="float">
            <text:p>36525</text:p>
          </table:table-cell>
          <table:table-cell office:value-type="float" office:value="62526" calcext:value-type="float">
            <text:p>62526</text:p>
          </table:table-cell>
          <table:table-cell office:value-type="float" office:value="85992" calcext:value-type="float">
            <text:p>85992</text:p>
          </table:table-cell>
          <table:table-cell office:value-type="float" office:value="99467" calcext:value-type="float">
            <text:p>99467</text:p>
          </table:table-cell>
          <table:table-cell office:value-type="float" office:value="121916" calcext:value-type="float">
            <text:p>121916</text:p>
          </table:table-cell>
          <table:table-cell office:value-type="float" office:value="178208" calcext:value-type="float">
            <text:p>178208</text:p>
          </table:table-cell>
          <table:table-cell office:value-type="float" office:value="151970" calcext:value-type="float">
            <text:p>151970</text:p>
          </table:table-cell>
          <table:table-cell office:value-type="float" office:value="157366" calcext:value-type="float">
            <text:p>157366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21318" calcext:value-type="float">
            <text:p>21318</text:p>
          </table:table-cell>
          <table:table-cell office:value-type="float" office:value="39034" calcext:value-type="float">
            <text:p>39034</text:p>
          </table:table-cell>
          <table:table-cell office:value-type="float" office:value="53944" calcext:value-type="float">
            <text:p>53944</text:p>
          </table:table-cell>
          <table:table-cell office:value-type="float" office:value="91900" calcext:value-type="float">
            <text:p>91900</text:p>
          </table:table-cell>
          <table:table-cell office:value-type="float" office:value="144356" calcext:value-type="float">
            <text:p>144356</text:p>
          </table:table-cell>
          <table:table-cell office:value-type="float" office:value="142737" calcext:value-type="float">
            <text:p>142737</text:p>
          </table:table-cell>
          <table:table-cell office:value-type="float" office:value="137311" calcext:value-type="float">
            <text:p>137311</text:p>
          </table:table-cell>
          <table:table-cell office:value-type="float" office:value="210373" calcext:value-type="float">
            <text:p>210373</text:p>
          </table:table-cell>
          <table:table-cell office:value-type="float" office:value="158220" calcext:value-type="float">
            <text:p>158220</text:p>
          </table:table-cell>
          <table:table-cell office:value-type="float" office:value="170439" calcext:value-type="float">
            <text:p>170439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21645" calcext:value-type="float">
            <text:p>21645</text:p>
          </table:table-cell>
          <table:table-cell office:value-type="float" office:value="31992" calcext:value-type="float">
            <text:p>31992</text:p>
          </table:table-cell>
          <table:table-cell office:value-type="float" office:value="44677" calcext:value-type="float">
            <text:p>44677</text:p>
          </table:table-cell>
          <table:table-cell office:value-type="float" office:value="80704" calcext:value-type="float">
            <text:p>80704</text:p>
          </table:table-cell>
          <table:table-cell office:value-type="float" office:value="131253" calcext:value-type="float">
            <text:p>131253</text:p>
          </table:table-cell>
          <table:table-cell office:value-type="float" office:value="192046" calcext:value-type="float">
            <text:p>192046</text:p>
          </table:table-cell>
          <table:table-cell office:value-type="float" office:value="167443" calcext:value-type="float">
            <text:p>167443</text:p>
          </table:table-cell>
          <table:table-cell office:value-type="float" office:value="203850" calcext:value-type="float">
            <text:p>203850</text:p>
          </table:table-cell>
          <table:table-cell office:value-type="float" office:value="151411" calcext:value-type="float">
            <text:p>151411</text:p>
          </table:table-cell>
          <table:table-cell office:value-type="float" office:value="162019" calcext:value-type="float">
            <text:p>162019</text:p>
          </table:table-cell>
          <table:table-cell office:value-type="float" office:value="271096" calcext:value-type="float">
            <text:p>271096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24111" calcext:value-type="float">
            <text:p>24111</text:p>
          </table:table-cell>
          <table:table-cell office:value-type="float" office:value="29045" calcext:value-type="float">
            <text:p>29045</text:p>
          </table:table-cell>
          <table:table-cell office:value-type="float" office:value="50018" calcext:value-type="float">
            <text:p>50018</text:p>
          </table:table-cell>
          <table:table-cell office:value-type="float" office:value="79894" calcext:value-type="float">
            <text:p>79894</text:p>
          </table:table-cell>
          <table:table-cell office:value-type="float" office:value="83431" calcext:value-type="float">
            <text:p>83431</text:p>
          </table:table-cell>
          <table:table-cell office:value-type="float" office:value="148368" calcext:value-type="float">
            <text:p>148368</text:p>
          </table:table-cell>
          <table:table-cell office:value-type="float" office:value="201669" calcext:value-type="float">
            <text:p>201669</text:p>
          </table:table-cell>
          <table:table-cell office:value-type="float" office:value="223813" calcext:value-type="float">
            <text:p>223813</text:p>
          </table:table-cell>
          <table:table-cell office:value-type="float" office:value="210369" calcext:value-type="float">
            <text:p>210369</text:p>
          </table:table-cell>
          <table:table-cell office:value-type="float" office:value="249602" calcext:value-type="float">
            <text:p>249602</text:p>
          </table:table-cell>
          <table:table-cell office:value-type="float" office:value="269846" calcext:value-type="float">
            <text:p>269846</text:p>
          </table:table-cell>
          <table:table-cell office:value-type="float" office:value="274410" calcext:value-type="float">
            <text:p>274410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27058" calcext:value-type="float">
            <text:p>27058</text:p>
          </table:table-cell>
          <table:table-cell office:value-type="float" office:value="30449" calcext:value-type="float">
            <text:p>30449</text:p>
          </table:table-cell>
          <table:table-cell office:value-type="float" office:value="47258" calcext:value-type="float">
            <text:p>47258</text:p>
          </table:table-cell>
          <table:table-cell office:value-type="float" office:value="74427" calcext:value-type="float">
            <text:p>74427</text:p>
          </table:table-cell>
          <table:table-cell office:value-type="float" office:value="155984" calcext:value-type="float">
            <text:p>155984</text:p>
          </table:table-cell>
          <table:table-cell office:value-type="float" office:value="188004" calcext:value-type="float">
            <text:p>188004</text:p>
          </table:table-cell>
          <table:table-cell office:value-type="float" office:value="114466" calcext:value-type="float">
            <text:p>114466</text:p>
          </table:table-cell>
          <table:table-cell office:value-type="float" office:value="202726" calcext:value-type="float">
            <text:p>202726</text:p>
          </table:table-cell>
          <table:table-cell office:value-type="float" office:value="222059" calcext:value-type="float">
            <text:p>222059</text:p>
          </table:table-cell>
          <table:table-cell office:value-type="float" office:value="265858" calcext:value-type="float">
            <text:p>265858</text:p>
          </table:table-cell>
          <table:table-cell office:value-type="float" office:value="264800" calcext:value-type="float">
            <text:p>264800</text:p>
          </table:table-cell>
          <table:table-cell office:value-type="float" office:value="253007" calcext:value-type="float">
            <text:p>253007</text:p>
          </table:table-cell>
          <table:table-cell office:value-type="float" office:value="268559" calcext:value-type="float">
            <text:p>268559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706" calcext:value-type="float">
            <text:p>144706</text:p>
          </table:table-cell>
          <table:table-cell office:value-type="float" office:value="182791" calcext:value-type="float">
            <text:p>182791</text:p>
          </table:table-cell>
          <table:table-cell office:value-type="float" office:value="214433" calcext:value-type="float">
            <text:p>214433</text:p>
          </table:table-cell>
          <table:table-cell office:value-type="float" office:value="220566" calcext:value-type="float">
            <text:p>220566</text:p>
          </table:table-cell>
          <table:table-cell office:value-type="float" office:value="247496" calcext:value-type="float">
            <text:p>247496</text:p>
          </table:table-cell>
          <table:table-cell office:value-type="float" office:value="261934" calcext:value-type="float">
            <text:p>261934</text:p>
          </table:table-cell>
          <table:table-cell office:value-type="float" office:value="278164" calcext:value-type="float">
            <text:p>278164</text:p>
          </table:table-cell>
          <table:table-cell office:value-type="float" office:value="256571" calcext:value-type="float">
            <text:p>256571</text:p>
          </table:table-cell>
          <table:table-cell office:value-type="float" office:value="277410" calcext:value-type="float">
            <text:p>277410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871" calcext:value-type="float">
            <text:p>150871</text:p>
          </table:table-cell>
          <table:table-cell office:value-type="float" office:value="179202" calcext:value-type="float">
            <text:p>179202</text:p>
          </table:table-cell>
          <table:table-cell office:value-type="float" office:value="203963" calcext:value-type="float">
            <text:p>203963</text:p>
          </table:table-cell>
          <table:table-cell office:value-type="float" office:value="224751" calcext:value-type="float">
            <text:p>224751</text:p>
          </table:table-cell>
          <table:table-cell office:value-type="float" office:value="224810" calcext:value-type="float">
            <text:p>224810</text:p>
          </table:table-cell>
          <table:table-cell office:value-type="float" office:value="233916" calcext:value-type="float">
            <text:p>233916</text:p>
          </table:table-cell>
          <table:table-cell office:value-type="float" office:value="252587" calcext:value-type="float">
            <text:p>252587</text:p>
          </table:table-cell>
          <table:table-cell office:value-type="float" office:value="267869" calcext:value-type="float">
            <text:p>267869</text:p>
          </table:table-cell>
          <table:table-cell office:value-type="float" office:value="286810" calcext:value-type="float">
            <text:p>286810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3221" calcext:value-type="float">
            <text:p>153221</text:p>
          </table:table-cell>
          <table:table-cell office:value-type="float" office:value="172719" calcext:value-type="float">
            <text:p>172719</text:p>
          </table:table-cell>
          <table:table-cell office:value-type="float" office:value="212694" calcext:value-type="float">
            <text:p>212694</text:p>
          </table:table-cell>
          <table:table-cell office:value-type="float" office:value="226397" calcext:value-type="float">
            <text:p>226397</text:p>
          </table:table-cell>
          <table:table-cell office:value-type="float" office:value="236094" calcext:value-type="float">
            <text:p>236094</text:p>
          </table:table-cell>
          <table:table-cell office:value-type="float" office:value="253691" calcext:value-type="float">
            <text:p>253691</text:p>
          </table:table-cell>
          <table:table-cell office:value-type="float" office:value="255232" calcext:value-type="float">
            <text:p>255232</text:p>
          </table:table-cell>
          <table:table-cell office:value-type="float" office:value="260647" calcext:value-type="float">
            <text:p>260647</text:p>
          </table:table-cell>
          <table:table-cell office:value-type="float" office:value="275026" calcext:value-type="float">
            <text:p>27502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147" calcext:value-type="float">
            <text:p>158147</text:p>
          </table:table-cell>
          <table:table-cell office:value-type="float" office:value="178261" calcext:value-type="float">
            <text:p>178261</text:p>
          </table:table-cell>
          <table:table-cell office:value-type="float" office:value="210414" calcext:value-type="float">
            <text:p>210414</text:p>
          </table:table-cell>
          <table:table-cell office:value-type="float" office:value="221671" calcext:value-type="float">
            <text:p>221671</text:p>
          </table:table-cell>
          <table:table-cell office:value-type="float" office:value="242496" calcext:value-type="float">
            <text:p>242496</text:p>
          </table:table-cell>
          <table:table-cell office:value-type="float" office:value="262241" calcext:value-type="float">
            <text:p>262241</text:p>
          </table:table-cell>
          <table:table-cell office:value-type="float" office:value="279459" calcext:value-type="float">
            <text:p>279459</text:p>
          </table:table-cell>
          <table:table-cell office:value-type="float" office:value="269834" calcext:value-type="float">
            <text:p>269834</text:p>
          </table:table-cell>
          <table:table-cell office:value-type="float" office:value="292202" calcext:value-type="float">
            <text:p>29220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6785" calcext:value-type="float">
            <text:p>146785</text:p>
          </table:table-cell>
          <table:table-cell office:value-type="float" office:value="179633" calcext:value-type="float">
            <text:p>179633</text:p>
          </table:table-cell>
          <table:table-cell office:value-type="float" office:value="183723" calcext:value-type="float">
            <text:p>183723</text:p>
          </table:table-cell>
          <table:table-cell office:value-type="float" office:value="219780" calcext:value-type="float">
            <text:p>219780</text:p>
          </table:table-cell>
          <table:table-cell office:value-type="float" office:value="225221" calcext:value-type="float">
            <text:p>225221</text:p>
          </table:table-cell>
          <table:table-cell office:value-type="float" office:value="268156" calcext:value-type="float">
            <text:p>268156</text:p>
          </table:table-cell>
          <table:table-cell office:value-type="float" office:value="256370" calcext:value-type="float">
            <text:p>256370</text:p>
          </table:table-cell>
          <table:table-cell office:value-type="float" office:value="265161" calcext:value-type="float">
            <text:p>265161</text:p>
          </table:table-cell>
          <table:table-cell office:value-type="float" office:value="282082" calcext:value-type="float">
            <text:p>28208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1718" calcext:value-type="float">
            <text:p>151718</text:p>
          </table:table-cell>
          <table:table-cell office:value-type="float" office:value="175828" calcext:value-type="float">
            <text:p>175828</text:p>
          </table:table-cell>
          <table:table-cell office:value-type="float" office:value="211032" calcext:value-type="float">
            <text:p>211032</text:p>
          </table:table-cell>
          <table:table-cell office:value-type="float" office:value="226349" calcext:value-type="float">
            <text:p>226349</text:p>
          </table:table-cell>
          <table:table-cell office:value-type="float" office:value="239670" calcext:value-type="float">
            <text:p>239670</text:p>
          </table:table-cell>
          <table:table-cell office:value-type="float" office:value="248311" calcext:value-type="float">
            <text:p>248311</text:p>
          </table:table-cell>
          <table:table-cell office:value-type="float" office:value="266091" calcext:value-type="float">
            <text:p>266091</text:p>
          </table:table-cell>
          <table:table-cell office:value-type="float" office:value="265235" calcext:value-type="float">
            <text:p>265235</text:p>
          </table:table-cell>
          <table:table-cell office:value-type="float" office:value="269696" calcext:value-type="float">
            <text:p>26969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1630" calcext:value-type="float">
            <text:p>151630</text:p>
          </table:table-cell>
          <table:table-cell office:value-type="float" office:value="179081" calcext:value-type="float">
            <text:p>179081</text:p>
          </table:table-cell>
          <table:table-cell office:value-type="float" office:value="214425" calcext:value-type="float">
            <text:p>214425</text:p>
          </table:table-cell>
          <table:table-cell office:value-type="float" office:value="227065" calcext:value-type="float">
            <text:p>227065</text:p>
          </table:table-cell>
          <table:table-cell office:value-type="float" office:value="227678" calcext:value-type="float">
            <text:p>227678</text:p>
          </table:table-cell>
          <table:table-cell office:value-type="float" office:value="249535" calcext:value-type="float">
            <text:p>249535</text:p>
          </table:table-cell>
          <table:table-cell office:value-type="float" office:value="259698" calcext:value-type="float">
            <text:p>259698</text:p>
          </table:table-cell>
          <table:table-cell office:value-type="float" office:value="275738" calcext:value-type="float">
            <text:p>275738</text:p>
          </table:table-cell>
          <table:table-cell office:value-type="float" office:value="292978" calcext:value-type="float">
            <text:p>29297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284" calcext:value-type="float">
            <text:p>156284</text:p>
          </table:table-cell>
          <table:table-cell office:value-type="float" office:value="185472" calcext:value-type="float">
            <text:p>185472</text:p>
          </table:table-cell>
          <table:table-cell office:value-type="float" office:value="213448" calcext:value-type="float">
            <text:p>213448</text:p>
          </table:table-cell>
          <table:table-cell office:value-type="float" office:value="223593" calcext:value-type="float">
            <text:p>223593</text:p>
          </table:table-cell>
          <table:table-cell office:value-type="float" office:value="244600" calcext:value-type="float">
            <text:p>244600</text:p>
          </table:table-cell>
          <table:table-cell office:value-type="float" office:value="262303" calcext:value-type="float">
            <text:p>262303</text:p>
          </table:table-cell>
          <table:table-cell office:value-type="float" office:value="259712" calcext:value-type="float">
            <text:p>259712</text:p>
          </table:table-cell>
          <table:table-cell office:value-type="float" office:value="273295" calcext:value-type="float">
            <text:p>273295</text:p>
          </table:table-cell>
          <table:table-cell office:value-type="float" office:value="270981" calcext:value-type="float">
            <text:p>270981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0350" calcext:value-type="float">
            <text:p>20350</text:p>
          </table:table-cell>
          <table:table-cell/>
          <table:table-cell office:value-type="float" office:value="46816" calcext:value-type="float">
            <text:p>46816</text:p>
          </table:table-cell>
          <table:table-cell/>
          <table:table-cell office:value-type="float" office:value="76177" calcext:value-type="float">
            <text:p>76177</text:p>
          </table:table-cell>
          <table:table-cell/>
          <table:table-cell office:value-type="float" office:value="100658" calcext:value-type="float">
            <text:p>100658</text:p>
          </table:table-cell>
          <table:table-cell/>
          <table:table-cell office:value-type="float" office:value="123771" calcext:value-type="float">
            <text:p>123771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7585" calcext:value-type="float">
            <text:p>27585</text:p>
          </table:table-cell>
          <table:table-cell/>
          <table:table-cell office:value-type="float" office:value="38359" calcext:value-type="float">
            <text:p>38359</text:p>
          </table:table-cell>
          <table:table-cell/>
          <table:table-cell office:value-type="float" office:value="67874" calcext:value-type="float">
            <text:p>67874</text:p>
          </table:table-cell>
          <table:table-cell/>
          <table:table-cell office:value-type="float" office:value="107464" calcext:value-type="float">
            <text:p>107464</text:p>
          </table:table-cell>
          <table:table-cell/>
          <table:table-cell office:value-type="float" office:value="136893" calcext:value-type="float">
            <text:p>136893</text:p>
          </table:table-cell>
          <table:table-cell/>
          <table:table-cell office:value-type="float" office:value="133324" calcext:value-type="float">
            <text:p>13332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5721" calcext:value-type="float">
            <text:p>15721</text:p>
          </table:table-cell>
          <table:table-cell/>
          <table:table-cell office:value-type="float" office:value="49005" calcext:value-type="float">
            <text:p>49005</text:p>
          </table:table-cell>
          <table:table-cell/>
          <table:table-cell office:value-type="float" office:value="50194" calcext:value-type="float">
            <text:p>50194</text:p>
          </table:table-cell>
          <table:table-cell/>
          <table:table-cell office:value-type="float" office:value="95700" calcext:value-type="float">
            <text:p>95700</text:p>
          </table:table-cell>
          <table:table-cell/>
          <table:table-cell office:value-type="float" office:value="113063" calcext:value-type="float">
            <text:p>113063</text:p>
          </table:table-cell>
          <table:table-cell/>
          <table:table-cell office:value-type="float" office:value="144888" calcext:value-type="float">
            <text:p>144888</text:p>
          </table:table-cell>
          <table:table-cell/>
          <table:table-cell office:value-type="float" office:value="157629" calcext:value-type="float">
            <text:p>157629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3954" calcext:value-type="float">
            <text:p>23954</text:p>
          </table:table-cell>
          <table:table-cell/>
          <table:table-cell office:value-type="float" office:value="35789" calcext:value-type="float">
            <text:p>35789</text:p>
          </table:table-cell>
          <table:table-cell/>
          <table:table-cell office:value-type="float" office:value="50996" calcext:value-type="float">
            <text:p>50996</text:p>
          </table:table-cell>
          <table:table-cell/>
          <table:table-cell office:value-type="float" office:value="97304" calcext:value-type="float">
            <text:p>97304</text:p>
          </table:table-cell>
          <table:table-cell/>
          <table:table-cell office:value-type="float" office:value="113348" calcext:value-type="float">
            <text:p>113348</text:p>
          </table:table-cell>
          <table:table-cell/>
          <table:table-cell office:value-type="float" office:value="112552" calcext:value-type="float">
            <text:p>112552</text:p>
          </table:table-cell>
          <table:table-cell/>
          <table:table-cell office:value-type="float" office:value="158464" calcext:value-type="float">
            <text:p>158464</text:p>
          </table:table-cell>
          <table:table-cell/>
          <table:table-cell office:value-type="float" office:value="183973" calcext:value-type="float">
            <text:p>18397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9837" calcext:value-type="float">
            <text:p>19837</text:p>
          </table:table-cell>
          <table:table-cell/>
          <table:table-cell office:value-type="float" office:value="32845" calcext:value-type="float">
            <text:p>32845</text:p>
          </table:table-cell>
          <table:table-cell/>
          <table:table-cell office:value-type="float" office:value="56793" calcext:value-type="float">
            <text:p>56793</text:p>
          </table:table-cell>
          <table:table-cell/>
          <table:table-cell office:value-type="float" office:value="86802" calcext:value-type="float">
            <text:p>86802</text:p>
          </table:table-cell>
          <table:table-cell/>
          <table:table-cell office:value-type="float" office:value="105631" calcext:value-type="float">
            <text:p>105631</text:p>
          </table:table-cell>
          <table:table-cell/>
          <table:table-cell office:value-type="float" office:value="124604" calcext:value-type="float">
            <text:p>124604</text:p>
          </table:table-cell>
          <table:table-cell/>
          <table:table-cell office:value-type="float" office:value="185433" calcext:value-type="float">
            <text:p>185433</text:p>
          </table:table-cell>
          <table:table-cell/>
          <table:table-cell office:value-type="float" office:value="151568" calcext:value-type="float">
            <text:p>151568</text:p>
          </table:table-cell>
          <table:table-cell/>
          <table:table-cell office:value-type="float" office:value="153480" calcext:value-type="float">
            <text:p>15348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1831" calcext:value-type="float">
            <text:p>21831</text:p>
          </table:table-cell>
          <table:table-cell/>
          <table:table-cell office:value-type="float" office:value="37927" calcext:value-type="float">
            <text:p>37927</text:p>
          </table:table-cell>
          <table:table-cell/>
          <table:table-cell office:value-type="float" office:value="54810" calcext:value-type="float">
            <text:p>54810</text:p>
          </table:table-cell>
          <table:table-cell/>
          <table:table-cell office:value-type="float" office:value="90049" calcext:value-type="float">
            <text:p>90049</text:p>
          </table:table-cell>
          <table:table-cell/>
          <table:table-cell office:value-type="float" office:value="143407" calcext:value-type="float">
            <text:p>143407</text:p>
          </table:table-cell>
          <table:table-cell/>
          <table:table-cell office:value-type="float" office:value="147033" calcext:value-type="float">
            <text:p>147033</text:p>
          </table:table-cell>
          <table:table-cell/>
          <table:table-cell office:value-type="float" office:value="137257" calcext:value-type="float">
            <text:p>137257</text:p>
          </table:table-cell>
          <table:table-cell/>
          <table:table-cell office:value-type="float" office:value="206827" calcext:value-type="float">
            <text:p>206827</text:p>
          </table:table-cell>
          <table:table-cell/>
          <table:table-cell office:value-type="float" office:value="158932" calcext:value-type="float">
            <text:p>158932</text:p>
          </table:table-cell>
          <table:table-cell/>
          <table:table-cell office:value-type="float" office:value="173059" calcext:value-type="float">
            <text:p>17305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0762" calcext:value-type="float">
            <text:p>20762</text:p>
          </table:table-cell>
          <table:table-cell/>
          <table:table-cell office:value-type="float" office:value="30528" calcext:value-type="float">
            <text:p>30528</text:p>
          </table:table-cell>
          <table:table-cell/>
          <table:table-cell office:value-type="float" office:value="47006" calcext:value-type="float">
            <text:p>47006</text:p>
          </table:table-cell>
          <table:table-cell/>
          <table:table-cell office:value-type="float" office:value="80754" calcext:value-type="float">
            <text:p>80754</text:p>
          </table:table-cell>
          <table:table-cell/>
          <table:table-cell office:value-type="float" office:value="132334" calcext:value-type="float">
            <text:p>132334</text:p>
          </table:table-cell>
          <table:table-cell/>
          <table:table-cell office:value-type="float" office:value="193500" calcext:value-type="float">
            <text:p>193500</text:p>
          </table:table-cell>
          <table:table-cell/>
          <table:table-cell office:value-type="float" office:value="169250" calcext:value-type="float">
            <text:p>169250</text:p>
          </table:table-cell>
          <table:table-cell/>
          <table:table-cell office:value-type="float" office:value="174363" calcext:value-type="float">
            <text:p>174363</text:p>
          </table:table-cell>
          <table:table-cell/>
          <table:table-cell office:value-type="float" office:value="149812" calcext:value-type="float">
            <text:p>149812</text:p>
          </table:table-cell>
          <table:table-cell/>
          <table:table-cell office:value-type="float" office:value="212635" calcext:value-type="float">
            <text:p>212635</text:p>
          </table:table-cell>
          <table:table-cell/>
          <table:table-cell office:value-type="float" office:value="276511" calcext:value-type="float">
            <text:p>27651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4487" calcext:value-type="float">
            <text:p>24487</text:p>
          </table:table-cell>
          <table:table-cell/>
          <table:table-cell office:value-type="float" office:value="29375" calcext:value-type="float">
            <text:p>29375</text:p>
          </table:table-cell>
          <table:table-cell/>
          <table:table-cell office:value-type="float" office:value="45979" calcext:value-type="float">
            <text:p>45979</text:p>
          </table:table-cell>
          <table:table-cell/>
          <table:table-cell office:value-type="float" office:value="80069" calcext:value-type="float">
            <text:p>80069</text:p>
          </table:table-cell>
          <table:table-cell/>
          <table:table-cell office:value-type="float" office:value="90457" calcext:value-type="float">
            <text:p>90457</text:p>
          </table:table-cell>
          <table:table-cell/>
          <table:table-cell office:value-type="float" office:value="143066" calcext:value-type="float">
            <text:p>143066</text:p>
          </table:table-cell>
          <table:table-cell/>
          <table:table-cell office:value-type="float" office:value="173618" calcext:value-type="float">
            <text:p>173618</text:p>
          </table:table-cell>
          <table:table-cell/>
          <table:table-cell office:value-type="float" office:value="223832" calcext:value-type="float">
            <text:p>223832</text:p>
          </table:table-cell>
          <table:table-cell/>
          <table:table-cell office:value-type="float" office:value="209263" calcext:value-type="float">
            <text:p>209263</text:p>
          </table:table-cell>
          <table:table-cell/>
          <table:table-cell office:value-type="float" office:value="243831" calcext:value-type="float">
            <text:p>243831</text:p>
          </table:table-cell>
          <table:table-cell/>
          <table:table-cell office:value-type="float" office:value="223360" calcext:value-type="float">
            <text:p>223360</text:p>
          </table:table-cell>
          <table:table-cell/>
          <table:table-cell office:value-type="float" office:value="258227" calcext:value-type="float">
            <text:p>25822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6770" calcext:value-type="float">
            <text:p>26770</text:p>
          </table:table-cell>
          <table:table-cell/>
          <table:table-cell office:value-type="float" office:value="30837" calcext:value-type="float">
            <text:p>30837</text:p>
          </table:table-cell>
          <table:table-cell/>
          <table:table-cell office:value-type="float" office:value="44544" calcext:value-type="float">
            <text:p>44544</text:p>
          </table:table-cell>
          <table:table-cell/>
          <table:table-cell office:value-type="float" office:value="69594" calcext:value-type="float">
            <text:p>69594</text:p>
          </table:table-cell>
          <table:table-cell/>
          <table:table-cell office:value-type="float" office:value="153399" calcext:value-type="float">
            <text:p>153399</text:p>
          </table:table-cell>
          <table:table-cell/>
          <table:table-cell office:value-type="float" office:value="199724" calcext:value-type="float">
            <text:p>199724</text:p>
          </table:table-cell>
          <table:table-cell/>
          <table:table-cell office:value-type="float" office:value="124407" calcext:value-type="float">
            <text:p>124407</text:p>
          </table:table-cell>
          <table:table-cell/>
          <table:table-cell office:value-type="float" office:value="200109" calcext:value-type="float">
            <text:p>200109</text:p>
          </table:table-cell>
          <table:table-cell/>
          <table:table-cell office:value-type="float" office:value="222981" calcext:value-type="float">
            <text:p>222981</text:p>
          </table:table-cell>
          <table:table-cell/>
          <table:table-cell office:value-type="float" office:value="239193" calcext:value-type="float">
            <text:p>239193</text:p>
          </table:table-cell>
          <table:table-cell/>
          <table:table-cell office:value-type="float" office:value="261254" calcext:value-type="float">
            <text:p>261254</text:p>
          </table:table-cell>
          <table:table-cell/>
          <table:table-cell office:value-type="float" office:value="251933" calcext:value-type="float">
            <text:p>251933</text:p>
          </table:table-cell>
          <table:table-cell/>
          <table:table-cell office:value-type="float" office:value="271172" calcext:value-type="float">
            <text:p>2711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8471" calcext:value-type="float">
            <text:p>148471</text:p>
          </table:table-cell>
          <table:table-cell/>
          <table:table-cell office:value-type="float" office:value="182388" calcext:value-type="float">
            <text:p>182388</text:p>
          </table:table-cell>
          <table:table-cell/>
          <table:table-cell office:value-type="float" office:value="216745" calcext:value-type="float">
            <text:p>216745</text:p>
          </table:table-cell>
          <table:table-cell/>
          <table:table-cell office:value-type="float" office:value="237266" calcext:value-type="float">
            <text:p>237266</text:p>
          </table:table-cell>
          <table:table-cell/>
          <table:table-cell office:value-type="float" office:value="244298" calcext:value-type="float">
            <text:p>244298</text:p>
          </table:table-cell>
          <table:table-cell/>
          <table:table-cell office:value-type="float" office:value="259441" calcext:value-type="float">
            <text:p>259441</text:p>
          </table:table-cell>
          <table:table-cell/>
          <table:table-cell office:value-type="float" office:value="285249" calcext:value-type="float">
            <text:p>285249</text:p>
          </table:table-cell>
          <table:table-cell/>
          <table:table-cell office:value-type="float" office:value="255515" calcext:value-type="float">
            <text:p>255515</text:p>
          </table:table-cell>
          <table:table-cell/>
          <table:table-cell office:value-type="float" office:value="272188" calcext:value-type="float">
            <text:p>27218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8883" calcext:value-type="float">
            <text:p>148883</text:p>
          </table:table-cell>
          <table:table-cell/>
          <table:table-cell office:value-type="float" office:value="178021" calcext:value-type="float">
            <text:p>178021</text:p>
          </table:table-cell>
          <table:table-cell/>
          <table:table-cell office:value-type="float" office:value="198434" calcext:value-type="float">
            <text:p>198434</text:p>
          </table:table-cell>
          <table:table-cell/>
          <table:table-cell office:value-type="float" office:value="220468" calcext:value-type="float">
            <text:p>220468</text:p>
          </table:table-cell>
          <table:table-cell/>
          <table:table-cell office:value-type="float" office:value="221549" calcext:value-type="float">
            <text:p>221549</text:p>
          </table:table-cell>
          <table:table-cell/>
          <table:table-cell office:value-type="float" office:value="243493" calcext:value-type="float">
            <text:p>243493</text:p>
          </table:table-cell>
          <table:table-cell/>
          <table:table-cell office:value-type="float" office:value="266757" calcext:value-type="float">
            <text:p>266757</text:p>
          </table:table-cell>
          <table:table-cell/>
          <table:table-cell office:value-type="float" office:value="271388" calcext:value-type="float">
            <text:p>271388</text:p>
          </table:table-cell>
          <table:table-cell/>
          <table:table-cell office:value-type="float" office:value="281603" calcext:value-type="float">
            <text:p>28160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3259" calcext:value-type="float">
            <text:p>153259</text:p>
          </table:table-cell>
          <table:table-cell/>
          <table:table-cell office:value-type="float" office:value="176927" calcext:value-type="float">
            <text:p>176927</text:p>
          </table:table-cell>
          <table:table-cell/>
          <table:table-cell office:value-type="float" office:value="212777" calcext:value-type="float">
            <text:p>212777</text:p>
          </table:table-cell>
          <table:table-cell/>
          <table:table-cell office:value-type="float" office:value="217014" calcext:value-type="float">
            <text:p>217014</text:p>
          </table:table-cell>
          <table:table-cell/>
          <table:table-cell office:value-type="float" office:value="231341" calcext:value-type="float">
            <text:p>231341</text:p>
          </table:table-cell>
          <table:table-cell/>
          <table:table-cell office:value-type="float" office:value="250221" calcext:value-type="float">
            <text:p>250221</text:p>
          </table:table-cell>
          <table:table-cell/>
          <table:table-cell office:value-type="float" office:value="262275" calcext:value-type="float">
            <text:p>262275</text:p>
          </table:table-cell>
          <table:table-cell/>
          <table:table-cell office:value-type="float" office:value="262043" calcext:value-type="float">
            <text:p>262043</text:p>
          </table:table-cell>
          <table:table-cell/>
          <table:table-cell office:value-type="float" office:value="275888" calcext:value-type="float">
            <text:p>27588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8820" calcext:value-type="float">
            <text:p>148820</text:p>
          </table:table-cell>
          <table:table-cell/>
          <table:table-cell office:value-type="float" office:value="181006" calcext:value-type="float">
            <text:p>181006</text:p>
          </table:table-cell>
          <table:table-cell/>
          <table:table-cell office:value-type="float" office:value="214330" calcext:value-type="float">
            <text:p>214330</text:p>
          </table:table-cell>
          <table:table-cell/>
          <table:table-cell office:value-type="float" office:value="221486" calcext:value-type="float">
            <text:p>221486</text:p>
          </table:table-cell>
          <table:table-cell/>
          <table:table-cell office:value-type="float" office:value="238388" calcext:value-type="float">
            <text:p>238388</text:p>
          </table:table-cell>
          <table:table-cell/>
          <table:table-cell office:value-type="float" office:value="263646" calcext:value-type="float">
            <text:p>263646</text:p>
          </table:table-cell>
          <table:table-cell/>
          <table:table-cell office:value-type="float" office:value="272826" calcext:value-type="float">
            <text:p>272826</text:p>
          </table:table-cell>
          <table:table-cell/>
          <table:table-cell office:value-type="float" office:value="270009" calcext:value-type="float">
            <text:p>270009</text:p>
          </table:table-cell>
          <table:table-cell/>
          <table:table-cell office:value-type="float" office:value="292403" calcext:value-type="float">
            <text:p>29240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2891" calcext:value-type="float">
            <text:p>152891</text:p>
          </table:table-cell>
          <table:table-cell/>
          <table:table-cell office:value-type="float" office:value="177622" calcext:value-type="float">
            <text:p>177622</text:p>
          </table:table-cell>
          <table:table-cell/>
          <table:table-cell office:value-type="float" office:value="209546" calcext:value-type="float">
            <text:p>209546</text:p>
          </table:table-cell>
          <table:table-cell/>
          <table:table-cell office:value-type="float" office:value="219863" calcext:value-type="float">
            <text:p>219863</text:p>
          </table:table-cell>
          <table:table-cell/>
          <table:table-cell office:value-type="float" office:value="224461" calcext:value-type="float">
            <text:p>224461</text:p>
          </table:table-cell>
          <table:table-cell/>
          <table:table-cell office:value-type="float" office:value="259575" calcext:value-type="float">
            <text:p>259575</text:p>
          </table:table-cell>
          <table:table-cell/>
          <table:table-cell office:value-type="float" office:value="258756" calcext:value-type="float">
            <text:p>258756</text:p>
          </table:table-cell>
          <table:table-cell/>
          <table:table-cell office:value-type="float" office:value="266235" calcext:value-type="float">
            <text:p>266235</text:p>
          </table:table-cell>
          <table:table-cell/>
          <table:table-cell office:value-type="float" office:value="287961" calcext:value-type="float">
            <text:p>28796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6148" calcext:value-type="float">
            <text:p>146148</text:p>
          </table:table-cell>
          <table:table-cell/>
          <table:table-cell office:value-type="float" office:value="176872" calcext:value-type="float">
            <text:p>176872</text:p>
          </table:table-cell>
          <table:table-cell/>
          <table:table-cell office:value-type="float" office:value="206107" calcext:value-type="float">
            <text:p>206107</text:p>
          </table:table-cell>
          <table:table-cell/>
          <table:table-cell office:value-type="float" office:value="221985" calcext:value-type="float">
            <text:p>221985</text:p>
          </table:table-cell>
          <table:table-cell/>
          <table:table-cell office:value-type="float" office:value="237403" calcext:value-type="float">
            <text:p>237403</text:p>
          </table:table-cell>
          <table:table-cell/>
          <table:table-cell office:value-type="float" office:value="252970" calcext:value-type="float">
            <text:p>252970</text:p>
          </table:table-cell>
          <table:table-cell/>
          <table:table-cell office:value-type="float" office:value="261493" calcext:value-type="float">
            <text:p>261493</text:p>
          </table:table-cell>
          <table:table-cell/>
          <table:table-cell office:value-type="float" office:value="262855" calcext:value-type="float">
            <text:p>262855</text:p>
          </table:table-cell>
          <table:table-cell/>
          <table:table-cell office:value-type="float" office:value="273843" calcext:value-type="float">
            <text:p>27384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7306" calcext:value-type="float">
            <text:p>147306</text:p>
          </table:table-cell>
          <table:table-cell/>
          <table:table-cell office:value-type="float" office:value="171965" calcext:value-type="float">
            <text:p>171965</text:p>
          </table:table-cell>
          <table:table-cell/>
          <table:table-cell office:value-type="float" office:value="214924" calcext:value-type="float">
            <text:p>214924</text:p>
          </table:table-cell>
          <table:table-cell/>
          <table:table-cell office:value-type="float" office:value="232896" calcext:value-type="float">
            <text:p>232896</text:p>
          </table:table-cell>
          <table:table-cell/>
          <table:table-cell office:value-type="float" office:value="231507" calcext:value-type="float">
            <text:p>231507</text:p>
          </table:table-cell>
          <table:table-cell/>
          <table:table-cell office:value-type="float" office:value="250845" calcext:value-type="float">
            <text:p>250845</text:p>
          </table:table-cell>
          <table:table-cell/>
          <table:table-cell office:value-type="float" office:value="260054" calcext:value-type="float">
            <text:p>260054</text:p>
          </table:table-cell>
          <table:table-cell/>
          <table:table-cell office:value-type="float" office:value="268482" calcext:value-type="float">
            <text:p>268482</text:p>
          </table:table-cell>
          <table:table-cell/>
          <table:table-cell office:value-type="float" office:value="268463" calcext:value-type="float">
            <text:p>26846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5821" calcext:value-type="float">
            <text:p>155821</text:p>
          </table:table-cell>
          <table:table-cell/>
          <table:table-cell office:value-type="float" office:value="182149" calcext:value-type="float">
            <text:p>182149</text:p>
          </table:table-cell>
          <table:table-cell/>
          <table:table-cell office:value-type="float" office:value="207077" calcext:value-type="float">
            <text:p>207077</text:p>
          </table:table-cell>
          <table:table-cell/>
          <table:table-cell office:value-type="float" office:value="219760" calcext:value-type="float">
            <text:p>219760</text:p>
          </table:table-cell>
          <table:table-cell/>
          <table:table-cell office:value-type="float" office:value="225776" calcext:value-type="float">
            <text:p>225776</text:p>
          </table:table-cell>
          <table:table-cell/>
          <table:table-cell office:value-type="float" office:value="250262" calcext:value-type="float">
            <text:p>250262</text:p>
          </table:table-cell>
          <table:table-cell/>
          <table:table-cell office:value-type="float" office:value="263470" calcext:value-type="float">
            <text:p>263470</text:p>
          </table:table-cell>
          <table:table-cell/>
          <table:table-cell office:value-type="float" office:value="275401" calcext:value-type="float">
            <text:p>275401</text:p>
          </table:table-cell>
          <table:table-cell/>
          <table:table-cell office:value-type="float" office:value="268030" calcext:value-type="float">
            <text:p>268030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3434" calcext:value-type="float">
            <text:p>23434</text:p>
          </table:table-cell>
          <table:table-cell/>
          <table:table-cell office:value-type="float" office:value="46889" calcext:value-type="float">
            <text:p>46889</text:p>
          </table:table-cell>
          <table:table-cell/>
          <table:table-cell office:value-type="float" office:value="75833" calcext:value-type="float">
            <text:p>75833</text:p>
          </table:table-cell>
          <table:table-cell/>
          <table:table-cell office:value-type="float" office:value="99538" calcext:value-type="float">
            <text:p>99538</text:p>
          </table:table-cell>
          <table:table-cell/>
          <table:table-cell office:value-type="float" office:value="123543" calcext:value-type="float">
            <text:p>123543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1305" calcext:value-type="float">
            <text:p>21305</text:p>
          </table:table-cell>
          <table:table-cell/>
          <table:table-cell office:value-type="float" office:value="36972" calcext:value-type="float">
            <text:p>36972</text:p>
          </table:table-cell>
          <table:table-cell/>
          <table:table-cell office:value-type="float" office:value="44104" calcext:value-type="float">
            <text:p>44104</text:p>
          </table:table-cell>
          <table:table-cell/>
          <table:table-cell office:value-type="float" office:value="95108" calcext:value-type="float">
            <text:p>95108</text:p>
          </table:table-cell>
          <table:table-cell/>
          <table:table-cell office:value-type="float" office:value="135034" calcext:value-type="float">
            <text:p>135034</text:p>
          </table:table-cell>
          <table:table-cell/>
          <table:table-cell office:value-type="float" office:value="137489" calcext:value-type="float">
            <text:p>137489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6108" calcext:value-type="float">
            <text:p>16108</text:p>
          </table:table-cell>
          <table:table-cell/>
          <table:table-cell office:value-type="float" office:value="35864" calcext:value-type="float">
            <text:p>35864</text:p>
          </table:table-cell>
          <table:table-cell/>
          <table:table-cell office:value-type="float" office:value="55350" calcext:value-type="float">
            <text:p>55350</text:p>
          </table:table-cell>
          <table:table-cell/>
          <table:table-cell office:value-type="float" office:value="94913" calcext:value-type="float">
            <text:p>94913</text:p>
          </table:table-cell>
          <table:table-cell/>
          <table:table-cell office:value-type="float" office:value="115099" calcext:value-type="float">
            <text:p>115099</text:p>
          </table:table-cell>
          <table:table-cell/>
          <table:table-cell office:value-type="float" office:value="150874" calcext:value-type="float">
            <text:p>150874</text:p>
          </table:table-cell>
          <table:table-cell/>
          <table:table-cell office:value-type="float" office:value="157814" calcext:value-type="float">
            <text:p>15781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9861" calcext:value-type="float">
            <text:p>19861</text:p>
          </table:table-cell>
          <table:table-cell/>
          <table:table-cell office:value-type="float" office:value="33598" calcext:value-type="float">
            <text:p>33598</text:p>
          </table:table-cell>
          <table:table-cell/>
          <table:table-cell office:value-type="float" office:value="35579" calcext:value-type="float">
            <text:p>35579</text:p>
          </table:table-cell>
          <table:table-cell/>
          <table:table-cell office:value-type="float" office:value="86897" calcext:value-type="float">
            <text:p>86897</text:p>
          </table:table-cell>
          <table:table-cell/>
          <table:table-cell office:value-type="float" office:value="102403" calcext:value-type="float">
            <text:p>102403</text:p>
          </table:table-cell>
          <table:table-cell/>
          <table:table-cell office:value-type="float" office:value="115469" calcext:value-type="float">
            <text:p>115469</text:p>
          </table:table-cell>
          <table:table-cell/>
          <table:table-cell office:value-type="float" office:value="154076" calcext:value-type="float">
            <text:p>154076</text:p>
          </table:table-cell>
          <table:table-cell/>
          <table:table-cell office:value-type="float" office:value="183048" calcext:value-type="float">
            <text:p>18304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8155" calcext:value-type="float">
            <text:p>18155</text:p>
          </table:table-cell>
          <table:table-cell/>
          <table:table-cell office:value-type="float" office:value="31786" calcext:value-type="float">
            <text:p>31786</text:p>
          </table:table-cell>
          <table:table-cell/>
          <table:table-cell office:value-type="float" office:value="59345" calcext:value-type="float">
            <text:p>59345</text:p>
          </table:table-cell>
          <table:table-cell/>
          <table:table-cell office:value-type="float" office:value="86720" calcext:value-type="float">
            <text:p>86720</text:p>
          </table:table-cell>
          <table:table-cell/>
          <table:table-cell office:value-type="float" office:value="104702" calcext:value-type="float">
            <text:p>104702</text:p>
          </table:table-cell>
          <table:table-cell/>
          <table:table-cell office:value-type="float" office:value="121485" calcext:value-type="float">
            <text:p>121485</text:p>
          </table:table-cell>
          <table:table-cell/>
          <table:table-cell office:value-type="float" office:value="188162" calcext:value-type="float">
            <text:p>188162</text:p>
          </table:table-cell>
          <table:table-cell/>
          <table:table-cell office:value-type="float" office:value="149620" calcext:value-type="float">
            <text:p>149620</text:p>
          </table:table-cell>
          <table:table-cell/>
          <table:table-cell office:value-type="float" office:value="153524" calcext:value-type="float">
            <text:p>15352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8689" calcext:value-type="float">
            <text:p>18689</text:p>
          </table:table-cell>
          <table:table-cell/>
          <table:table-cell office:value-type="float" office:value="31621" calcext:value-type="float">
            <text:p>31621</text:p>
          </table:table-cell>
          <table:table-cell/>
          <table:table-cell office:value-type="float" office:value="57617" calcext:value-type="float">
            <text:p>57617</text:p>
          </table:table-cell>
          <table:table-cell/>
          <table:table-cell office:value-type="float" office:value="89059" calcext:value-type="float">
            <text:p>89059</text:p>
          </table:table-cell>
          <table:table-cell/>
          <table:table-cell office:value-type="float" office:value="133047" calcext:value-type="float">
            <text:p>133047</text:p>
          </table:table-cell>
          <table:table-cell/>
          <table:table-cell office:value-type="float" office:value="144682" calcext:value-type="float">
            <text:p>144682</text:p>
          </table:table-cell>
          <table:table-cell/>
          <table:table-cell office:value-type="float" office:value="134966" calcext:value-type="float">
            <text:p>134966</text:p>
          </table:table-cell>
          <table:table-cell/>
          <table:table-cell office:value-type="float" office:value="199901" calcext:value-type="float">
            <text:p>199901</text:p>
          </table:table-cell>
          <table:table-cell/>
          <table:table-cell office:value-type="float" office:value="166776" calcext:value-type="float">
            <text:p>166776</text:p>
          </table:table-cell>
          <table:table-cell/>
          <table:table-cell office:value-type="float" office:value="174653" calcext:value-type="float">
            <text:p>174653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7424" calcext:value-type="float">
            <text:p>17424</text:p>
          </table:table-cell>
          <table:table-cell/>
          <table:table-cell office:value-type="float" office:value="31049" calcext:value-type="float">
            <text:p>31049</text:p>
          </table:table-cell>
          <table:table-cell/>
          <table:table-cell office:value-type="float" office:value="54248" calcext:value-type="float">
            <text:p>54248</text:p>
          </table:table-cell>
          <table:table-cell/>
          <table:table-cell office:value-type="float" office:value="78007" calcext:value-type="float">
            <text:p>78007</text:p>
          </table:table-cell>
          <table:table-cell/>
          <table:table-cell office:value-type="float" office:value="121150" calcext:value-type="float">
            <text:p>121150</text:p>
          </table:table-cell>
          <table:table-cell/>
          <table:table-cell office:value-type="float" office:value="164591" calcext:value-type="float">
            <text:p>164591</text:p>
          </table:table-cell>
          <table:table-cell/>
          <table:table-cell office:value-type="float" office:value="162520" calcext:value-type="float">
            <text:p>162520</text:p>
          </table:table-cell>
          <table:table-cell/>
          <table:table-cell office:value-type="float" office:value="167806" calcext:value-type="float">
            <text:p>167806</text:p>
          </table:table-cell>
          <table:table-cell/>
          <table:table-cell office:value-type="float" office:value="149221" calcext:value-type="float">
            <text:p>149221</text:p>
          </table:table-cell>
          <table:table-cell/>
          <table:table-cell office:value-type="float" office:value="211309" calcext:value-type="float">
            <text:p>211309</text:p>
          </table:table-cell>
          <table:table-cell/>
          <table:table-cell office:value-type="float" office:value="257902" calcext:value-type="float">
            <text:p>257902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9056" calcext:value-type="float">
            <text:p>19056</text:p>
          </table:table-cell>
          <table:table-cell/>
          <table:table-cell office:value-type="float" office:value="32683" calcext:value-type="float">
            <text:p>32683</text:p>
          </table:table-cell>
          <table:table-cell/>
          <table:table-cell office:value-type="float" office:value="55366" calcext:value-type="float">
            <text:p>55366</text:p>
          </table:table-cell>
          <table:table-cell/>
          <table:table-cell office:value-type="float" office:value="90998" calcext:value-type="float">
            <text:p>90998</text:p>
          </table:table-cell>
          <table:table-cell/>
          <table:table-cell office:value-type="float" office:value="131678" calcext:value-type="float">
            <text:p>131678</text:p>
          </table:table-cell>
          <table:table-cell/>
          <table:table-cell office:value-type="float" office:value="131702" calcext:value-type="float">
            <text:p>131702</text:p>
          </table:table-cell>
          <table:table-cell/>
          <table:table-cell office:value-type="float" office:value="157034" calcext:value-type="float">
            <text:p>157034</text:p>
          </table:table-cell>
          <table:table-cell/>
          <table:table-cell office:value-type="float" office:value="205076" calcext:value-type="float">
            <text:p>205076</text:p>
          </table:table-cell>
          <table:table-cell/>
          <table:table-cell office:value-type="float" office:value="200853" calcext:value-type="float">
            <text:p>200853</text:p>
          </table:table-cell>
          <table:table-cell/>
          <table:table-cell office:value-type="float" office:value="239230" calcext:value-type="float">
            <text:p>239230</text:p>
          </table:table-cell>
          <table:table-cell/>
          <table:table-cell office:value-type="float" office:value="274080" calcext:value-type="float">
            <text:p>274080</text:p>
          </table:table-cell>
          <table:table-cell/>
          <table:table-cell office:value-type="float" office:value="255408" calcext:value-type="float">
            <text:p>25540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9566" calcext:value-type="float">
            <text:p>19566</text:p>
          </table:table-cell>
          <table:table-cell/>
          <table:table-cell office:value-type="float" office:value="34223" calcext:value-type="float">
            <text:p>34223</text:p>
          </table:table-cell>
          <table:table-cell/>
          <table:table-cell office:value-type="float" office:value="54369" calcext:value-type="float">
            <text:p>54369</text:p>
          </table:table-cell>
          <table:table-cell/>
          <table:table-cell office:value-type="float" office:value="87880" calcext:value-type="float">
            <text:p>87880</text:p>
          </table:table-cell>
          <table:table-cell/>
          <table:table-cell office:value-type="float" office:value="135466" calcext:value-type="float">
            <text:p>135466</text:p>
          </table:table-cell>
          <table:table-cell/>
          <table:table-cell office:value-type="float" office:value="185209" calcext:value-type="float">
            <text:p>185209</text:p>
          </table:table-cell>
          <table:table-cell/>
          <table:table-cell office:value-type="float" office:value="126614" calcext:value-type="float">
            <text:p>126614</text:p>
          </table:table-cell>
          <table:table-cell/>
          <table:table-cell office:value-type="float" office:value="184647" calcext:value-type="float">
            <text:p>184647</text:p>
          </table:table-cell>
          <table:table-cell/>
          <table:table-cell office:value-type="float" office:value="208582" calcext:value-type="float">
            <text:p>208582</text:p>
          </table:table-cell>
          <table:table-cell/>
          <table:table-cell office:value-type="float" office:value="238043" calcext:value-type="float">
            <text:p>238043</text:p>
          </table:table-cell>
          <table:table-cell/>
          <table:table-cell office:value-type="float" office:value="259433" calcext:value-type="float">
            <text:p>259433</text:p>
          </table:table-cell>
          <table:table-cell/>
          <table:table-cell office:value-type="float" office:value="256417" calcext:value-type="float">
            <text:p>256417</text:p>
          </table:table-cell>
          <table:table-cell/>
          <table:table-cell office:value-type="float" office:value="271285" calcext:value-type="float">
            <text:p>27128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6732" calcext:value-type="float">
            <text:p>126732</text:p>
          </table:table-cell>
          <table:table-cell/>
          <table:table-cell office:value-type="float" office:value="163703" calcext:value-type="float">
            <text:p>163703</text:p>
          </table:table-cell>
          <table:table-cell/>
          <table:table-cell office:value-type="float" office:value="196468" calcext:value-type="float">
            <text:p>196468</text:p>
          </table:table-cell>
          <table:table-cell/>
          <table:table-cell office:value-type="float" office:value="219006" calcext:value-type="float">
            <text:p>219006</text:p>
          </table:table-cell>
          <table:table-cell/>
          <table:table-cell office:value-type="float" office:value="234450" calcext:value-type="float">
            <text:p>234450</text:p>
          </table:table-cell>
          <table:table-cell/>
          <table:table-cell office:value-type="float" office:value="257074" calcext:value-type="float">
            <text:p>257074</text:p>
          </table:table-cell>
          <table:table-cell/>
          <table:table-cell office:value-type="float" office:value="276439" calcext:value-type="float">
            <text:p>276439</text:p>
          </table:table-cell>
          <table:table-cell/>
          <table:table-cell office:value-type="float" office:value="255216" calcext:value-type="float">
            <text:p>255216</text:p>
          </table:table-cell>
          <table:table-cell/>
          <table:table-cell office:value-type="float" office:value="273627" calcext:value-type="float">
            <text:p>27362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1979" calcext:value-type="float">
            <text:p>121979</text:p>
          </table:table-cell>
          <table:table-cell/>
          <table:table-cell office:value-type="float" office:value="155997" calcext:value-type="float">
            <text:p>155997</text:p>
          </table:table-cell>
          <table:table-cell/>
          <table:table-cell office:value-type="float" office:value="168204" calcext:value-type="float">
            <text:p>168204</text:p>
          </table:table-cell>
          <table:table-cell/>
          <table:table-cell office:value-type="float" office:value="204890" calcext:value-type="float">
            <text:p>204890</text:p>
          </table:table-cell>
          <table:table-cell/>
          <table:table-cell office:value-type="float" office:value="216428" calcext:value-type="float">
            <text:p>216428</text:p>
          </table:table-cell>
          <table:table-cell/>
          <table:table-cell office:value-type="float" office:value="242530" calcext:value-type="float">
            <text:p>242530</text:p>
          </table:table-cell>
          <table:table-cell/>
          <table:table-cell office:value-type="float" office:value="252509" calcext:value-type="float">
            <text:p>252509</text:p>
          </table:table-cell>
          <table:table-cell/>
          <table:table-cell office:value-type="float" office:value="262432" calcext:value-type="float">
            <text:p>262432</text:p>
          </table:table-cell>
          <table:table-cell/>
          <table:table-cell office:value-type="float" office:value="288546" calcext:value-type="float">
            <text:p>28854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8631" calcext:value-type="float">
            <text:p>138631</text:p>
          </table:table-cell>
          <table:table-cell/>
          <table:table-cell office:value-type="float" office:value="150855" calcext:value-type="float">
            <text:p>150855</text:p>
          </table:table-cell>
          <table:table-cell/>
          <table:table-cell office:value-type="float" office:value="179017" calcext:value-type="float">
            <text:p>179017</text:p>
          </table:table-cell>
          <table:table-cell/>
          <table:table-cell office:value-type="float" office:value="203247" calcext:value-type="float">
            <text:p>203247</text:p>
          </table:table-cell>
          <table:table-cell/>
          <table:table-cell office:value-type="float" office:value="225628" calcext:value-type="float">
            <text:p>225628</text:p>
          </table:table-cell>
          <table:table-cell/>
          <table:table-cell office:value-type="float" office:value="236105" calcext:value-type="float">
            <text:p>236105</text:p>
          </table:table-cell>
          <table:table-cell/>
          <table:table-cell office:value-type="float" office:value="253546" calcext:value-type="float">
            <text:p>253546</text:p>
          </table:table-cell>
          <table:table-cell/>
          <table:table-cell office:value-type="float" office:value="259917" calcext:value-type="float">
            <text:p>259917</text:p>
          </table:table-cell>
          <table:table-cell/>
          <table:table-cell office:value-type="float" office:value="272006" calcext:value-type="float">
            <text:p>27200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3677" calcext:value-type="float">
            <text:p>123677</text:p>
          </table:table-cell>
          <table:table-cell/>
          <table:table-cell office:value-type="float" office:value="160101" calcext:value-type="float">
            <text:p>160101</text:p>
          </table:table-cell>
          <table:table-cell/>
          <table:table-cell office:value-type="float" office:value="173054" calcext:value-type="float">
            <text:p>173054</text:p>
          </table:table-cell>
          <table:table-cell/>
          <table:table-cell office:value-type="float" office:value="205299" calcext:value-type="float">
            <text:p>205299</text:p>
          </table:table-cell>
          <table:table-cell/>
          <table:table-cell office:value-type="float" office:value="233858" calcext:value-type="float">
            <text:p>233858</text:p>
          </table:table-cell>
          <table:table-cell/>
          <table:table-cell office:value-type="float" office:value="256292" calcext:value-type="float">
            <text:p>256292</text:p>
          </table:table-cell>
          <table:table-cell/>
          <table:table-cell office:value-type="float" office:value="259775" calcext:value-type="float">
            <text:p>259775</text:p>
          </table:table-cell>
          <table:table-cell/>
          <table:table-cell office:value-type="float" office:value="267497" calcext:value-type="float">
            <text:p>267497</text:p>
          </table:table-cell>
          <table:table-cell/>
          <table:table-cell office:value-type="float" office:value="290697" calcext:value-type="float">
            <text:p>2906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9575" calcext:value-type="float">
            <text:p>119575</text:p>
          </table:table-cell>
          <table:table-cell/>
          <table:table-cell office:value-type="float" office:value="147655" calcext:value-type="float">
            <text:p>147655</text:p>
          </table:table-cell>
          <table:table-cell/>
          <table:table-cell office:value-type="float" office:value="182871" calcext:value-type="float">
            <text:p>182871</text:p>
          </table:table-cell>
          <table:table-cell/>
          <table:table-cell office:value-type="float" office:value="202407" calcext:value-type="float">
            <text:p>202407</text:p>
          </table:table-cell>
          <table:table-cell/>
          <table:table-cell office:value-type="float" office:value="210420" calcext:value-type="float">
            <text:p>210420</text:p>
          </table:table-cell>
          <table:table-cell/>
          <table:table-cell office:value-type="float" office:value="241973" calcext:value-type="float">
            <text:p>241973</text:p>
          </table:table-cell>
          <table:table-cell/>
          <table:table-cell office:value-type="float" office:value="253992" calcext:value-type="float">
            <text:p>253992</text:p>
          </table:table-cell>
          <table:table-cell/>
          <table:table-cell office:value-type="float" office:value="263087" calcext:value-type="float">
            <text:p>263087</text:p>
          </table:table-cell>
          <table:table-cell/>
          <table:table-cell office:value-type="float" office:value="287370" calcext:value-type="float">
            <text:p>2873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0989" calcext:value-type="float">
            <text:p>120989</text:p>
          </table:table-cell>
          <table:table-cell/>
          <table:table-cell office:value-type="float" office:value="156954" calcext:value-type="float">
            <text:p>156954</text:p>
          </table:table-cell>
          <table:table-cell/>
          <table:table-cell office:value-type="float" office:value="168022" calcext:value-type="float">
            <text:p>168022</text:p>
          </table:table-cell>
          <table:table-cell/>
          <table:table-cell office:value-type="float" office:value="214621" calcext:value-type="float">
            <text:p>214621</text:p>
          </table:table-cell>
          <table:table-cell/>
          <table:table-cell office:value-type="float" office:value="224735" calcext:value-type="float">
            <text:p>224735</text:p>
          </table:table-cell>
          <table:table-cell/>
          <table:table-cell office:value-type="float" office:value="251176" calcext:value-type="float">
            <text:p>251176</text:p>
          </table:table-cell>
          <table:table-cell/>
          <table:table-cell office:value-type="float" office:value="256779" calcext:value-type="float">
            <text:p>256779</text:p>
          </table:table-cell>
          <table:table-cell/>
          <table:table-cell office:value-type="float" office:value="258201" calcext:value-type="float">
            <text:p>258201</text:p>
          </table:table-cell>
          <table:table-cell/>
          <table:table-cell office:value-type="float" office:value="271849" calcext:value-type="float">
            <text:p>27184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5822" calcext:value-type="float">
            <text:p>125822</text:p>
          </table:table-cell>
          <table:table-cell/>
          <table:table-cell office:value-type="float" office:value="149260" calcext:value-type="float">
            <text:p>149260</text:p>
          </table:table-cell>
          <table:table-cell/>
          <table:table-cell office:value-type="float" office:value="175578" calcext:value-type="float">
            <text:p>175578</text:p>
          </table:table-cell>
          <table:table-cell/>
          <table:table-cell office:value-type="float" office:value="203780" calcext:value-type="float">
            <text:p>203780</text:p>
          </table:table-cell>
          <table:table-cell/>
          <table:table-cell office:value-type="float" office:value="220665" calcext:value-type="float">
            <text:p>220665</text:p>
          </table:table-cell>
          <table:table-cell/>
          <table:table-cell office:value-type="float" office:value="238549" calcext:value-type="float">
            <text:p>238549</text:p>
          </table:table-cell>
          <table:table-cell/>
          <table:table-cell office:value-type="float" office:value="260012" calcext:value-type="float">
            <text:p>260012</text:p>
          </table:table-cell>
          <table:table-cell/>
          <table:table-cell office:value-type="float" office:value="267849" calcext:value-type="float">
            <text:p>267849</text:p>
          </table:table-cell>
          <table:table-cell/>
          <table:table-cell office:value-type="float" office:value="276583" calcext:value-type="float">
            <text:p>27658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0331" calcext:value-type="float">
            <text:p>130331</text:p>
          </table:table-cell>
          <table:table-cell/>
          <table:table-cell office:value-type="float" office:value="167219" calcext:value-type="float">
            <text:p>167219</text:p>
          </table:table-cell>
          <table:table-cell/>
          <table:table-cell office:value-type="float" office:value="180782" calcext:value-type="float">
            <text:p>180782</text:p>
          </table:table-cell>
          <table:table-cell/>
          <table:table-cell office:value-type="float" office:value="200447" calcext:value-type="float">
            <text:p>200447</text:p>
          </table:table-cell>
          <table:table-cell/>
          <table:table-cell office:value-type="float" office:value="216497" calcext:value-type="float">
            <text:p>216497</text:p>
          </table:table-cell>
          <table:table-cell/>
          <table:table-cell office:value-type="float" office:value="239003" calcext:value-type="float">
            <text:p>239003</text:p>
          </table:table-cell>
          <table:table-cell/>
          <table:table-cell office:value-type="float" office:value="255635" calcext:value-type="float">
            <text:p>255635</text:p>
          </table:table-cell>
          <table:table-cell/>
          <table:table-cell office:value-type="float" office:value="266777" calcext:value-type="float">
            <text:p>266777</text:p>
          </table:table-cell>
          <table:table-cell/>
          <table:table-cell office:value-type="float" office:value="271859" calcext:value-type="float">
            <text:p>271859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1235" calcext:value-type="float">
            <text:p>31235</text:p>
          </table:table-cell>
          <table:table-cell/>
          <table:table-cell office:value-type="float" office:value="39338" calcext:value-type="float">
            <text:p>39338</text:p>
          </table:table-cell>
          <table:table-cell/>
          <table:table-cell office:value-type="float" office:value="83137" calcext:value-type="float">
            <text:p>83137</text:p>
          </table:table-cell>
          <table:table-cell/>
          <table:table-cell office:value-type="float" office:value="103053" calcext:value-type="float">
            <text:p>103053</text:p>
          </table:table-cell>
          <table:table-cell/>
          <table:table-cell office:value-type="float" office:value="129816" calcext:value-type="float">
            <text:p>129816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33808" calcext:value-type="float">
            <text:p>33808</text:p>
          </table:table-cell>
          <table:table-cell/>
          <table:table-cell office:value-type="float" office:value="57630" calcext:value-type="float">
            <text:p>57630</text:p>
          </table:table-cell>
          <table:table-cell/>
          <table:table-cell office:value-type="float" office:value="92280" calcext:value-type="float">
            <text:p>92280</text:p>
          </table:table-cell>
          <table:table-cell/>
          <table:table-cell office:value-type="float" office:value="125004" calcext:value-type="float">
            <text:p>125004</text:p>
          </table:table-cell>
          <table:table-cell/>
          <table:table-cell office:value-type="float" office:value="135443" calcext:value-type="float">
            <text:p>135443</text:p>
          </table:table-cell>
          <table:table-cell/>
          <table:table-cell office:value-type="float" office:value="124743" calcext:value-type="float">
            <text:p>12474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6571" calcext:value-type="float">
            <text:p>36571</text:p>
          </table:table-cell>
          <table:table-cell/>
          <table:table-cell office:value-type="float" office:value="59026" calcext:value-type="float">
            <text:p>59026</text:p>
          </table:table-cell>
          <table:table-cell/>
          <table:table-cell office:value-type="float" office:value="94471" calcext:value-type="float">
            <text:p>94471</text:p>
          </table:table-cell>
          <table:table-cell/>
          <table:table-cell office:value-type="float" office:value="124827" calcext:value-type="float">
            <text:p>124827</text:p>
          </table:table-cell>
          <table:table-cell/>
          <table:table-cell office:value-type="float" office:value="150599" calcext:value-type="float">
            <text:p>150599</text:p>
          </table:table-cell>
          <table:table-cell/>
          <table:table-cell office:value-type="float" office:value="124812" calcext:value-type="float">
            <text:p>124812</text:p>
          </table:table-cell>
          <table:table-cell/>
          <table:table-cell office:value-type="float" office:value="145793" calcext:value-type="float">
            <text:p>145793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0385" calcext:value-type="float">
            <text:p>30385</text:p>
          </table:table-cell>
          <table:table-cell/>
          <table:table-cell office:value-type="float" office:value="61494" calcext:value-type="float">
            <text:p>61494</text:p>
          </table:table-cell>
          <table:table-cell/>
          <table:table-cell office:value-type="float" office:value="94624" calcext:value-type="float">
            <text:p>94624</text:p>
          </table:table-cell>
          <table:table-cell/>
          <table:table-cell office:value-type="float" office:value="126168" calcext:value-type="float">
            <text:p>126168</text:p>
          </table:table-cell>
          <table:table-cell/>
          <table:table-cell office:value-type="float" office:value="149226" calcext:value-type="float">
            <text:p>149226</text:p>
          </table:table-cell>
          <table:table-cell/>
          <table:table-cell office:value-type="float" office:value="124298" calcext:value-type="float">
            <text:p>124298</text:p>
          </table:table-cell>
          <table:table-cell/>
          <table:table-cell office:value-type="float" office:value="142502" calcext:value-type="float">
            <text:p>142502</text:p>
          </table:table-cell>
          <table:table-cell/>
          <table:table-cell office:value-type="float" office:value="157050" calcext:value-type="float">
            <text:p>15705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4027" calcext:value-type="float">
            <text:p>34027</text:p>
          </table:table-cell>
          <table:table-cell/>
          <table:table-cell office:value-type="float" office:value="58198" calcext:value-type="float">
            <text:p>58198</text:p>
          </table:table-cell>
          <table:table-cell/>
          <table:table-cell office:value-type="float" office:value="91062" calcext:value-type="float">
            <text:p>91062</text:p>
          </table:table-cell>
          <table:table-cell/>
          <table:table-cell office:value-type="float" office:value="118862" calcext:value-type="float">
            <text:p>118862</text:p>
          </table:table-cell>
          <table:table-cell/>
          <table:table-cell office:value-type="float" office:value="149162" calcext:value-type="float">
            <text:p>149162</text:p>
          </table:table-cell>
          <table:table-cell/>
          <table:table-cell office:value-type="float" office:value="127697" calcext:value-type="float">
            <text:p>127697</text:p>
          </table:table-cell>
          <table:table-cell/>
          <table:table-cell office:value-type="float" office:value="146451" calcext:value-type="float">
            <text:p>146451</text:p>
          </table:table-cell>
          <table:table-cell/>
          <table:table-cell office:value-type="float" office:value="168888" calcext:value-type="float">
            <text:p>168888</text:p>
          </table:table-cell>
          <table:table-cell/>
          <table:table-cell office:value-type="float" office:value="149620" calcext:value-type="float">
            <text:p>14962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35016" calcext:value-type="float">
            <text:p>35016</text:p>
          </table:table-cell>
          <table:table-cell/>
          <table:table-cell office:value-type="float" office:value="59529" calcext:value-type="float">
            <text:p>59529</text:p>
          </table:table-cell>
          <table:table-cell/>
          <table:table-cell office:value-type="float" office:value="94147" calcext:value-type="float">
            <text:p>94147</text:p>
          </table:table-cell>
          <table:table-cell/>
          <table:table-cell office:value-type="float" office:value="128796" calcext:value-type="float">
            <text:p>128796</text:p>
          </table:table-cell>
          <table:table-cell/>
          <table:table-cell office:value-type="float" office:value="151277" calcext:value-type="float">
            <text:p>151277</text:p>
          </table:table-cell>
          <table:table-cell/>
          <table:table-cell office:value-type="float" office:value="128160" calcext:value-type="float">
            <text:p>128160</text:p>
          </table:table-cell>
          <table:table-cell/>
          <table:table-cell office:value-type="float" office:value="144673" calcext:value-type="float">
            <text:p>144673</text:p>
          </table:table-cell>
          <table:table-cell/>
          <table:table-cell office:value-type="float" office:value="149980" calcext:value-type="float">
            <text:p>149980</text:p>
          </table:table-cell>
          <table:table-cell/>
          <table:table-cell office:value-type="float" office:value="160314" calcext:value-type="float">
            <text:p>160314</text:p>
          </table:table-cell>
          <table:table-cell/>
          <table:table-cell office:value-type="float" office:value="139508" calcext:value-type="float">
            <text:p>139508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4389" calcext:value-type="float">
            <text:p>34389</text:p>
          </table:table-cell>
          <table:table-cell/>
          <table:table-cell office:value-type="float" office:value="56868" calcext:value-type="float">
            <text:p>56868</text:p>
          </table:table-cell>
          <table:table-cell/>
          <table:table-cell office:value-type="float" office:value="82647" calcext:value-type="float">
            <text:p>82647</text:p>
          </table:table-cell>
          <table:table-cell/>
          <table:table-cell office:value-type="float" office:value="103369" calcext:value-type="float">
            <text:p>103369</text:p>
          </table:table-cell>
          <table:table-cell/>
          <table:table-cell office:value-type="float" office:value="144795" calcext:value-type="float">
            <text:p>144795</text:p>
          </table:table-cell>
          <table:table-cell/>
          <table:table-cell office:value-type="float" office:value="122815" calcext:value-type="float">
            <text:p>122815</text:p>
          </table:table-cell>
          <table:table-cell/>
          <table:table-cell office:value-type="float" office:value="142991" calcext:value-type="float">
            <text:p>142991</text:p>
          </table:table-cell>
          <table:table-cell/>
          <table:table-cell office:value-type="float" office:value="137652" calcext:value-type="float">
            <text:p>137652</text:p>
          </table:table-cell>
          <table:table-cell/>
          <table:table-cell office:value-type="float" office:value="142261" calcext:value-type="float">
            <text:p>142261</text:p>
          </table:table-cell>
          <table:table-cell/>
          <table:table-cell office:value-type="float" office:value="151933" calcext:value-type="float">
            <text:p>151933</text:p>
          </table:table-cell>
          <table:table-cell/>
          <table:table-cell office:value-type="float" office:value="175260" calcext:value-type="float">
            <text:p>17526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5734" calcext:value-type="float">
            <text:p>35734</text:p>
          </table:table-cell>
          <table:table-cell/>
          <table:table-cell office:value-type="float" office:value="53781" calcext:value-type="float">
            <text:p>53781</text:p>
          </table:table-cell>
          <table:table-cell/>
          <table:table-cell office:value-type="float" office:value="78745" calcext:value-type="float">
            <text:p>78745</text:p>
          </table:table-cell>
          <table:table-cell/>
          <table:table-cell office:value-type="float" office:value="114479" calcext:value-type="float">
            <text:p>114479</text:p>
          </table:table-cell>
          <table:table-cell/>
          <table:table-cell office:value-type="float" office:value="168677" calcext:value-type="float">
            <text:p>168677</text:p>
          </table:table-cell>
          <table:table-cell/>
          <table:table-cell office:value-type="float" office:value="116813" calcext:value-type="float">
            <text:p>116813</text:p>
          </table:table-cell>
          <table:table-cell/>
          <table:table-cell office:value-type="float" office:value="147667" calcext:value-type="float">
            <text:p>147667</text:p>
          </table:table-cell>
          <table:table-cell/>
          <table:table-cell office:value-type="float" office:value="151720" calcext:value-type="float">
            <text:p>151720</text:p>
          </table:table-cell>
          <table:table-cell/>
          <table:table-cell office:value-type="float" office:value="171252" calcext:value-type="float">
            <text:p>171252</text:p>
          </table:table-cell>
          <table:table-cell/>
          <table:table-cell office:value-type="float" office:value="170687" calcext:value-type="float">
            <text:p>170687</text:p>
          </table:table-cell>
          <table:table-cell/>
          <table:table-cell office:value-type="float" office:value="172071" calcext:value-type="float">
            <text:p>172071</text:p>
          </table:table-cell>
          <table:table-cell/>
          <table:table-cell office:value-type="float" office:value="169820" calcext:value-type="float">
            <text:p>16982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6247" calcext:value-type="float">
            <text:p>36247</text:p>
          </table:table-cell>
          <table:table-cell/>
          <table:table-cell office:value-type="float" office:value="63780" calcext:value-type="float">
            <text:p>63780</text:p>
          </table:table-cell>
          <table:table-cell/>
          <table:table-cell office:value-type="float" office:value="90685" calcext:value-type="float">
            <text:p>90685</text:p>
          </table:table-cell>
          <table:table-cell/>
          <table:table-cell office:value-type="float" office:value="128104" calcext:value-type="float">
            <text:p>128104</text:p>
          </table:table-cell>
          <table:table-cell/>
          <table:table-cell office:value-type="float" office:value="150642" calcext:value-type="float">
            <text:p>150642</text:p>
          </table:table-cell>
          <table:table-cell/>
          <table:table-cell office:value-type="float" office:value="125154" calcext:value-type="float">
            <text:p>125154</text:p>
          </table:table-cell>
          <table:table-cell/>
          <table:table-cell office:value-type="float" office:value="150683" calcext:value-type="float">
            <text:p>150683</text:p>
          </table:table-cell>
          <table:table-cell/>
          <table:table-cell office:value-type="float" office:value="153339" calcext:value-type="float">
            <text:p>153339</text:p>
          </table:table-cell>
          <table:table-cell/>
          <table:table-cell office:value-type="float" office:value="162859" calcext:value-type="float">
            <text:p>162859</text:p>
          </table:table-cell>
          <table:table-cell/>
          <table:table-cell office:value-type="float" office:value="171280" calcext:value-type="float">
            <text:p>171280</text:p>
          </table:table-cell>
          <table:table-cell/>
          <table:table-cell office:value-type="float" office:value="162318" calcext:value-type="float">
            <text:p>162318</text:p>
          </table:table-cell>
          <table:table-cell/>
          <table:table-cell office:value-type="float" office:value="165093" calcext:value-type="float">
            <text:p>165093</text:p>
          </table:table-cell>
          <table:table-cell/>
          <table:table-cell office:value-type="float" office:value="166397" calcext:value-type="float">
            <text:p>1663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1278" calcext:value-type="float">
            <text:p>161278</text:p>
          </table:table-cell>
          <table:table-cell/>
          <table:table-cell office:value-type="float" office:value="130404" calcext:value-type="float">
            <text:p>130404</text:p>
          </table:table-cell>
          <table:table-cell/>
          <table:table-cell office:value-type="float" office:value="159183" calcext:value-type="float">
            <text:p>159183</text:p>
          </table:table-cell>
          <table:table-cell/>
          <table:table-cell office:value-type="float" office:value="169871" calcext:value-type="float">
            <text:p>169871</text:p>
          </table:table-cell>
          <table:table-cell/>
          <table:table-cell office:value-type="float" office:value="171276" calcext:value-type="float">
            <text:p>171276</text:p>
          </table:table-cell>
          <table:table-cell/>
          <table:table-cell office:value-type="float" office:value="163638" calcext:value-type="float">
            <text:p>163638</text:p>
          </table:table-cell>
          <table:table-cell/>
          <table:table-cell office:value-type="float" office:value="192595" calcext:value-type="float">
            <text:p>192595</text:p>
          </table:table-cell>
          <table:table-cell/>
          <table:table-cell office:value-type="float" office:value="160074" calcext:value-type="float">
            <text:p>160074</text:p>
          </table:table-cell>
          <table:table-cell/>
          <table:table-cell office:value-type="float" office:value="170401" calcext:value-type="float">
            <text:p>17040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6301" calcext:value-type="float">
            <text:p>136301</text:p>
          </table:table-cell>
          <table:table-cell/>
          <table:table-cell office:value-type="float" office:value="121464" calcext:value-type="float">
            <text:p>121464</text:p>
          </table:table-cell>
          <table:table-cell/>
          <table:table-cell office:value-type="float" office:value="128967" calcext:value-type="float">
            <text:p>128967</text:p>
          </table:table-cell>
          <table:table-cell/>
          <table:table-cell office:value-type="float" office:value="123204" calcext:value-type="float">
            <text:p>123204</text:p>
          </table:table-cell>
          <table:table-cell/>
          <table:table-cell office:value-type="float" office:value="104414" calcext:value-type="float">
            <text:p>104414</text:p>
          </table:table-cell>
          <table:table-cell/>
          <table:table-cell office:value-type="float" office:value="86301" calcext:value-type="float">
            <text:p>86301</text:p>
          </table:table-cell>
          <table:table-cell/>
          <table:table-cell office:value-type="float" office:value="52548" calcext:value-type="float">
            <text:p>52548</text:p>
          </table:table-cell>
          <table:table-cell/>
          <table:table-cell office:value-type="float" office:value="166346" calcext:value-type="float">
            <text:p>166346</text:p>
          </table:table-cell>
          <table:table-cell/>
          <table:table-cell office:value-type="float" office:value="168908" calcext:value-type="float">
            <text:p>1689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9307" calcext:value-type="float">
            <text:p>149307</text:p>
          </table:table-cell>
          <table:table-cell/>
          <table:table-cell office:value-type="float" office:value="126734" calcext:value-type="float">
            <text:p>126734</text:p>
          </table:table-cell>
          <table:table-cell/>
          <table:table-cell office:value-type="float" office:value="136925" calcext:value-type="float">
            <text:p>136925</text:p>
          </table:table-cell>
          <table:table-cell/>
          <table:table-cell office:value-type="float" office:value="126274" calcext:value-type="float">
            <text:p>126274</text:p>
          </table:table-cell>
          <table:table-cell/>
          <table:table-cell office:value-type="float" office:value="68196" calcext:value-type="float">
            <text:p>68196</text:p>
          </table:table-cell>
          <table:table-cell/>
          <table:table-cell office:value-type="float" office:value="160761" calcext:value-type="float">
            <text:p>160761</text:p>
          </table:table-cell>
          <table:table-cell/>
          <table:table-cell office:value-type="float" office:value="166490" calcext:value-type="float">
            <text:p>166490</text:p>
          </table:table-cell>
          <table:table-cell/>
          <table:table-cell office:value-type="float" office:value="163338" calcext:value-type="float">
            <text:p>163338</text:p>
          </table:table-cell>
          <table:table-cell/>
          <table:table-cell office:value-type="float" office:value="166170" calcext:value-type="float">
            <text:p>1661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8756" calcext:value-type="float">
            <text:p>148756</text:p>
          </table:table-cell>
          <table:table-cell/>
          <table:table-cell office:value-type="float" office:value="127030" calcext:value-type="float">
            <text:p>127030</text:p>
          </table:table-cell>
          <table:table-cell/>
          <table:table-cell office:value-type="float" office:value="158430" calcext:value-type="float">
            <text:p>158430</text:p>
          </table:table-cell>
          <table:table-cell/>
          <table:table-cell office:value-type="float" office:value="159361" calcext:value-type="float">
            <text:p>159361</text:p>
          </table:table-cell>
          <table:table-cell/>
          <table:table-cell office:value-type="float" office:value="168362" calcext:value-type="float">
            <text:p>168362</text:p>
          </table:table-cell>
          <table:table-cell/>
          <table:table-cell office:value-type="float" office:value="172464" calcext:value-type="float">
            <text:p>172464</text:p>
          </table:table-cell>
          <table:table-cell/>
          <table:table-cell office:value-type="float" office:value="166734" calcext:value-type="float">
            <text:p>166734</text:p>
          </table:table-cell>
          <table:table-cell/>
          <table:table-cell office:value-type="float" office:value="199937" calcext:value-type="float">
            <text:p>199937</text:p>
          </table:table-cell>
          <table:table-cell/>
          <table:table-cell office:value-type="float" office:value="98506" calcext:value-type="float">
            <text:p>9850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3789" calcext:value-type="float">
            <text:p>133789</text:p>
          </table:table-cell>
          <table:table-cell/>
          <table:table-cell office:value-type="float" office:value="123741" calcext:value-type="float">
            <text:p>123741</text:p>
          </table:table-cell>
          <table:table-cell/>
          <table:table-cell office:value-type="float" office:value="157161" calcext:value-type="float">
            <text:p>157161</text:p>
          </table:table-cell>
          <table:table-cell/>
          <table:table-cell office:value-type="float" office:value="155257" calcext:value-type="float">
            <text:p>155257</text:p>
          </table:table-cell>
          <table:table-cell/>
          <table:table-cell office:value-type="float" office:value="160200" calcext:value-type="float">
            <text:p>160200</text:p>
          </table:table-cell>
          <table:table-cell/>
          <table:table-cell office:value-type="float" office:value="176362" calcext:value-type="float">
            <text:p>176362</text:p>
          </table:table-cell>
          <table:table-cell/>
          <table:table-cell office:value-type="float" office:value="171759" calcext:value-type="float">
            <text:p>171759</text:p>
          </table:table-cell>
          <table:table-cell/>
          <table:table-cell office:value-type="float" office:value="198180" calcext:value-type="float">
            <text:p>198180</text:p>
          </table:table-cell>
          <table:table-cell/>
          <table:table-cell office:value-type="float" office:value="174771" calcext:value-type="float">
            <text:p>17477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6886" calcext:value-type="float">
            <text:p>106886</text:p>
          </table:table-cell>
          <table:table-cell/>
          <table:table-cell office:value-type="float" office:value="127945" calcext:value-type="float">
            <text:p>127945</text:p>
          </table:table-cell>
          <table:table-cell/>
          <table:table-cell office:value-type="float" office:value="152965" calcext:value-type="float">
            <text:p>152965</text:p>
          </table:table-cell>
          <table:table-cell/>
          <table:table-cell office:value-type="float" office:value="161184" calcext:value-type="float">
            <text:p>161184</text:p>
          </table:table-cell>
          <table:table-cell/>
          <table:table-cell office:value-type="float" office:value="169040" calcext:value-type="float">
            <text:p>169040</text:p>
          </table:table-cell>
          <table:table-cell/>
          <table:table-cell office:value-type="float" office:value="175846" calcext:value-type="float">
            <text:p>175846</text:p>
          </table:table-cell>
          <table:table-cell/>
          <table:table-cell office:value-type="float" office:value="176339" calcext:value-type="float">
            <text:p>176339</text:p>
          </table:table-cell>
          <table:table-cell/>
          <table:table-cell office:value-type="float" office:value="167758" calcext:value-type="float">
            <text:p>167758</text:p>
          </table:table-cell>
          <table:table-cell/>
          <table:table-cell office:value-type="float" office:value="169262" calcext:value-type="float">
            <text:p>16926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3516" calcext:value-type="float">
            <text:p>153516</text:p>
          </table:table-cell>
          <table:table-cell/>
          <table:table-cell office:value-type="float" office:value="132454" calcext:value-type="float">
            <text:p>132454</text:p>
          </table:table-cell>
          <table:table-cell/>
          <table:table-cell office:value-type="float" office:value="148449" calcext:value-type="float">
            <text:p>148449</text:p>
          </table:table-cell>
          <table:table-cell/>
          <table:table-cell office:value-type="float" office:value="158451" calcext:value-type="float">
            <text:p>158451</text:p>
          </table:table-cell>
          <table:table-cell/>
          <table:table-cell office:value-type="float" office:value="148847" calcext:value-type="float">
            <text:p>148847</text:p>
          </table:table-cell>
          <table:table-cell/>
          <table:table-cell office:value-type="float" office:value="166214" calcext:value-type="float">
            <text:p>166214</text:p>
          </table:table-cell>
          <table:table-cell/>
          <table:table-cell office:value-type="float" office:value="172795" calcext:value-type="float">
            <text:p>172795</text:p>
          </table:table-cell>
          <table:table-cell/>
          <table:table-cell office:value-type="float" office:value="170087" calcext:value-type="float">
            <text:p>170087</text:p>
          </table:table-cell>
          <table:table-cell/>
          <table:table-cell office:value-type="float" office:value="172580" calcext:value-type="float">
            <text:p>17258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4687" calcext:value-type="float">
            <text:p>154687</text:p>
          </table:table-cell>
          <table:table-cell/>
          <table:table-cell office:value-type="float" office:value="98340" calcext:value-type="float">
            <text:p>98340</text:p>
          </table:table-cell>
          <table:table-cell/>
          <table:table-cell office:value-type="float" office:value="152946" calcext:value-type="float">
            <text:p>152946</text:p>
          </table:table-cell>
          <table:table-cell/>
          <table:table-cell office:value-type="float" office:value="128358" calcext:value-type="float">
            <text:p>128358</text:p>
          </table:table-cell>
          <table:table-cell/>
          <table:table-cell office:value-type="float" office:value="162110" calcext:value-type="float">
            <text:p>162110</text:p>
          </table:table-cell>
          <table:table-cell/>
          <table:table-cell office:value-type="float" office:value="132676" calcext:value-type="float">
            <text:p>132676</text:p>
          </table:table-cell>
          <table:table-cell/>
          <table:table-cell office:value-type="float" office:value="169808" calcext:value-type="float">
            <text:p>169808</text:p>
          </table:table-cell>
          <table:table-cell/>
          <table:table-cell office:value-type="float" office:value="179171" calcext:value-type="float">
            <text:p>179171</text:p>
          </table:table-cell>
          <table:table-cell/>
          <table:table-cell office:value-type="float" office:value="174360" calcext:value-type="float">
            <text:p>174360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ackward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5599" calcext:value-type="float">
            <text:p>25599</text:p>
          </table:table-cell>
          <table:table-cell/>
          <table:table-cell office:value-type="float" office:value="44942" calcext:value-type="float">
            <text:p>44942</text:p>
          </table:table-cell>
          <table:table-cell/>
          <table:table-cell office:value-type="float" office:value="72632" calcext:value-type="float">
            <text:p>72632</text:p>
          </table:table-cell>
          <table:table-cell/>
          <table:table-cell office:value-type="float" office:value="24188" calcext:value-type="float">
            <text:p>24188</text:p>
          </table:table-cell>
          <table:table-cell/>
          <table:table-cell office:value-type="float" office:value="121200" calcext:value-type="float">
            <text:p>121200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0394" calcext:value-type="float">
            <text:p>20394</text:p>
          </table:table-cell>
          <table:table-cell/>
          <table:table-cell office:value-type="float" office:value="38977" calcext:value-type="float">
            <text:p>38977</text:p>
          </table:table-cell>
          <table:table-cell/>
          <table:table-cell office:value-type="float" office:value="30837" calcext:value-type="float">
            <text:p>30837</text:p>
          </table:table-cell>
          <table:table-cell/>
          <table:table-cell office:value-type="float" office:value="101185" calcext:value-type="float">
            <text:p>101185</text:p>
          </table:table-cell>
          <table:table-cell/>
          <table:table-cell office:value-type="float" office:value="126477" calcext:value-type="float">
            <text:p>126477</text:p>
          </table:table-cell>
          <table:table-cell/>
          <table:table-cell office:value-type="float" office:value="136893" calcext:value-type="float">
            <text:p>13689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3961" calcext:value-type="float">
            <text:p>23961</text:p>
          </table:table-cell>
          <table:table-cell/>
          <table:table-cell office:value-type="float" office:value="29615" calcext:value-type="float">
            <text:p>29615</text:p>
          </table:table-cell>
          <table:table-cell/>
          <table:table-cell office:value-type="float" office:value="62914" calcext:value-type="float">
            <text:p>62914</text:p>
          </table:table-cell>
          <table:table-cell/>
          <table:table-cell office:value-type="float" office:value="60462" calcext:value-type="float">
            <text:p>60462</text:p>
          </table:table-cell>
          <table:table-cell/>
          <table:table-cell office:value-type="float" office:value="132302" calcext:value-type="float">
            <text:p>132302</text:p>
          </table:table-cell>
          <table:table-cell/>
          <table:table-cell office:value-type="float" office:value="76255" calcext:value-type="float">
            <text:p>76255</text:p>
          </table:table-cell>
          <table:table-cell/>
          <table:table-cell office:value-type="float" office:value="156961" calcext:value-type="float">
            <text:p>156961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9329" calcext:value-type="float">
            <text:p>19329</text:p>
          </table:table-cell>
          <table:table-cell/>
          <table:table-cell office:value-type="float" office:value="30425" calcext:value-type="float">
            <text:p>30425</text:p>
          </table:table-cell>
          <table:table-cell/>
          <table:table-cell office:value-type="float" office:value="61985" calcext:value-type="float">
            <text:p>61985</text:p>
          </table:table-cell>
          <table:table-cell/>
          <table:table-cell office:value-type="float" office:value="86529" calcext:value-type="float">
            <text:p>86529</text:p>
          </table:table-cell>
          <table:table-cell/>
          <table:table-cell office:value-type="float" office:value="80961" calcext:value-type="float">
            <text:p>80961</text:p>
          </table:table-cell>
          <table:table-cell/>
          <table:table-cell office:value-type="float" office:value="138495" calcext:value-type="float">
            <text:p>138495</text:p>
          </table:table-cell>
          <table:table-cell/>
          <table:table-cell office:value-type="float" office:value="168578" calcext:value-type="float">
            <text:p>168578</text:p>
          </table:table-cell>
          <table:table-cell/>
          <table:table-cell office:value-type="float" office:value="145910" calcext:value-type="float">
            <text:p>14591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9560" calcext:value-type="float">
            <text:p>19560</text:p>
          </table:table-cell>
          <table:table-cell/>
          <table:table-cell office:value-type="float" office:value="27478" calcext:value-type="float">
            <text:p>27478</text:p>
          </table:table-cell>
          <table:table-cell/>
          <table:table-cell office:value-type="float" office:value="60044" calcext:value-type="float">
            <text:p>60044</text:p>
          </table:table-cell>
          <table:table-cell/>
          <table:table-cell office:value-type="float" office:value="87590" calcext:value-type="float">
            <text:p>87590</text:p>
          </table:table-cell>
          <table:table-cell/>
          <table:table-cell office:value-type="float" office:value="111912" calcext:value-type="float">
            <text:p>111912</text:p>
          </table:table-cell>
          <table:table-cell/>
          <table:table-cell office:value-type="float" office:value="143238" calcext:value-type="float">
            <text:p>143238</text:p>
          </table:table-cell>
          <table:table-cell/>
          <table:table-cell office:value-type="float" office:value="152928" calcext:value-type="float">
            <text:p>152928</text:p>
          </table:table-cell>
          <table:table-cell/>
          <table:table-cell office:value-type="float" office:value="156170" calcext:value-type="float">
            <text:p>156170</text:p>
          </table:table-cell>
          <table:table-cell/>
          <table:table-cell office:value-type="float" office:value="154568" calcext:value-type="float">
            <text:p>154568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7733" calcext:value-type="float">
            <text:p>17733</text:p>
          </table:table-cell>
          <table:table-cell/>
          <table:table-cell office:value-type="float" office:value="33190" calcext:value-type="float">
            <text:p>33190</text:p>
          </table:table-cell>
          <table:table-cell/>
          <table:table-cell office:value-type="float" office:value="51199" calcext:value-type="float">
            <text:p>51199</text:p>
          </table:table-cell>
          <table:table-cell/>
          <table:table-cell office:value-type="float" office:value="89275" calcext:value-type="float">
            <text:p>89275</text:p>
          </table:table-cell>
          <table:table-cell/>
          <table:table-cell office:value-type="float" office:value="72148" calcext:value-type="float">
            <text:p>72148</text:p>
          </table:table-cell>
          <table:table-cell/>
          <table:table-cell office:value-type="float" office:value="73956" calcext:value-type="float">
            <text:p>73956</text:p>
          </table:table-cell>
          <table:table-cell/>
          <table:table-cell office:value-type="float" office:value="85209" calcext:value-type="float">
            <text:p>85209</text:p>
          </table:table-cell>
          <table:table-cell/>
          <table:table-cell office:value-type="float" office:value="86213" calcext:value-type="float">
            <text:p>86213</text:p>
          </table:table-cell>
          <table:table-cell/>
          <table:table-cell office:value-type="float" office:value="78479" calcext:value-type="float">
            <text:p>78479</text:p>
          </table:table-cell>
          <table:table-cell/>
          <table:table-cell office:value-type="float" office:value="90631" calcext:value-type="float">
            <text:p>90631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9494" calcext:value-type="float">
            <text:p>19494</text:p>
          </table:table-cell>
          <table:table-cell/>
          <table:table-cell office:value-type="float" office:value="32799" calcext:value-type="float">
            <text:p>32799</text:p>
          </table:table-cell>
          <table:table-cell/>
          <table:table-cell office:value-type="float" office:value="54299" calcext:value-type="float">
            <text:p>54299</text:p>
          </table:table-cell>
          <table:table-cell/>
          <table:table-cell office:value-type="float" office:value="89942" calcext:value-type="float">
            <text:p>89942</text:p>
          </table:table-cell>
          <table:table-cell/>
          <table:table-cell office:value-type="float" office:value="87142" calcext:value-type="float">
            <text:p>87142</text:p>
          </table:table-cell>
          <table:table-cell/>
          <table:table-cell office:value-type="float" office:value="113522" calcext:value-type="float">
            <text:p>113522</text:p>
          </table:table-cell>
          <table:table-cell/>
          <table:table-cell office:value-type="float" office:value="127220" calcext:value-type="float">
            <text:p>127220</text:p>
          </table:table-cell>
          <table:table-cell/>
          <table:table-cell office:value-type="float" office:value="109343" calcext:value-type="float">
            <text:p>109343</text:p>
          </table:table-cell>
          <table:table-cell/>
          <table:table-cell office:value-type="float" office:value="126364" calcext:value-type="float">
            <text:p>126364</text:p>
          </table:table-cell>
          <table:table-cell/>
          <table:table-cell office:value-type="float" office:value="130295" calcext:value-type="float">
            <text:p>130295</text:p>
          </table:table-cell>
          <table:table-cell/>
          <table:table-cell office:value-type="float" office:value="243011" calcext:value-type="float">
            <text:p>24301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7308" calcext:value-type="float">
            <text:p>17308</text:p>
          </table:table-cell>
          <table:table-cell/>
          <table:table-cell office:value-type="float" office:value="31379" calcext:value-type="float">
            <text:p>31379</text:p>
          </table:table-cell>
          <table:table-cell/>
          <table:table-cell office:value-type="float" office:value="52613" calcext:value-type="float">
            <text:p>52613</text:p>
          </table:table-cell>
          <table:table-cell/>
          <table:table-cell office:value-type="float" office:value="84951" calcext:value-type="float">
            <text:p>84951</text:p>
          </table:table-cell>
          <table:table-cell/>
          <table:table-cell office:value-type="float" office:value="109816" calcext:value-type="float">
            <text:p>109816</text:p>
          </table:table-cell>
          <table:table-cell/>
          <table:table-cell office:value-type="float" office:value="131746" calcext:value-type="float">
            <text:p>131746</text:p>
          </table:table-cell>
          <table:table-cell/>
          <table:table-cell office:value-type="float" office:value="135669" calcext:value-type="float">
            <text:p>135669</text:p>
          </table:table-cell>
          <table:table-cell/>
          <table:table-cell office:value-type="float" office:value="145663" calcext:value-type="float">
            <text:p>145663</text:p>
          </table:table-cell>
          <table:table-cell/>
          <table:table-cell office:value-type="float" office:value="169518" calcext:value-type="float">
            <text:p>169518</text:p>
          </table:table-cell>
          <table:table-cell/>
          <table:table-cell office:value-type="float" office:value="197498" calcext:value-type="float">
            <text:p>197498</text:p>
          </table:table-cell>
          <table:table-cell/>
          <table:table-cell office:value-type="float" office:value="190603" calcext:value-type="float">
            <text:p>190603</text:p>
          </table:table-cell>
          <table:table-cell/>
          <table:table-cell office:value-type="float" office:value="208065" calcext:value-type="float">
            <text:p>20806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8959" calcext:value-type="float">
            <text:p>18959</text:p>
          </table:table-cell>
          <table:table-cell/>
          <table:table-cell office:value-type="float" office:value="34644" calcext:value-type="float">
            <text:p>34644</text:p>
          </table:table-cell>
          <table:table-cell/>
          <table:table-cell office:value-type="float" office:value="56536" calcext:value-type="float">
            <text:p>56536</text:p>
          </table:table-cell>
          <table:table-cell/>
          <table:table-cell office:value-type="float" office:value="95395" calcext:value-type="float">
            <text:p>95395</text:p>
          </table:table-cell>
          <table:table-cell/>
          <table:table-cell office:value-type="float" office:value="139665" calcext:value-type="float">
            <text:p>139665</text:p>
          </table:table-cell>
          <table:table-cell/>
          <table:table-cell office:value-type="float" office:value="177673" calcext:value-type="float">
            <text:p>177673</text:p>
          </table:table-cell>
          <table:table-cell/>
          <table:table-cell office:value-type="float" office:value="124188" calcext:value-type="float">
            <text:p>124188</text:p>
          </table:table-cell>
          <table:table-cell/>
          <table:table-cell office:value-type="float" office:value="200187" calcext:value-type="float">
            <text:p>200187</text:p>
          </table:table-cell>
          <table:table-cell/>
          <table:table-cell office:value-type="float" office:value="208702" calcext:value-type="float">
            <text:p>208702</text:p>
          </table:table-cell>
          <table:table-cell/>
          <table:table-cell office:value-type="float" office:value="259334" calcext:value-type="float">
            <text:p>259334</text:p>
          </table:table-cell>
          <table:table-cell/>
          <table:table-cell office:value-type="float" office:value="249828" calcext:value-type="float">
            <text:p>249828</text:p>
          </table:table-cell>
          <table:table-cell/>
          <table:table-cell office:value-type="float" office:value="263858" calcext:value-type="float">
            <text:p>263858</text:p>
          </table:table-cell>
          <table:table-cell/>
          <table:table-cell office:value-type="float" office:value="264044" calcext:value-type="float">
            <text:p>26404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9451" calcext:value-type="float">
            <text:p>139451</text:p>
          </table:table-cell>
          <table:table-cell/>
          <table:table-cell office:value-type="float" office:value="168170" calcext:value-type="float">
            <text:p>168170</text:p>
          </table:table-cell>
          <table:table-cell/>
          <table:table-cell office:value-type="float" office:value="191885" calcext:value-type="float">
            <text:p>191885</text:p>
          </table:table-cell>
          <table:table-cell/>
          <table:table-cell office:value-type="float" office:value="214282" calcext:value-type="float">
            <text:p>214282</text:p>
          </table:table-cell>
          <table:table-cell/>
          <table:table-cell office:value-type="float" office:value="227299" calcext:value-type="float">
            <text:p>227299</text:p>
          </table:table-cell>
          <table:table-cell/>
          <table:table-cell office:value-type="float" office:value="257219" calcext:value-type="float">
            <text:p>257219</text:p>
          </table:table-cell>
          <table:table-cell/>
          <table:table-cell office:value-type="float" office:value="237368" calcext:value-type="float">
            <text:p>237368</text:p>
          </table:table-cell>
          <table:table-cell/>
          <table:table-cell office:value-type="float" office:value="254988" calcext:value-type="float">
            <text:p>254988</text:p>
          </table:table-cell>
          <table:table-cell/>
          <table:table-cell office:value-type="float" office:value="269986" calcext:value-type="float">
            <text:p>26998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1282" calcext:value-type="float">
            <text:p>121282</text:p>
          </table:table-cell>
          <table:table-cell/>
          <table:table-cell office:value-type="float" office:value="151877" calcext:value-type="float">
            <text:p>151877</text:p>
          </table:table-cell>
          <table:table-cell/>
          <table:table-cell office:value-type="float" office:value="165966" calcext:value-type="float">
            <text:p>165966</text:p>
          </table:table-cell>
          <table:table-cell/>
          <table:table-cell office:value-type="float" office:value="197784" calcext:value-type="float">
            <text:p>197784</text:p>
          </table:table-cell>
          <table:table-cell/>
          <table:table-cell office:value-type="float" office:value="229730" calcext:value-type="float">
            <text:p>229730</text:p>
          </table:table-cell>
          <table:table-cell/>
          <table:table-cell office:value-type="float" office:value="245061" calcext:value-type="float">
            <text:p>245061</text:p>
          </table:table-cell>
          <table:table-cell/>
          <table:table-cell office:value-type="float" office:value="206918" calcext:value-type="float">
            <text:p>206918</text:p>
          </table:table-cell>
          <table:table-cell/>
          <table:table-cell office:value-type="float" office:value="257155" calcext:value-type="float">
            <text:p>257155</text:p>
          </table:table-cell>
          <table:table-cell/>
          <table:table-cell office:value-type="float" office:value="284175" calcext:value-type="float">
            <text:p>28417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2499" calcext:value-type="float">
            <text:p>132499</text:p>
          </table:table-cell>
          <table:table-cell/>
          <table:table-cell office:value-type="float" office:value="152836" calcext:value-type="float">
            <text:p>152836</text:p>
          </table:table-cell>
          <table:table-cell/>
          <table:table-cell office:value-type="float" office:value="178160" calcext:value-type="float">
            <text:p>178160</text:p>
          </table:table-cell>
          <table:table-cell/>
          <table:table-cell office:value-type="float" office:value="193517" calcext:value-type="float">
            <text:p>193517</text:p>
          </table:table-cell>
          <table:table-cell/>
          <table:table-cell office:value-type="float" office:value="211001" calcext:value-type="float">
            <text:p>211001</text:p>
          </table:table-cell>
          <table:table-cell/>
          <table:table-cell office:value-type="float" office:value="246271" calcext:value-type="float">
            <text:p>246271</text:p>
          </table:table-cell>
          <table:table-cell/>
          <table:table-cell office:value-type="float" office:value="202877" calcext:value-type="float">
            <text:p>202877</text:p>
          </table:table-cell>
          <table:table-cell/>
          <table:table-cell office:value-type="float" office:value="264872" calcext:value-type="float">
            <text:p>264872</text:p>
          </table:table-cell>
          <table:table-cell/>
          <table:table-cell office:value-type="float" office:value="268967" calcext:value-type="float">
            <text:p>26896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1938" calcext:value-type="float">
            <text:p>121938</text:p>
          </table:table-cell>
          <table:table-cell/>
          <table:table-cell office:value-type="float" office:value="162799" calcext:value-type="float">
            <text:p>162799</text:p>
          </table:table-cell>
          <table:table-cell/>
          <table:table-cell office:value-type="float" office:value="181951" calcext:value-type="float">
            <text:p>181951</text:p>
          </table:table-cell>
          <table:table-cell/>
          <table:table-cell office:value-type="float" office:value="164656" calcext:value-type="float">
            <text:p>164656</text:p>
          </table:table-cell>
          <table:table-cell/>
          <table:table-cell office:value-type="float" office:value="239229" calcext:value-type="float">
            <text:p>239229</text:p>
          </table:table-cell>
          <table:table-cell/>
          <table:table-cell office:value-type="float" office:value="262200" calcext:value-type="float">
            <text:p>262200</text:p>
          </table:table-cell>
          <table:table-cell/>
          <table:table-cell office:value-type="float" office:value="253527" calcext:value-type="float">
            <text:p>253527</text:p>
          </table:table-cell>
          <table:table-cell/>
          <table:table-cell office:value-type="float" office:value="263347" calcext:value-type="float">
            <text:p>263347</text:p>
          </table:table-cell>
          <table:table-cell/>
          <table:table-cell office:value-type="float" office:value="259349" calcext:value-type="float">
            <text:p>25934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5779" calcext:value-type="float">
            <text:p>125779</text:p>
          </table:table-cell>
          <table:table-cell/>
          <table:table-cell office:value-type="float" office:value="146243" calcext:value-type="float">
            <text:p>146243</text:p>
          </table:table-cell>
          <table:table-cell/>
          <table:table-cell office:value-type="float" office:value="171038" calcext:value-type="float">
            <text:p>171038</text:p>
          </table:table-cell>
          <table:table-cell/>
          <table:table-cell office:value-type="float" office:value="195346" calcext:value-type="float">
            <text:p>195346</text:p>
          </table:table-cell>
          <table:table-cell/>
          <table:table-cell office:value-type="float" office:value="224800" calcext:value-type="float">
            <text:p>224800</text:p>
          </table:table-cell>
          <table:table-cell/>
          <table:table-cell office:value-type="float" office:value="237322" calcext:value-type="float">
            <text:p>237322</text:p>
          </table:table-cell>
          <table:table-cell/>
          <table:table-cell office:value-type="float" office:value="259150" calcext:value-type="float">
            <text:p>259150</text:p>
          </table:table-cell>
          <table:table-cell/>
          <table:table-cell office:value-type="float" office:value="264360" calcext:value-type="float">
            <text:p>264360</text:p>
          </table:table-cell>
          <table:table-cell/>
          <table:table-cell office:value-type="float" office:value="276144" calcext:value-type="float">
            <text:p>27614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6372" calcext:value-type="float">
            <text:p>126372</text:p>
          </table:table-cell>
          <table:table-cell/>
          <table:table-cell office:value-type="float" office:value="153015" calcext:value-type="float">
            <text:p>153015</text:p>
          </table:table-cell>
          <table:table-cell/>
          <table:table-cell office:value-type="float" office:value="185953" calcext:value-type="float">
            <text:p>185953</text:p>
          </table:table-cell>
          <table:table-cell/>
          <table:table-cell office:value-type="float" office:value="203307" calcext:value-type="float">
            <text:p>203307</text:p>
          </table:table-cell>
          <table:table-cell/>
          <table:table-cell office:value-type="float" office:value="228336" calcext:value-type="float">
            <text:p>228336</text:p>
          </table:table-cell>
          <table:table-cell/>
          <table:table-cell office:value-type="float" office:value="245913" calcext:value-type="float">
            <text:p>245913</text:p>
          </table:table-cell>
          <table:table-cell/>
          <table:table-cell office:value-type="float" office:value="257274" calcext:value-type="float">
            <text:p>257274</text:p>
          </table:table-cell>
          <table:table-cell/>
          <table:table-cell office:value-type="float" office:value="262273" calcext:value-type="float">
            <text:p>262273</text:p>
          </table:table-cell>
          <table:table-cell/>
          <table:table-cell office:value-type="float" office:value="272109" calcext:value-type="float">
            <text:p>27210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2186" calcext:value-type="float">
            <text:p>122186</text:p>
          </table:table-cell>
          <table:table-cell/>
          <table:table-cell office:value-type="float" office:value="158350" calcext:value-type="float">
            <text:p>158350</text:p>
          </table:table-cell>
          <table:table-cell/>
          <table:table-cell office:value-type="float" office:value="180440" calcext:value-type="float">
            <text:p>180440</text:p>
          </table:table-cell>
          <table:table-cell/>
          <table:table-cell office:value-type="float" office:value="200270" calcext:value-type="float">
            <text:p>200270</text:p>
          </table:table-cell>
          <table:table-cell/>
          <table:table-cell office:value-type="float" office:value="223821" calcext:value-type="float">
            <text:p>223821</text:p>
          </table:table-cell>
          <table:table-cell/>
          <table:table-cell office:value-type="float" office:value="241212" calcext:value-type="float">
            <text:p>241212</text:p>
          </table:table-cell>
          <table:table-cell/>
          <table:table-cell office:value-type="float" office:value="266416" calcext:value-type="float">
            <text:p>266416</text:p>
          </table:table-cell>
          <table:table-cell/>
          <table:table-cell office:value-type="float" office:value="262071" calcext:value-type="float">
            <text:p>262071</text:p>
          </table:table-cell>
          <table:table-cell/>
          <table:table-cell office:value-type="float" office:value="267511" calcext:value-type="float">
            <text:p>2675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8146" calcext:value-type="float">
            <text:p>138146</text:p>
          </table:table-cell>
          <table:table-cell/>
          <table:table-cell office:value-type="float" office:value="160136" calcext:value-type="float">
            <text:p>160136</text:p>
          </table:table-cell>
          <table:table-cell/>
          <table:table-cell office:value-type="float" office:value="182273" calcext:value-type="float">
            <text:p>182273</text:p>
          </table:table-cell>
          <table:table-cell/>
          <table:table-cell office:value-type="float" office:value="199272" calcext:value-type="float">
            <text:p>199272</text:p>
          </table:table-cell>
          <table:table-cell/>
          <table:table-cell office:value-type="float" office:value="226083" calcext:value-type="float">
            <text:p>226083</text:p>
          </table:table-cell>
          <table:table-cell/>
          <table:table-cell office:value-type="float" office:value="246178" calcext:value-type="float">
            <text:p>246178</text:p>
          </table:table-cell>
          <table:table-cell/>
          <table:table-cell office:value-type="float" office:value="276129" calcext:value-type="float">
            <text:p>276129</text:p>
          </table:table-cell>
          <table:table-cell/>
          <table:table-cell office:value-type="float" office:value="267593" calcext:value-type="float">
            <text:p>267593</text:p>
          </table:table-cell>
          <table:table-cell/>
          <table:table-cell office:value-type="float" office:value="271117" calcext:value-type="float">
            <text:p>27111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cord re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1145" calcext:value-type="float">
            <text:p>31145</text:p>
          </table:table-cell>
          <table:table-cell/>
          <table:table-cell office:value-type="float" office:value="51863" calcext:value-type="float">
            <text:p>51863</text:p>
          </table:table-cell>
          <table:table-cell/>
          <table:table-cell office:value-type="float" office:value="83551" calcext:value-type="float">
            <text:p>83551</text:p>
          </table:table-cell>
          <table:table-cell/>
          <table:table-cell office:value-type="float" office:value="117435" calcext:value-type="float">
            <text:p>117435</text:p>
          </table:table-cell>
          <table:table-cell/>
          <table:table-cell office:value-type="float" office:value="135861" calcext:value-type="float">
            <text:p>135861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32306" calcext:value-type="float">
            <text:p>32306</text:p>
          </table:table-cell>
          <table:table-cell/>
          <table:table-cell office:value-type="float" office:value="57322" calcext:value-type="float">
            <text:p>57322</text:p>
          </table:table-cell>
          <table:table-cell/>
          <table:table-cell office:value-type="float" office:value="93355" calcext:value-type="float">
            <text:p>93355</text:p>
          </table:table-cell>
          <table:table-cell/>
          <table:table-cell office:value-type="float" office:value="125121" calcext:value-type="float">
            <text:p>125121</text:p>
          </table:table-cell>
          <table:table-cell/>
          <table:table-cell office:value-type="float" office:value="152225" calcext:value-type="float">
            <text:p>152225</text:p>
          </table:table-cell>
          <table:table-cell/>
          <table:table-cell office:value-type="float" office:value="126715" calcext:value-type="float">
            <text:p>12671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6550" calcext:value-type="float">
            <text:p>36550</text:p>
          </table:table-cell>
          <table:table-cell/>
          <table:table-cell office:value-type="float" office:value="59494" calcext:value-type="float">
            <text:p>59494</text:p>
          </table:table-cell>
          <table:table-cell/>
          <table:table-cell office:value-type="float" office:value="94922" calcext:value-type="float">
            <text:p>94922</text:p>
          </table:table-cell>
          <table:table-cell/>
          <table:table-cell office:value-type="float" office:value="122954" calcext:value-type="float">
            <text:p>122954</text:p>
          </table:table-cell>
          <table:table-cell/>
          <table:table-cell office:value-type="float" office:value="152113" calcext:value-type="float">
            <text:p>152113</text:p>
          </table:table-cell>
          <table:table-cell/>
          <table:table-cell office:value-type="float" office:value="119174" calcext:value-type="float">
            <text:p>119174</text:p>
          </table:table-cell>
          <table:table-cell/>
          <table:table-cell office:value-type="float" office:value="141995" calcext:value-type="float">
            <text:p>14199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4361" calcext:value-type="float">
            <text:p>24361</text:p>
          </table:table-cell>
          <table:table-cell/>
          <table:table-cell office:value-type="float" office:value="59500" calcext:value-type="float">
            <text:p>59500</text:p>
          </table:table-cell>
          <table:table-cell/>
          <table:table-cell office:value-type="float" office:value="85979" calcext:value-type="float">
            <text:p>85979</text:p>
          </table:table-cell>
          <table:table-cell/>
          <table:table-cell office:value-type="float" office:value="126264" calcext:value-type="float">
            <text:p>126264</text:p>
          </table:table-cell>
          <table:table-cell/>
          <table:table-cell office:value-type="float" office:value="151073" calcext:value-type="float">
            <text:p>151073</text:p>
          </table:table-cell>
          <table:table-cell/>
          <table:table-cell office:value-type="float" office:value="127365" calcext:value-type="float">
            <text:p>127365</text:p>
          </table:table-cell>
          <table:table-cell/>
          <table:table-cell office:value-type="float" office:value="143091" calcext:value-type="float">
            <text:p>143091</text:p>
          </table:table-cell>
          <table:table-cell/>
          <table:table-cell office:value-type="float" office:value="149361" calcext:value-type="float">
            <text:p>14936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2993" calcext:value-type="float">
            <text:p>32993</text:p>
          </table:table-cell>
          <table:table-cell/>
          <table:table-cell office:value-type="float" office:value="53402" calcext:value-type="float">
            <text:p>53402</text:p>
          </table:table-cell>
          <table:table-cell/>
          <table:table-cell office:value-type="float" office:value="92822" calcext:value-type="float">
            <text:p>92822</text:p>
          </table:table-cell>
          <table:table-cell/>
          <table:table-cell office:value-type="float" office:value="124967" calcext:value-type="float">
            <text:p>124967</text:p>
          </table:table-cell>
          <table:table-cell/>
          <table:table-cell office:value-type="float" office:value="157562" calcext:value-type="float">
            <text:p>157562</text:p>
          </table:table-cell>
          <table:table-cell/>
          <table:table-cell office:value-type="float" office:value="126453" calcext:value-type="float">
            <text:p>126453</text:p>
          </table:table-cell>
          <table:table-cell/>
          <table:table-cell office:value-type="float" office:value="146267" calcext:value-type="float">
            <text:p>146267</text:p>
          </table:table-cell>
          <table:table-cell/>
          <table:table-cell office:value-type="float" office:value="170436" calcext:value-type="float">
            <text:p>170436</text:p>
          </table:table-cell>
          <table:table-cell/>
          <table:table-cell office:value-type="float" office:value="141772" calcext:value-type="float">
            <text:p>14177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36088" calcext:value-type="float">
            <text:p>36088</text:p>
          </table:table-cell>
          <table:table-cell/>
          <table:table-cell office:value-type="float" office:value="60106" calcext:value-type="float">
            <text:p>60106</text:p>
          </table:table-cell>
          <table:table-cell/>
          <table:table-cell office:value-type="float" office:value="90977" calcext:value-type="float">
            <text:p>90977</text:p>
          </table:table-cell>
          <table:table-cell/>
          <table:table-cell office:value-type="float" office:value="125860" calcext:value-type="float">
            <text:p>125860</text:p>
          </table:table-cell>
          <table:table-cell/>
          <table:table-cell office:value-type="float" office:value="157100" calcext:value-type="float">
            <text:p>157100</text:p>
          </table:table-cell>
          <table:table-cell/>
          <table:table-cell office:value-type="float" office:value="131216" calcext:value-type="float">
            <text:p>131216</text:p>
          </table:table-cell>
          <table:table-cell/>
          <table:table-cell office:value-type="float" office:value="142253" calcext:value-type="float">
            <text:p>142253</text:p>
          </table:table-cell>
          <table:table-cell/>
          <table:table-cell office:value-type="float" office:value="150234" calcext:value-type="float">
            <text:p>150234</text:p>
          </table:table-cell>
          <table:table-cell/>
          <table:table-cell office:value-type="float" office:value="158955" calcext:value-type="float">
            <text:p>158955</text:p>
          </table:table-cell>
          <table:table-cell/>
          <table:table-cell office:value-type="float" office:value="150289" calcext:value-type="float">
            <text:p>15028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4649" calcext:value-type="float">
            <text:p>34649</text:p>
          </table:table-cell>
          <table:table-cell/>
          <table:table-cell office:value-type="float" office:value="57067" calcext:value-type="float">
            <text:p>57067</text:p>
          </table:table-cell>
          <table:table-cell/>
          <table:table-cell office:value-type="float" office:value="82313" calcext:value-type="float">
            <text:p>82313</text:p>
          </table:table-cell>
          <table:table-cell/>
          <table:table-cell office:value-type="float" office:value="98977" calcext:value-type="float">
            <text:p>98977</text:p>
          </table:table-cell>
          <table:table-cell/>
          <table:table-cell office:value-type="float" office:value="146081" calcext:value-type="float">
            <text:p>146081</text:p>
          </table:table-cell>
          <table:table-cell/>
          <table:table-cell office:value-type="float" office:value="127903" calcext:value-type="float">
            <text:p>127903</text:p>
          </table:table-cell>
          <table:table-cell/>
          <table:table-cell office:value-type="float" office:value="140591" calcext:value-type="float">
            <text:p>140591</text:p>
          </table:table-cell>
          <table:table-cell/>
          <table:table-cell office:value-type="float" office:value="137532" calcext:value-type="float">
            <text:p>137532</text:p>
          </table:table-cell>
          <table:table-cell/>
          <table:table-cell office:value-type="float" office:value="143623" calcext:value-type="float">
            <text:p>143623</text:p>
          </table:table-cell>
          <table:table-cell/>
          <table:table-cell office:value-type="float" office:value="155486" calcext:value-type="float">
            <text:p>155486</text:p>
          </table:table-cell>
          <table:table-cell/>
          <table:table-cell office:value-type="float" office:value="172129" calcext:value-type="float">
            <text:p>172129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4718" calcext:value-type="float">
            <text:p>34718</text:p>
          </table:table-cell>
          <table:table-cell/>
          <table:table-cell office:value-type="float" office:value="55239" calcext:value-type="float">
            <text:p>55239</text:p>
          </table:table-cell>
          <table:table-cell/>
          <table:table-cell office:value-type="float" office:value="85904" calcext:value-type="float">
            <text:p>85904</text:p>
          </table:table-cell>
          <table:table-cell/>
          <table:table-cell office:value-type="float" office:value="103473" calcext:value-type="float">
            <text:p>103473</text:p>
          </table:table-cell>
          <table:table-cell/>
          <table:table-cell office:value-type="float" office:value="150735" calcext:value-type="float">
            <text:p>150735</text:p>
          </table:table-cell>
          <table:table-cell/>
          <table:table-cell office:value-type="float" office:value="136640" calcext:value-type="float">
            <text:p>136640</text:p>
          </table:table-cell>
          <table:table-cell/>
          <table:table-cell office:value-type="float" office:value="166965" calcext:value-type="float">
            <text:p>166965</text:p>
          </table:table-cell>
          <table:table-cell/>
          <table:table-cell office:value-type="float" office:value="151425" calcext:value-type="float">
            <text:p>151425</text:p>
          </table:table-cell>
          <table:table-cell/>
          <table:table-cell office:value-type="float" office:value="164693" calcext:value-type="float">
            <text:p>164693</text:p>
          </table:table-cell>
          <table:table-cell/>
          <table:table-cell office:value-type="float" office:value="171008" calcext:value-type="float">
            <text:p>171008</text:p>
          </table:table-cell>
          <table:table-cell/>
          <table:table-cell office:value-type="float" office:value="169620" calcext:value-type="float">
            <text:p>169620</text:p>
          </table:table-cell>
          <table:table-cell/>
          <table:table-cell office:value-type="float" office:value="151524" calcext:value-type="float">
            <text:p>15152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1443" calcext:value-type="float">
            <text:p>31443</text:p>
          </table:table-cell>
          <table:table-cell/>
          <table:table-cell office:value-type="float" office:value="59753" calcext:value-type="float">
            <text:p>59753</text:p>
          </table:table-cell>
          <table:table-cell/>
          <table:table-cell office:value-type="float" office:value="90400" calcext:value-type="float">
            <text:p>90400</text:p>
          </table:table-cell>
          <table:table-cell/>
          <table:table-cell office:value-type="float" office:value="126900" calcext:value-type="float">
            <text:p>126900</text:p>
          </table:table-cell>
          <table:table-cell/>
          <table:table-cell office:value-type="float" office:value="145822" calcext:value-type="float">
            <text:p>145822</text:p>
          </table:table-cell>
          <table:table-cell/>
          <table:table-cell office:value-type="float" office:value="129461" calcext:value-type="float">
            <text:p>129461</text:p>
          </table:table-cell>
          <table:table-cell/>
          <table:table-cell office:value-type="float" office:value="155185" calcext:value-type="float">
            <text:p>155185</text:p>
          </table:table-cell>
          <table:table-cell/>
          <table:table-cell office:value-type="float" office:value="173880" calcext:value-type="float">
            <text:p>173880</text:p>
          </table:table-cell>
          <table:table-cell/>
          <table:table-cell office:value-type="float" office:value="164931" calcext:value-type="float">
            <text:p>164931</text:p>
          </table:table-cell>
          <table:table-cell/>
          <table:table-cell office:value-type="float" office:value="169840" calcext:value-type="float">
            <text:p>169840</text:p>
          </table:table-cell>
          <table:table-cell/>
          <table:table-cell office:value-type="float" office:value="161783" calcext:value-type="float">
            <text:p>161783</text:p>
          </table:table-cell>
          <table:table-cell/>
          <table:table-cell office:value-type="float" office:value="164666" calcext:value-type="float">
            <text:p>164666</text:p>
          </table:table-cell>
          <table:table-cell/>
          <table:table-cell office:value-type="float" office:value="154267" calcext:value-type="float">
            <text:p>15426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0901" calcext:value-type="float">
            <text:p>170901</text:p>
          </table:table-cell>
          <table:table-cell/>
          <table:table-cell office:value-type="float" office:value="132785" calcext:value-type="float">
            <text:p>132785</text:p>
          </table:table-cell>
          <table:table-cell/>
          <table:table-cell office:value-type="float" office:value="156427" calcext:value-type="float">
            <text:p>156427</text:p>
          </table:table-cell>
          <table:table-cell/>
          <table:table-cell office:value-type="float" office:value="171972" calcext:value-type="float">
            <text:p>171972</text:p>
          </table:table-cell>
          <table:table-cell/>
          <table:table-cell office:value-type="float" office:value="173074" calcext:value-type="float">
            <text:p>173074</text:p>
          </table:table-cell>
          <table:table-cell/>
          <table:table-cell office:value-type="float" office:value="176891" calcext:value-type="float">
            <text:p>176891</text:p>
          </table:table-cell>
          <table:table-cell/>
          <table:table-cell office:value-type="float" office:value="155548" calcext:value-type="float">
            <text:p>155548</text:p>
          </table:table-cell>
          <table:table-cell/>
          <table:table-cell office:value-type="float" office:value="169024" calcext:value-type="float">
            <text:p>169024</text:p>
          </table:table-cell>
          <table:table-cell/>
          <table:table-cell office:value-type="float" office:value="173134" calcext:value-type="float">
            <text:p>17313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7310" calcext:value-type="float">
            <text:p>137310</text:p>
          </table:table-cell>
          <table:table-cell/>
          <table:table-cell office:value-type="float" office:value="116975" calcext:value-type="float">
            <text:p>116975</text:p>
          </table:table-cell>
          <table:table-cell/>
          <table:table-cell office:value-type="float" office:value="124942" calcext:value-type="float">
            <text:p>124942</text:p>
          </table:table-cell>
          <table:table-cell/>
          <table:table-cell office:value-type="float" office:value="119076" calcext:value-type="float">
            <text:p>119076</text:p>
          </table:table-cell>
          <table:table-cell/>
          <table:table-cell office:value-type="float" office:value="98453" calcext:value-type="float">
            <text:p>98453</text:p>
          </table:table-cell>
          <table:table-cell/>
          <table:table-cell office:value-type="float" office:value="79530" calcext:value-type="float">
            <text:p>79530</text:p>
          </table:table-cell>
          <table:table-cell/>
          <table:table-cell office:value-type="float" office:value="165751" calcext:value-type="float">
            <text:p>165751</text:p>
          </table:table-cell>
          <table:table-cell/>
          <table:table-cell office:value-type="float" office:value="165087" calcext:value-type="float">
            <text:p>165087</text:p>
          </table:table-cell>
          <table:table-cell/>
          <table:table-cell office:value-type="float" office:value="173427" calcext:value-type="float">
            <text:p>17342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3890" calcext:value-type="float">
            <text:p>153890</text:p>
          </table:table-cell>
          <table:table-cell/>
          <table:table-cell office:value-type="float" office:value="120065" calcext:value-type="float">
            <text:p>120065</text:p>
          </table:table-cell>
          <table:table-cell/>
          <table:table-cell office:value-type="float" office:value="132747" calcext:value-type="float">
            <text:p>132747</text:p>
          </table:table-cell>
          <table:table-cell/>
          <table:table-cell office:value-type="float" office:value="107973" calcext:value-type="float">
            <text:p>107973</text:p>
          </table:table-cell>
          <table:table-cell/>
          <table:table-cell office:value-type="float" office:value="49981" calcext:value-type="float">
            <text:p>49981</text:p>
          </table:table-cell>
          <table:table-cell/>
          <table:table-cell office:value-type="float" office:value="162127" calcext:value-type="float">
            <text:p>162127</text:p>
          </table:table-cell>
          <table:table-cell/>
          <table:table-cell office:value-type="float" office:value="161214" calcext:value-type="float">
            <text:p>161214</text:p>
          </table:table-cell>
          <table:table-cell/>
          <table:table-cell office:value-type="float" office:value="163291" calcext:value-type="float">
            <text:p>163291</text:p>
          </table:table-cell>
          <table:table-cell/>
          <table:table-cell office:value-type="float" office:value="167847" calcext:value-type="float">
            <text:p>16784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0041" calcext:value-type="float">
            <text:p>160041</text:p>
          </table:table-cell>
          <table:table-cell/>
          <table:table-cell office:value-type="float" office:value="129085" calcext:value-type="float">
            <text:p>129085</text:p>
          </table:table-cell>
          <table:table-cell/>
          <table:table-cell office:value-type="float" office:value="160505" calcext:value-type="float">
            <text:p>160505</text:p>
          </table:table-cell>
          <table:table-cell/>
          <table:table-cell office:value-type="float" office:value="169506" calcext:value-type="float">
            <text:p>169506</text:p>
          </table:table-cell>
          <table:table-cell/>
          <table:table-cell office:value-type="float" office:value="171376" calcext:value-type="float">
            <text:p>171376</text:p>
          </table:table-cell>
          <table:table-cell/>
          <table:table-cell office:value-type="float" office:value="170933" calcext:value-type="float">
            <text:p>170933</text:p>
          </table:table-cell>
          <table:table-cell/>
          <table:table-cell office:value-type="float" office:value="178841" calcext:value-type="float">
            <text:p>178841</text:p>
          </table:table-cell>
          <table:table-cell/>
          <table:table-cell office:value-type="float" office:value="200437" calcext:value-type="float">
            <text:p>200437</text:p>
          </table:table-cell>
          <table:table-cell/>
          <table:table-cell office:value-type="float" office:value="165707" calcext:value-type="float">
            <text:p>1657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9133" calcext:value-type="float">
            <text:p>139133</text:p>
          </table:table-cell>
          <table:table-cell/>
          <table:table-cell office:value-type="float" office:value="121927" calcext:value-type="float">
            <text:p>121927</text:p>
          </table:table-cell>
          <table:table-cell/>
          <table:table-cell office:value-type="float" office:value="155455" calcext:value-type="float">
            <text:p>155455</text:p>
          </table:table-cell>
          <table:table-cell/>
          <table:table-cell office:value-type="float" office:value="139742" calcext:value-type="float">
            <text:p>139742</text:p>
          </table:table-cell>
          <table:table-cell/>
          <table:table-cell office:value-type="float" office:value="148052" calcext:value-type="float">
            <text:p>148052</text:p>
          </table:table-cell>
          <table:table-cell/>
          <table:table-cell office:value-type="float" office:value="184494" calcext:value-type="float">
            <text:p>184494</text:p>
          </table:table-cell>
          <table:table-cell/>
          <table:table-cell office:value-type="float" office:value="170930" calcext:value-type="float">
            <text:p>170930</text:p>
          </table:table-cell>
          <table:table-cell/>
          <table:table-cell office:value-type="float" office:value="144903" calcext:value-type="float">
            <text:p>144903</text:p>
          </table:table-cell>
          <table:table-cell/>
          <table:table-cell office:value-type="float" office:value="167767" calcext:value-type="float">
            <text:p>16776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8323" calcext:value-type="float">
            <text:p>148323</text:p>
          </table:table-cell>
          <table:table-cell/>
          <table:table-cell office:value-type="float" office:value="130886" calcext:value-type="float">
            <text:p>130886</text:p>
          </table:table-cell>
          <table:table-cell/>
          <table:table-cell office:value-type="float" office:value="155830" calcext:value-type="float">
            <text:p>155830</text:p>
          </table:table-cell>
          <table:table-cell/>
          <table:table-cell office:value-type="float" office:value="161475" calcext:value-type="float">
            <text:p>161475</text:p>
          </table:table-cell>
          <table:table-cell/>
          <table:table-cell office:value-type="float" office:value="162069" calcext:value-type="float">
            <text:p>162069</text:p>
          </table:table-cell>
          <table:table-cell/>
          <table:table-cell office:value-type="float" office:value="170919" calcext:value-type="float">
            <text:p>170919</text:p>
          </table:table-cell>
          <table:table-cell/>
          <table:table-cell office:value-type="float" office:value="89846" calcext:value-type="float">
            <text:p>89846</text:p>
          </table:table-cell>
          <table:table-cell/>
          <table:table-cell office:value-type="float" office:value="178285" calcext:value-type="float">
            <text:p>178285</text:p>
          </table:table-cell>
          <table:table-cell/>
          <table:table-cell office:value-type="float" office:value="198835" calcext:value-type="float">
            <text:p>19883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5762" calcext:value-type="float">
            <text:p>165762</text:p>
          </table:table-cell>
          <table:table-cell/>
          <table:table-cell office:value-type="float" office:value="129119" calcext:value-type="float">
            <text:p>129119</text:p>
          </table:table-cell>
          <table:table-cell/>
          <table:table-cell office:value-type="float" office:value="156058" calcext:value-type="float">
            <text:p>156058</text:p>
          </table:table-cell>
          <table:table-cell/>
          <table:table-cell office:value-type="float" office:value="150059" calcext:value-type="float">
            <text:p>150059</text:p>
          </table:table-cell>
          <table:table-cell/>
          <table:table-cell office:value-type="float" office:value="133517" calcext:value-type="float">
            <text:p>133517</text:p>
          </table:table-cell>
          <table:table-cell/>
          <table:table-cell office:value-type="float" office:value="176762" calcext:value-type="float">
            <text:p>176762</text:p>
          </table:table-cell>
          <table:table-cell/>
          <table:table-cell office:value-type="float" office:value="161267" calcext:value-type="float">
            <text:p>161267</text:p>
          </table:table-cell>
          <table:table-cell/>
          <table:table-cell office:value-type="float" office:value="164220" calcext:value-type="float">
            <text:p>164220</text:p>
          </table:table-cell>
          <table:table-cell/>
          <table:table-cell office:value-type="float" office:value="171983" calcext:value-type="float">
            <text:p>17198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1298" calcext:value-type="float">
            <text:p>161298</text:p>
          </table:table-cell>
          <table:table-cell/>
          <table:table-cell office:value-type="float" office:value="128738" calcext:value-type="float">
            <text:p>128738</text:p>
          </table:table-cell>
          <table:table-cell/>
          <table:table-cell office:value-type="float" office:value="158390" calcext:value-type="float">
            <text:p>158390</text:p>
          </table:table-cell>
          <table:table-cell/>
          <table:table-cell office:value-type="float" office:value="160793" calcext:value-type="float">
            <text:p>160793</text:p>
          </table:table-cell>
          <table:table-cell/>
          <table:table-cell office:value-type="float" office:value="161598" calcext:value-type="float">
            <text:p>161598</text:p>
          </table:table-cell>
          <table:table-cell/>
          <table:table-cell office:value-type="float" office:value="175576" calcext:value-type="float">
            <text:p>175576</text:p>
          </table:table-cell>
          <table:table-cell/>
          <table:table-cell office:value-type="float" office:value="171358" calcext:value-type="float">
            <text:p>171358</text:p>
          </table:table-cell>
          <table:table-cell/>
          <table:table-cell office:value-type="float" office:value="185445" calcext:value-type="float">
            <text:p>185445</text:p>
          </table:table-cell>
          <table:table-cell/>
          <table:table-cell office:value-type="float" office:value="176510" calcext:value-type="float">
            <text:p>176510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ride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6328" calcext:value-type="float">
            <text:p>26328</text:p>
          </table:table-cell>
          <table:table-cell/>
          <table:table-cell office:value-type="float" office:value="43892" calcext:value-type="float">
            <text:p>43892</text:p>
          </table:table-cell>
          <table:table-cell/>
          <table:table-cell office:value-type="float" office:value="72888" calcext:value-type="float">
            <text:p>72888</text:p>
          </table:table-cell>
          <table:table-cell/>
          <table:table-cell office:value-type="float" office:value="102229" calcext:value-type="float">
            <text:p>102229</text:p>
          </table:table-cell>
          <table:table-cell/>
          <table:table-cell office:value-type="float" office:value="120764" calcext:value-type="float">
            <text:p>12076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4072" calcext:value-type="float">
            <text:p>24072</text:p>
          </table:table-cell>
          <table:table-cell/>
          <table:table-cell office:value-type="float" office:value="47884" calcext:value-type="float">
            <text:p>47884</text:p>
          </table:table-cell>
          <table:table-cell/>
          <table:table-cell office:value-type="float" office:value="79609" calcext:value-type="float">
            <text:p>79609</text:p>
          </table:table-cell>
          <table:table-cell/>
          <table:table-cell office:value-type="float" office:value="114818" calcext:value-type="float">
            <text:p>114818</text:p>
          </table:table-cell>
          <table:table-cell/>
          <table:table-cell office:value-type="float" office:value="132796" calcext:value-type="float">
            <text:p>132796</text:p>
          </table:table-cell>
          <table:table-cell/>
          <table:table-cell office:value-type="float" office:value="133622" calcext:value-type="float">
            <text:p>13362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3660" calcext:value-type="float">
            <text:p>23660</text:p>
          </table:table-cell>
          <table:table-cell/>
          <table:table-cell office:value-type="float" office:value="41025" calcext:value-type="float">
            <text:p>41025</text:p>
          </table:table-cell>
          <table:table-cell/>
          <table:table-cell office:value-type="float" office:value="79232" calcext:value-type="float">
            <text:p>79232</text:p>
          </table:table-cell>
          <table:table-cell/>
          <table:table-cell office:value-type="float" office:value="96275" calcext:value-type="float">
            <text:p>96275</text:p>
          </table:table-cell>
          <table:table-cell/>
          <table:table-cell office:value-type="float" office:value="71251" calcext:value-type="float">
            <text:p>71251</text:p>
          </table:table-cell>
          <table:table-cell/>
          <table:table-cell office:value-type="float" office:value="138229" calcext:value-type="float">
            <text:p>138229</text:p>
          </table:table-cell>
          <table:table-cell/>
          <table:table-cell office:value-type="float" office:value="90103" calcext:value-type="float">
            <text:p>90103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9250" calcext:value-type="float">
            <text:p>19250</text:p>
          </table:table-cell>
          <table:table-cell/>
          <table:table-cell office:value-type="float" office:value="31807" calcext:value-type="float">
            <text:p>31807</text:p>
          </table:table-cell>
          <table:table-cell/>
          <table:table-cell office:value-type="float" office:value="47504" calcext:value-type="float">
            <text:p>47504</text:p>
          </table:table-cell>
          <table:table-cell/>
          <table:table-cell office:value-type="float" office:value="95414" calcext:value-type="float">
            <text:p>95414</text:p>
          </table:table-cell>
          <table:table-cell/>
          <table:table-cell office:value-type="float" office:value="136202" calcext:value-type="float">
            <text:p>136202</text:p>
          </table:table-cell>
          <table:table-cell/>
          <table:table-cell office:value-type="float" office:value="137634" calcext:value-type="float">
            <text:p>137634</text:p>
          </table:table-cell>
          <table:table-cell/>
          <table:table-cell office:value-type="float" office:value="121095" calcext:value-type="float">
            <text:p>121095</text:p>
          </table:table-cell>
          <table:table-cell/>
          <table:table-cell office:value-type="float" office:value="171636" calcext:value-type="float">
            <text:p>17163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6703" calcext:value-type="float">
            <text:p>16703</text:p>
          </table:table-cell>
          <table:table-cell/>
          <table:table-cell office:value-type="float" office:value="28715" calcext:value-type="float">
            <text:p>28715</text:p>
          </table:table-cell>
          <table:table-cell/>
          <table:table-cell office:value-type="float" office:value="49046" calcext:value-type="float">
            <text:p>49046</text:p>
          </table:table-cell>
          <table:table-cell/>
          <table:table-cell office:value-type="float" office:value="94177" calcext:value-type="float">
            <text:p>94177</text:p>
          </table:table-cell>
          <table:table-cell/>
          <table:table-cell office:value-type="float" office:value="131164" calcext:value-type="float">
            <text:p>131164</text:p>
          </table:table-cell>
          <table:table-cell/>
          <table:table-cell office:value-type="float" office:value="137912" calcext:value-type="float">
            <text:p>137912</text:p>
          </table:table-cell>
          <table:table-cell/>
          <table:table-cell office:value-type="float" office:value="129966" calcext:value-type="float">
            <text:p>129966</text:p>
          </table:table-cell>
          <table:table-cell/>
          <table:table-cell office:value-type="float" office:value="81083" calcext:value-type="float">
            <text:p>81083</text:p>
          </table:table-cell>
          <table:table-cell/>
          <table:table-cell office:value-type="float" office:value="154640" calcext:value-type="float">
            <text:p>15464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5203" calcext:value-type="float">
            <text:p>15203</text:p>
          </table:table-cell>
          <table:table-cell/>
          <table:table-cell office:value-type="float" office:value="24719" calcext:value-type="float">
            <text:p>24719</text:p>
          </table:table-cell>
          <table:table-cell/>
          <table:table-cell office:value-type="float" office:value="56680" calcext:value-type="float">
            <text:p>56680</text:p>
          </table:table-cell>
          <table:table-cell/>
          <table:table-cell office:value-type="float" office:value="95606" calcext:value-type="float">
            <text:p>95606</text:p>
          </table:table-cell>
          <table:table-cell/>
          <table:table-cell office:value-type="float" office:value="82580" calcext:value-type="float">
            <text:p>82580</text:p>
          </table:table-cell>
          <table:table-cell/>
          <table:table-cell office:value-type="float" office:value="84394" calcext:value-type="float">
            <text:p>84394</text:p>
          </table:table-cell>
          <table:table-cell/>
          <table:table-cell office:value-type="float" office:value="83046" calcext:value-type="float">
            <text:p>83046</text:p>
          </table:table-cell>
          <table:table-cell/>
          <table:table-cell office:value-type="float" office:value="87123" calcext:value-type="float">
            <text:p>87123</text:p>
          </table:table-cell>
          <table:table-cell/>
          <table:table-cell office:value-type="float" office:value="92144" calcext:value-type="float">
            <text:p>92144</text:p>
          </table:table-cell>
          <table:table-cell/>
          <table:table-cell office:value-type="float" office:value="85898" calcext:value-type="float">
            <text:p>85898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0492" calcext:value-type="float">
            <text:p>10492</text:p>
          </table:table-cell>
          <table:table-cell/>
          <table:table-cell office:value-type="float" office:value="20553" calcext:value-type="float">
            <text:p>20553</text:p>
          </table:table-cell>
          <table:table-cell/>
          <table:table-cell office:value-type="float" office:value="58381" calcext:value-type="float">
            <text:p>58381</text:p>
          </table:table-cell>
          <table:table-cell/>
          <table:table-cell office:value-type="float" office:value="89365" calcext:value-type="float">
            <text:p>89365</text:p>
          </table:table-cell>
          <table:table-cell/>
          <table:table-cell office:value-type="float" office:value="104195" calcext:value-type="float">
            <text:p>104195</text:p>
          </table:table-cell>
          <table:table-cell/>
          <table:table-cell office:value-type="float" office:value="122807" calcext:value-type="float">
            <text:p>122807</text:p>
          </table:table-cell>
          <table:table-cell/>
          <table:table-cell office:value-type="float" office:value="110747" calcext:value-type="float">
            <text:p>110747</text:p>
          </table:table-cell>
          <table:table-cell/>
          <table:table-cell office:value-type="float" office:value="110113" calcext:value-type="float">
            <text:p>110113</text:p>
          </table:table-cell>
          <table:table-cell/>
          <table:table-cell office:value-type="float" office:value="106586" calcext:value-type="float">
            <text:p>106586</text:p>
          </table:table-cell>
          <table:table-cell/>
          <table:table-cell office:value-type="float" office:value="98567" calcext:value-type="float">
            <text:p>98567</text:p>
          </table:table-cell>
          <table:table-cell/>
          <table:table-cell office:value-type="float" office:value="245522" calcext:value-type="float">
            <text:p>245522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9791" calcext:value-type="float">
            <text:p>9791</text:p>
          </table:table-cell>
          <table:table-cell/>
          <table:table-cell office:value-type="float" office:value="19152" calcext:value-type="float">
            <text:p>19152</text:p>
          </table:table-cell>
          <table:table-cell/>
          <table:table-cell office:value-type="float" office:value="55445" calcext:value-type="float">
            <text:p>55445</text:p>
          </table:table-cell>
          <table:table-cell/>
          <table:table-cell office:value-type="float" office:value="16621" calcext:value-type="float">
            <text:p>16621</text:p>
          </table:table-cell>
          <table:table-cell/>
          <table:table-cell office:value-type="float" office:value="114590" calcext:value-type="float">
            <text:p>114590</text:p>
          </table:table-cell>
          <table:table-cell/>
          <table:table-cell office:value-type="float" office:value="130674" calcext:value-type="float">
            <text:p>130674</text:p>
          </table:table-cell>
          <table:table-cell/>
          <table:table-cell office:value-type="float" office:value="151805" calcext:value-type="float">
            <text:p>151805</text:p>
          </table:table-cell>
          <table:table-cell/>
          <table:table-cell office:value-type="float" office:value="96912" calcext:value-type="float">
            <text:p>96912</text:p>
          </table:table-cell>
          <table:table-cell/>
          <table:table-cell office:value-type="float" office:value="128738" calcext:value-type="float">
            <text:p>128738</text:p>
          </table:table-cell>
          <table:table-cell/>
          <table:table-cell office:value-type="float" office:value="187091" calcext:value-type="float">
            <text:p>187091</text:p>
          </table:table-cell>
          <table:table-cell/>
          <table:table-cell office:value-type="float" office:value="197311" calcext:value-type="float">
            <text:p>197311</text:p>
          </table:table-cell>
          <table:table-cell/>
          <table:table-cell office:value-type="float" office:value="214849" calcext:value-type="float">
            <text:p>21484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9402" calcext:value-type="float">
            <text:p>9402</text:p>
          </table:table-cell>
          <table:table-cell/>
          <table:table-cell office:value-type="float" office:value="19260" calcext:value-type="float">
            <text:p>19260</text:p>
          </table:table-cell>
          <table:table-cell/>
          <table:table-cell office:value-type="float" office:value="58374" calcext:value-type="float">
            <text:p>58374</text:p>
          </table:table-cell>
          <table:table-cell/>
          <table:table-cell office:value-type="float" office:value="95949" calcext:value-type="float">
            <text:p>95949</text:p>
          </table:table-cell>
          <table:table-cell/>
          <table:table-cell office:value-type="float" office:value="136772" calcext:value-type="float">
            <text:p>136772</text:p>
          </table:table-cell>
          <table:table-cell/>
          <table:table-cell office:value-type="float" office:value="187091" calcext:value-type="float">
            <text:p>187091</text:p>
          </table:table-cell>
          <table:table-cell/>
          <table:table-cell office:value-type="float" office:value="118970" calcext:value-type="float">
            <text:p>118970</text:p>
          </table:table-cell>
          <table:table-cell/>
          <table:table-cell office:value-type="float" office:value="209994" calcext:value-type="float">
            <text:p>209994</text:p>
          </table:table-cell>
          <table:table-cell/>
          <table:table-cell office:value-type="float" office:value="148958" calcext:value-type="float">
            <text:p>148958</text:p>
          </table:table-cell>
          <table:table-cell/>
          <table:table-cell office:value-type="float" office:value="180990" calcext:value-type="float">
            <text:p>180990</text:p>
          </table:table-cell>
          <table:table-cell/>
          <table:table-cell office:value-type="float" office:value="243602" calcext:value-type="float">
            <text:p>243602</text:p>
          </table:table-cell>
          <table:table-cell/>
          <table:table-cell office:value-type="float" office:value="264228" calcext:value-type="float">
            <text:p>264228</text:p>
          </table:table-cell>
          <table:table-cell/>
          <table:table-cell office:value-type="float" office:value="254334" calcext:value-type="float">
            <text:p>25433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8929" calcext:value-type="float">
            <text:p>138929</text:p>
          </table:table-cell>
          <table:table-cell/>
          <table:table-cell office:value-type="float" office:value="168473" calcext:value-type="float">
            <text:p>168473</text:p>
          </table:table-cell>
          <table:table-cell/>
          <table:table-cell office:value-type="float" office:value="192792" calcext:value-type="float">
            <text:p>192792</text:p>
          </table:table-cell>
          <table:table-cell/>
          <table:table-cell office:value-type="float" office:value="222131" calcext:value-type="float">
            <text:p>222131</text:p>
          </table:table-cell>
          <table:table-cell/>
          <table:table-cell office:value-type="float" office:value="233568" calcext:value-type="float">
            <text:p>233568</text:p>
          </table:table-cell>
          <table:table-cell/>
          <table:table-cell office:value-type="float" office:value="250064" calcext:value-type="float">
            <text:p>250064</text:p>
          </table:table-cell>
          <table:table-cell/>
          <table:table-cell office:value-type="float" office:value="246981" calcext:value-type="float">
            <text:p>246981</text:p>
          </table:table-cell>
          <table:table-cell/>
          <table:table-cell office:value-type="float" office:value="263135" calcext:value-type="float">
            <text:p>263135</text:p>
          </table:table-cell>
          <table:table-cell/>
          <table:table-cell office:value-type="float" office:value="276473" calcext:value-type="float">
            <text:p>27647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1035" calcext:value-type="float">
            <text:p>121035</text:p>
          </table:table-cell>
          <table:table-cell/>
          <table:table-cell office:value-type="float" office:value="150945" calcext:value-type="float">
            <text:p>150945</text:p>
          </table:table-cell>
          <table:table-cell/>
          <table:table-cell office:value-type="float" office:value="175518" calcext:value-type="float">
            <text:p>175518</text:p>
          </table:table-cell>
          <table:table-cell/>
          <table:table-cell office:value-type="float" office:value="210535" calcext:value-type="float">
            <text:p>210535</text:p>
          </table:table-cell>
          <table:table-cell/>
          <table:table-cell office:value-type="float" office:value="208773" calcext:value-type="float">
            <text:p>208773</text:p>
          </table:table-cell>
          <table:table-cell/>
          <table:table-cell office:value-type="float" office:value="250682" calcext:value-type="float">
            <text:p>250682</text:p>
          </table:table-cell>
          <table:table-cell/>
          <table:table-cell office:value-type="float" office:value="178425" calcext:value-type="float">
            <text:p>178425</text:p>
          </table:table-cell>
          <table:table-cell/>
          <table:table-cell office:value-type="float" office:value="267592" calcext:value-type="float">
            <text:p>267592</text:p>
          </table:table-cell>
          <table:table-cell/>
          <table:table-cell office:value-type="float" office:value="290290" calcext:value-type="float">
            <text:p>29029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9696" calcext:value-type="float">
            <text:p>129696</text:p>
          </table:table-cell>
          <table:table-cell/>
          <table:table-cell office:value-type="float" office:value="152801" calcext:value-type="float">
            <text:p>152801</text:p>
          </table:table-cell>
          <table:table-cell/>
          <table:table-cell office:value-type="float" office:value="169684" calcext:value-type="float">
            <text:p>169684</text:p>
          </table:table-cell>
          <table:table-cell/>
          <table:table-cell office:value-type="float" office:value="202895" calcext:value-type="float">
            <text:p>202895</text:p>
          </table:table-cell>
          <table:table-cell/>
          <table:table-cell office:value-type="float" office:value="216520" calcext:value-type="float">
            <text:p>216520</text:p>
          </table:table-cell>
          <table:table-cell/>
          <table:table-cell office:value-type="float" office:value="235363" calcext:value-type="float">
            <text:p>235363</text:p>
          </table:table-cell>
          <table:table-cell/>
          <table:table-cell office:value-type="float" office:value="254910" calcext:value-type="float">
            <text:p>254910</text:p>
          </table:table-cell>
          <table:table-cell/>
          <table:table-cell office:value-type="float" office:value="268753" calcext:value-type="float">
            <text:p>268753</text:p>
          </table:table-cell>
          <table:table-cell/>
          <table:table-cell office:value-type="float" office:value="272274" calcext:value-type="float">
            <text:p>27227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5076" calcext:value-type="float">
            <text:p>125076</text:p>
          </table:table-cell>
          <table:table-cell/>
          <table:table-cell office:value-type="float" office:value="164288" calcext:value-type="float">
            <text:p>164288</text:p>
          </table:table-cell>
          <table:table-cell/>
          <table:table-cell office:value-type="float" office:value="182689" calcext:value-type="float">
            <text:p>182689</text:p>
          </table:table-cell>
          <table:table-cell/>
          <table:table-cell office:value-type="float" office:value="205257" calcext:value-type="float">
            <text:p>205257</text:p>
          </table:table-cell>
          <table:table-cell/>
          <table:table-cell office:value-type="float" office:value="235976" calcext:value-type="float">
            <text:p>235976</text:p>
          </table:table-cell>
          <table:table-cell/>
          <table:table-cell office:value-type="float" office:value="248772" calcext:value-type="float">
            <text:p>248772</text:p>
          </table:table-cell>
          <table:table-cell/>
          <table:table-cell office:value-type="float" office:value="254886" calcext:value-type="float">
            <text:p>254886</text:p>
          </table:table-cell>
          <table:table-cell/>
          <table:table-cell office:value-type="float" office:value="286763" calcext:value-type="float">
            <text:p>286763</text:p>
          </table:table-cell>
          <table:table-cell/>
          <table:table-cell office:value-type="float" office:value="261570" calcext:value-type="float">
            <text:p>2615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2487" calcext:value-type="float">
            <text:p>122487</text:p>
          </table:table-cell>
          <table:table-cell/>
          <table:table-cell office:value-type="float" office:value="148718" calcext:value-type="float">
            <text:p>148718</text:p>
          </table:table-cell>
          <table:table-cell/>
          <table:table-cell office:value-type="float" office:value="171438" calcext:value-type="float">
            <text:p>171438</text:p>
          </table:table-cell>
          <table:table-cell/>
          <table:table-cell office:value-type="float" office:value="200566" calcext:value-type="float">
            <text:p>200566</text:p>
          </table:table-cell>
          <table:table-cell/>
          <table:table-cell office:value-type="float" office:value="223970" calcext:value-type="float">
            <text:p>223970</text:p>
          </table:table-cell>
          <table:table-cell/>
          <table:table-cell office:value-type="float" office:value="252196" calcext:value-type="float">
            <text:p>252196</text:p>
          </table:table-cell>
          <table:table-cell/>
          <table:table-cell office:value-type="float" office:value="263308" calcext:value-type="float">
            <text:p>263308</text:p>
          </table:table-cell>
          <table:table-cell/>
          <table:table-cell office:value-type="float" office:value="287300" calcext:value-type="float">
            <text:p>287300</text:p>
          </table:table-cell>
          <table:table-cell/>
          <table:table-cell office:value-type="float" office:value="263779" calcext:value-type="float">
            <text:p>26377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3804" calcext:value-type="float">
            <text:p>123804</text:p>
          </table:table-cell>
          <table:table-cell/>
          <table:table-cell office:value-type="float" office:value="156693" calcext:value-type="float">
            <text:p>156693</text:p>
          </table:table-cell>
          <table:table-cell/>
          <table:table-cell office:value-type="float" office:value="191242" calcext:value-type="float">
            <text:p>191242</text:p>
          </table:table-cell>
          <table:table-cell/>
          <table:table-cell office:value-type="float" office:value="214065" calcext:value-type="float">
            <text:p>214065</text:p>
          </table:table-cell>
          <table:table-cell/>
          <table:table-cell office:value-type="float" office:value="220259" calcext:value-type="float">
            <text:p>220259</text:p>
          </table:table-cell>
          <table:table-cell/>
          <table:table-cell office:value-type="float" office:value="263071" calcext:value-type="float">
            <text:p>263071</text:p>
          </table:table-cell>
          <table:table-cell/>
          <table:table-cell office:value-type="float" office:value="254010" calcext:value-type="float">
            <text:p>254010</text:p>
          </table:table-cell>
          <table:table-cell/>
          <table:table-cell office:value-type="float" office:value="264074" calcext:value-type="float">
            <text:p>264074</text:p>
          </table:table-cell>
          <table:table-cell/>
          <table:table-cell office:value-type="float" office:value="273794" calcext:value-type="float">
            <text:p>27379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1638" calcext:value-type="float">
            <text:p>121638</text:p>
          </table:table-cell>
          <table:table-cell/>
          <table:table-cell office:value-type="float" office:value="164722" calcext:value-type="float">
            <text:p>164722</text:p>
          </table:table-cell>
          <table:table-cell/>
          <table:table-cell office:value-type="float" office:value="184492" calcext:value-type="float">
            <text:p>184492</text:p>
          </table:table-cell>
          <table:table-cell/>
          <table:table-cell office:value-type="float" office:value="200254" calcext:value-type="float">
            <text:p>200254</text:p>
          </table:table-cell>
          <table:table-cell/>
          <table:table-cell office:value-type="float" office:value="217016" calcext:value-type="float">
            <text:p>217016</text:p>
          </table:table-cell>
          <table:table-cell/>
          <table:table-cell office:value-type="float" office:value="243980" calcext:value-type="float">
            <text:p>243980</text:p>
          </table:table-cell>
          <table:table-cell/>
          <table:table-cell office:value-type="float" office:value="254098" calcext:value-type="float">
            <text:p>254098</text:p>
          </table:table-cell>
          <table:table-cell/>
          <table:table-cell office:value-type="float" office:value="261955" calcext:value-type="float">
            <text:p>261955</text:p>
          </table:table-cell>
          <table:table-cell/>
          <table:table-cell office:value-type="float" office:value="282547" calcext:value-type="float">
            <text:p>28254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5255" calcext:value-type="float">
            <text:p>135255</text:p>
          </table:table-cell>
          <table:table-cell/>
          <table:table-cell office:value-type="float" office:value="160814" calcext:value-type="float">
            <text:p>160814</text:p>
          </table:table-cell>
          <table:table-cell/>
          <table:table-cell office:value-type="float" office:value="186148" calcext:value-type="float">
            <text:p>186148</text:p>
          </table:table-cell>
          <table:table-cell/>
          <table:table-cell office:value-type="float" office:value="202201" calcext:value-type="float">
            <text:p>202201</text:p>
          </table:table-cell>
          <table:table-cell/>
          <table:table-cell office:value-type="float" office:value="218184" calcext:value-type="float">
            <text:p>218184</text:p>
          </table:table-cell>
          <table:table-cell/>
          <table:table-cell office:value-type="float" office:value="241863" calcext:value-type="float">
            <text:p>241863</text:p>
          </table:table-cell>
          <table:table-cell/>
          <table:table-cell office:value-type="float" office:value="253516" calcext:value-type="float">
            <text:p>253516</text:p>
          </table:table-cell>
          <table:table-cell/>
          <table:table-cell office:value-type="float" office:value="266042" calcext:value-type="float">
            <text:p>266042</text:p>
          </table:table-cell>
          <table:table-cell/>
          <table:table-cell office:value-type="float" office:value="274265" calcext:value-type="float">
            <text:p>27426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255511" calcext:value-type="float">
            <text:p>1255511</text:p>
          </table:table-cell>
          <table:table-cell/>
          <table:table-cell office:value-type="float" office:value="1518251" calcext:value-type="float">
            <text:p>1518251</text:p>
          </table:table-cell>
          <table:table-cell/>
          <table:table-cell office:value-type="float" office:value="1828508" calcext:value-type="float">
            <text:p>1828508</text:p>
          </table:table-cell>
          <table:table-cell/>
          <table:table-cell office:value-type="float" office:value="2133730" calcext:value-type="float">
            <text:p>2133730</text:p>
          </table:table-cell>
          <table:table-cell/>
          <table:table-cell office:value-type="float" office:value="1991276" calcext:value-type="float">
            <text:p>1991276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363288" calcext:value-type="float">
            <text:p>1363288</text:p>
          </table:table-cell>
          <table:table-cell/>
          <table:table-cell office:value-type="float" office:value="1603529" calcext:value-type="float">
            <text:p>1603529</text:p>
          </table:table-cell>
          <table:table-cell/>
          <table:table-cell office:value-type="float" office:value="1878447" calcext:value-type="float">
            <text:p>1878447</text:p>
          </table:table-cell>
          <table:table-cell/>
          <table:table-cell office:value-type="float" office:value="2511022" calcext:value-type="float">
            <text:p>2511022</text:p>
          </table:table-cell>
          <table:table-cell/>
          <table:table-cell office:value-type="float" office:value="2286447" calcext:value-type="float">
            <text:p>2286447</text:p>
          </table:table-cell>
          <table:table-cell/>
          <table:table-cell office:value-type="float" office:value="2286447" calcext:value-type="float">
            <text:p>228644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361224" calcext:value-type="float">
            <text:p>1361224</text:p>
          </table:table-cell>
          <table:table-cell/>
          <table:table-cell office:value-type="float" office:value="1629830" calcext:value-type="float">
            <text:p>1629830</text:p>
          </table:table-cell>
          <table:table-cell/>
          <table:table-cell office:value-type="float" office:value="1814348" calcext:value-type="float">
            <text:p>1814348</text:p>
          </table:table-cell>
          <table:table-cell/>
          <table:table-cell office:value-type="float" office:value="1766587" calcext:value-type="float">
            <text:p>1766587</text:p>
          </table:table-cell>
          <table:table-cell/>
          <table:table-cell office:value-type="float" office:value="2582316" calcext:value-type="float">
            <text:p>2582316</text:p>
          </table:table-cell>
          <table:table-cell/>
          <table:table-cell office:value-type="float" office:value="2486631" calcext:value-type="float">
            <text:p>2486631</text:p>
          </table:table-cell>
          <table:table-cell/>
          <table:table-cell office:value-type="float" office:value="2371308" calcext:value-type="float">
            <text:p>237130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375881" calcext:value-type="float">
            <text:p>1375881</text:p>
          </table:table-cell>
          <table:table-cell/>
          <table:table-cell office:value-type="float" office:value="1677976" calcext:value-type="float">
            <text:p>1677976</text:p>
          </table:table-cell>
          <table:table-cell/>
          <table:table-cell office:value-type="float" office:value="1652157" calcext:value-type="float">
            <text:p>1652157</text:p>
          </table:table-cell>
          <table:table-cell/>
          <table:table-cell office:value-type="float" office:value="2107844" calcext:value-type="float">
            <text:p>2107844</text:p>
          </table:table-cell>
          <table:table-cell/>
          <table:table-cell office:value-type="float" office:value="2337255" calcext:value-type="float">
            <text:p>2337255</text:p>
          </table:table-cell>
          <table:table-cell/>
          <table:table-cell office:value-type="float" office:value="2736325" calcext:value-type="float">
            <text:p>2736325</text:p>
          </table:table-cell>
          <table:table-cell/>
          <table:table-cell office:value-type="float" office:value="2509312" calcext:value-type="float">
            <text:p>2509312</text:p>
          </table:table-cell>
          <table:table-cell/>
          <table:table-cell office:value-type="float" office:value="2327124" calcext:value-type="float">
            <text:p>232712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441842" calcext:value-type="float">
            <text:p>1441842</text:p>
          </table:table-cell>
          <table:table-cell/>
          <table:table-cell office:value-type="float" office:value="1605111" calcext:value-type="float">
            <text:p>1605111</text:p>
          </table:table-cell>
          <table:table-cell/>
          <table:table-cell office:value-type="float" office:value="1777125" calcext:value-type="float">
            <text:p>1777125</text:p>
          </table:table-cell>
          <table:table-cell/>
          <table:table-cell office:value-type="float" office:value="1992279" calcext:value-type="float">
            <text:p>1992279</text:p>
          </table:table-cell>
          <table:table-cell/>
          <table:table-cell office:value-type="float" office:value="2019445" calcext:value-type="float">
            <text:p>2019445</text:p>
          </table:table-cell>
          <table:table-cell/>
          <table:table-cell office:value-type="float" office:value="2286009" calcext:value-type="float">
            <text:p>2286009</text:p>
          </table:table-cell>
          <table:table-cell/>
          <table:table-cell office:value-type="float" office:value="2586074" calcext:value-type="float">
            <text:p>2586074</text:p>
          </table:table-cell>
          <table:table-cell/>
          <table:table-cell office:value-type="float" office:value="2528227" calcext:value-type="float">
            <text:p>2528227</text:p>
          </table:table-cell>
          <table:table-cell/>
          <table:table-cell office:value-type="float" office:value="2234860" calcext:value-type="float">
            <text:p>223486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452276" calcext:value-type="float">
            <text:p>1452276</text:p>
          </table:table-cell>
          <table:table-cell/>
          <table:table-cell office:value-type="float" office:value="1631886" calcext:value-type="float">
            <text:p>1631886</text:p>
          </table:table-cell>
          <table:table-cell/>
          <table:table-cell office:value-type="float" office:value="1762469" calcext:value-type="float">
            <text:p>1762469</text:p>
          </table:table-cell>
          <table:table-cell/>
          <table:table-cell office:value-type="float" office:value="1866644" calcext:value-type="float">
            <text:p>1866644</text:p>
          </table:table-cell>
          <table:table-cell/>
          <table:table-cell office:value-type="float" office:value="1926510" calcext:value-type="float">
            <text:p>1926510</text:p>
          </table:table-cell>
          <table:table-cell/>
          <table:table-cell office:value-type="float" office:value="1413560" calcext:value-type="float">
            <text:p>1413560</text:p>
          </table:table-cell>
          <table:table-cell/>
          <table:table-cell office:value-type="float" office:value="2197585" calcext:value-type="float">
            <text:p>2197585</text:p>
          </table:table-cell>
          <table:table-cell/>
          <table:table-cell office:value-type="float" office:value="2488533" calcext:value-type="float">
            <text:p>2488533</text:p>
          </table:table-cell>
          <table:table-cell/>
          <table:table-cell office:value-type="float" office:value="2395538" calcext:value-type="float">
            <text:p>2395538</text:p>
          </table:table-cell>
          <table:table-cell/>
          <table:table-cell office:value-type="float" office:value="2211731" calcext:value-type="float">
            <text:p>2211731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424201" calcext:value-type="float">
            <text:p>1424201</text:p>
          </table:table-cell>
          <table:table-cell/>
          <table:table-cell office:value-type="float" office:value="1637768" calcext:value-type="float">
            <text:p>1637768</text:p>
          </table:table-cell>
          <table:table-cell/>
          <table:table-cell office:value-type="float" office:value="1753440" calcext:value-type="float">
            <text:p>1753440</text:p>
          </table:table-cell>
          <table:table-cell/>
          <table:table-cell office:value-type="float" office:value="1787743" calcext:value-type="float">
            <text:p>1787743</text:p>
          </table:table-cell>
          <table:table-cell/>
          <table:table-cell office:value-type="float" office:value="1872709" calcext:value-type="float">
            <text:p>1872709</text:p>
          </table:table-cell>
          <table:table-cell/>
          <table:table-cell office:value-type="float" office:value="1936675" calcext:value-type="float">
            <text:p>1936675</text:p>
          </table:table-cell>
          <table:table-cell/>
          <table:table-cell office:value-type="float" office:value="2043809" calcext:value-type="float">
            <text:p>2043809</text:p>
          </table:table-cell>
          <table:table-cell/>
          <table:table-cell office:value-type="float" office:value="2168133" calcext:value-type="float">
            <text:p>2168133</text:p>
          </table:table-cell>
          <table:table-cell/>
          <table:table-cell office:value-type="float" office:value="2449785" calcext:value-type="float">
            <text:p>2449785</text:p>
          </table:table-cell>
          <table:table-cell/>
          <table:table-cell office:value-type="float" office:value="2372973" calcext:value-type="float">
            <text:p>2372973</text:p>
          </table:table-cell>
          <table:table-cell/>
          <table:table-cell office:value-type="float" office:value="2108009" calcext:value-type="float">
            <text:p>2108009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374235" calcext:value-type="float">
            <text:p>1374235</text:p>
          </table:table-cell>
          <table:table-cell/>
          <table:table-cell office:value-type="float" office:value="1600002" calcext:value-type="float">
            <text:p>1600002</text:p>
          </table:table-cell>
          <table:table-cell/>
          <table:table-cell office:value-type="float" office:value="1739662" calcext:value-type="float">
            <text:p>1739662</text:p>
          </table:table-cell>
          <table:table-cell/>
          <table:table-cell office:value-type="float" office:value="1799994" calcext:value-type="float">
            <text:p>1799994</text:p>
          </table:table-cell>
          <table:table-cell/>
          <table:table-cell office:value-type="float" office:value="1402964" calcext:value-type="float">
            <text:p>1402964</text:p>
          </table:table-cell>
          <table:table-cell/>
          <table:table-cell office:value-type="float" office:value="1888436" calcext:value-type="float">
            <text:p>1888436</text:p>
          </table:table-cell>
          <table:table-cell/>
          <table:table-cell office:value-type="float" office:value="1923535" calcext:value-type="float">
            <text:p>1923535</text:p>
          </table:table-cell>
          <table:table-cell/>
          <table:table-cell office:value-type="float" office:value="2006899" calcext:value-type="float">
            <text:p>2006899</text:p>
          </table:table-cell>
          <table:table-cell/>
          <table:table-cell office:value-type="float" office:value="2149524" calcext:value-type="float">
            <text:p>2149524</text:p>
          </table:table-cell>
          <table:table-cell/>
          <table:table-cell office:value-type="float" office:value="2456406" calcext:value-type="float">
            <text:p>2456406</text:p>
          </table:table-cell>
          <table:table-cell/>
          <table:table-cell office:value-type="float" office:value="2217071" calcext:value-type="float">
            <text:p>2217071</text:p>
          </table:table-cell>
          <table:table-cell/>
          <table:table-cell office:value-type="float" office:value="1980182" calcext:value-type="float">
            <text:p>198018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358312" calcext:value-type="float">
            <text:p>1358312</text:p>
          </table:table-cell>
          <table:table-cell/>
          <table:table-cell office:value-type="float" office:value="1616746" calcext:value-type="float">
            <text:p>1616746</text:p>
          </table:table-cell>
          <table:table-cell/>
          <table:table-cell office:value-type="float" office:value="1645470" calcext:value-type="float">
            <text:p>1645470</text:p>
          </table:table-cell>
          <table:table-cell/>
          <table:table-cell office:value-type="float" office:value="1781460" calcext:value-type="float">
            <text:p>1781460</text:p>
          </table:table-cell>
          <table:table-cell/>
          <table:table-cell office:value-type="float" office:value="1812996" calcext:value-type="float">
            <text:p>1812996</text:p>
          </table:table-cell>
          <table:table-cell/>
          <table:table-cell office:value-type="float" office:value="1848549" calcext:value-type="float">
            <text:p>1848549</text:p>
          </table:table-cell>
          <table:table-cell/>
          <table:table-cell office:value-type="float" office:value="1798854" calcext:value-type="float">
            <text:p>1798854</text:p>
          </table:table-cell>
          <table:table-cell/>
          <table:table-cell office:value-type="float" office:value="1684928" calcext:value-type="float">
            <text:p>1684928</text:p>
          </table:table-cell>
          <table:table-cell/>
          <table:table-cell office:value-type="float" office:value="1884956" calcext:value-type="float">
            <text:p>1884956</text:p>
          </table:table-cell>
          <table:table-cell/>
          <table:table-cell office:value-type="float" office:value="2089258" calcext:value-type="float">
            <text:p>2089258</text:p>
          </table:table-cell>
          <table:table-cell/>
          <table:table-cell office:value-type="float" office:value="2339561" calcext:value-type="float">
            <text:p>2339561</text:p>
          </table:table-cell>
          <table:table-cell/>
          <table:table-cell office:value-type="float" office:value="2166043" calcext:value-type="float">
            <text:p>2166043</text:p>
          </table:table-cell>
          <table:table-cell/>
          <table:table-cell office:value-type="float" office:value="1989803" calcext:value-type="float">
            <text:p>198980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78850" calcext:value-type="float">
            <text:p>1778850</text:p>
          </table:table-cell>
          <table:table-cell/>
          <table:table-cell office:value-type="float" office:value="1858116" calcext:value-type="float">
            <text:p>1858116</text:p>
          </table:table-cell>
          <table:table-cell/>
          <table:table-cell office:value-type="float" office:value="1821546" calcext:value-type="float">
            <text:p>1821546</text:p>
          </table:table-cell>
          <table:table-cell/>
          <table:table-cell office:value-type="float" office:value="1894225" calcext:value-type="float">
            <text:p>1894225</text:p>
          </table:table-cell>
          <table:table-cell/>
          <table:table-cell office:value-type="float" office:value="1876842" calcext:value-type="float">
            <text:p>1876842</text:p>
          </table:table-cell>
          <table:table-cell/>
          <table:table-cell office:value-type="float" office:value="1930029" calcext:value-type="float">
            <text:p>1930029</text:p>
          </table:table-cell>
          <table:table-cell/>
          <table:table-cell office:value-type="float" office:value="1975384" calcext:value-type="float">
            <text:p>1975384</text:p>
          </table:table-cell>
          <table:table-cell/>
          <table:table-cell office:value-type="float" office:value="2277145" calcext:value-type="float">
            <text:p>2277145</text:p>
          </table:table-cell>
          <table:table-cell/>
          <table:table-cell office:value-type="float" office:value="2162594" calcext:value-type="float">
            <text:p>216259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85341" calcext:value-type="float">
            <text:p>1785341</text:p>
          </table:table-cell>
          <table:table-cell/>
          <table:table-cell office:value-type="float" office:value="1794959" calcext:value-type="float">
            <text:p>1794959</text:p>
          </table:table-cell>
          <table:table-cell/>
          <table:table-cell office:value-type="float" office:value="1839918" calcext:value-type="float">
            <text:p>1839918</text:p>
          </table:table-cell>
          <table:table-cell/>
          <table:table-cell office:value-type="float" office:value="1832509" calcext:value-type="float">
            <text:p>1832509</text:p>
          </table:table-cell>
          <table:table-cell/>
          <table:table-cell office:value-type="float" office:value="1882302" calcext:value-type="float">
            <text:p>1882302</text:p>
          </table:table-cell>
          <table:table-cell/>
          <table:table-cell office:value-type="float" office:value="1910283" calcext:value-type="float">
            <text:p>1910283</text:p>
          </table:table-cell>
          <table:table-cell/>
          <table:table-cell office:value-type="float" office:value="1911000" calcext:value-type="float">
            <text:p>1911000</text:p>
          </table:table-cell>
          <table:table-cell/>
          <table:table-cell office:value-type="float" office:value="2001531" calcext:value-type="float">
            <text:p>2001531</text:p>
          </table:table-cell>
          <table:table-cell/>
          <table:table-cell office:value-type="float" office:value="2248456" calcext:value-type="float">
            <text:p>224845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1454" calcext:value-type="float">
            <text:p>671454</text:p>
          </table:table-cell>
          <table:table-cell/>
          <table:table-cell office:value-type="float" office:value="661245" calcext:value-type="float">
            <text:p>661245</text:p>
          </table:table-cell>
          <table:table-cell/>
          <table:table-cell office:value-type="float" office:value="697510" calcext:value-type="float">
            <text:p>697510</text:p>
          </table:table-cell>
          <table:table-cell/>
          <table:table-cell office:value-type="float" office:value="683581" calcext:value-type="float">
            <text:p>683581</text:p>
          </table:table-cell>
          <table:table-cell/>
          <table:table-cell office:value-type="float" office:value="498151" calcext:value-type="float">
            <text:p>498151</text:p>
          </table:table-cell>
          <table:table-cell/>
          <table:table-cell office:value-type="float" office:value="693429" calcext:value-type="float">
            <text:p>693429</text:p>
          </table:table-cell>
          <table:table-cell/>
          <table:table-cell office:value-type="float" office:value="740653" calcext:value-type="float">
            <text:p>740653</text:p>
          </table:table-cell>
          <table:table-cell/>
          <table:table-cell office:value-type="float" office:value="790862" calcext:value-type="float">
            <text:p>790862</text:p>
          </table:table-cell>
          <table:table-cell/>
          <table:table-cell office:value-type="float" office:value="987776" calcext:value-type="float">
            <text:p>9877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6011" calcext:value-type="float">
            <text:p>246011</text:p>
          </table:table-cell>
          <table:table-cell/>
          <table:table-cell office:value-type="float" office:value="275122" calcext:value-type="float">
            <text:p>275122</text:p>
          </table:table-cell>
          <table:table-cell/>
          <table:table-cell office:value-type="float" office:value="278421" calcext:value-type="float">
            <text:p>278421</text:p>
          </table:table-cell>
          <table:table-cell/>
          <table:table-cell office:value-type="float" office:value="274243" calcext:value-type="float">
            <text:p>274243</text:p>
          </table:table-cell>
          <table:table-cell/>
          <table:table-cell office:value-type="float" office:value="288061" calcext:value-type="float">
            <text:p>288061</text:p>
          </table:table-cell>
          <table:table-cell/>
          <table:table-cell office:value-type="float" office:value="274439" calcext:value-type="float">
            <text:p>274439</text:p>
          </table:table-cell>
          <table:table-cell/>
          <table:table-cell office:value-type="float" office:value="284702" calcext:value-type="float">
            <text:p>284702</text:p>
          </table:table-cell>
          <table:table-cell/>
          <table:table-cell office:value-type="float" office:value="340024" calcext:value-type="float">
            <text:p>340024</text:p>
          </table:table-cell>
          <table:table-cell/>
          <table:table-cell office:value-type="float" office:value="309960" calcext:value-type="float">
            <text:p>30996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8256" calcext:value-type="float">
            <text:p>248256</text:p>
          </table:table-cell>
          <table:table-cell/>
          <table:table-cell office:value-type="float" office:value="182068" calcext:value-type="float">
            <text:p>182068</text:p>
          </table:table-cell>
          <table:table-cell/>
          <table:table-cell office:value-type="float" office:value="202739" calcext:value-type="float">
            <text:p>202739</text:p>
          </table:table-cell>
          <table:table-cell/>
          <table:table-cell office:value-type="float" office:value="255939" calcext:value-type="float">
            <text:p>255939</text:p>
          </table:table-cell>
          <table:table-cell/>
          <table:table-cell office:value-type="float" office:value="261891" calcext:value-type="float">
            <text:p>261891</text:p>
          </table:table-cell>
          <table:table-cell/>
          <table:table-cell office:value-type="float" office:value="204563" calcext:value-type="float">
            <text:p>204563</text:p>
          </table:table-cell>
          <table:table-cell/>
          <table:table-cell office:value-type="float" office:value="215348" calcext:value-type="float">
            <text:p>215348</text:p>
          </table:table-cell>
          <table:table-cell/>
          <table:table-cell office:value-type="float" office:value="118928" calcext:value-type="float">
            <text:p>118928</text:p>
          </table:table-cell>
          <table:table-cell/>
          <table:table-cell office:value-type="float" office:value="213419" calcext:value-type="float">
            <text:p>21341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0201" calcext:value-type="float">
            <text:p>190201</text:p>
          </table:table-cell>
          <table:table-cell/>
          <table:table-cell office:value-type="float" office:value="173076" calcext:value-type="float">
            <text:p>173076</text:p>
          </table:table-cell>
          <table:table-cell/>
          <table:table-cell office:value-type="float" office:value="184402" calcext:value-type="float">
            <text:p>184402</text:p>
          </table:table-cell>
          <table:table-cell/>
          <table:table-cell office:value-type="float" office:value="187209" calcext:value-type="float">
            <text:p>187209</text:p>
          </table:table-cell>
          <table:table-cell/>
          <table:table-cell office:value-type="float" office:value="222931" calcext:value-type="float">
            <text:p>222931</text:p>
          </table:table-cell>
          <table:table-cell/>
          <table:table-cell office:value-type="float" office:value="191745" calcext:value-type="float">
            <text:p>191745</text:p>
          </table:table-cell>
          <table:table-cell/>
          <table:table-cell office:value-type="float" office:value="188801" calcext:value-type="float">
            <text:p>188801</text:p>
          </table:table-cell>
          <table:table-cell/>
          <table:table-cell office:value-type="float" office:value="209034" calcext:value-type="float">
            <text:p>209034</text:p>
          </table:table-cell>
          <table:table-cell/>
          <table:table-cell office:value-type="float" office:value="120944" calcext:value-type="float">
            <text:p>12094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0417" calcext:value-type="float">
            <text:p>180417</text:p>
          </table:table-cell>
          <table:table-cell/>
          <table:table-cell office:value-type="float" office:value="173230" calcext:value-type="float">
            <text:p>173230</text:p>
          </table:table-cell>
          <table:table-cell/>
          <table:table-cell office:value-type="float" office:value="175619" calcext:value-type="float">
            <text:p>175619</text:p>
          </table:table-cell>
          <table:table-cell/>
          <table:table-cell office:value-type="float" office:value="187911" calcext:value-type="float">
            <text:p>187911</text:p>
          </table:table-cell>
          <table:table-cell/>
          <table:table-cell office:value-type="float" office:value="198986" calcext:value-type="float">
            <text:p>198986</text:p>
          </table:table-cell>
          <table:table-cell/>
          <table:table-cell office:value-type="float" office:value="198222" calcext:value-type="float">
            <text:p>198222</text:p>
          </table:table-cell>
          <table:table-cell/>
          <table:table-cell office:value-type="float" office:value="177783" calcext:value-type="float">
            <text:p>177783</text:p>
          </table:table-cell>
          <table:table-cell/>
          <table:table-cell office:value-type="float" office:value="174996" calcext:value-type="float">
            <text:p>174996</text:p>
          </table:table-cell>
          <table:table-cell/>
          <table:table-cell office:value-type="float" office:value="175928" calcext:value-type="float">
            <text:p>17592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4461" calcext:value-type="float">
            <text:p>174461</text:p>
          </table:table-cell>
          <table:table-cell/>
          <table:table-cell office:value-type="float" office:value="173633" calcext:value-type="float">
            <text:p>173633</text:p>
          </table:table-cell>
          <table:table-cell/>
          <table:table-cell office:value-type="float" office:value="181363" calcext:value-type="float">
            <text:p>181363</text:p>
          </table:table-cell>
          <table:table-cell/>
          <table:table-cell office:value-type="float" office:value="177207" calcext:value-type="float">
            <text:p>177207</text:p>
          </table:table-cell>
          <table:table-cell/>
          <table:table-cell office:value-type="float" office:value="171627" calcext:value-type="float">
            <text:p>171627</text:p>
          </table:table-cell>
          <table:table-cell/>
          <table:table-cell office:value-type="float" office:value="154908" calcext:value-type="float">
            <text:p>154908</text:p>
          </table:table-cell>
          <table:table-cell/>
          <table:table-cell office:value-type="float" office:value="174083" calcext:value-type="float">
            <text:p>174083</text:p>
          </table:table-cell>
          <table:table-cell/>
          <table:table-cell office:value-type="float" office:value="182833" calcext:value-type="float">
            <text:p>182833</text:p>
          </table:table-cell>
          <table:table-cell/>
          <table:table-cell office:value-type="float" office:value="177772" calcext:value-type="float">
            <text:p>17777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947927" calcext:value-type="float">
            <text:p>1947927</text:p>
          </table:table-cell>
          <table:table-cell/>
          <table:table-cell office:value-type="float" office:value="2379626" calcext:value-type="float">
            <text:p>2379626</text:p>
          </table:table-cell>
          <table:table-cell/>
          <table:table-cell office:value-type="float" office:value="3022727" calcext:value-type="float">
            <text:p>3022727</text:p>
          </table:table-cell>
          <table:table-cell/>
          <table:table-cell office:value-type="float" office:value="3738358" calcext:value-type="float">
            <text:p>3738358</text:p>
          </table:table-cell>
          <table:table-cell/>
          <table:table-cell office:value-type="float" office:value="3588436" calcext:value-type="float">
            <text:p>3588436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997245" calcext:value-type="float">
            <text:p>1997245</text:p>
          </table:table-cell>
          <table:table-cell/>
          <table:table-cell office:value-type="float" office:value="2511022" calcext:value-type="float">
            <text:p>2511022</text:p>
          </table:table-cell>
          <table:table-cell/>
          <table:table-cell office:value-type="float" office:value="3053774" calcext:value-type="float">
            <text:p>3053774</text:p>
          </table:table-cell>
          <table:table-cell/>
          <table:table-cell office:value-type="float" office:value="3657016" calcext:value-type="float">
            <text:p>3657016</text:p>
          </table:table-cell>
          <table:table-cell/>
          <table:table-cell office:value-type="float" office:value="5784891" calcext:value-type="float">
            <text:p>5784891</text:p>
          </table:table-cell>
          <table:table-cell/>
          <table:table-cell office:value-type="float" office:value="3759450" calcext:value-type="float">
            <text:p>375945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881098" calcext:value-type="float">
            <text:p>1881098</text:p>
          </table:table-cell>
          <table:table-cell/>
          <table:table-cell office:value-type="float" office:value="2350543" calcext:value-type="float">
            <text:p>2350543</text:p>
          </table:table-cell>
          <table:table-cell/>
          <table:table-cell office:value-type="float" office:value="2509882" calcext:value-type="float">
            <text:p>2509882</text:p>
          </table:table-cell>
          <table:table-cell/>
          <table:table-cell office:value-type="float" office:value="3169196" calcext:value-type="float">
            <text:p>3169196</text:p>
          </table:table-cell>
          <table:table-cell/>
          <table:table-cell office:value-type="float" office:value="3823789" calcext:value-type="float">
            <text:p>3823789</text:p>
          </table:table-cell>
          <table:table-cell/>
          <table:table-cell office:value-type="float" office:value="5117791" calcext:value-type="float">
            <text:p>5117791</text:p>
          </table:table-cell>
          <table:table-cell/>
          <table:table-cell office:value-type="float" office:value="3557725" calcext:value-type="float">
            <text:p>355772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924603" calcext:value-type="float">
            <text:p>1924603</text:p>
          </table:table-cell>
          <table:table-cell/>
          <table:table-cell office:value-type="float" office:value="2337255" calcext:value-type="float">
            <text:p>2337255</text:p>
          </table:table-cell>
          <table:table-cell/>
          <table:table-cell office:value-type="float" office:value="2600470" calcext:value-type="float">
            <text:p>2600470</text:p>
          </table:table-cell>
          <table:table-cell/>
          <table:table-cell office:value-type="float" office:value="2509312" calcext:value-type="float">
            <text:p>2509312</text:p>
          </table:table-cell>
          <table:table-cell/>
          <table:table-cell office:value-type="float" office:value="3140488" calcext:value-type="float">
            <text:p>3140488</text:p>
          </table:table-cell>
          <table:table-cell/>
          <table:table-cell office:value-type="float" office:value="3678421" calcext:value-type="float">
            <text:p>3678421</text:p>
          </table:table-cell>
          <table:table-cell/>
          <table:table-cell office:value-type="float" office:value="5384786" calcext:value-type="float">
            <text:p>5384786</text:p>
          </table:table-cell>
          <table:table-cell/>
          <table:table-cell office:value-type="float" office:value="3580298" calcext:value-type="float">
            <text:p>358029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865101" calcext:value-type="float">
            <text:p>1865101</text:p>
          </table:table-cell>
          <table:table-cell/>
          <table:table-cell office:value-type="float" office:value="2259550" calcext:value-type="float">
            <text:p>2259550</text:p>
          </table:table-cell>
          <table:table-cell/>
          <table:table-cell office:value-type="float" office:value="2522288" calcext:value-type="float">
            <text:p>2522288</text:p>
          </table:table-cell>
          <table:table-cell/>
          <table:table-cell office:value-type="float" office:value="2579861" calcext:value-type="float">
            <text:p>2579861</text:p>
          </table:table-cell>
          <table:table-cell/>
          <table:table-cell office:value-type="float" office:value="2578312" calcext:value-type="float">
            <text:p>2578312</text:p>
          </table:table-cell>
          <table:table-cell/>
          <table:table-cell office:value-type="float" office:value="2924122" calcext:value-type="float">
            <text:p>2924122</text:p>
          </table:table-cell>
          <table:table-cell/>
          <table:table-cell office:value-type="float" office:value="3241960" calcext:value-type="float">
            <text:p>3241960</text:p>
          </table:table-cell>
          <table:table-cell/>
          <table:table-cell office:value-type="float" office:value="5336651" calcext:value-type="float">
            <text:p>5336651</text:p>
          </table:table-cell>
          <table:table-cell/>
          <table:table-cell office:value-type="float" office:value="3393069" calcext:value-type="float">
            <text:p>339306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796378" calcext:value-type="float">
            <text:p>1796378</text:p>
          </table:table-cell>
          <table:table-cell/>
          <table:table-cell office:value-type="float" office:value="2054120" calcext:value-type="float">
            <text:p>2054120</text:p>
          </table:table-cell>
          <table:table-cell/>
          <table:table-cell office:value-type="float" office:value="2316716" calcext:value-type="float">
            <text:p>2316716</text:p>
          </table:table-cell>
          <table:table-cell/>
          <table:table-cell office:value-type="float" office:value="2509617" calcext:value-type="float">
            <text:p>2509617</text:p>
          </table:table-cell>
          <table:table-cell/>
          <table:table-cell office:value-type="float" office:value="1709505" calcext:value-type="float">
            <text:p>1709505</text:p>
          </table:table-cell>
          <table:table-cell/>
          <table:table-cell office:value-type="float" office:value="2598439" calcext:value-type="float">
            <text:p>2598439</text:p>
          </table:table-cell>
          <table:table-cell/>
          <table:table-cell office:value-type="float" office:value="2888532" calcext:value-type="float">
            <text:p>2888532</text:p>
          </table:table-cell>
          <table:table-cell/>
          <table:table-cell office:value-type="float" office:value="3245396" calcext:value-type="float">
            <text:p>3245396</text:p>
          </table:table-cell>
          <table:table-cell/>
          <table:table-cell office:value-type="float" office:value="4934459" calcext:value-type="float">
            <text:p>4934459</text:p>
          </table:table-cell>
          <table:table-cell/>
          <table:table-cell office:value-type="float" office:value="3276342" calcext:value-type="float">
            <text:p>327634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798787" calcext:value-type="float">
            <text:p>1798787</text:p>
          </table:table-cell>
          <table:table-cell/>
          <table:table-cell office:value-type="float" office:value="2008917" calcext:value-type="float">
            <text:p>2008917</text:p>
          </table:table-cell>
          <table:table-cell/>
          <table:table-cell office:value-type="float" office:value="2281885" calcext:value-type="float">
            <text:p>2281885</text:p>
          </table:table-cell>
          <table:table-cell/>
          <table:table-cell office:value-type="float" office:value="2375927" calcext:value-type="float">
            <text:p>2375927</text:p>
          </table:table-cell>
          <table:table-cell/>
          <table:table-cell office:value-type="float" office:value="2415343" calcext:value-type="float">
            <text:p>2415343</text:p>
          </table:table-cell>
          <table:table-cell/>
          <table:table-cell office:value-type="float" office:value="2577699" calcext:value-type="float">
            <text:p>2577699</text:p>
          </table:table-cell>
          <table:table-cell/>
          <table:table-cell office:value-type="float" office:value="2652931" calcext:value-type="float">
            <text:p>2652931</text:p>
          </table:table-cell>
          <table:table-cell/>
          <table:table-cell office:value-type="float" office:value="2886496" calcext:value-type="float">
            <text:p>2886496</text:p>
          </table:table-cell>
          <table:table-cell/>
          <table:table-cell office:value-type="float" office:value="3419011" calcext:value-type="float">
            <text:p>3419011</text:p>
          </table:table-cell>
          <table:table-cell/>
          <table:table-cell office:value-type="float" office:value="4112175" calcext:value-type="float">
            <text:p>4112175</text:p>
          </table:table-cell>
          <table:table-cell/>
          <table:table-cell office:value-type="float" office:value="2600722" calcext:value-type="float">
            <text:p>2600722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771229" calcext:value-type="float">
            <text:p>1771229</text:p>
          </table:table-cell>
          <table:table-cell/>
          <table:table-cell office:value-type="float" office:value="2057862" calcext:value-type="float">
            <text:p>2057862</text:p>
          </table:table-cell>
          <table:table-cell/>
          <table:table-cell office:value-type="float" office:value="2256826" calcext:value-type="float">
            <text:p>2256826</text:p>
          </table:table-cell>
          <table:table-cell/>
          <table:table-cell office:value-type="float" office:value="2315376" calcext:value-type="float">
            <text:p>2315376</text:p>
          </table:table-cell>
          <table:table-cell/>
          <table:table-cell office:value-type="float" office:value="2389776" calcext:value-type="float">
            <text:p>2389776</text:p>
          </table:table-cell>
          <table:table-cell/>
          <table:table-cell office:value-type="float" office:value="2451849" calcext:value-type="float">
            <text:p>2451849</text:p>
          </table:table-cell>
          <table:table-cell/>
          <table:table-cell office:value-type="float" office:value="2533940" calcext:value-type="float">
            <text:p>2533940</text:p>
          </table:table-cell>
          <table:table-cell/>
          <table:table-cell office:value-type="float" office:value="2615532" calcext:value-type="float">
            <text:p>2615532</text:p>
          </table:table-cell>
          <table:table-cell/>
          <table:table-cell office:value-type="float" office:value="2763857" calcext:value-type="float">
            <text:p>2763857</text:p>
          </table:table-cell>
          <table:table-cell/>
          <table:table-cell office:value-type="float" office:value="3166561" calcext:value-type="float">
            <text:p>3166561</text:p>
          </table:table-cell>
          <table:table-cell/>
          <table:table-cell office:value-type="float" office:value="4096391" calcext:value-type="float">
            <text:p>4096391</text:p>
          </table:table-cell>
          <table:table-cell/>
          <table:table-cell office:value-type="float" office:value="2629946" calcext:value-type="float">
            <text:p>262994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687535" calcext:value-type="float">
            <text:p>1687535</text:p>
          </table:table-cell>
          <table:table-cell/>
          <table:table-cell office:value-type="float" office:value="2075753" calcext:value-type="float">
            <text:p>2075753</text:p>
          </table:table-cell>
          <table:table-cell/>
          <table:table-cell office:value-type="float" office:value="2143945" calcext:value-type="float">
            <text:p>2143945</text:p>
          </table:table-cell>
          <table:table-cell/>
          <table:table-cell office:value-type="float" office:value="2365167" calcext:value-type="float">
            <text:p>2365167</text:p>
          </table:table-cell>
          <table:table-cell/>
          <table:table-cell office:value-type="float" office:value="2281007" calcext:value-type="float">
            <text:p>2281007</text:p>
          </table:table-cell>
          <table:table-cell/>
          <table:table-cell office:value-type="float" office:value="2483554" calcext:value-type="float">
            <text:p>2483554</text:p>
          </table:table-cell>
          <table:table-cell/>
          <table:table-cell office:value-type="float" office:value="2519429" calcext:value-type="float">
            <text:p>2519429</text:p>
          </table:table-cell>
          <table:table-cell/>
          <table:table-cell office:value-type="float" office:value="2408015" calcext:value-type="float">
            <text:p>2408015</text:p>
          </table:table-cell>
          <table:table-cell/>
          <table:table-cell office:value-type="float" office:value="2650313" calcext:value-type="float">
            <text:p>2650313</text:p>
          </table:table-cell>
          <table:table-cell/>
          <table:table-cell office:value-type="float" office:value="2751772" calcext:value-type="float">
            <text:p>2751772</text:p>
          </table:table-cell>
          <table:table-cell/>
          <table:table-cell office:value-type="float" office:value="2829731" calcext:value-type="float">
            <text:p>2829731</text:p>
          </table:table-cell>
          <table:table-cell/>
          <table:table-cell office:value-type="float" office:value="4099032" calcext:value-type="float">
            <text:p>4099032</text:p>
          </table:table-cell>
          <table:table-cell/>
          <table:table-cell office:value-type="float" office:value="2675803" calcext:value-type="float">
            <text:p>267580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78256" calcext:value-type="float">
            <text:p>2378256</text:p>
          </table:table-cell>
          <table:table-cell/>
          <table:table-cell office:value-type="float" office:value="2494907" calcext:value-type="float">
            <text:p>2494907</text:p>
          </table:table-cell>
          <table:table-cell/>
          <table:table-cell office:value-type="float" office:value="2433374" calcext:value-type="float">
            <text:p>2433374</text:p>
          </table:table-cell>
          <table:table-cell/>
          <table:table-cell office:value-type="float" office:value="2468026" calcext:value-type="float">
            <text:p>2468026</text:p>
          </table:table-cell>
          <table:table-cell/>
          <table:table-cell office:value-type="float" office:value="2576088" calcext:value-type="float">
            <text:p>2576088</text:p>
          </table:table-cell>
          <table:table-cell/>
          <table:table-cell office:value-type="float" office:value="2629665" calcext:value-type="float">
            <text:p>2629665</text:p>
          </table:table-cell>
          <table:table-cell/>
          <table:table-cell office:value-type="float" office:value="2567426" calcext:value-type="float">
            <text:p>2567426</text:p>
          </table:table-cell>
          <table:table-cell/>
          <table:table-cell office:value-type="float" office:value="2978362" calcext:value-type="float">
            <text:p>2978362</text:p>
          </table:table-cell>
          <table:table-cell/>
          <table:table-cell office:value-type="float" office:value="3911204" calcext:value-type="float">
            <text:p>391120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75621" calcext:value-type="float">
            <text:p>2375621</text:p>
          </table:table-cell>
          <table:table-cell/>
          <table:table-cell office:value-type="float" office:value="2462450" calcext:value-type="float">
            <text:p>2462450</text:p>
          </table:table-cell>
          <table:table-cell/>
          <table:table-cell office:value-type="float" office:value="2487317" calcext:value-type="float">
            <text:p>2487317</text:p>
          </table:table-cell>
          <table:table-cell/>
          <table:table-cell office:value-type="float" office:value="2547647" calcext:value-type="float">
            <text:p>2547647</text:p>
          </table:table-cell>
          <table:table-cell/>
          <table:table-cell office:value-type="float" office:value="2507213" calcext:value-type="float">
            <text:p>2507213</text:p>
          </table:table-cell>
          <table:table-cell/>
          <table:table-cell office:value-type="float" office:value="2482891" calcext:value-type="float">
            <text:p>2482891</text:p>
          </table:table-cell>
          <table:table-cell/>
          <table:table-cell office:value-type="float" office:value="2509800" calcext:value-type="float">
            <text:p>2509800</text:p>
          </table:table-cell>
          <table:table-cell/>
          <table:table-cell office:value-type="float" office:value="2620285" calcext:value-type="float">
            <text:p>2620285</text:p>
          </table:table-cell>
          <table:table-cell/>
          <table:table-cell office:value-type="float" office:value="2967040" calcext:value-type="float">
            <text:p>296704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2972" calcext:value-type="float">
            <text:p>702972</text:p>
          </table:table-cell>
          <table:table-cell/>
          <table:table-cell office:value-type="float" office:value="723838" calcext:value-type="float">
            <text:p>723838</text:p>
          </table:table-cell>
          <table:table-cell/>
          <table:table-cell office:value-type="float" office:value="713138" calcext:value-type="float">
            <text:p>713138</text:p>
          </table:table-cell>
          <table:table-cell/>
          <table:table-cell office:value-type="float" office:value="717326" calcext:value-type="float">
            <text:p>717326</text:p>
          </table:table-cell>
          <table:table-cell/>
          <table:table-cell office:value-type="float" office:value="764616" calcext:value-type="float">
            <text:p>764616</text:p>
          </table:table-cell>
          <table:table-cell/>
          <table:table-cell office:value-type="float" office:value="758369" calcext:value-type="float">
            <text:p>758369</text:p>
          </table:table-cell>
          <table:table-cell/>
          <table:table-cell office:value-type="float" office:value="755005" calcext:value-type="float">
            <text:p>755005</text:p>
          </table:table-cell>
          <table:table-cell/>
          <table:table-cell office:value-type="float" office:value="865476" calcext:value-type="float">
            <text:p>865476</text:p>
          </table:table-cell>
          <table:table-cell/>
          <table:table-cell office:value-type="float" office:value="1025417" calcext:value-type="float">
            <text:p>102541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5404" calcext:value-type="float">
            <text:p>285404</text:p>
          </table:table-cell>
          <table:table-cell/>
          <table:table-cell office:value-type="float" office:value="291731" calcext:value-type="float">
            <text:p>291731</text:p>
          </table:table-cell>
          <table:table-cell/>
          <table:table-cell office:value-type="float" office:value="276153" calcext:value-type="float">
            <text:p>276153</text:p>
          </table:table-cell>
          <table:table-cell/>
          <table:table-cell office:value-type="float" office:value="275556" calcext:value-type="float">
            <text:p>275556</text:p>
          </table:table-cell>
          <table:table-cell/>
          <table:table-cell office:value-type="float" office:value="312883" calcext:value-type="float">
            <text:p>312883</text:p>
          </table:table-cell>
          <table:table-cell/>
          <table:table-cell office:value-type="float" office:value="278035" calcext:value-type="float">
            <text:p>278035</text:p>
          </table:table-cell>
          <table:table-cell/>
          <table:table-cell office:value-type="float" office:value="284341" calcext:value-type="float">
            <text:p>284341</text:p>
          </table:table-cell>
          <table:table-cell/>
          <table:table-cell office:value-type="float" office:value="278064" calcext:value-type="float">
            <text:p>278064</text:p>
          </table:table-cell>
          <table:table-cell/>
          <table:table-cell office:value-type="float" office:value="314626" calcext:value-type="float">
            <text:p>31462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2797" calcext:value-type="float">
            <text:p>262797</text:p>
          </table:table-cell>
          <table:table-cell/>
          <table:table-cell office:value-type="float" office:value="260826" calcext:value-type="float">
            <text:p>260826</text:p>
          </table:table-cell>
          <table:table-cell/>
          <table:table-cell office:value-type="float" office:value="208730" calcext:value-type="float">
            <text:p>208730</text:p>
          </table:table-cell>
          <table:table-cell/>
          <table:table-cell office:value-type="float" office:value="211077" calcext:value-type="float">
            <text:p>211077</text:p>
          </table:table-cell>
          <table:table-cell/>
          <table:table-cell office:value-type="float" office:value="219672" calcext:value-type="float">
            <text:p>219672</text:p>
          </table:table-cell>
          <table:table-cell/>
          <table:table-cell office:value-type="float" office:value="230817" calcext:value-type="float">
            <text:p>230817</text:p>
          </table:table-cell>
          <table:table-cell/>
          <table:table-cell office:value-type="float" office:value="216262" calcext:value-type="float">
            <text:p>216262</text:p>
          </table:table-cell>
          <table:table-cell/>
          <table:table-cell office:value-type="float" office:value="216784" calcext:value-type="float">
            <text:p>216784</text:p>
          </table:table-cell>
          <table:table-cell/>
          <table:table-cell office:value-type="float" office:value="253119" calcext:value-type="float">
            <text:p>25311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6741" calcext:value-type="float">
            <text:p>226741</text:p>
          </table:table-cell>
          <table:table-cell/>
          <table:table-cell office:value-type="float" office:value="181380" calcext:value-type="float">
            <text:p>181380</text:p>
          </table:table-cell>
          <table:table-cell/>
          <table:table-cell office:value-type="float" office:value="188994" calcext:value-type="float">
            <text:p>188994</text:p>
          </table:table-cell>
          <table:table-cell/>
          <table:table-cell office:value-type="float" office:value="216459" calcext:value-type="float">
            <text:p>216459</text:p>
          </table:table-cell>
          <table:table-cell/>
          <table:table-cell office:value-type="float" office:value="186598" calcext:value-type="float">
            <text:p>186598</text:p>
          </table:table-cell>
          <table:table-cell/>
          <table:table-cell office:value-type="float" office:value="188245" calcext:value-type="float">
            <text:p>188245</text:p>
          </table:table-cell>
          <table:table-cell/>
          <table:table-cell office:value-type="float" office:value="196597" calcext:value-type="float">
            <text:p>196597</text:p>
          </table:table-cell>
          <table:table-cell/>
          <table:table-cell office:value-type="float" office:value="215332" calcext:value-type="float">
            <text:p>215332</text:p>
          </table:table-cell>
          <table:table-cell/>
          <table:table-cell office:value-type="float" office:value="188997" calcext:value-type="float">
            <text:p>1889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2861" calcext:value-type="float">
            <text:p>182861</text:p>
          </table:table-cell>
          <table:table-cell/>
          <table:table-cell office:value-type="float" office:value="178473" calcext:value-type="float">
            <text:p>178473</text:p>
          </table:table-cell>
          <table:table-cell/>
          <table:table-cell office:value-type="float" office:value="181967" calcext:value-type="float">
            <text:p>181967</text:p>
          </table:table-cell>
          <table:table-cell/>
          <table:table-cell office:value-type="float" office:value="177859" calcext:value-type="float">
            <text:p>177859</text:p>
          </table:table-cell>
          <table:table-cell/>
          <table:table-cell office:value-type="float" office:value="176701" calcext:value-type="float">
            <text:p>176701</text:p>
          </table:table-cell>
          <table:table-cell/>
          <table:table-cell office:value-type="float" office:value="174574" calcext:value-type="float">
            <text:p>174574</text:p>
          </table:table-cell>
          <table:table-cell/>
          <table:table-cell office:value-type="float" office:value="180089" calcext:value-type="float">
            <text:p>180089</text:p>
          </table:table-cell>
          <table:table-cell/>
          <table:table-cell office:value-type="float" office:value="172831" calcext:value-type="float">
            <text:p>172831</text:p>
          </table:table-cell>
          <table:table-cell/>
          <table:table-cell office:value-type="float" office:value="180592" calcext:value-type="float">
            <text:p>18059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3652" calcext:value-type="float">
            <text:p>173652</text:p>
          </table:table-cell>
          <table:table-cell/>
          <table:table-cell office:value-type="float" office:value="174819" calcext:value-type="float">
            <text:p>174819</text:p>
          </table:table-cell>
          <table:table-cell/>
          <table:table-cell office:value-type="float" office:value="170810" calcext:value-type="float">
            <text:p>170810</text:p>
          </table:table-cell>
          <table:table-cell/>
          <table:table-cell office:value-type="float" office:value="178637" calcext:value-type="float">
            <text:p>178637</text:p>
          </table:table-cell>
          <table:table-cell/>
          <table:table-cell office:value-type="float" office:value="176373" calcext:value-type="float">
            <text:p>176373</text:p>
          </table:table-cell>
          <table:table-cell/>
          <table:table-cell office:value-type="float" office:value="170786" calcext:value-type="float">
            <text:p>170786</text:p>
          </table:table-cell>
          <table:table-cell/>
          <table:table-cell office:value-type="float" office:value="168772" calcext:value-type="float">
            <text:p>168772</text:p>
          </table:table-cell>
          <table:table-cell/>
          <table:table-cell office:value-type="float" office:value="187743" calcext:value-type="float">
            <text:p>187743</text:p>
          </table:table-cell>
          <table:table-cell/>
          <table:table-cell office:value-type="float" office:value="182668" calcext:value-type="float">
            <text:p>182668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791156" calcext:value-type="float">
            <text:p>3791156</text:p>
          </table:table-cell>
          <table:table-cell/>
          <table:table-cell office:value-type="float" office:value="5283570" calcext:value-type="float">
            <text:p>5283570</text:p>
          </table:table-cell>
          <table:table-cell/>
          <table:table-cell office:value-type="float" office:value="5860307" calcext:value-type="float">
            <text:p>5860307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5283570" calcext:value-type="float">
            <text:p>5283570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4012317" calcext:value-type="float">
            <text:p>4012317</text:p>
          </table:table-cell>
          <table:table-cell/>
          <table:table-cell office:value-type="float" office:value="5122535" calcext:value-type="float">
            <text:p>5122535</text:p>
          </table:table-cell>
          <table:table-cell/>
          <table:table-cell office:value-type="float" office:value="5847904" calcext:value-type="float">
            <text:p>5847904</text:p>
          </table:table-cell>
          <table:table-cell/>
          <table:table-cell office:value-type="float" office:value="6045455" calcext:value-type="float">
            <text:p>6045455</text:p>
          </table:table-cell>
          <table:table-cell/>
          <table:table-cell office:value-type="float" office:value="5545860" calcext:value-type="float">
            <text:p>5545860</text:p>
          </table:table-cell>
          <table:table-cell/>
          <table:table-cell office:value-type="float" office:value="5122535" calcext:value-type="float">
            <text:p>512253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667079" calcext:value-type="float">
            <text:p>3667079</text:p>
          </table:table-cell>
          <table:table-cell/>
          <table:table-cell office:value-type="float" office:value="5022044" calcext:value-type="float">
            <text:p>5022044</text:p>
          </table:table-cell>
          <table:table-cell/>
          <table:table-cell office:value-type="float" office:value="6891544" calcext:value-type="float">
            <text:p>6891544</text:p>
          </table:table-cell>
          <table:table-cell/>
          <table:table-cell office:value-type="float" office:value="7735574" calcext:value-type="float">
            <text:p>7735574</text:p>
          </table:table-cell>
          <table:table-cell/>
          <table:table-cell office:value-type="float" office:value="7791708" calcext:value-type="float">
            <text:p>7791708</text:p>
          </table:table-cell>
          <table:table-cell/>
          <table:table-cell office:value-type="float" office:value="7791708" calcext:value-type="float">
            <text:p>7791708</text:p>
          </table:table-cell>
          <table:table-cell/>
          <table:table-cell office:value-type="float" office:value="6554972" calcext:value-type="float">
            <text:p>6554972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4099771" calcext:value-type="float">
            <text:p>4099771</text:p>
          </table:table-cell>
          <table:table-cell/>
          <table:table-cell office:value-type="float" office:value="5744919" calcext:value-type="float">
            <text:p>5744919</text:p>
          </table:table-cell>
          <table:table-cell/>
          <table:table-cell office:value-type="float" office:value="3905895" calcext:value-type="float">
            <text:p>3905895</text:p>
          </table:table-cell>
          <table:table-cell/>
          <table:table-cell office:value-type="float" office:value="8018812" calcext:value-type="float">
            <text:p>8018812</text:p>
          </table:table-cell>
          <table:table-cell/>
          <table:table-cell office:value-type="float" office:value="8109658" calcext:value-type="float">
            <text:p>8109658</text:p>
          </table:table-cell>
          <table:table-cell/>
          <table:table-cell office:value-type="float" office:value="6821616" calcext:value-type="float">
            <text:p>6821616</text:p>
          </table:table-cell>
          <table:table-cell/>
          <table:table-cell office:value-type="float" office:value="7435738" calcext:value-type="float">
            <text:p>7435738</text:p>
          </table:table-cell>
          <table:table-cell/>
          <table:table-cell office:value-type="float" office:value="6931711" calcext:value-type="float">
            <text:p>693171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894582" calcext:value-type="float">
            <text:p>3894582</text:p>
          </table:table-cell>
          <table:table-cell/>
          <table:table-cell office:value-type="float" office:value="5175871" calcext:value-type="float">
            <text:p>5175871</text:p>
          </table:table-cell>
          <table:table-cell/>
          <table:table-cell office:value-type="float" office:value="6244448" calcext:value-type="float">
            <text:p>6244448</text:p>
          </table:table-cell>
          <table:table-cell/>
          <table:table-cell office:value-type="float" office:value="6733974" calcext:value-type="float">
            <text:p>6733974</text:p>
          </table:table-cell>
          <table:table-cell/>
          <table:table-cell office:value-type="float" office:value="7319232" calcext:value-type="float">
            <text:p>7319232</text:p>
          </table:table-cell>
          <table:table-cell/>
          <table:table-cell office:value-type="float" office:value="7524394" calcext:value-type="float">
            <text:p>7524394</text:p>
          </table:table-cell>
          <table:table-cell/>
          <table:table-cell office:value-type="float" office:value="6208343" calcext:value-type="float">
            <text:p>6208343</text:p>
          </table:table-cell>
          <table:table-cell/>
          <table:table-cell office:value-type="float" office:value="7160597" calcext:value-type="float">
            <text:p>7160597</text:p>
          </table:table-cell>
          <table:table-cell/>
          <table:table-cell office:value-type="float" office:value="5813392" calcext:value-type="float">
            <text:p>581339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3108009" calcext:value-type="float">
            <text:p>3108009</text:p>
          </table:table-cell>
          <table:table-cell/>
          <table:table-cell office:value-type="float" office:value="3946119" calcext:value-type="float">
            <text:p>3946119</text:p>
          </table:table-cell>
          <table:table-cell/>
          <table:table-cell office:value-type="float" office:value="4994712" calcext:value-type="float">
            <text:p>4994712</text:p>
          </table:table-cell>
          <table:table-cell/>
          <table:table-cell office:value-type="float" office:value="5362657" calcext:value-type="float">
            <text:p>5362657</text:p>
          </table:table-cell>
          <table:table-cell/>
          <table:table-cell office:value-type="float" office:value="5986827" calcext:value-type="float">
            <text:p>5986827</text:p>
          </table:table-cell>
          <table:table-cell/>
          <table:table-cell office:value-type="float" office:value="5816563" calcext:value-type="float">
            <text:p>5816563</text:p>
          </table:table-cell>
          <table:table-cell/>
          <table:table-cell office:value-type="float" office:value="5836323" calcext:value-type="float">
            <text:p>5836323</text:p>
          </table:table-cell>
          <table:table-cell/>
          <table:table-cell office:value-type="float" office:value="5521212" calcext:value-type="float">
            <text:p>5521212</text:p>
          </table:table-cell>
          <table:table-cell/>
          <table:table-cell office:value-type="float" office:value="6523312" calcext:value-type="float">
            <text:p>6523312</text:p>
          </table:table-cell>
          <table:table-cell/>
          <table:table-cell office:value-type="float" office:value="6711905" calcext:value-type="float">
            <text:p>671190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357537" calcext:value-type="float">
            <text:p>3357537</text:p>
          </table:table-cell>
          <table:table-cell/>
          <table:table-cell office:value-type="float" office:value="2898672" calcext:value-type="float">
            <text:p>2898672</text:p>
          </table:table-cell>
          <table:table-cell/>
          <table:table-cell office:value-type="float" office:value="4847858" calcext:value-type="float">
            <text:p>4847858</text:p>
          </table:table-cell>
          <table:table-cell/>
          <table:table-cell office:value-type="float" office:value="5051705" calcext:value-type="float">
            <text:p>5051705</text:p>
          </table:table-cell>
          <table:table-cell/>
          <table:table-cell office:value-type="float" office:value="5784846" calcext:value-type="float">
            <text:p>5784846</text:p>
          </table:table-cell>
          <table:table-cell/>
          <table:table-cell office:value-type="float" office:value="5894001" calcext:value-type="float">
            <text:p>5894001</text:p>
          </table:table-cell>
          <table:table-cell/>
          <table:table-cell office:value-type="float" office:value="5696610" calcext:value-type="float">
            <text:p>5696610</text:p>
          </table:table-cell>
          <table:table-cell/>
          <table:table-cell office:value-type="float" office:value="5744227" calcext:value-type="float">
            <text:p>5744227</text:p>
          </table:table-cell>
          <table:table-cell/>
          <table:table-cell office:value-type="float" office:value="5433562" calcext:value-type="float">
            <text:p>5433562</text:p>
          </table:table-cell>
          <table:table-cell/>
          <table:table-cell office:value-type="float" office:value="5334028" calcext:value-type="float">
            <text:p>5334028</text:p>
          </table:table-cell>
          <table:table-cell/>
          <table:table-cell office:value-type="float" office:value="4858827" calcext:value-type="float">
            <text:p>485882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227840" calcext:value-type="float">
            <text:p>3227840</text:p>
          </table:table-cell>
          <table:table-cell/>
          <table:table-cell office:value-type="float" office:value="4271577" calcext:value-type="float">
            <text:p>4271577</text:p>
          </table:table-cell>
          <table:table-cell/>
          <table:table-cell office:value-type="float" office:value="5011041" calcext:value-type="float">
            <text:p>5011041</text:p>
          </table:table-cell>
          <table:table-cell/>
          <table:table-cell office:value-type="float" office:value="5461029" calcext:value-type="float">
            <text:p>5461029</text:p>
          </table:table-cell>
          <table:table-cell/>
          <table:table-cell office:value-type="float" office:value="5560902" calcext:value-type="float">
            <text:p>5560902</text:p>
          </table:table-cell>
          <table:table-cell/>
          <table:table-cell office:value-type="float" office:value="5435974" calcext:value-type="float">
            <text:p>5435974</text:p>
          </table:table-cell>
          <table:table-cell/>
          <table:table-cell office:value-type="float" office:value="5672914" calcext:value-type="float">
            <text:p>5672914</text:p>
          </table:table-cell>
          <table:table-cell/>
          <table:table-cell office:value-type="float" office:value="5546540" calcext:value-type="float">
            <text:p>5546540</text:p>
          </table:table-cell>
          <table:table-cell/>
          <table:table-cell office:value-type="float" office:value="5889763" calcext:value-type="float">
            <text:p>5889763</text:p>
          </table:table-cell>
          <table:table-cell/>
          <table:table-cell office:value-type="float" office:value="5364680" calcext:value-type="float">
            <text:p>5364680</text:p>
          </table:table-cell>
          <table:table-cell/>
          <table:table-cell office:value-type="float" office:value="4925558" calcext:value-type="float">
            <text:p>4925558</text:p>
          </table:table-cell>
          <table:table-cell/>
          <table:table-cell office:value-type="float" office:value="3346356" calcext:value-type="float">
            <text:p>334635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969751" calcext:value-type="float">
            <text:p>2969751</text:p>
          </table:table-cell>
          <table:table-cell/>
          <table:table-cell office:value-type="float" office:value="4175240" calcext:value-type="float">
            <text:p>4175240</text:p>
          </table:table-cell>
          <table:table-cell/>
          <table:table-cell office:value-type="float" office:value="4837421" calcext:value-type="float">
            <text:p>4837421</text:p>
          </table:table-cell>
          <table:table-cell/>
          <table:table-cell office:value-type="float" office:value="5370049" calcext:value-type="float">
            <text:p>5370049</text:p>
          </table:table-cell>
          <table:table-cell/>
          <table:table-cell office:value-type="float" office:value="5770960" calcext:value-type="float">
            <text:p>5770960</text:p>
          </table:table-cell>
          <table:table-cell/>
          <table:table-cell office:value-type="float" office:value="5616719" calcext:value-type="float">
            <text:p>5616719</text:p>
          </table:table-cell>
          <table:table-cell/>
          <table:table-cell office:value-type="float" office:value="5636067" calcext:value-type="float">
            <text:p>5636067</text:p>
          </table:table-cell>
          <table:table-cell/>
          <table:table-cell office:value-type="float" office:value="5688789" calcext:value-type="float">
            <text:p>5688789</text:p>
          </table:table-cell>
          <table:table-cell/>
          <table:table-cell office:value-type="float" office:value="5561265" calcext:value-type="float">
            <text:p>5561265</text:p>
          </table:table-cell>
          <table:table-cell/>
          <table:table-cell office:value-type="float" office:value="5454010" calcext:value-type="float">
            <text:p>5454010</text:p>
          </table:table-cell>
          <table:table-cell/>
          <table:table-cell office:value-type="float" office:value="5045925" calcext:value-type="float">
            <text:p>5045925</text:p>
          </table:table-cell>
          <table:table-cell/>
          <table:table-cell office:value-type="float" office:value="4921609" calcext:value-type="float">
            <text:p>4921609</text:p>
          </table:table-cell>
          <table:table-cell/>
          <table:table-cell office:value-type="float" office:value="4896710" calcext:value-type="float">
            <text:p>489671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94668" calcext:value-type="float">
            <text:p>5894668</text:p>
          </table:table-cell>
          <table:table-cell/>
          <table:table-cell office:value-type="float" office:value="5808718" calcext:value-type="float">
            <text:p>5808718</text:p>
          </table:table-cell>
          <table:table-cell/>
          <table:table-cell office:value-type="float" office:value="5845280" calcext:value-type="float">
            <text:p>5845280</text:p>
          </table:table-cell>
          <table:table-cell/>
          <table:table-cell office:value-type="float" office:value="5739583" calcext:value-type="float">
            <text:p>5739583</text:p>
          </table:table-cell>
          <table:table-cell/>
          <table:table-cell office:value-type="float" office:value="5840064" calcext:value-type="float">
            <text:p>5840064</text:p>
          </table:table-cell>
          <table:table-cell/>
          <table:table-cell office:value-type="float" office:value="5741741" calcext:value-type="float">
            <text:p>5741741</text:p>
          </table:table-cell>
          <table:table-cell/>
          <table:table-cell office:value-type="float" office:value="5475043" calcext:value-type="float">
            <text:p>5475043</text:p>
          </table:table-cell>
          <table:table-cell/>
          <table:table-cell office:value-type="float" office:value="4977543" calcext:value-type="float">
            <text:p>4977543</text:p>
          </table:table-cell>
          <table:table-cell/>
          <table:table-cell office:value-type="float" office:value="4982234" calcext:value-type="float">
            <text:p>498223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02592" calcext:value-type="float">
            <text:p>6102592</text:p>
          </table:table-cell>
          <table:table-cell/>
          <table:table-cell office:value-type="float" office:value="5927566" calcext:value-type="float">
            <text:p>5927566</text:p>
          </table:table-cell>
          <table:table-cell/>
          <table:table-cell office:value-type="float" office:value="6140354" calcext:value-type="float">
            <text:p>6140354</text:p>
          </table:table-cell>
          <table:table-cell/>
          <table:table-cell office:value-type="float" office:value="6045151" calcext:value-type="float">
            <text:p>6045151</text:p>
          </table:table-cell>
          <table:table-cell/>
          <table:table-cell office:value-type="float" office:value="5655481" calcext:value-type="float">
            <text:p>5655481</text:p>
          </table:table-cell>
          <table:table-cell/>
          <table:table-cell office:value-type="float" office:value="5828030" calcext:value-type="float">
            <text:p>5828030</text:p>
          </table:table-cell>
          <table:table-cell/>
          <table:table-cell office:value-type="float" office:value="5542585" calcext:value-type="float">
            <text:p>5542585</text:p>
          </table:table-cell>
          <table:table-cell/>
          <table:table-cell office:value-type="float" office:value="5054500" calcext:value-type="float">
            <text:p>5054500</text:p>
          </table:table-cell>
          <table:table-cell/>
          <table:table-cell office:value-type="float" office:value="4970864" calcext:value-type="float">
            <text:p>497086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324644" calcext:value-type="float">
            <text:p>6324644</text:p>
          </table:table-cell>
          <table:table-cell/>
          <table:table-cell office:value-type="float" office:value="4773561" calcext:value-type="float">
            <text:p>4773561</text:p>
          </table:table-cell>
          <table:table-cell/>
          <table:table-cell office:value-type="float" office:value="6098314" calcext:value-type="float">
            <text:p>6098314</text:p>
          </table:table-cell>
          <table:table-cell/>
          <table:table-cell office:value-type="float" office:value="6124061" calcext:value-type="float">
            <text:p>6124061</text:p>
          </table:table-cell>
          <table:table-cell/>
          <table:table-cell office:value-type="float" office:value="6133148" calcext:value-type="float">
            <text:p>6133148</text:p>
          </table:table-cell>
          <table:table-cell/>
          <table:table-cell office:value-type="float" office:value="5943768" calcext:value-type="float">
            <text:p>5943768</text:p>
          </table:table-cell>
          <table:table-cell/>
          <table:table-cell office:value-type="float" office:value="5695015" calcext:value-type="float">
            <text:p>5695015</text:p>
          </table:table-cell>
          <table:table-cell/>
          <table:table-cell office:value-type="float" office:value="4200623" calcext:value-type="float">
            <text:p>4200623</text:p>
          </table:table-cell>
          <table:table-cell/>
          <table:table-cell office:value-type="float" office:value="5073850" calcext:value-type="float">
            <text:p>507385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95799" calcext:value-type="float">
            <text:p>6195799</text:p>
          </table:table-cell>
          <table:table-cell/>
          <table:table-cell office:value-type="float" office:value="6343758" calcext:value-type="float">
            <text:p>6343758</text:p>
          </table:table-cell>
          <table:table-cell/>
          <table:table-cell office:value-type="float" office:value="6299128" calcext:value-type="float">
            <text:p>6299128</text:p>
          </table:table-cell>
          <table:table-cell/>
          <table:table-cell office:value-type="float" office:value="6237202" calcext:value-type="float">
            <text:p>6237202</text:p>
          </table:table-cell>
          <table:table-cell/>
          <table:table-cell office:value-type="float" office:value="5084333" calcext:value-type="float">
            <text:p>5084333</text:p>
          </table:table-cell>
          <table:table-cell/>
          <table:table-cell office:value-type="float" office:value="6206046" calcext:value-type="float">
            <text:p>6206046</text:p>
          </table:table-cell>
          <table:table-cell/>
          <table:table-cell office:value-type="float" office:value="5844275" calcext:value-type="float">
            <text:p>5844275</text:p>
          </table:table-cell>
          <table:table-cell/>
          <table:table-cell office:value-type="float" office:value="5367508" calcext:value-type="float">
            <text:p>5367508</text:p>
          </table:table-cell>
          <table:table-cell/>
          <table:table-cell office:value-type="float" office:value="5074595" calcext:value-type="float">
            <text:p>507459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36603" calcext:value-type="float">
            <text:p>6536603</text:p>
          </table:table-cell>
          <table:table-cell/>
          <table:table-cell office:value-type="float" office:value="6385273" calcext:value-type="float">
            <text:p>6385273</text:p>
          </table:table-cell>
          <table:table-cell/>
          <table:table-cell office:value-type="float" office:value="6421165" calcext:value-type="float">
            <text:p>6421165</text:p>
          </table:table-cell>
          <table:table-cell/>
          <table:table-cell office:value-type="float" office:value="5930790" calcext:value-type="float">
            <text:p>5930790</text:p>
          </table:table-cell>
          <table:table-cell/>
          <table:table-cell office:value-type="float" office:value="6386590" calcext:value-type="float">
            <text:p>6386590</text:p>
          </table:table-cell>
          <table:table-cell/>
          <table:table-cell office:value-type="float" office:value="6427941" calcext:value-type="float">
            <text:p>6427941</text:p>
          </table:table-cell>
          <table:table-cell/>
          <table:table-cell office:value-type="float" office:value="6195360" calcext:value-type="float">
            <text:p>6195360</text:p>
          </table:table-cell>
          <table:table-cell/>
          <table:table-cell office:value-type="float" office:value="5453834" calcext:value-type="float">
            <text:p>5453834</text:p>
          </table:table-cell>
          <table:table-cell/>
          <table:table-cell office:value-type="float" office:value="5241150" calcext:value-type="float">
            <text:p>524115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9273" calcext:value-type="float">
            <text:p>239273</text:p>
          </table:table-cell>
          <table:table-cell/>
          <table:table-cell office:value-type="float" office:value="247385" calcext:value-type="float">
            <text:p>247385</text:p>
          </table:table-cell>
          <table:table-cell/>
          <table:table-cell office:value-type="float" office:value="255618" calcext:value-type="float">
            <text:p>255618</text:p>
          </table:table-cell>
          <table:table-cell/>
          <table:table-cell office:value-type="float" office:value="244181" calcext:value-type="float">
            <text:p>244181</text:p>
          </table:table-cell>
          <table:table-cell/>
          <table:table-cell office:value-type="float" office:value="257694" calcext:value-type="float">
            <text:p>257694</text:p>
          </table:table-cell>
          <table:table-cell/>
          <table:table-cell office:value-type="float" office:value="238400" calcext:value-type="float">
            <text:p>238400</text:p>
          </table:table-cell>
          <table:table-cell/>
          <table:table-cell office:value-type="float" office:value="236983" calcext:value-type="float">
            <text:p>236983</text:p>
          </table:table-cell>
          <table:table-cell/>
          <table:table-cell office:value-type="float" office:value="242494" calcext:value-type="float">
            <text:p>242494</text:p>
          </table:table-cell>
          <table:table-cell/>
          <table:table-cell office:value-type="float" office:value="232730" calcext:value-type="float">
            <text:p>23273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6993" calcext:value-type="float">
            <text:p>256993</text:p>
          </table:table-cell>
          <table:table-cell/>
          <table:table-cell office:value-type="float" office:value="245274" calcext:value-type="float">
            <text:p>245274</text:p>
          </table:table-cell>
          <table:table-cell/>
          <table:table-cell office:value-type="float" office:value="239402" calcext:value-type="float">
            <text:p>239402</text:p>
          </table:table-cell>
          <table:table-cell/>
          <table:table-cell office:value-type="float" office:value="249140" calcext:value-type="float">
            <text:p>249140</text:p>
          </table:table-cell>
          <table:table-cell/>
          <table:table-cell office:value-type="float" office:value="249894" calcext:value-type="float">
            <text:p>249894</text:p>
          </table:table-cell>
          <table:table-cell/>
          <table:table-cell office:value-type="float" office:value="232050" calcext:value-type="float">
            <text:p>232050</text:p>
          </table:table-cell>
          <table:table-cell/>
          <table:table-cell office:value-type="float" office:value="237818" calcext:value-type="float">
            <text:p>237818</text:p>
          </table:table-cell>
          <table:table-cell/>
          <table:table-cell office:value-type="float" office:value="239626" calcext:value-type="float">
            <text:p>239626</text:p>
          </table:table-cell>
          <table:table-cell/>
          <table:table-cell office:value-type="float" office:value="243758" calcext:value-type="float">
            <text:p>24375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1969" calcext:value-type="float">
            <text:p>241969</text:p>
          </table:table-cell>
          <table:table-cell/>
          <table:table-cell office:value-type="float" office:value="241293" calcext:value-type="float">
            <text:p>241293</text:p>
          </table:table-cell>
          <table:table-cell/>
          <table:table-cell office:value-type="float" office:value="240205" calcext:value-type="float">
            <text:p>240205</text:p>
          </table:table-cell>
          <table:table-cell/>
          <table:table-cell office:value-type="float" office:value="247897" calcext:value-type="float">
            <text:p>247897</text:p>
          </table:table-cell>
          <table:table-cell/>
          <table:table-cell office:value-type="float" office:value="241536" calcext:value-type="float">
            <text:p>241536</text:p>
          </table:table-cell>
          <table:table-cell/>
          <table:table-cell office:value-type="float" office:value="244765" calcext:value-type="float">
            <text:p>244765</text:p>
          </table:table-cell>
          <table:table-cell/>
          <table:table-cell office:value-type="float" office:value="245566" calcext:value-type="float">
            <text:p>245566</text:p>
          </table:table-cell>
          <table:table-cell/>
          <table:table-cell office:value-type="float" office:value="251231" calcext:value-type="float">
            <text:p>251231</text:p>
          </table:table-cell>
          <table:table-cell/>
          <table:table-cell office:value-type="float" office:value="240799" calcext:value-type="float">
            <text:p>240799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541098" calcext:value-type="float">
            <text:p>3541098</text:p>
          </table:table-cell>
          <table:table-cell/>
          <table:table-cell office:value-type="float" office:value="5860307" calcext:value-type="float">
            <text:p>5860307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7940539" calcext:value-type="float">
            <text:p>7940539</text:p>
          </table:table-cell>
          <table:table-cell/>
          <table:table-cell office:value-type="float" office:value="6421025" calcext:value-type="float">
            <text:p>6421025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3759450" calcext:value-type="float">
            <text:p>3759450</text:p>
          </table:table-cell>
          <table:table-cell/>
          <table:table-cell office:value-type="float" office:value="5379161" calcext:value-type="float">
            <text:p>5379161</text:p>
          </table:table-cell>
          <table:table-cell/>
          <table:table-cell office:value-type="float" office:value="5545860" calcext:value-type="float">
            <text:p>5545860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7582312" calcext:value-type="float">
            <text:p>7582312</text:p>
          </table:table-cell>
          <table:table-cell/>
          <table:table-cell office:value-type="float" office:value="6406138" calcext:value-type="float">
            <text:p>6406138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823789" calcext:value-type="float">
            <text:p>3823789</text:p>
          </table:table-cell>
          <table:table-cell/>
          <table:table-cell office:value-type="float" office:value="5217259" calcext:value-type="float">
            <text:p>5217259</text:p>
          </table:table-cell>
          <table:table-cell/>
          <table:table-cell office:value-type="float" office:value="5347168" calcext:value-type="float">
            <text:p>5347168</text:p>
          </table:table-cell>
          <table:table-cell/>
          <table:table-cell office:value-type="float" office:value="6249745" calcext:value-type="float">
            <text:p>6249745</text:p>
          </table:table-cell>
          <table:table-cell/>
          <table:table-cell office:value-type="float" office:value="7571923" calcext:value-type="float">
            <text:p>7571923</text:p>
          </table:table-cell>
          <table:table-cell/>
          <table:table-cell office:value-type="float" office:value="6719046" calcext:value-type="float">
            <text:p>6719046</text:p>
          </table:table-cell>
          <table:table-cell/>
          <table:table-cell office:value-type="float" office:value="7314033" calcext:value-type="float">
            <text:p>7314033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604335" calcext:value-type="float">
            <text:p>3604335</text:p>
          </table:table-cell>
          <table:table-cell/>
          <table:table-cell office:value-type="float" office:value="5177083" calcext:value-type="float">
            <text:p>5177083</text:p>
          </table:table-cell>
          <table:table-cell/>
          <table:table-cell office:value-type="float" office:value="6018636" calcext:value-type="float">
            <text:p>6018636</text:p>
          </table:table-cell>
          <table:table-cell/>
          <table:table-cell office:value-type="float" office:value="6246213" calcext:value-type="float">
            <text:p>6246213</text:p>
          </table:table-cell>
          <table:table-cell/>
          <table:table-cell office:value-type="float" office:value="7647578" calcext:value-type="float">
            <text:p>7647578</text:p>
          </table:table-cell>
          <table:table-cell/>
          <table:table-cell office:value-type="float" office:value="7309196" calcext:value-type="float">
            <text:p>7309196</text:p>
          </table:table-cell>
          <table:table-cell/>
          <table:table-cell office:value-type="float" office:value="7235318" calcext:value-type="float">
            <text:p>7235318</text:p>
          </table:table-cell>
          <table:table-cell/>
          <table:table-cell office:value-type="float" office:value="7211022" calcext:value-type="float">
            <text:p>721102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671521" calcext:value-type="float">
            <text:p>3671521</text:p>
          </table:table-cell>
          <table:table-cell/>
          <table:table-cell office:value-type="float" office:value="5018624" calcext:value-type="float">
            <text:p>5018624</text:p>
          </table:table-cell>
          <table:table-cell/>
          <table:table-cell office:value-type="float" office:value="4972145" calcext:value-type="float">
            <text:p>4972145</text:p>
          </table:table-cell>
          <table:table-cell/>
          <table:table-cell office:value-type="float" office:value="6479979" calcext:value-type="float">
            <text:p>6479979</text:p>
          </table:table-cell>
          <table:table-cell/>
          <table:table-cell office:value-type="float" office:value="6650556" calcext:value-type="float">
            <text:p>6650556</text:p>
          </table:table-cell>
          <table:table-cell/>
          <table:table-cell office:value-type="float" office:value="6733974" calcext:value-type="float">
            <text:p>6733974</text:p>
          </table:table-cell>
          <table:table-cell/>
          <table:table-cell office:value-type="float" office:value="6393168" calcext:value-type="float">
            <text:p>6393168</text:p>
          </table:table-cell>
          <table:table-cell/>
          <table:table-cell office:value-type="float" office:value="7113161" calcext:value-type="float">
            <text:p>7113161</text:p>
          </table:table-cell>
          <table:table-cell/>
          <table:table-cell office:value-type="float" office:value="7160597" calcext:value-type="float">
            <text:p>716059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916978" calcext:value-type="float">
            <text:p>2916978</text:p>
          </table:table-cell>
          <table:table-cell/>
          <table:table-cell office:value-type="float" office:value="4120256" calcext:value-type="float">
            <text:p>4120256</text:p>
          </table:table-cell>
          <table:table-cell/>
          <table:table-cell office:value-type="float" office:value="5080379" calcext:value-type="float">
            <text:p>5080379</text:p>
          </table:table-cell>
          <table:table-cell/>
          <table:table-cell office:value-type="float" office:value="4853603" calcext:value-type="float">
            <text:p>4853603</text:p>
          </table:table-cell>
          <table:table-cell/>
          <table:table-cell office:value-type="float" office:value="5567735" calcext:value-type="float">
            <text:p>5567735</text:p>
          </table:table-cell>
          <table:table-cell/>
          <table:table-cell office:value-type="float" office:value="5785224" calcext:value-type="float">
            <text:p>5785224</text:p>
          </table:table-cell>
          <table:table-cell/>
          <table:table-cell office:value-type="float" office:value="6024617" calcext:value-type="float">
            <text:p>6024617</text:p>
          </table:table-cell>
          <table:table-cell/>
          <table:table-cell office:value-type="float" office:value="5009275" calcext:value-type="float">
            <text:p>5009275</text:p>
          </table:table-cell>
          <table:table-cell/>
          <table:table-cell office:value-type="float" office:value="6623917" calcext:value-type="float">
            <text:p>6623917</text:p>
          </table:table-cell>
          <table:table-cell/>
          <table:table-cell office:value-type="float" office:value="6261772" calcext:value-type="float">
            <text:p>626177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098371" calcext:value-type="float">
            <text:p>3098371</text:p>
          </table:table-cell>
          <table:table-cell/>
          <table:table-cell office:value-type="float" office:value="4051086" calcext:value-type="float">
            <text:p>4051086</text:p>
          </table:table-cell>
          <table:table-cell/>
          <table:table-cell office:value-type="float" office:value="4566920" calcext:value-type="float">
            <text:p>4566920</text:p>
          </table:table-cell>
          <table:table-cell/>
          <table:table-cell office:value-type="float" office:value="5190597" calcext:value-type="float">
            <text:p>5190597</text:p>
          </table:table-cell>
          <table:table-cell/>
          <table:table-cell office:value-type="float" office:value="5504946" calcext:value-type="float">
            <text:p>5504946</text:p>
          </table:table-cell>
          <table:table-cell/>
          <table:table-cell office:value-type="float" office:value="5390937" calcext:value-type="float">
            <text:p>5390937</text:p>
          </table:table-cell>
          <table:table-cell/>
          <table:table-cell office:value-type="float" office:value="5618365" calcext:value-type="float">
            <text:p>5618365</text:p>
          </table:table-cell>
          <table:table-cell/>
          <table:table-cell office:value-type="float" office:value="5265366" calcext:value-type="float">
            <text:p>5265366</text:p>
          </table:table-cell>
          <table:table-cell/>
          <table:table-cell office:value-type="float" office:value="5203173" calcext:value-type="float">
            <text:p>5203173</text:p>
          </table:table-cell>
          <table:table-cell/>
          <table:table-cell office:value-type="float" office:value="5238075" calcext:value-type="float">
            <text:p>5238075</text:p>
          </table:table-cell>
          <table:table-cell/>
          <table:table-cell office:value-type="float" office:value="4808509" calcext:value-type="float">
            <text:p>4808509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959544" calcext:value-type="float">
            <text:p>2959544</text:p>
          </table:table-cell>
          <table:table-cell/>
          <table:table-cell office:value-type="float" office:value="3686744" calcext:value-type="float">
            <text:p>3686744</text:p>
          </table:table-cell>
          <table:table-cell/>
          <table:table-cell office:value-type="float" office:value="4211884" calcext:value-type="float">
            <text:p>4211884</text:p>
          </table:table-cell>
          <table:table-cell/>
          <table:table-cell office:value-type="float" office:value="4850463" calcext:value-type="float">
            <text:p>4850463</text:p>
          </table:table-cell>
          <table:table-cell/>
          <table:table-cell office:value-type="float" office:value="4903066" calcext:value-type="float">
            <text:p>4903066</text:p>
          </table:table-cell>
          <table:table-cell/>
          <table:table-cell office:value-type="float" office:value="5063472" calcext:value-type="float">
            <text:p>5063472</text:p>
          </table:table-cell>
          <table:table-cell/>
          <table:table-cell office:value-type="float" office:value="5031588" calcext:value-type="float">
            <text:p>5031588</text:p>
          </table:table-cell>
          <table:table-cell/>
          <table:table-cell office:value-type="float" office:value="4950396" calcext:value-type="float">
            <text:p>4950396</text:p>
          </table:table-cell>
          <table:table-cell/>
          <table:table-cell office:value-type="float" office:value="5000831" calcext:value-type="float">
            <text:p>5000831</text:p>
          </table:table-cell>
          <table:table-cell/>
          <table:table-cell office:value-type="float" office:value="5034537" calcext:value-type="float">
            <text:p>5034537</text:p>
          </table:table-cell>
          <table:table-cell/>
          <table:table-cell office:value-type="float" office:value="3792546" calcext:value-type="float">
            <text:p>3792546</text:p>
          </table:table-cell>
          <table:table-cell/>
          <table:table-cell office:value-type="float" office:value="4295608" calcext:value-type="float">
            <text:p>429560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923635" calcext:value-type="float">
            <text:p>2923635</text:p>
          </table:table-cell>
          <table:table-cell/>
          <table:table-cell office:value-type="float" office:value="3898135" calcext:value-type="float">
            <text:p>3898135</text:p>
          </table:table-cell>
          <table:table-cell/>
          <table:table-cell office:value-type="float" office:value="4413920" calcext:value-type="float">
            <text:p>4413920</text:p>
          </table:table-cell>
          <table:table-cell/>
          <table:table-cell office:value-type="float" office:value="4883139" calcext:value-type="float">
            <text:p>4883139</text:p>
          </table:table-cell>
          <table:table-cell/>
          <table:table-cell office:value-type="float" office:value="4464389" calcext:value-type="float">
            <text:p>4464389</text:p>
          </table:table-cell>
          <table:table-cell/>
          <table:table-cell office:value-type="float" office:value="5073867" calcext:value-type="float">
            <text:p>5073867</text:p>
          </table:table-cell>
          <table:table-cell/>
          <table:table-cell office:value-type="float" office:value="5080244" calcext:value-type="float">
            <text:p>5080244</text:p>
          </table:table-cell>
          <table:table-cell/>
          <table:table-cell office:value-type="float" office:value="5072369" calcext:value-type="float">
            <text:p>5072369</text:p>
          </table:table-cell>
          <table:table-cell/>
          <table:table-cell office:value-type="float" office:value="5042962" calcext:value-type="float">
            <text:p>5042962</text:p>
          </table:table-cell>
          <table:table-cell/>
          <table:table-cell office:value-type="float" office:value="4996397" calcext:value-type="float">
            <text:p>4996397</text:p>
          </table:table-cell>
          <table:table-cell/>
          <table:table-cell office:value-type="float" office:value="4584108" calcext:value-type="float">
            <text:p>4584108</text:p>
          </table:table-cell>
          <table:table-cell/>
          <table:table-cell office:value-type="float" office:value="4373747" calcext:value-type="float">
            <text:p>4373747</text:p>
          </table:table-cell>
          <table:table-cell/>
          <table:table-cell office:value-type="float" office:value="4306053" calcext:value-type="float">
            <text:p>430605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05495" calcext:value-type="float">
            <text:p>5105495</text:p>
          </table:table-cell>
          <table:table-cell/>
          <table:table-cell office:value-type="float" office:value="5025777" calcext:value-type="float">
            <text:p>5025777</text:p>
          </table:table-cell>
          <table:table-cell/>
          <table:table-cell office:value-type="float" office:value="4719613" calcext:value-type="float">
            <text:p>4719613</text:p>
          </table:table-cell>
          <table:table-cell/>
          <table:table-cell office:value-type="float" office:value="4702657" calcext:value-type="float">
            <text:p>4702657</text:p>
          </table:table-cell>
          <table:table-cell/>
          <table:table-cell office:value-type="float" office:value="5037382" calcext:value-type="float">
            <text:p>5037382</text:p>
          </table:table-cell>
          <table:table-cell/>
          <table:table-cell office:value-type="float" office:value="5012031" calcext:value-type="float">
            <text:p>5012031</text:p>
          </table:table-cell>
          <table:table-cell/>
          <table:table-cell office:value-type="float" office:value="4811815" calcext:value-type="float">
            <text:p>4811815</text:p>
          </table:table-cell>
          <table:table-cell/>
          <table:table-cell office:value-type="float" office:value="4191386" calcext:value-type="float">
            <text:p>4191386</text:p>
          </table:table-cell>
          <table:table-cell/>
          <table:table-cell office:value-type="float" office:value="4330449" calcext:value-type="float">
            <text:p>433044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36003" calcext:value-type="float">
            <text:p>5136003</text:p>
          </table:table-cell>
          <table:table-cell/>
          <table:table-cell office:value-type="float" office:value="5225735" calcext:value-type="float">
            <text:p>5225735</text:p>
          </table:table-cell>
          <table:table-cell/>
          <table:table-cell office:value-type="float" office:value="5000070" calcext:value-type="float">
            <text:p>5000070</text:p>
          </table:table-cell>
          <table:table-cell/>
          <table:table-cell office:value-type="float" office:value="4858491" calcext:value-type="float">
            <text:p>4858491</text:p>
          </table:table-cell>
          <table:table-cell/>
          <table:table-cell office:value-type="float" office:value="5012287" calcext:value-type="float">
            <text:p>5012287</text:p>
          </table:table-cell>
          <table:table-cell/>
          <table:table-cell office:value-type="float" office:value="5161560" calcext:value-type="float">
            <text:p>5161560</text:p>
          </table:table-cell>
          <table:table-cell/>
          <table:table-cell office:value-type="float" office:value="4876937" calcext:value-type="float">
            <text:p>4876937</text:p>
          </table:table-cell>
          <table:table-cell/>
          <table:table-cell office:value-type="float" office:value="4386549" calcext:value-type="float">
            <text:p>4386549</text:p>
          </table:table-cell>
          <table:table-cell/>
          <table:table-cell office:value-type="float" office:value="4403414" calcext:value-type="float">
            <text:p>44034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15968" calcext:value-type="float">
            <text:p>5115968</text:p>
          </table:table-cell>
          <table:table-cell/>
          <table:table-cell office:value-type="float" office:value="5148548" calcext:value-type="float">
            <text:p>5148548</text:p>
          </table:table-cell>
          <table:table-cell/>
          <table:table-cell office:value-type="float" office:value="5091566" calcext:value-type="float">
            <text:p>5091566</text:p>
          </table:table-cell>
          <table:table-cell/>
          <table:table-cell office:value-type="float" office:value="5017127" calcext:value-type="float">
            <text:p>5017127</text:p>
          </table:table-cell>
          <table:table-cell/>
          <table:table-cell office:value-type="float" office:value="4061080" calcext:value-type="float">
            <text:p>4061080</text:p>
          </table:table-cell>
          <table:table-cell/>
          <table:table-cell office:value-type="float" office:value="4989216" calcext:value-type="float">
            <text:p>4989216</text:p>
          </table:table-cell>
          <table:table-cell/>
          <table:table-cell office:value-type="float" office:value="4802417" calcext:value-type="float">
            <text:p>4802417</text:p>
          </table:table-cell>
          <table:table-cell/>
          <table:table-cell office:value-type="float" office:value="4425420" calcext:value-type="float">
            <text:p>4425420</text:p>
          </table:table-cell>
          <table:table-cell/>
          <table:table-cell office:value-type="float" office:value="4176402" calcext:value-type="float">
            <text:p>417640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33040" calcext:value-type="float">
            <text:p>5133040</text:p>
          </table:table-cell>
          <table:table-cell/>
          <table:table-cell office:value-type="float" office:value="5197240" calcext:value-type="float">
            <text:p>5197240</text:p>
          </table:table-cell>
          <table:table-cell/>
          <table:table-cell office:value-type="float" office:value="5192626" calcext:value-type="float">
            <text:p>5192626</text:p>
          </table:table-cell>
          <table:table-cell/>
          <table:table-cell office:value-type="float" office:value="5106032" calcext:value-type="float">
            <text:p>5106032</text:p>
          </table:table-cell>
          <table:table-cell/>
          <table:table-cell office:value-type="float" office:value="5121301" calcext:value-type="float">
            <text:p>5121301</text:p>
          </table:table-cell>
          <table:table-cell/>
          <table:table-cell office:value-type="float" office:value="5163146" calcext:value-type="float">
            <text:p>5163146</text:p>
          </table:table-cell>
          <table:table-cell/>
          <table:table-cell office:value-type="float" office:value="4926131" calcext:value-type="float">
            <text:p>4926131</text:p>
          </table:table-cell>
          <table:table-cell/>
          <table:table-cell office:value-type="float" office:value="4099965" calcext:value-type="float">
            <text:p>4099965</text:p>
          </table:table-cell>
          <table:table-cell/>
          <table:table-cell office:value-type="float" office:value="4348408" calcext:value-type="float">
            <text:p>43484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35663" calcext:value-type="float">
            <text:p>5335663</text:p>
          </table:table-cell>
          <table:table-cell/>
          <table:table-cell office:value-type="float" office:value="5221623" calcext:value-type="float">
            <text:p>5221623</text:p>
          </table:table-cell>
          <table:table-cell/>
          <table:table-cell office:value-type="float" office:value="5251639" calcext:value-type="float">
            <text:p>5251639</text:p>
          </table:table-cell>
          <table:table-cell/>
          <table:table-cell office:value-type="float" office:value="5276856" calcext:value-type="float">
            <text:p>5276856</text:p>
          </table:table-cell>
          <table:table-cell/>
          <table:table-cell office:value-type="float" office:value="5257276" calcext:value-type="float">
            <text:p>5257276</text:p>
          </table:table-cell>
          <table:table-cell/>
          <table:table-cell office:value-type="float" office:value="5207367" calcext:value-type="float">
            <text:p>5207367</text:p>
          </table:table-cell>
          <table:table-cell/>
          <table:table-cell office:value-type="float" office:value="5105840" calcext:value-type="float">
            <text:p>5105840</text:p>
          </table:table-cell>
          <table:table-cell/>
          <table:table-cell office:value-type="float" office:value="4548268" calcext:value-type="float">
            <text:p>4548268</text:p>
          </table:table-cell>
          <table:table-cell/>
          <table:table-cell office:value-type="float" office:value="4449646" calcext:value-type="float">
            <text:p>444964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3404" calcext:value-type="float">
            <text:p>243404</text:p>
          </table:table-cell>
          <table:table-cell/>
          <table:table-cell office:value-type="float" office:value="249576" calcext:value-type="float">
            <text:p>249576</text:p>
          </table:table-cell>
          <table:table-cell/>
          <table:table-cell office:value-type="float" office:value="256901" calcext:value-type="float">
            <text:p>256901</text:p>
          </table:table-cell>
          <table:table-cell/>
          <table:table-cell office:value-type="float" office:value="237032" calcext:value-type="float">
            <text:p>237032</text:p>
          </table:table-cell>
          <table:table-cell/>
          <table:table-cell office:value-type="float" office:value="255838" calcext:value-type="float">
            <text:p>255838</text:p>
          </table:table-cell>
          <table:table-cell/>
          <table:table-cell office:value-type="float" office:value="241043" calcext:value-type="float">
            <text:p>241043</text:p>
          </table:table-cell>
          <table:table-cell/>
          <table:table-cell office:value-type="float" office:value="241305" calcext:value-type="float">
            <text:p>241305</text:p>
          </table:table-cell>
          <table:table-cell/>
          <table:table-cell office:value-type="float" office:value="235435" calcext:value-type="float">
            <text:p>235435</text:p>
          </table:table-cell>
          <table:table-cell/>
          <table:table-cell office:value-type="float" office:value="245150" calcext:value-type="float">
            <text:p>24515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9767" calcext:value-type="float">
            <text:p>249767</text:p>
          </table:table-cell>
          <table:table-cell/>
          <table:table-cell office:value-type="float" office:value="242180" calcext:value-type="float">
            <text:p>242180</text:p>
          </table:table-cell>
          <table:table-cell/>
          <table:table-cell office:value-type="float" office:value="238115" calcext:value-type="float">
            <text:p>238115</text:p>
          </table:table-cell>
          <table:table-cell/>
          <table:table-cell office:value-type="float" office:value="243493" calcext:value-type="float">
            <text:p>243493</text:p>
          </table:table-cell>
          <table:table-cell/>
          <table:table-cell office:value-type="float" office:value="244297" calcext:value-type="float">
            <text:p>244297</text:p>
          </table:table-cell>
          <table:table-cell/>
          <table:table-cell office:value-type="float" office:value="237915" calcext:value-type="float">
            <text:p>237915</text:p>
          </table:table-cell>
          <table:table-cell/>
          <table:table-cell office:value-type="float" office:value="241733" calcext:value-type="float">
            <text:p>241733</text:p>
          </table:table-cell>
          <table:table-cell/>
          <table:table-cell office:value-type="float" office:value="245106" calcext:value-type="float">
            <text:p>245106</text:p>
          </table:table-cell>
          <table:table-cell/>
          <table:table-cell office:value-type="float" office:value="235148" calcext:value-type="float">
            <text:p>23514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5948" calcext:value-type="float">
            <text:p>245948</text:p>
          </table:table-cell>
          <table:table-cell/>
          <table:table-cell office:value-type="float" office:value="242784" calcext:value-type="float">
            <text:p>242784</text:p>
          </table:table-cell>
          <table:table-cell/>
          <table:table-cell office:value-type="float" office:value="244098" calcext:value-type="float">
            <text:p>244098</text:p>
          </table:table-cell>
          <table:table-cell/>
          <table:table-cell office:value-type="float" office:value="238616" calcext:value-type="float">
            <text:p>238616</text:p>
          </table:table-cell>
          <table:table-cell/>
          <table:table-cell office:value-type="float" office:value="237198" calcext:value-type="float">
            <text:p>237198</text:p>
          </table:table-cell>
          <table:table-cell/>
          <table:table-cell office:value-type="float" office:value="241344" calcext:value-type="float">
            <text:p>241344</text:p>
          </table:table-cell>
          <table:table-cell/>
          <table:table-cell office:value-type="float" office:value="237646" calcext:value-type="float">
            <text:p>237646</text:p>
          </table:table-cell>
          <table:table-cell/>
          <table:table-cell office:value-type="float" office:value="250882" calcext:value-type="float">
            <text:p>250882</text:p>
          </table:table-cell>
          <table:table-cell/>
          <table:table-cell office:value-type="float" office:value="239185" calcext:value-type="float">
            <text:p>239185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6:17:28.992951391</dc:date>
    <meta:editing-duration>PT4M32S</meta:editing-duration>
    <meta:editing-cycles>2</meta:editing-cycles>
    <meta:generator>LibreOffice/5.2.7.2$Linux_X86_64 LibreOffice_project/20m0$Build-2</meta:generator>
    <meta:document-statistic meta:table-count="1" meta:cell-count="52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238cm" svg:y="0.316cm" chart:style-name="ch2">
          <text:p>UBUNTU64 Write Report (OpenXT-7)</text:p>
        </chart:title>
        <chart:subtitle svg:x="4.37cm" svg:y="1.275cm" chart:style-name="ch3">
          <text:p>using encrypted disk and O_DIRECT flag</text:p>
        </chart:subtitle>
        <chart:legend chart:legend-position="end" svg:x="14.318cm" svg:y="1.215cm" style:legend-expansion="high" chart:style-name="ch4"/>
        <chart:plot-area chart:style-name="ch5" table:cell-range-address="'UBUNTU64_DIRECT_oxt-7-enc'.C188:'UBUNTU64_DIRECT_oxt-7-enc'.P205" chart:data-source-has-labels="both" svg:x="1.33cm" svg:y="2.138cm" svg:width="9.641cm" svg:height="5.706cm" dr3d:transform="matrix (0.937250944888388 0.0665847169776786 0.342238428249701 -0.109334384074192 0.988211988382736 0.107159033570465 -0.331068963759729 -0.137853333226445 0.933482618881261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07cm" svg:y="2.223cm" svg:width="7.371cm" svg:height="4.0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4cm" svg:y="8.024cm" chart:style-name="ch7">
              <text:p>File Size (KB)</text:p>
            </chart:title>
            <chart:categories table:cell-range-address="'UBUNTU64_DIRECT_oxt-7-enc'.C189:'UBUNTU64_DIRECT_oxt-7-enc'.C205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9cm" svg:y="7.284cm" chart:style-name="ch7">
              <text:p>Transfer Size (KB)</text:p>
            </chart:title>
            <chart:grid chart:style-name="ch8" chart:class="major"/>
          </chart:axis>
          <chart:series chart:style-name="ch12" chart:values-cell-range-address="'UBUNTU64_DIRECT_oxt-7-enc'.D189:'UBUNTU64_DIRECT_oxt-7-enc'.D205" chart:label-cell-address="'UBUNTU64_DIRECT_oxt-7-enc'.D188:'UBUNTU64_DIRECT_oxt-7-enc'.D188" chart:class="chart:bar">
            <chart:data-point chart:repeated="17"/>
          </chart:series>
          <chart:series chart:style-name="ch13" chart:values-cell-range-address="'UBUNTU64_DIRECT_oxt-7-enc'.E189:'UBUNTU64_DIRECT_oxt-7-enc'.E205" chart:label-cell-address="'UBUNTU64_DIRECT_oxt-7-enc'.E188:'UBUNTU64_DIRECT_oxt-7-enc'.E188" chart:class="chart:bar">
            <chart:data-point chart:repeated="17"/>
          </chart:series>
          <chart:series chart:style-name="ch14" chart:values-cell-range-address="'UBUNTU64_DIRECT_oxt-7-enc'.F189:'UBUNTU64_DIRECT_oxt-7-enc'.F205" chart:label-cell-address="'UBUNTU64_DIRECT_oxt-7-enc'.F188:'UBUNTU64_DIRECT_oxt-7-enc'.F188" chart:class="chart:bar">
            <chart:data-point chart:repeated="17"/>
          </chart:series>
          <chart:series chart:style-name="ch15" chart:values-cell-range-address="'UBUNTU64_DIRECT_oxt-7-enc'.G189:'UBUNTU64_DIRECT_oxt-7-enc'.G205" chart:label-cell-address="'UBUNTU64_DIRECT_oxt-7-enc'.G188:'UBUNTU64_DIRECT_oxt-7-enc'.G188" chart:class="chart:bar">
            <chart:data-point chart:repeated="17"/>
          </chart:series>
          <chart:series chart:style-name="ch16" chart:values-cell-range-address="'UBUNTU64_DIRECT_oxt-7-enc'.H189:'UBUNTU64_DIRECT_oxt-7-enc'.H205" chart:label-cell-address="'UBUNTU64_DIRECT_oxt-7-enc'.H188:'UBUNTU64_DIRECT_oxt-7-enc'.H188" chart:class="chart:bar">
            <chart:data-point chart:repeated="17"/>
          </chart:series>
          <chart:series chart:style-name="ch17" chart:values-cell-range-address="'UBUNTU64_DIRECT_oxt-7-enc'.I189:'UBUNTU64_DIRECT_oxt-7-enc'.I205" chart:label-cell-address="'UBUNTU64_DIRECT_oxt-7-enc'.I188:'UBUNTU64_DIRECT_oxt-7-enc'.I188" chart:class="chart:bar">
            <chart:data-point chart:repeated="17"/>
          </chart:series>
          <chart:series chart:style-name="ch18" chart:values-cell-range-address="'UBUNTU64_DIRECT_oxt-7-enc'.J189:'UBUNTU64_DIRECT_oxt-7-enc'.J205" chart:label-cell-address="'UBUNTU64_DIRECT_oxt-7-enc'.J188:'UBUNTU64_DIRECT_oxt-7-enc'.J188" chart:class="chart:bar">
            <chart:data-point chart:repeated="17"/>
          </chart:series>
          <chart:series chart:style-name="ch19" chart:values-cell-range-address="'UBUNTU64_DIRECT_oxt-7-enc'.K189:'UBUNTU64_DIRECT_oxt-7-enc'.K205" chart:label-cell-address="'UBUNTU64_DIRECT_oxt-7-enc'.K188:'UBUNTU64_DIRECT_oxt-7-enc'.K188" chart:class="chart:bar">
            <chart:data-point chart:repeated="17"/>
          </chart:series>
          <chart:series chart:style-name="ch20" chart:values-cell-range-address="'UBUNTU64_DIRECT_oxt-7-enc'.L189:'UBUNTU64_DIRECT_oxt-7-enc'.L205" chart:label-cell-address="'UBUNTU64_DIRECT_oxt-7-enc'.L188:'UBUNTU64_DIRECT_oxt-7-enc'.L188" chart:class="chart:bar">
            <chart:data-point chart:repeated="17"/>
          </chart:series>
          <chart:series chart:style-name="ch21" chart:values-cell-range-address="'UBUNTU64_DIRECT_oxt-7-enc'.M189:'UBUNTU64_DIRECT_oxt-7-enc'.M205" chart:label-cell-address="'UBUNTU64_DIRECT_oxt-7-enc'.M188:'UBUNTU64_DIRECT_oxt-7-enc'.M188" chart:class="chart:bar">
            <chart:data-point chart:repeated="17"/>
          </chart:series>
          <chart:series chart:style-name="ch22" chart:values-cell-range-address="'UBUNTU64_DIRECT_oxt-7-enc'.N189:'UBUNTU64_DIRECT_oxt-7-enc'.N205" chart:label-cell-address="'UBUNTU64_DIRECT_oxt-7-enc'.N188:'UBUNTU64_DIRECT_oxt-7-enc'.N188" chart:class="chart:bar">
            <chart:data-point chart:repeated="17"/>
          </chart:series>
          <chart:series chart:style-name="ch23" chart:values-cell-range-address="'UBUNTU64_DIRECT_oxt-7-enc'.O189:'UBUNTU64_DIRECT_oxt-7-enc'.O205" chart:label-cell-address="'UBUNTU64_DIRECT_oxt-7-enc'.O188:'UBUNTU64_DIRECT_oxt-7-enc'.O188" chart:class="chart:bar">
            <chart:data-point chart:repeated="17"/>
          </chart:series>
          <chart:series chart:style-name="ch12" chart:values-cell-range-address="'UBUNTU64_DIRECT_oxt-7-enc'.P189:'UBUNTU64_DIRECT_oxt-7-enc'.P205" chart:label-cell-address="'UBUNTU64_DIRECT_oxt-7-enc'.P188:'UBUNTU64_DIRECT_oxt-7-enc'.P188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'UBUNTU64_DIRECT_oxt-7-enc'.D188:'UBUNTU64_DIRECT_oxt-7-enc'.D188</svg:desc>
                </draw:g>
              </table:table-cell>
              <table:table-cell office:value-type="string">
                <text:p>8</text:p>
                <draw:g>
                  <svg:desc>'UBUNTU64_DIRECT_oxt-7-enc'.E188:'UBUNTU64_DIRECT_oxt-7-enc'.E188</svg:desc>
                </draw:g>
              </table:table-cell>
              <table:table-cell office:value-type="string">
                <text:p>16</text:p>
                <draw:g>
                  <svg:desc>'UBUNTU64_DIRECT_oxt-7-enc'.F188:'UBUNTU64_DIRECT_oxt-7-enc'.F188</svg:desc>
                </draw:g>
              </table:table-cell>
              <table:table-cell office:value-type="string">
                <text:p>32</text:p>
                <draw:g>
                  <svg:desc>'UBUNTU64_DIRECT_oxt-7-enc'.G188:'UBUNTU64_DIRECT_oxt-7-enc'.G188</svg:desc>
                </draw:g>
              </table:table-cell>
              <table:table-cell office:value-type="string">
                <text:p>64</text:p>
                <draw:g>
                  <svg:desc>'UBUNTU64_DIRECT_oxt-7-enc'.H188:'UBUNTU64_DIRECT_oxt-7-enc'.H188</svg:desc>
                </draw:g>
              </table:table-cell>
              <table:table-cell office:value-type="string">
                <text:p>128</text:p>
                <draw:g>
                  <svg:desc>'UBUNTU64_DIRECT_oxt-7-enc'.I188:'UBUNTU64_DIRECT_oxt-7-enc'.I188</svg:desc>
                </draw:g>
              </table:table-cell>
              <table:table-cell office:value-type="string">
                <text:p>256</text:p>
                <draw:g>
                  <svg:desc>'UBUNTU64_DIRECT_oxt-7-enc'.J188:'UBUNTU64_DIRECT_oxt-7-enc'.J188</svg:desc>
                </draw:g>
              </table:table-cell>
              <table:table-cell office:value-type="string">
                <text:p>512</text:p>
                <draw:g>
                  <svg:desc>'UBUNTU64_DIRECT_oxt-7-enc'.K188:'UBUNTU64_DIRECT_oxt-7-enc'.K188</svg:desc>
                </draw:g>
              </table:table-cell>
              <table:table-cell office:value-type="string">
                <text:p>1024</text:p>
                <draw:g>
                  <svg:desc>'UBUNTU64_DIRECT_oxt-7-enc'.L188:'UBUNTU64_DIRECT_oxt-7-enc'.L188</svg:desc>
                </draw:g>
              </table:table-cell>
              <table:table-cell office:value-type="string">
                <text:p>2048</text:p>
                <draw:g>
                  <svg:desc>'UBUNTU64_DIRECT_oxt-7-enc'.M188:'UBUNTU64_DIRECT_oxt-7-enc'.M188</svg:desc>
                </draw:g>
              </table:table-cell>
              <table:table-cell office:value-type="string">
                <text:p>4096</text:p>
                <draw:g>
                  <svg:desc>'UBUNTU64_DIRECT_oxt-7-enc'.N188:'UBUNTU64_DIRECT_oxt-7-enc'.N188</svg:desc>
                </draw:g>
              </table:table-cell>
              <table:table-cell office:value-type="string">
                <text:p>8192</text:p>
                <draw:g>
                  <svg:desc>'UBUNTU64_DIRECT_oxt-7-enc'.O188:'UBUNTU64_DIRECT_oxt-7-enc'.O188</svg:desc>
                </draw:g>
              </table:table-cell>
              <table:table-cell office:value-type="string">
                <text:p>16384</text:p>
                <draw:g>
                  <svg:desc>'UBUNTU64_DIRECT_oxt-7-enc'.P188:'UBUNTU64_DIRECT_oxt-7-enc'.P1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'UBUNTU64_DIRECT_oxt-7-enc'.C189:'UBUNTU64_DIRECT_oxt-7-enc'.C205</svg:desc>
                </draw:g>
              </table:table-cell>
              <table:table-cell office:value-type="float" office:value="21284">
                <text:p>21284</text:p>
                <draw:g>
                  <svg:desc>'UBUNTU64_DIRECT_oxt-7-enc'.D189:'UBUNTU64_DIRECT_oxt-7-enc'.D205</svg:desc>
                </draw:g>
              </table:table-cell>
              <table:table-cell office:value-type="float" office:value="40228">
                <text:p>40228</text:p>
                <draw:g>
                  <svg:desc>'UBUNTU64_DIRECT_oxt-7-enc'.E189:'UBUNTU64_DIRECT_oxt-7-enc'.E205</svg:desc>
                </draw:g>
              </table:table-cell>
              <table:table-cell office:value-type="float" office:value="66878">
                <text:p>66878</text:p>
                <draw:g>
                  <svg:desc>'UBUNTU64_DIRECT_oxt-7-enc'.F189:'UBUNTU64_DIRECT_oxt-7-enc'.F205</svg:desc>
                </draw:g>
              </table:table-cell>
              <table:table-cell office:value-type="float" office:value="92220">
                <text:p>92220</text:p>
                <draw:g>
                  <svg:desc>'UBUNTU64_DIRECT_oxt-7-enc'.G189:'UBUNTU64_DIRECT_oxt-7-enc'.G205</svg:desc>
                </draw:g>
              </table:table-cell>
              <table:table-cell office:value-type="float" office:value="103530">
                <text:p>103530</text:p>
                <draw:g>
                  <svg:desc>'UBUNTU64_DIRECT_oxt-7-enc'.H189:'UBUNTU64_DIRECT_oxt-7-enc'.H205</svg:desc>
                </draw:g>
              </table:table-cell>
              <table:table-cell office:value-type="float" office:value="NaN">
                <text:p>NaN</text:p>
                <draw:g>
                  <svg:desc>'UBUNTU64_DIRECT_oxt-7-enc'.I189:'UBUNTU64_DIRECT_oxt-7-enc'.I205</svg:desc>
                </draw:g>
              </table:table-cell>
              <table:table-cell office:value-type="float" office:value="NaN">
                <text:p>NaN</text:p>
                <draw:g>
                  <svg:desc>'UBUNTU64_DIRECT_oxt-7-enc'.J189:'UBUNTU64_DIRECT_oxt-7-enc'.J205</svg:desc>
                </draw:g>
              </table:table-cell>
              <table:table-cell office:value-type="float" office:value="NaN">
                <text:p>NaN</text:p>
                <draw:g>
                  <svg:desc>'UBUNTU64_DIRECT_oxt-7-enc'.K189:'UBUNTU64_DIRECT_oxt-7-enc'.K205</svg:desc>
                </draw:g>
              </table:table-cell>
              <table:table-cell office:value-type="float" office:value="NaN">
                <text:p>NaN</text:p>
                <draw:g>
                  <svg:desc>'UBUNTU64_DIRECT_oxt-7-enc'.L189:'UBUNTU64_DIRECT_oxt-7-enc'.L205</svg:desc>
                </draw:g>
              </table:table-cell>
              <table:table-cell office:value-type="float" office:value="NaN">
                <text:p>NaN</text:p>
                <draw:g>
                  <svg:desc>'UBUNTU64_DIRECT_oxt-7-enc'.M189:'UBUNTU64_DIRECT_oxt-7-enc'.M205</svg:desc>
                </draw:g>
              </table:table-cell>
              <table:table-cell office:value-type="float" office:value="NaN">
                <text:p>NaN</text:p>
                <draw:g>
                  <svg:desc>'UBUNTU64_DIRECT_oxt-7-enc'.N189:'UBUNTU64_DIRECT_oxt-7-enc'.N205</svg:desc>
                </draw:g>
              </table:table-cell>
              <table:table-cell office:value-type="float" office:value="NaN">
                <text:p>NaN</text:p>
                <draw:g>
                  <svg:desc>'UBUNTU64_DIRECT_oxt-7-enc'.O189:'UBUNTU64_DIRECT_oxt-7-enc'.O205</svg:desc>
                </draw:g>
              </table:table-cell>
              <table:table-cell office:value-type="float" office:value="NaN">
                <text:p>NaN</text:p>
                <draw:g>
                  <svg:desc>'UBUNTU64_DIRECT_oxt-7-enc'.P189:'UBUNTU64_DIRECT_oxt-7-enc'.P205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401">
                <text:p>25401</text:p>
              </table:table-cell>
              <table:table-cell office:value-type="float" office:value="45618">
                <text:p>45618</text:p>
              </table:table-cell>
              <table:table-cell office:value-type="float" office:value="71422">
                <text:p>71422</text:p>
              </table:table-cell>
              <table:table-cell office:value-type="float" office:value="99387">
                <text:p>99387</text:p>
              </table:table-cell>
              <table:table-cell office:value-type="float" office:value="127226">
                <text:p>127226</text:p>
              </table:table-cell>
              <table:table-cell office:value-type="float" office:value="110631">
                <text:p>110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702">
                <text:p>25702</text:p>
              </table:table-cell>
              <table:table-cell office:value-type="float" office:value="50493">
                <text:p>50493</text:p>
              </table:table-cell>
              <table:table-cell office:value-type="float" office:value="84794">
                <text:p>84794</text:p>
              </table:table-cell>
              <table:table-cell office:value-type="float" office:value="101952">
                <text:p>101952</text:p>
              </table:table-cell>
              <table:table-cell office:value-type="float" office:value="135731">
                <text:p>135731</text:p>
              </table:table-cell>
              <table:table-cell office:value-type="float" office:value="116208">
                <text:p>116208</text:p>
              </table:table-cell>
              <table:table-cell office:value-type="float" office:value="126533">
                <text:p>126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1005">
                <text:p>31005</text:p>
              </table:table-cell>
              <table:table-cell office:value-type="float" office:value="55374">
                <text:p>55374</text:p>
              </table:table-cell>
              <table:table-cell office:value-type="float" office:value="81762">
                <text:p>81762</text:p>
              </table:table-cell>
              <table:table-cell office:value-type="float" office:value="114643">
                <text:p>114643</text:p>
              </table:table-cell>
              <table:table-cell office:value-type="float" office:value="118489">
                <text:p>118489</text:p>
              </table:table-cell>
              <table:table-cell office:value-type="float" office:value="122518">
                <text:p>122518</text:p>
              </table:table-cell>
              <table:table-cell office:value-type="float" office:value="133129">
                <text:p>133129</text:p>
              </table:table-cell>
              <table:table-cell office:value-type="float" office:value="144428">
                <text:p>1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9079">
                <text:p>29079</text:p>
              </table:table-cell>
              <table:table-cell office:value-type="float" office:value="57521">
                <text:p>57521</text:p>
              </table:table-cell>
              <table:table-cell office:value-type="float" office:value="87052">
                <text:p>87052</text:p>
              </table:table-cell>
              <table:table-cell office:value-type="float" office:value="118436">
                <text:p>118436</text:p>
              </table:table-cell>
              <table:table-cell office:value-type="float" office:value="149271">
                <text:p>149271</text:p>
              </table:table-cell>
              <table:table-cell office:value-type="float" office:value="119654">
                <text:p>119654</text:p>
              </table:table-cell>
              <table:table-cell office:value-type="float" office:value="140856">
                <text:p>140856</text:p>
              </table:table-cell>
              <table:table-cell office:value-type="float" office:value="149510">
                <text:p>149510</text:p>
              </table:table-cell>
              <table:table-cell office:value-type="float" office:value="131313">
                <text:p>13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31329">
                <text:p>31329</text:p>
              </table:table-cell>
              <table:table-cell office:value-type="float" office:value="43868">
                <text:p>43868</text:p>
              </table:table-cell>
              <table:table-cell office:value-type="float" office:value="86890">
                <text:p>86890</text:p>
              </table:table-cell>
              <table:table-cell office:value-type="float" office:value="117599">
                <text:p>117599</text:p>
              </table:table-cell>
              <table:table-cell office:value-type="float" office:value="145353">
                <text:p>145353</text:p>
              </table:table-cell>
              <table:table-cell office:value-type="float" office:value="77394">
                <text:p>77394</text:p>
              </table:table-cell>
              <table:table-cell office:value-type="float" office:value="91707">
                <text:p>91707</text:p>
              </table:table-cell>
              <table:table-cell office:value-type="float" office:value="88497">
                <text:p>88497</text:p>
              </table:table-cell>
              <table:table-cell office:value-type="float" office:value="86431">
                <text:p>86431</text:p>
              </table:table-cell>
              <table:table-cell office:value-type="float" office:value="94100">
                <text:p>94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31283">
                <text:p>31283</text:p>
              </table:table-cell>
              <table:table-cell office:value-type="float" office:value="54242">
                <text:p>54242</text:p>
              </table:table-cell>
              <table:table-cell office:value-type="float" office:value="75839">
                <text:p>75839</text:p>
              </table:table-cell>
              <table:table-cell office:value-type="float" office:value="117823">
                <text:p>117823</text:p>
              </table:table-cell>
              <table:table-cell office:value-type="float" office:value="125155">
                <text:p>125155</text:p>
              </table:table-cell>
              <table:table-cell office:value-type="float" office:value="123221">
                <text:p>123221</text:p>
              </table:table-cell>
              <table:table-cell office:value-type="float" office:value="106761">
                <text:p>106761</text:p>
              </table:table-cell>
              <table:table-cell office:value-type="float" office:value="113857">
                <text:p>113857</text:p>
              </table:table-cell>
              <table:table-cell office:value-type="float" office:value="104853">
                <text:p>104853</text:p>
              </table:table-cell>
              <table:table-cell office:value-type="float" office:value="110321">
                <text:p>110321</text:p>
              </table:table-cell>
              <table:table-cell office:value-type="float" office:value="144837">
                <text:p>144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5400">
                <text:p>25400</text:p>
              </table:table-cell>
              <table:table-cell office:value-type="float" office:value="56562">
                <text:p>56562</text:p>
              </table:table-cell>
              <table:table-cell office:value-type="float" office:value="76353">
                <text:p>76353</text:p>
              </table:table-cell>
              <table:table-cell office:value-type="float" office:value="78898">
                <text:p>78898</text:p>
              </table:table-cell>
              <table:table-cell office:value-type="float" office:value="131254">
                <text:p>131254</text:p>
              </table:table-cell>
              <table:table-cell office:value-type="float" office:value="118566">
                <text:p>118566</text:p>
              </table:table-cell>
              <table:table-cell office:value-type="float" office:value="131573">
                <text:p>131573</text:p>
              </table:table-cell>
              <table:table-cell office:value-type="float" office:value="130841">
                <text:p>130841</text:p>
              </table:table-cell>
              <table:table-cell office:value-type="float" office:value="143570">
                <text:p>143570</text:p>
              </table:table-cell>
              <table:table-cell office:value-type="float" office:value="141939">
                <text:p>141939</text:p>
              </table:table-cell>
              <table:table-cell office:value-type="float" office:value="143169">
                <text:p>143169</text:p>
              </table:table-cell>
              <table:table-cell office:value-type="float" office:value="149690">
                <text:p>149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31837">
                <text:p>31837</text:p>
              </table:table-cell>
              <table:table-cell office:value-type="float" office:value="49924">
                <text:p>49924</text:p>
              </table:table-cell>
              <table:table-cell office:value-type="float" office:value="86050">
                <text:p>86050</text:p>
              </table:table-cell>
              <table:table-cell office:value-type="float" office:value="127653">
                <text:p>127653</text:p>
              </table:table-cell>
              <table:table-cell office:value-type="float" office:value="139867">
                <text:p>139867</text:p>
              </table:table-cell>
              <table:table-cell office:value-type="float" office:value="121407">
                <text:p>121407</text:p>
              </table:table-cell>
              <table:table-cell office:value-type="float" office:value="120604">
                <text:p>120604</text:p>
              </table:table-cell>
              <table:table-cell office:value-type="float" office:value="156520">
                <text:p>156520</text:p>
              </table:table-cell>
              <table:table-cell office:value-type="float" office:value="161991">
                <text:p>161991</text:p>
              </table:table-cell>
              <table:table-cell office:value-type="float" office:value="161694">
                <text:p>161694</text:p>
              </table:table-cell>
              <table:table-cell office:value-type="float" office:value="159621">
                <text:p>159621</text:p>
              </table:table-cell>
              <table:table-cell office:value-type="float" office:value="156134">
                <text:p>156134</text:p>
              </table:table-cell>
              <table:table-cell office:value-type="float" office:value="146437">
                <text:p>146437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864">
                <text:p>156864</text:p>
              </table:table-cell>
              <table:table-cell office:value-type="float" office:value="134593">
                <text:p>134593</text:p>
              </table:table-cell>
              <table:table-cell office:value-type="float" office:value="158046">
                <text:p>158046</text:p>
              </table:table-cell>
              <table:table-cell office:value-type="float" office:value="163549">
                <text:p>163549</text:p>
              </table:table-cell>
              <table:table-cell office:value-type="float" office:value="163737">
                <text:p>163737</text:p>
              </table:table-cell>
              <table:table-cell office:value-type="float" office:value="164527">
                <text:p>164527</text:p>
              </table:table-cell>
              <table:table-cell office:value-type="float" office:value="173461">
                <text:p>173461</text:p>
              </table:table-cell>
              <table:table-cell office:value-type="float" office:value="161980">
                <text:p>161980</text:p>
              </table:table-cell>
              <table:table-cell office:value-type="float" office:value="158698">
                <text:p>158698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305">
                <text:p>134305</text:p>
              </table:table-cell>
              <table:table-cell office:value-type="float" office:value="120348">
                <text:p>120348</text:p>
              </table:table-cell>
              <table:table-cell office:value-type="float" office:value="132205">
                <text:p>132205</text:p>
              </table:table-cell>
              <table:table-cell office:value-type="float" office:value="127869">
                <text:p>127869</text:p>
              </table:table-cell>
              <table:table-cell office:value-type="float" office:value="111776">
                <text:p>111776</text:p>
              </table:table-cell>
              <table:table-cell office:value-type="float" office:value="97640">
                <text:p>97640</text:p>
              </table:table-cell>
              <table:table-cell office:value-type="float" office:value="60884">
                <text:p>60884</text:p>
              </table:table-cell>
              <table:table-cell office:value-type="float" office:value="159863">
                <text:p>159863</text:p>
              </table:table-cell>
              <table:table-cell office:value-type="float" office:value="162285">
                <text:p>162285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0352">
                <text:p>160352</text:p>
              </table:table-cell>
              <table:table-cell office:value-type="float" office:value="128706">
                <text:p>128706</text:p>
              </table:table-cell>
              <table:table-cell office:value-type="float" office:value="143213">
                <text:p>143213</text:p>
              </table:table-cell>
              <table:table-cell office:value-type="float" office:value="126475">
                <text:p>126475</text:p>
              </table:table-cell>
              <table:table-cell office:value-type="float" office:value="83638">
                <text:p>83638</text:p>
              </table:table-cell>
              <table:table-cell office:value-type="float" office:value="168300">
                <text:p>168300</text:p>
              </table:table-cell>
              <table:table-cell office:value-type="float" office:value="164576">
                <text:p>164576</text:p>
              </table:table-cell>
              <table:table-cell office:value-type="float" office:value="173703">
                <text:p>173703</text:p>
              </table:table-cell>
              <table:table-cell office:value-type="float" office:value="166229">
                <text:p>166229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610">
                <text:p>150610</text:p>
              </table:table-cell>
              <table:table-cell office:value-type="float" office:value="129746">
                <text:p>129746</text:p>
              </table:table-cell>
              <table:table-cell office:value-type="float" office:value="150083">
                <text:p>150083</text:p>
              </table:table-cell>
              <table:table-cell office:value-type="float" office:value="159411">
                <text:p>159411</text:p>
              </table:table-cell>
              <table:table-cell office:value-type="float" office:value="161925">
                <text:p>161925</text:p>
              </table:table-cell>
              <table:table-cell office:value-type="float" office:value="168056">
                <text:p>168056</text:p>
              </table:table-cell>
              <table:table-cell office:value-type="float" office:value="162530">
                <text:p>162530</text:p>
              </table:table-cell>
              <table:table-cell office:value-type="float" office:value="179042">
                <text:p>179042</text:p>
              </table:table-cell>
              <table:table-cell office:value-type="float" office:value="105601">
                <text:p>105601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1656">
                <text:p>141656</text:p>
              </table:table-cell>
              <table:table-cell office:value-type="float" office:value="110922">
                <text:p>110922</text:p>
              </table:table-cell>
              <table:table-cell office:value-type="float" office:value="154735">
                <text:p>154735</text:p>
              </table:table-cell>
              <table:table-cell office:value-type="float" office:value="159305">
                <text:p>159305</text:p>
              </table:table-cell>
              <table:table-cell office:value-type="float" office:value="165617">
                <text:p>165617</text:p>
              </table:table-cell>
              <table:table-cell office:value-type="float" office:value="164045">
                <text:p>164045</text:p>
              </table:table-cell>
              <table:table-cell office:value-type="float" office:value="176630">
                <text:p>176630</text:p>
              </table:table-cell>
              <table:table-cell office:value-type="float" office:value="169612">
                <text:p>169612</text:p>
              </table:table-cell>
              <table:table-cell office:value-type="float" office:value="165454">
                <text:p>165454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2905">
                <text:p>112905</text:p>
              </table:table-cell>
              <table:table-cell office:value-type="float" office:value="63787">
                <text:p>63787</text:p>
              </table:table-cell>
              <table:table-cell office:value-type="float" office:value="151838">
                <text:p>151838</text:p>
              </table:table-cell>
              <table:table-cell office:value-type="float" office:value="161110">
                <text:p>161110</text:p>
              </table:table-cell>
              <table:table-cell office:value-type="float" office:value="130370">
                <text:p>130370</text:p>
              </table:table-cell>
              <table:table-cell office:value-type="float" office:value="170648">
                <text:p>170648</text:p>
              </table:table-cell>
              <table:table-cell office:value-type="float" office:value="168356">
                <text:p>168356</text:p>
              </table:table-cell>
              <table:table-cell office:value-type="float" office:value="163673">
                <text:p>163673</text:p>
              </table:table-cell>
              <table:table-cell office:value-type="float" office:value="165673">
                <text:p>165673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528">
                <text:p>148528</text:p>
              </table:table-cell>
              <table:table-cell office:value-type="float" office:value="129380">
                <text:p>129380</text:p>
              </table:table-cell>
              <table:table-cell office:value-type="float" office:value="150876">
                <text:p>150876</text:p>
              </table:table-cell>
              <table:table-cell office:value-type="float" office:value="161611">
                <text:p>161611</text:p>
              </table:table-cell>
              <table:table-cell office:value-type="float" office:value="153915">
                <text:p>153915</text:p>
              </table:table-cell>
              <table:table-cell office:value-type="float" office:value="163556">
                <text:p>163556</text:p>
              </table:table-cell>
              <table:table-cell office:value-type="float" office:value="167137">
                <text:p>167137</text:p>
              </table:table-cell>
              <table:table-cell office:value-type="float" office:value="177712">
                <text:p>177712</text:p>
              </table:table-cell>
              <table:table-cell office:value-type="float" office:value="168516">
                <text:p>168516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882">
                <text:p>149882</text:p>
              </table:table-cell>
              <table:table-cell office:value-type="float" office:value="125605">
                <text:p>125605</text:p>
              </table:table-cell>
              <table:table-cell office:value-type="float" office:value="152799">
                <text:p>152799</text:p>
              </table:table-cell>
              <table:table-cell office:value-type="float" office:value="146511">
                <text:p>146511</text:p>
              </table:table-cell>
              <table:table-cell office:value-type="float" office:value="154536">
                <text:p>154536</text:p>
              </table:table-cell>
              <table:table-cell office:value-type="float" office:value="170177">
                <text:p>170177</text:p>
              </table:table-cell>
              <table:table-cell office:value-type="float" office:value="168777">
                <text:p>168777</text:p>
              </table:table-cell>
              <table:table-cell office:value-type="float" office:value="178975">
                <text:p>178975</text:p>
              </table:table-cell>
              <table:table-cell office:value-type="float" office:value="170122">
                <text:p>170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bar" chart:style-name="ch1">
        <chart:title svg:x="4.239cm" svg:y="0.316cm" chart:style-name="ch2">
          <text:p>UBUNTU64 Read Report (OpenXT-7)</text:p>
        </chart:title>
        <chart:subtitle svg:x="4.371cm" svg:y="1.275cm" chart:style-name="ch3">
          <text:p>using encrypted disk and O_DIRECT flag</text:p>
        </chart:subtitle>
        <chart:legend chart:legend-position="end" svg:x="14.32cm" svg:y="1.216cm" style:legend-expansion="high" chart:style-name="ch4"/>
        <chart:plot-area chart:style-name="ch5" table:cell-range-address="'UBUNTU64_DIRECT_oxt-7-enc'.C228:'UBUNTU64_DIRECT_oxt-7-enc'.P245" chart:data-source-has-labels="both" svg:x="1.331cm" svg:y="2.138cm" svg:width="9.64cm" svg:height="5.707cm" dr3d:transform="matrix (0.937250944888388 0.0665847169776786 0.342238428249701 -0.0863899045458183 0.995335698462056 0.0429375332269473 -0.337783141524837 -0.0698091887365355 0.938631571208618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3cm" svg:y="2.181cm" svg:width="7.384cm" svg:height="4.17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5cm" svg:y="8.025cm" chart:style-name="ch7">
              <text:p>File Size (KB)</text:p>
            </chart:title>
            <chart:categories table:cell-range-address="'UBUNTU64_DIRECT_oxt-7-enc'.C229:'UBUNTU64_DIRECT_oxt-7-enc'.C245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91cm" svg:y="7.285cm" chart:style-name="ch7">
              <text:p>Transfer Size (KB)</text:p>
            </chart:title>
            <chart:grid chart:style-name="ch8" chart:class="major"/>
          </chart:axis>
          <chart:series chart:style-name="ch12" chart:values-cell-range-address="'UBUNTU64_DIRECT_oxt-7-enc'.D229:'UBUNTU64_DIRECT_oxt-7-enc'.D245" chart:label-cell-address="'UBUNTU64_DIRECT_oxt-7-enc'.D228:'UBUNTU64_DIRECT_oxt-7-enc'.D228" chart:class="chart:bar">
            <chart:data-point chart:repeated="17"/>
          </chart:series>
          <chart:series chart:style-name="ch13" chart:values-cell-range-address="'UBUNTU64_DIRECT_oxt-7-enc'.E229:'UBUNTU64_DIRECT_oxt-7-enc'.E245" chart:label-cell-address="'UBUNTU64_DIRECT_oxt-7-enc'.E228:'UBUNTU64_DIRECT_oxt-7-enc'.E228" chart:class="chart:bar">
            <chart:data-point chart:repeated="17"/>
          </chart:series>
          <chart:series chart:style-name="ch14" chart:values-cell-range-address="'UBUNTU64_DIRECT_oxt-7-enc'.F229:'UBUNTU64_DIRECT_oxt-7-enc'.F245" chart:label-cell-address="'UBUNTU64_DIRECT_oxt-7-enc'.F228:'UBUNTU64_DIRECT_oxt-7-enc'.F228" chart:class="chart:bar">
            <chart:data-point chart:repeated="17"/>
          </chart:series>
          <chart:series chart:style-name="ch15" chart:values-cell-range-address="'UBUNTU64_DIRECT_oxt-7-enc'.G229:'UBUNTU64_DIRECT_oxt-7-enc'.G245" chart:label-cell-address="'UBUNTU64_DIRECT_oxt-7-enc'.G228:'UBUNTU64_DIRECT_oxt-7-enc'.G228" chart:class="chart:bar">
            <chart:data-point chart:repeated="17"/>
          </chart:series>
          <chart:series chart:style-name="ch16" chart:values-cell-range-address="'UBUNTU64_DIRECT_oxt-7-enc'.H229:'UBUNTU64_DIRECT_oxt-7-enc'.H245" chart:label-cell-address="'UBUNTU64_DIRECT_oxt-7-enc'.H228:'UBUNTU64_DIRECT_oxt-7-enc'.H228" chart:class="chart:bar">
            <chart:data-point chart:repeated="17"/>
          </chart:series>
          <chart:series chart:style-name="ch17" chart:values-cell-range-address="'UBUNTU64_DIRECT_oxt-7-enc'.I229:'UBUNTU64_DIRECT_oxt-7-enc'.I245" chart:label-cell-address="'UBUNTU64_DIRECT_oxt-7-enc'.I228:'UBUNTU64_DIRECT_oxt-7-enc'.I228" chart:class="chart:bar">
            <chart:data-point chart:repeated="17"/>
          </chart:series>
          <chart:series chart:style-name="ch18" chart:values-cell-range-address="'UBUNTU64_DIRECT_oxt-7-enc'.J229:'UBUNTU64_DIRECT_oxt-7-enc'.J245" chart:label-cell-address="'UBUNTU64_DIRECT_oxt-7-enc'.J228:'UBUNTU64_DIRECT_oxt-7-enc'.J228" chart:class="chart:bar">
            <chart:data-point chart:repeated="17"/>
          </chart:series>
          <chart:series chart:style-name="ch19" chart:values-cell-range-address="'UBUNTU64_DIRECT_oxt-7-enc'.K229:'UBUNTU64_DIRECT_oxt-7-enc'.K245" chart:label-cell-address="'UBUNTU64_DIRECT_oxt-7-enc'.K228:'UBUNTU64_DIRECT_oxt-7-enc'.K228" chart:class="chart:bar">
            <chart:data-point chart:repeated="17"/>
          </chart:series>
          <chart:series chart:style-name="ch20" chart:values-cell-range-address="'UBUNTU64_DIRECT_oxt-7-enc'.L229:'UBUNTU64_DIRECT_oxt-7-enc'.L245" chart:label-cell-address="'UBUNTU64_DIRECT_oxt-7-enc'.L228:'UBUNTU64_DIRECT_oxt-7-enc'.L228" chart:class="chart:bar">
            <chart:data-point chart:repeated="17"/>
          </chart:series>
          <chart:series chart:style-name="ch21" chart:values-cell-range-address="'UBUNTU64_DIRECT_oxt-7-enc'.M229:'UBUNTU64_DIRECT_oxt-7-enc'.M245" chart:label-cell-address="'UBUNTU64_DIRECT_oxt-7-enc'.M228:'UBUNTU64_DIRECT_oxt-7-enc'.M228" chart:class="chart:bar">
            <chart:data-point chart:repeated="17"/>
          </chart:series>
          <chart:series chart:style-name="ch22" chart:values-cell-range-address="'UBUNTU64_DIRECT_oxt-7-enc'.N229:'UBUNTU64_DIRECT_oxt-7-enc'.N245" chart:label-cell-address="'UBUNTU64_DIRECT_oxt-7-enc'.N228:'UBUNTU64_DIRECT_oxt-7-enc'.N228" chart:class="chart:bar">
            <chart:data-point chart:repeated="17"/>
          </chart:series>
          <chart:series chart:style-name="ch23" chart:values-cell-range-address="'UBUNTU64_DIRECT_oxt-7-enc'.O229:'UBUNTU64_DIRECT_oxt-7-enc'.O245" chart:label-cell-address="'UBUNTU64_DIRECT_oxt-7-enc'.O228:'UBUNTU64_DIRECT_oxt-7-enc'.O228" chart:class="chart:bar">
            <chart:data-point chart:repeated="17"/>
          </chart:series>
          <chart:series chart:style-name="ch12" chart:values-cell-range-address="'UBUNTU64_DIRECT_oxt-7-enc'.P229:'UBUNTU64_DIRECT_oxt-7-enc'.P245" chart:label-cell-address="'UBUNTU64_DIRECT_oxt-7-enc'.P228:'UBUNTU64_DIRECT_oxt-7-enc'.P228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'UBUNTU64_DIRECT_oxt-7-enc'.D228:'UBUNTU64_DIRECT_oxt-7-enc'.D228</svg:desc>
                </draw:g>
              </table:table-cell>
              <table:table-cell office:value-type="string">
                <text:p>8</text:p>
                <draw:g>
                  <svg:desc>'UBUNTU64_DIRECT_oxt-7-enc'.E228:'UBUNTU64_DIRECT_oxt-7-enc'.E228</svg:desc>
                </draw:g>
              </table:table-cell>
              <table:table-cell office:value-type="string">
                <text:p>16</text:p>
                <draw:g>
                  <svg:desc>'UBUNTU64_DIRECT_oxt-7-enc'.F228:'UBUNTU64_DIRECT_oxt-7-enc'.F228</svg:desc>
                </draw:g>
              </table:table-cell>
              <table:table-cell office:value-type="string">
                <text:p>32</text:p>
                <draw:g>
                  <svg:desc>'UBUNTU64_DIRECT_oxt-7-enc'.G228:'UBUNTU64_DIRECT_oxt-7-enc'.G228</svg:desc>
                </draw:g>
              </table:table-cell>
              <table:table-cell office:value-type="string">
                <text:p>64</text:p>
                <draw:g>
                  <svg:desc>'UBUNTU64_DIRECT_oxt-7-enc'.H228:'UBUNTU64_DIRECT_oxt-7-enc'.H228</svg:desc>
                </draw:g>
              </table:table-cell>
              <table:table-cell office:value-type="string">
                <text:p>128</text:p>
                <draw:g>
                  <svg:desc>'UBUNTU64_DIRECT_oxt-7-enc'.I228:'UBUNTU64_DIRECT_oxt-7-enc'.I228</svg:desc>
                </draw:g>
              </table:table-cell>
              <table:table-cell office:value-type="string">
                <text:p>256</text:p>
                <draw:g>
                  <svg:desc>'UBUNTU64_DIRECT_oxt-7-enc'.J228:'UBUNTU64_DIRECT_oxt-7-enc'.J228</svg:desc>
                </draw:g>
              </table:table-cell>
              <table:table-cell office:value-type="string">
                <text:p>512</text:p>
                <draw:g>
                  <svg:desc>'UBUNTU64_DIRECT_oxt-7-enc'.K228:'UBUNTU64_DIRECT_oxt-7-enc'.K228</svg:desc>
                </draw:g>
              </table:table-cell>
              <table:table-cell office:value-type="string">
                <text:p>1024</text:p>
                <draw:g>
                  <svg:desc>'UBUNTU64_DIRECT_oxt-7-enc'.L228:'UBUNTU64_DIRECT_oxt-7-enc'.L228</svg:desc>
                </draw:g>
              </table:table-cell>
              <table:table-cell office:value-type="string">
                <text:p>2048</text:p>
                <draw:g>
                  <svg:desc>'UBUNTU64_DIRECT_oxt-7-enc'.M228:'UBUNTU64_DIRECT_oxt-7-enc'.M228</svg:desc>
                </draw:g>
              </table:table-cell>
              <table:table-cell office:value-type="string">
                <text:p>4096</text:p>
                <draw:g>
                  <svg:desc>'UBUNTU64_DIRECT_oxt-7-enc'.N228:'UBUNTU64_DIRECT_oxt-7-enc'.N228</svg:desc>
                </draw:g>
              </table:table-cell>
              <table:table-cell office:value-type="string">
                <text:p>8192</text:p>
                <draw:g>
                  <svg:desc>'UBUNTU64_DIRECT_oxt-7-enc'.O228:'UBUNTU64_DIRECT_oxt-7-enc'.O228</svg:desc>
                </draw:g>
              </table:table-cell>
              <table:table-cell office:value-type="string">
                <text:p>16384</text:p>
                <draw:g>
                  <svg:desc>'UBUNTU64_DIRECT_oxt-7-enc'.P228:'UBUNTU64_DIRECT_oxt-7-enc'.P2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'UBUNTU64_DIRECT_oxt-7-enc'.C229:'UBUNTU64_DIRECT_oxt-7-enc'.C245</svg:desc>
                </draw:g>
              </table:table-cell>
              <table:table-cell office:value-type="float" office:value="22308">
                <text:p>22308</text:p>
                <draw:g>
                  <svg:desc>'UBUNTU64_DIRECT_oxt-7-enc'.D229:'UBUNTU64_DIRECT_oxt-7-enc'.D245</svg:desc>
                </draw:g>
              </table:table-cell>
              <table:table-cell office:value-type="float" office:value="35635">
                <text:p>35635</text:p>
                <draw:g>
                  <svg:desc>'UBUNTU64_DIRECT_oxt-7-enc'.E229:'UBUNTU64_DIRECT_oxt-7-enc'.E245</svg:desc>
                </draw:g>
              </table:table-cell>
              <table:table-cell office:value-type="float" office:value="64968">
                <text:p>64968</text:p>
                <draw:g>
                  <svg:desc>'UBUNTU64_DIRECT_oxt-7-enc'.F229:'UBUNTU64_DIRECT_oxt-7-enc'.F245</svg:desc>
                </draw:g>
              </table:table-cell>
              <table:table-cell office:value-type="float" office:value="59483">
                <text:p>59483</text:p>
                <draw:g>
                  <svg:desc>'UBUNTU64_DIRECT_oxt-7-enc'.G229:'UBUNTU64_DIRECT_oxt-7-enc'.G245</svg:desc>
                </draw:g>
              </table:table-cell>
              <table:table-cell office:value-type="float" office:value="123543">
                <text:p>123543</text:p>
                <draw:g>
                  <svg:desc>'UBUNTU64_DIRECT_oxt-7-enc'.H229:'UBUNTU64_DIRECT_oxt-7-enc'.H245</svg:desc>
                </draw:g>
              </table:table-cell>
              <table:table-cell office:value-type="float" office:value="NaN">
                <text:p>NaN</text:p>
                <draw:g>
                  <svg:desc>'UBUNTU64_DIRECT_oxt-7-enc'.I229:'UBUNTU64_DIRECT_oxt-7-enc'.I245</svg:desc>
                </draw:g>
              </table:table-cell>
              <table:table-cell office:value-type="float" office:value="NaN">
                <text:p>NaN</text:p>
                <draw:g>
                  <svg:desc>'UBUNTU64_DIRECT_oxt-7-enc'.J229:'UBUNTU64_DIRECT_oxt-7-enc'.J245</svg:desc>
                </draw:g>
              </table:table-cell>
              <table:table-cell office:value-type="float" office:value="NaN">
                <text:p>NaN</text:p>
                <draw:g>
                  <svg:desc>'UBUNTU64_DIRECT_oxt-7-enc'.K229:'UBUNTU64_DIRECT_oxt-7-enc'.K245</svg:desc>
                </draw:g>
              </table:table-cell>
              <table:table-cell office:value-type="float" office:value="NaN">
                <text:p>NaN</text:p>
                <draw:g>
                  <svg:desc>'UBUNTU64_DIRECT_oxt-7-enc'.L229:'UBUNTU64_DIRECT_oxt-7-enc'.L245</svg:desc>
                </draw:g>
              </table:table-cell>
              <table:table-cell office:value-type="float" office:value="NaN">
                <text:p>NaN</text:p>
                <draw:g>
                  <svg:desc>'UBUNTU64_DIRECT_oxt-7-enc'.M229:'UBUNTU64_DIRECT_oxt-7-enc'.M245</svg:desc>
                </draw:g>
              </table:table-cell>
              <table:table-cell office:value-type="float" office:value="NaN">
                <text:p>NaN</text:p>
                <draw:g>
                  <svg:desc>'UBUNTU64_DIRECT_oxt-7-enc'.N229:'UBUNTU64_DIRECT_oxt-7-enc'.N245</svg:desc>
                </draw:g>
              </table:table-cell>
              <table:table-cell office:value-type="float" office:value="NaN">
                <text:p>NaN</text:p>
                <draw:g>
                  <svg:desc>'UBUNTU64_DIRECT_oxt-7-enc'.O229:'UBUNTU64_DIRECT_oxt-7-enc'.O245</svg:desc>
                </draw:g>
              </table:table-cell>
              <table:table-cell office:value-type="float" office:value="NaN">
                <text:p>NaN</text:p>
                <draw:g>
                  <svg:desc>'UBUNTU64_DIRECT_oxt-7-enc'.P229:'UBUNTU64_DIRECT_oxt-7-enc'.P245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739">
                <text:p>26739</text:p>
              </table:table-cell>
              <table:table-cell office:value-type="float" office:value="38334">
                <text:p>38334</text:p>
              </table:table-cell>
              <table:table-cell office:value-type="float" office:value="58287">
                <text:p>58287</text:p>
              </table:table-cell>
              <table:table-cell office:value-type="float" office:value="99534">
                <text:p>99534</text:p>
              </table:table-cell>
              <table:table-cell office:value-type="float" office:value="136615">
                <text:p>136615</text:p>
              </table:table-cell>
              <table:table-cell office:value-type="float" office:value="133059">
                <text:p>13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079">
                <text:p>16079</text:p>
              </table:table-cell>
              <table:table-cell office:value-type="float" office:value="43903">
                <text:p>43903</text:p>
              </table:table-cell>
              <table:table-cell office:value-type="float" office:value="55268">
                <text:p>55268</text:p>
              </table:table-cell>
              <table:table-cell office:value-type="float" office:value="85592">
                <text:p>85592</text:p>
              </table:table-cell>
              <table:table-cell office:value-type="float" office:value="112130">
                <text:p>112130</text:p>
              </table:table-cell>
              <table:table-cell office:value-type="float" office:value="143494">
                <text:p>143494</text:p>
              </table:table-cell>
              <table:table-cell office:value-type="float" office:value="154299">
                <text:p>15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4980">
                <text:p>24980</text:p>
              </table:table-cell>
              <table:table-cell office:value-type="float" office:value="34799">
                <text:p>34799</text:p>
              </table:table-cell>
              <table:table-cell office:value-type="float" office:value="52314">
                <text:p>52314</text:p>
              </table:table-cell>
              <table:table-cell office:value-type="float" office:value="95436">
                <text:p>95436</text:p>
              </table:table-cell>
              <table:table-cell office:value-type="float" office:value="113552">
                <text:p>113552</text:p>
              </table:table-cell>
              <table:table-cell office:value-type="float" office:value="111547">
                <text:p>111547</text:p>
              </table:table-cell>
              <table:table-cell office:value-type="float" office:value="155346">
                <text:p>155346</text:p>
              </table:table-cell>
              <table:table-cell office:value-type="float" office:value="186659">
                <text:p>18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0273">
                <text:p>20273</text:p>
              </table:table-cell>
              <table:table-cell office:value-type="float" office:value="36525">
                <text:p>36525</text:p>
              </table:table-cell>
              <table:table-cell office:value-type="float" office:value="62526">
                <text:p>62526</text:p>
              </table:table-cell>
              <table:table-cell office:value-type="float" office:value="85992">
                <text:p>85992</text:p>
              </table:table-cell>
              <table:table-cell office:value-type="float" office:value="99467">
                <text:p>99467</text:p>
              </table:table-cell>
              <table:table-cell office:value-type="float" office:value="121916">
                <text:p>121916</text:p>
              </table:table-cell>
              <table:table-cell office:value-type="float" office:value="178208">
                <text:p>178208</text:p>
              </table:table-cell>
              <table:table-cell office:value-type="float" office:value="151970">
                <text:p>151970</text:p>
              </table:table-cell>
              <table:table-cell office:value-type="float" office:value="157366">
                <text:p>15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1318">
                <text:p>21318</text:p>
              </table:table-cell>
              <table:table-cell office:value-type="float" office:value="39034">
                <text:p>39034</text:p>
              </table:table-cell>
              <table:table-cell office:value-type="float" office:value="53944">
                <text:p>53944</text:p>
              </table:table-cell>
              <table:table-cell office:value-type="float" office:value="91900">
                <text:p>91900</text:p>
              </table:table-cell>
              <table:table-cell office:value-type="float" office:value="144356">
                <text:p>144356</text:p>
              </table:table-cell>
              <table:table-cell office:value-type="float" office:value="142737">
                <text:p>142737</text:p>
              </table:table-cell>
              <table:table-cell office:value-type="float" office:value="137311">
                <text:p>137311</text:p>
              </table:table-cell>
              <table:table-cell office:value-type="float" office:value="210373">
                <text:p>210373</text:p>
              </table:table-cell>
              <table:table-cell office:value-type="float" office:value="158220">
                <text:p>158220</text:p>
              </table:table-cell>
              <table:table-cell office:value-type="float" office:value="170439">
                <text:p>170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1645">
                <text:p>21645</text:p>
              </table:table-cell>
              <table:table-cell office:value-type="float" office:value="31992">
                <text:p>31992</text:p>
              </table:table-cell>
              <table:table-cell office:value-type="float" office:value="44677">
                <text:p>44677</text:p>
              </table:table-cell>
              <table:table-cell office:value-type="float" office:value="80704">
                <text:p>80704</text:p>
              </table:table-cell>
              <table:table-cell office:value-type="float" office:value="131253">
                <text:p>131253</text:p>
              </table:table-cell>
              <table:table-cell office:value-type="float" office:value="192046">
                <text:p>192046</text:p>
              </table:table-cell>
              <table:table-cell office:value-type="float" office:value="167443">
                <text:p>167443</text:p>
              </table:table-cell>
              <table:table-cell office:value-type="float" office:value="203850">
                <text:p>203850</text:p>
              </table:table-cell>
              <table:table-cell office:value-type="float" office:value="151411">
                <text:p>151411</text:p>
              </table:table-cell>
              <table:table-cell office:value-type="float" office:value="162019">
                <text:p>162019</text:p>
              </table:table-cell>
              <table:table-cell office:value-type="float" office:value="271096">
                <text:p>27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4111">
                <text:p>24111</text:p>
              </table:table-cell>
              <table:table-cell office:value-type="float" office:value="29045">
                <text:p>29045</text:p>
              </table:table-cell>
              <table:table-cell office:value-type="float" office:value="50018">
                <text:p>50018</text:p>
              </table:table-cell>
              <table:table-cell office:value-type="float" office:value="79894">
                <text:p>79894</text:p>
              </table:table-cell>
              <table:table-cell office:value-type="float" office:value="83431">
                <text:p>83431</text:p>
              </table:table-cell>
              <table:table-cell office:value-type="float" office:value="148368">
                <text:p>148368</text:p>
              </table:table-cell>
              <table:table-cell office:value-type="float" office:value="201669">
                <text:p>201669</text:p>
              </table:table-cell>
              <table:table-cell office:value-type="float" office:value="223813">
                <text:p>223813</text:p>
              </table:table-cell>
              <table:table-cell office:value-type="float" office:value="210369">
                <text:p>210369</text:p>
              </table:table-cell>
              <table:table-cell office:value-type="float" office:value="249602">
                <text:p>249602</text:p>
              </table:table-cell>
              <table:table-cell office:value-type="float" office:value="269846">
                <text:p>269846</text:p>
              </table:table-cell>
              <table:table-cell office:value-type="float" office:value="274410">
                <text:p>274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7058">
                <text:p>27058</text:p>
              </table:table-cell>
              <table:table-cell office:value-type="float" office:value="30449">
                <text:p>30449</text:p>
              </table:table-cell>
              <table:table-cell office:value-type="float" office:value="47258">
                <text:p>47258</text:p>
              </table:table-cell>
              <table:table-cell office:value-type="float" office:value="74427">
                <text:p>74427</text:p>
              </table:table-cell>
              <table:table-cell office:value-type="float" office:value="155984">
                <text:p>155984</text:p>
              </table:table-cell>
              <table:table-cell office:value-type="float" office:value="188004">
                <text:p>188004</text:p>
              </table:table-cell>
              <table:table-cell office:value-type="float" office:value="114466">
                <text:p>114466</text:p>
              </table:table-cell>
              <table:table-cell office:value-type="float" office:value="202726">
                <text:p>202726</text:p>
              </table:table-cell>
              <table:table-cell office:value-type="float" office:value="222059">
                <text:p>222059</text:p>
              </table:table-cell>
              <table:table-cell office:value-type="float" office:value="265858">
                <text:p>265858</text:p>
              </table:table-cell>
              <table:table-cell office:value-type="float" office:value="264800">
                <text:p>264800</text:p>
              </table:table-cell>
              <table:table-cell office:value-type="float" office:value="253007">
                <text:p>253007</text:p>
              </table:table-cell>
              <table:table-cell office:value-type="float" office:value="268559">
                <text:p>268559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706">
                <text:p>144706</text:p>
              </table:table-cell>
              <table:table-cell office:value-type="float" office:value="182791">
                <text:p>182791</text:p>
              </table:table-cell>
              <table:table-cell office:value-type="float" office:value="214433">
                <text:p>214433</text:p>
              </table:table-cell>
              <table:table-cell office:value-type="float" office:value="220566">
                <text:p>220566</text:p>
              </table:table-cell>
              <table:table-cell office:value-type="float" office:value="247496">
                <text:p>247496</text:p>
              </table:table-cell>
              <table:table-cell office:value-type="float" office:value="261934">
                <text:p>261934</text:p>
              </table:table-cell>
              <table:table-cell office:value-type="float" office:value="278164">
                <text:p>278164</text:p>
              </table:table-cell>
              <table:table-cell office:value-type="float" office:value="256571">
                <text:p>256571</text:p>
              </table:table-cell>
              <table:table-cell office:value-type="float" office:value="277410">
                <text:p>277410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871">
                <text:p>150871</text:p>
              </table:table-cell>
              <table:table-cell office:value-type="float" office:value="179202">
                <text:p>179202</text:p>
              </table:table-cell>
              <table:table-cell office:value-type="float" office:value="203963">
                <text:p>203963</text:p>
              </table:table-cell>
              <table:table-cell office:value-type="float" office:value="224751">
                <text:p>224751</text:p>
              </table:table-cell>
              <table:table-cell office:value-type="float" office:value="224810">
                <text:p>224810</text:p>
              </table:table-cell>
              <table:table-cell office:value-type="float" office:value="233916">
                <text:p>233916</text:p>
              </table:table-cell>
              <table:table-cell office:value-type="float" office:value="252587">
                <text:p>252587</text:p>
              </table:table-cell>
              <table:table-cell office:value-type="float" office:value="267869">
                <text:p>267869</text:p>
              </table:table-cell>
              <table:table-cell office:value-type="float" office:value="286810">
                <text:p>286810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3221">
                <text:p>153221</text:p>
              </table:table-cell>
              <table:table-cell office:value-type="float" office:value="172719">
                <text:p>172719</text:p>
              </table:table-cell>
              <table:table-cell office:value-type="float" office:value="212694">
                <text:p>212694</text:p>
              </table:table-cell>
              <table:table-cell office:value-type="float" office:value="226397">
                <text:p>226397</text:p>
              </table:table-cell>
              <table:table-cell office:value-type="float" office:value="236094">
                <text:p>236094</text:p>
              </table:table-cell>
              <table:table-cell office:value-type="float" office:value="253691">
                <text:p>253691</text:p>
              </table:table-cell>
              <table:table-cell office:value-type="float" office:value="255232">
                <text:p>255232</text:p>
              </table:table-cell>
              <table:table-cell office:value-type="float" office:value="260647">
                <text:p>260647</text:p>
              </table:table-cell>
              <table:table-cell office:value-type="float" office:value="275026">
                <text:p>275026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147">
                <text:p>158147</text:p>
              </table:table-cell>
              <table:table-cell office:value-type="float" office:value="178261">
                <text:p>178261</text:p>
              </table:table-cell>
              <table:table-cell office:value-type="float" office:value="210414">
                <text:p>210414</text:p>
              </table:table-cell>
              <table:table-cell office:value-type="float" office:value="221671">
                <text:p>221671</text:p>
              </table:table-cell>
              <table:table-cell office:value-type="float" office:value="242496">
                <text:p>242496</text:p>
              </table:table-cell>
              <table:table-cell office:value-type="float" office:value="262241">
                <text:p>262241</text:p>
              </table:table-cell>
              <table:table-cell office:value-type="float" office:value="279459">
                <text:p>279459</text:p>
              </table:table-cell>
              <table:table-cell office:value-type="float" office:value="269834">
                <text:p>269834</text:p>
              </table:table-cell>
              <table:table-cell office:value-type="float" office:value="292202">
                <text:p>292202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785">
                <text:p>146785</text:p>
              </table:table-cell>
              <table:table-cell office:value-type="float" office:value="179633">
                <text:p>179633</text:p>
              </table:table-cell>
              <table:table-cell office:value-type="float" office:value="183723">
                <text:p>183723</text:p>
              </table:table-cell>
              <table:table-cell office:value-type="float" office:value="219780">
                <text:p>219780</text:p>
              </table:table-cell>
              <table:table-cell office:value-type="float" office:value="225221">
                <text:p>225221</text:p>
              </table:table-cell>
              <table:table-cell office:value-type="float" office:value="268156">
                <text:p>268156</text:p>
              </table:table-cell>
              <table:table-cell office:value-type="float" office:value="256370">
                <text:p>256370</text:p>
              </table:table-cell>
              <table:table-cell office:value-type="float" office:value="265161">
                <text:p>265161</text:p>
              </table:table-cell>
              <table:table-cell office:value-type="float" office:value="282082">
                <text:p>282082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718">
                <text:p>151718</text:p>
              </table:table-cell>
              <table:table-cell office:value-type="float" office:value="175828">
                <text:p>175828</text:p>
              </table:table-cell>
              <table:table-cell office:value-type="float" office:value="211032">
                <text:p>211032</text:p>
              </table:table-cell>
              <table:table-cell office:value-type="float" office:value="226349">
                <text:p>226349</text:p>
              </table:table-cell>
              <table:table-cell office:value-type="float" office:value="239670">
                <text:p>239670</text:p>
              </table:table-cell>
              <table:table-cell office:value-type="float" office:value="248311">
                <text:p>248311</text:p>
              </table:table-cell>
              <table:table-cell office:value-type="float" office:value="266091">
                <text:p>266091</text:p>
              </table:table-cell>
              <table:table-cell office:value-type="float" office:value="265235">
                <text:p>265235</text:p>
              </table:table-cell>
              <table:table-cell office:value-type="float" office:value="269696">
                <text:p>269696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630">
                <text:p>151630</text:p>
              </table:table-cell>
              <table:table-cell office:value-type="float" office:value="179081">
                <text:p>179081</text:p>
              </table:table-cell>
              <table:table-cell office:value-type="float" office:value="214425">
                <text:p>214425</text:p>
              </table:table-cell>
              <table:table-cell office:value-type="float" office:value="227065">
                <text:p>227065</text:p>
              </table:table-cell>
              <table:table-cell office:value-type="float" office:value="227678">
                <text:p>227678</text:p>
              </table:table-cell>
              <table:table-cell office:value-type="float" office:value="249535">
                <text:p>249535</text:p>
              </table:table-cell>
              <table:table-cell office:value-type="float" office:value="259698">
                <text:p>259698</text:p>
              </table:table-cell>
              <table:table-cell office:value-type="float" office:value="275738">
                <text:p>275738</text:p>
              </table:table-cell>
              <table:table-cell office:value-type="float" office:value="292978">
                <text:p>292978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284">
                <text:p>156284</text:p>
              </table:table-cell>
              <table:table-cell office:value-type="float" office:value="185472">
                <text:p>185472</text:p>
              </table:table-cell>
              <table:table-cell office:value-type="float" office:value="213448">
                <text:p>213448</text:p>
              </table:table-cell>
              <table:table-cell office:value-type="float" office:value="223593">
                <text:p>223593</text:p>
              </table:table-cell>
              <table:table-cell office:value-type="float" office:value="244600">
                <text:p>244600</text:p>
              </table:table-cell>
              <table:table-cell office:value-type="float" office:value="262303">
                <text:p>262303</text:p>
              </table:table-cell>
              <table:table-cell office:value-type="float" office:value="259712">
                <text:p>259712</text:p>
              </table:table-cell>
              <table:table-cell office:value-type="float" office:value="273295">
                <text:p>273295</text:p>
              </table:table-cell>
              <table:table-cell office:value-type="float" office:value="270981">
                <text:p>2709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